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540000000EB7CF6E50C73D04D36.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lbertus Medium" svg:font-family="'Albertus Medium'" style:font-family-generic="roman" style:font-pitch="variable"/>
    <style:font-face style:name="Arial" svg:font-family="Arial"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8" style:family="table">
      <style:table-properties style:width="18.461cm" style:rel-width="100%" fo:margin-top="0cm" fo:margin-bottom="0cm" table:align="center" style:writing-mode="lr-tb"/>
    </style:style>
    <style:style style:name="Table8.A" style:family="table-column">
      <style:table-column-properties style:column-width="1.958cm" style:rel-column-width="6953*"/>
    </style:style>
    <style:style style:name="Table8.B" style:family="table-column">
      <style:table-column-properties style:column-width="3.374cm" style:rel-column-width="11980*"/>
    </style:style>
    <style:style style:name="Table8.C" style:family="table-column">
      <style:table-column-properties style:column-width="13.127cm" style:rel-column-width="46602*"/>
    </style:style>
    <style:style style:name="Table8.1" style:family="table-row">
      <style:table-row-properties fo:keep-together="auto"/>
    </style:style>
    <style:style style:name="Table8.A1" style:family="table-cell">
      <style:table-cell-properties style:vertical-align="middle" fo:background-color="#d9d9d9" fo:padding-left="0.199cm" fo:padding-right="0.191cm" fo:padding-top="0cm" fo:padding-bottom="0cm" fo:border="0.5pt solid #00000a">
        <style:background-image/>
      </style:table-cell-properties>
    </style:style>
    <style:style style:name="Table9" style:family="table">
      <style:table-properties style:width="18.461cm" style:rel-width="100%" fo:margin-top="0cm" fo:margin-bottom="0cm" table:align="center" style:writing-mode="lr-tb"/>
    </style:style>
    <style:style style:name="Table9.A" style:family="table-column">
      <style:table-column-properties style:column-width="1.958cm" style:rel-column-width="6953*"/>
    </style:style>
    <style:style style:name="Table9.B" style:family="table-column">
      <style:table-column-properties style:column-width="3.374cm" style:rel-column-width="11980*"/>
    </style:style>
    <style:style style:name="Table9.C" style:family="table-column">
      <style:table-column-properties style:column-width="13.127cm" style:rel-column-width="46602*"/>
    </style:style>
    <style:style style:name="Table9.1" style:family="table-row">
      <style:table-row-properties fo:keep-together="auto"/>
    </style:style>
    <style:style style:name="Table9.A1" style:family="table-cell">
      <style:table-cell-properties fo:background-color="#d9d9d9" fo:padding-left="0.199cm" fo:padding-right="0.191cm" fo:padding-top="0cm" fo:padding-bottom="0cm" fo:border="0.5pt solid #00000a">
        <style:background-image/>
      </style:table-cell-properties>
    </style:style>
    <style:style style:name="Table9.B1" style:family="table-cell">
      <style:table-cell-properties fo:padding-left="0.199cm" fo:padding-right="0.191cm" fo:padding-top="0cm" fo:padding-bottom="0cm" fo:border="0.5pt solid #00000a"/>
    </style:style>
    <style:style style:name="Table9.C1" style:family="table-cell">
      <style:table-cell-properties fo:padding-left="0.199cm" fo:padding-right="0.191cm" fo:padding-top="0cm" fo:padding-bottom="0cm" fo:border="0.5pt solid #00000a"/>
    </style:style>
    <style:style style:name="Table10" style:family="table">
      <style:table-properties style:width="18.461cm" style:rel-width="100%" fo:margin-top="0cm" fo:margin-bottom="0cm" table:align="center" style:writing-mode="lr-tb"/>
    </style:style>
    <style:style style:name="Table10.A" style:family="table-column">
      <style:table-column-properties style:column-width="1.958cm" style:rel-column-width="6953*"/>
    </style:style>
    <style:style style:name="Table10.B" style:family="table-column">
      <style:table-column-properties style:column-width="3.374cm" style:rel-column-width="11980*"/>
    </style:style>
    <style:style style:name="Table10.C" style:family="table-column">
      <style:table-column-properties style:column-width="13.127cm" style:rel-column-width="46602*"/>
    </style:style>
    <style:style style:name="Table10.1" style:family="table-row">
      <style:table-row-properties fo:keep-together="auto"/>
    </style:style>
    <style:style style:name="Table10.A1" style:family="table-cell">
      <style:table-cell-properties style:vertical-align="middle" fo:background-color="#d9d9d9" fo:padding-left="0.199cm" fo:padding-right="0.191cm" fo:padding-top="0cm" fo:padding-bottom="0cm" fo:border="0.5pt solid #00000a">
        <style:background-image/>
      </style:table-cell-properties>
    </style:style>
    <style:style style:name="Table10.B1" style:family="table-cell">
      <style:table-cell-properties style:vertical-align="middle" fo:padding-left="0.199cm" fo:padding-right="0.191cm" fo:padding-top="0cm" fo:padding-bottom="0cm" fo:border="0.5pt solid #00000a"/>
    </style:style>
    <style:style style:name="Table10.C1" style:family="table-cell">
      <style:table-cell-properties style:vertical-align="middle" fo:padding-left="0.199cm" fo:padding-right="0.191cm" fo:padding-top="0cm" fo:padding-bottom="0cm" fo:border="0.5pt solid #00000a"/>
    </style:style>
    <style:style style:name="Table12" style:family="table">
      <style:table-properties style:width="19.004cm" fo:margin-left="-0.06cm" fo:margin-top="0cm" fo:margin-bottom="0cm" table:align="left" style:writing-mode="lr-tb"/>
    </style:style>
    <style:style style:name="Table12.A" style:family="table-column">
      <style:table-column-properties style:column-width="3.251cm"/>
    </style:style>
    <style:style style:name="Table12.B" style:family="table-column">
      <style:table-column-properties style:column-width="5.251cm"/>
    </style:style>
    <style:style style:name="Table12.C" style:family="table-column">
      <style:table-column-properties style:column-width="10.502cm"/>
    </style:style>
    <style:style style:name="Table12.1" style:family="table-row">
      <style:table-row-properties fo:keep-together="auto"/>
    </style:style>
    <style:style style:name="Table12.A1" style:family="table-cell">
      <style:table-cell-properties fo:background-color="#d9d9d9" fo:padding-left="0.191cm" fo:padding-right="0.191cm" fo:padding-top="0cm" fo:padding-bottom="0cm" fo:border="1pt solid #00000a">
        <style:background-image/>
      </style:table-cell-properties>
    </style:style>
    <style:style style:name="Table12.B1" style:family="table-cell">
      <style:table-cell-properties fo:padding-left="0.191cm" fo:padding-right="0.191cm" fo:padding-top="0cm" fo:padding-bottom="0cm" fo:border-left="none" fo:border-right="1pt solid #00000a" fo:border-top="1pt solid #00000a" fo:border-bottom="1pt solid #00000a"/>
    </style:style>
    <style:style style:name="Table12.C1" style:family="table-cell">
      <style:table-cell-properties fo:padding-left="0.191cm" fo:padding-right="0.191cm" fo:padding-top="0cm" fo:padding-bottom="0cm" fo:border-left="none" fo:border-right="1pt solid #00000a" fo:border-top="1pt solid #00000a" fo:border-bottom="1pt solid #00000a"/>
    </style:style>
    <style:style style:name="Table12.B2" style:family="table-cell">
      <style:table-cell-properties fo:padding-left="0.191cm" fo:padding-right="0.191cm" fo:padding-top="0cm" fo:padding-bottom="0cm" fo:border-left="none" fo:border-right="1pt solid #00000a" fo:border-top="none" fo:border-bottom="1pt solid #00000a"/>
    </style:style>
    <style:style style:name="Table12.C2" style:family="table-cell">
      <style:table-cell-properties fo:padding-left="0.191cm" fo:padding-right="0.191cm" fo:padding-top="0cm" fo:padding-bottom="0cm" fo:border-left="none" fo:border-right="1pt solid #00000a" fo:border-top="none" fo:border-bottom="1pt solid #00000a"/>
    </style:style>
    <style:style style:name="Table12.B3" style:family="table-cell">
      <style:table-cell-properties fo:padding-left="0.191cm" fo:padding-right="0.191cm" fo:padding-top="0cm" fo:padding-bottom="0cm" fo:border-left="none" fo:border-right="1pt solid #00000a" fo:border-top="none" fo:border-bottom="1pt solid #00000a"/>
    </style:style>
    <style:style style:name="Table12.C3" style:family="table-cell">
      <style:table-cell-properties fo:padding-left="0.191cm" fo:padding-right="0.191cm" fo:padding-top="0cm" fo:padding-bottom="0cm" fo:border-left="none" fo:border-right="1pt solid #00000a" fo:border-top="none" fo:border-bottom="1pt solid #00000a"/>
    </style:style>
    <style:style style:name="Table12.B4" style:family="table-cell">
      <style:table-cell-properties fo:padding-left="0.191cm" fo:padding-right="0.191cm" fo:padding-top="0cm" fo:padding-bottom="0cm" fo:border-left="none" fo:border-right="1pt solid #00000a" fo:border-top="none" fo:border-bottom="1pt solid #00000a"/>
    </style:style>
    <style:style style:name="Table12.C4" style:family="table-cell">
      <style:table-cell-properties fo:padding-left="0.191cm" fo:padding-right="0.191cm" fo:padding-top="0cm" fo:padding-bottom="0cm" fo:border-left="none" fo:border-right="1pt solid #00000a" fo:border-top="none" fo:border-bottom="1pt solid #00000a"/>
    </style:style>
    <style:style style:name="Table12.A5" style:family="table-cell">
      <style:table-cell-properties fo:background-color="#d9d9d9" fo:padding-left="0.191cm" fo:padding-right="0.191cm" fo:padding-top="0cm" fo:padding-bottom="0cm" fo:border="0.5pt solid #00000a">
        <style:background-image/>
      </style:table-cell-properties>
    </style:style>
    <style:style style:name="Table12.B5" style:family="table-cell">
      <style:table-cell-properties fo:padding-left="0.191cm" fo:padding-right="0.191cm" fo:padding-top="0cm" fo:padding-bottom="0cm" fo:border="0.5pt solid #00000a"/>
    </style:style>
    <style:style style:name="Table12.C5" style:family="table-cell">
      <style:table-cell-properties fo:padding-left="0.191cm" fo:padding-right="0.191cm" fo:padding-top="0cm" fo:padding-bottom="0cm" fo:border="0.5pt solid #00000a"/>
    </style:style>
    <style:style style:name="Table13" style:family="table">
      <style:table-properties style:width="19.004cm" fo:margin-left="-0.06cm" fo:margin-top="0cm" fo:margin-bottom="0cm" table:align="left" style:writing-mode="lr-tb"/>
    </style:style>
    <style:style style:name="Table13.A" style:family="table-column">
      <style:table-column-properties style:column-width="3.251cm"/>
    </style:style>
    <style:style style:name="Table13.B" style:family="table-column">
      <style:table-column-properties style:column-width="5.251cm"/>
    </style:style>
    <style:style style:name="Table13.C" style:family="table-column">
      <style:table-column-properties style:column-width="10.502cm"/>
    </style:style>
    <style:style style:name="Table13.1" style:family="table-row">
      <style:table-row-properties fo:keep-together="auto"/>
    </style:style>
    <style:style style:name="Table13.A1" style:family="table-cell">
      <style:table-cell-properties fo:background-color="#d9d9d9" fo:padding-left="0.191cm" fo:padding-right="0.191cm" fo:padding-top="0cm" fo:padding-bottom="0cm" fo:border-left="1pt solid #00000a" fo:border-right="1pt solid #00000a" fo:border-top="0.5pt solid #00000a" fo:border-bottom="1pt solid #00000a">
        <style:background-image/>
      </style:table-cell-properties>
    </style:style>
    <style:style style:name="Table13.B1" style:family="table-cell">
      <style:table-cell-properties fo:padding-left="0.191cm" fo:padding-right="0.191cm" fo:padding-top="0cm" fo:padding-bottom="0cm" fo:border-left="none" fo:border-right="1pt solid #00000a" fo:border-top="0.5pt solid #00000a" fo:border-bottom="1pt solid #00000a"/>
    </style:style>
    <style:style style:name="Table13.C1" style:family="table-cell">
      <style:table-cell-properties fo:padding-left="0.191cm" fo:padding-right="0.191cm" fo:padding-top="0cm" fo:padding-bottom="0cm" fo:border-left="none" fo:border-right="1pt solid #00000a" fo:border-top="0.5pt solid #00000a" fo:border-bottom="1pt solid #00000a"/>
    </style:style>
    <style:style style:name="Table13.A2" style:family="table-cell">
      <style:table-cell-properties fo:background-color="#d9d9d9" fo:padding-left="0.191cm" fo:padding-right="0.191cm" fo:padding-top="0cm" fo:padding-bottom="0cm" fo:border-left="1pt solid #00000a" fo:border-right="1pt solid #00000a" fo:border-top="none" fo:border-bottom="1pt solid #00000a">
        <style:background-image/>
      </style:table-cell-properties>
    </style:style>
    <style:style style:name="Table13.B2" style:family="table-cell">
      <style:table-cell-properties fo:padding-left="0.191cm" fo:padding-right="0.191cm" fo:padding-top="0cm" fo:padding-bottom="0cm" fo:border-left="none" fo:border-right="1pt solid #00000a" fo:border-top="none" fo:border-bottom="1pt solid #00000a"/>
    </style:style>
    <style:style style:name="Table13.C2" style:family="table-cell">
      <style:table-cell-properties fo:padding-left="0.191cm" fo:padding-right="0.191cm" fo:padding-top="0cm" fo:padding-bottom="0cm" fo:border-left="none" fo:border-right="1pt solid #00000a" fo:border-top="none" fo:border-bottom="1pt solid #00000a"/>
    </style:style>
    <style:style style:name="Table13.B3" style:family="table-cell">
      <style:table-cell-properties fo:padding-left="0.191cm" fo:padding-right="0.191cm" fo:padding-top="0cm" fo:padding-bottom="0cm" fo:border-left="none" fo:border-right="1pt solid #00000a" fo:border-top="none" fo:border-bottom="1pt solid #00000a"/>
    </style:style>
    <style:style style:name="Table13.C3" style:family="table-cell">
      <style:table-cell-properties fo:padding-left="0.191cm" fo:padding-right="0.191cm" fo:padding-top="0cm" fo:padding-bottom="0cm" fo:border-left="none" fo:border-right="1pt solid #00000a" fo:border-top="none" fo:border-bottom="1pt solid #00000a"/>
    </style:style>
    <style:style style:name="Table13.B4" style:family="table-cell">
      <style:table-cell-properties fo:padding-left="0.191cm" fo:padding-right="0.191cm" fo:padding-top="0cm" fo:padding-bottom="0cm" fo:border-left="none" fo:border-right="1pt solid #00000a" fo:border-top="none" fo:border-bottom="1pt solid #00000a"/>
    </style:style>
    <style:style style:name="Table13.C4" style:family="table-cell">
      <style:table-cell-properties fo:padding-left="0.191cm" fo:padding-right="0.191cm" fo:padding-top="0cm" fo:padding-bottom="0cm" fo:border-left="none" fo:border-right="1pt solid #00000a" fo:border-top="none" fo:border-bottom="1pt solid #00000a"/>
    </style:style>
    <style:style style:name="Table14" style:family="table">
      <style:table-properties style:width="18.461cm" style:rel-width="100%" fo:margin-left="-0.199cm" fo:margin-top="0cm" fo:margin-bottom="0cm" table:align="left" style:writing-mode="lr-tb"/>
    </style:style>
    <style:style style:name="Table14.A" style:family="table-column">
      <style:table-column-properties style:column-width="6.066cm" style:rel-column-width="21534*"/>
    </style:style>
    <style:style style:name="Table14.B" style:family="table-column">
      <style:table-column-properties style:column-width="1.961cm" style:rel-column-width="6960*"/>
    </style:style>
    <style:style style:name="Table14.C" style:family="table-column">
      <style:table-column-properties style:column-width="2.699cm" style:rel-column-width="9581*"/>
    </style:style>
    <style:style style:name="Table14.D" style:family="table-column">
      <style:table-column-properties style:column-width="2.448cm" style:rel-column-width="8690*"/>
    </style:style>
    <style:style style:name="Table14.E" style:family="table-column">
      <style:table-column-properties style:column-width="5.288cm" style:rel-column-width="18770*"/>
    </style:style>
    <style:style style:name="Table14.1" style:family="table-row">
      <style:table-row-properties fo:keep-together="auto"/>
    </style:style>
    <style:style style:name="Table14.A1" style:family="table-cell">
      <style:table-cell-properties fo:background-color="#d9d9d9" fo:padding-left="0.199cm" fo:padding-right="0.191cm" fo:padding-top="0cm" fo:padding-bottom="0cm" fo:border="0.5pt solid #00000a">
        <style:background-image/>
      </style:table-cell-properties>
    </style:style>
    <style:style style:name="Table14.B2" style:family="table-cell">
      <style:table-cell-properties fo:padding-left="0.199cm" fo:padding-right="0.191cm" fo:padding-top="0cm" fo:padding-bottom="0cm" fo:border="0.5pt solid #00000a"/>
    </style:style>
    <style:style style:name="Table14.C2" style:family="table-cell">
      <style:table-cell-properties fo:padding-left="0.199cm" fo:padding-right="0.191cm" fo:padding-top="0cm" fo:padding-bottom="0cm" fo:border="0.5pt solid #00000a"/>
    </style:style>
    <style:style style:name="Table14.D2" style:family="table-cell">
      <style:table-cell-properties fo:padding-left="0.199cm" fo:padding-right="0.191cm" fo:padding-top="0cm" fo:padding-bottom="0cm" fo:border="0.5pt solid #00000a"/>
    </style:style>
    <style:style style:name="Table14.E2" style:family="table-cell">
      <style:table-cell-properties fo:padding-left="0.199cm" fo:padding-right="0.191cm" fo:padding-top="0cm" fo:padding-bottom="0cm" fo:border="0.5pt solid #00000a"/>
    </style:style>
    <style:style style:name="Table14.B3" style:family="table-cell">
      <style:table-cell-properties fo:padding-left="0.199cm" fo:padding-right="0.191cm" fo:padding-top="0cm" fo:padding-bottom="0cm" fo:border="0.5pt solid #00000a"/>
    </style:style>
    <style:style style:name="Table14.C3" style:family="table-cell">
      <style:table-cell-properties fo:padding-left="0.199cm" fo:padding-right="0.191cm" fo:padding-top="0cm" fo:padding-bottom="0cm" fo:border="0.5pt solid #00000a"/>
    </style:style>
    <style:style style:name="Table14.D3" style:family="table-cell">
      <style:table-cell-properties fo:padding-left="0.199cm" fo:padding-right="0.191cm" fo:padding-top="0cm" fo:padding-bottom="0cm" fo:border="0.5pt solid #00000a"/>
    </style:style>
    <style:style style:name="Table14.E3" style:family="table-cell">
      <style:table-cell-properties fo:padding-left="0.199cm" fo:padding-right="0.191cm" fo:padding-top="0cm" fo:padding-bottom="0cm" fo:border="0.5pt solid #00000a"/>
    </style:style>
    <style:style style:name="Table14.B4" style:family="table-cell">
      <style:table-cell-properties fo:padding-left="0.199cm" fo:padding-right="0.191cm" fo:padding-top="0cm" fo:padding-bottom="0cm" fo:border="0.5pt solid #00000a"/>
    </style:style>
    <style:style style:name="Table14.C4" style:family="table-cell">
      <style:table-cell-properties fo:padding-left="0.199cm" fo:padding-right="0.191cm" fo:padding-top="0cm" fo:padding-bottom="0cm" fo:border="0.5pt solid #00000a"/>
    </style:style>
    <style:style style:name="Table14.D4" style:family="table-cell">
      <style:table-cell-properties fo:padding-left="0.199cm" fo:padding-right="0.191cm" fo:padding-top="0cm" fo:padding-bottom="0cm" fo:border="0.5pt solid #00000a"/>
    </style:style>
    <style:style style:name="Table14.E4" style:family="table-cell">
      <style:table-cell-properties fo:padding-left="0.199cm" fo:padding-right="0.191cm" fo:padding-top="0cm" fo:padding-bottom="0cm" fo:border="0.5pt solid #00000a"/>
    </style:style>
    <style:style style:name="Table14.B5" style:family="table-cell">
      <style:table-cell-properties fo:padding-left="0.199cm" fo:padding-right="0.191cm" fo:padding-top="0cm" fo:padding-bottom="0cm" fo:border="0.5pt solid #00000a"/>
    </style:style>
    <style:style style:name="Table14.C5" style:family="table-cell">
      <style:table-cell-properties fo:padding-left="0.199cm" fo:padding-right="0.191cm" fo:padding-top="0cm" fo:padding-bottom="0cm" fo:border="0.5pt solid #00000a"/>
    </style:style>
    <style:style style:name="Table14.D5" style:family="table-cell">
      <style:table-cell-properties fo:padding-left="0.199cm" fo:padding-right="0.191cm" fo:padding-top="0cm" fo:padding-bottom="0cm" fo:border="0.5pt solid #00000a"/>
    </style:style>
    <style:style style:name="Table14.E5" style:family="table-cell">
      <style:table-cell-properties fo:padding-left="0.199cm" fo:padding-right="0.191cm" fo:padding-top="0cm" fo:padding-bottom="0cm" fo:border="0.5pt solid #00000a"/>
    </style:style>
    <style:style style:name="Table14.B6" style:family="table-cell">
      <style:table-cell-properties fo:padding-left="0.199cm" fo:padding-right="0.191cm" fo:padding-top="0cm" fo:padding-bottom="0cm" fo:border="0.5pt solid #00000a"/>
    </style:style>
    <style:style style:name="Table14.C6" style:family="table-cell">
      <style:table-cell-properties fo:padding-left="0.199cm" fo:padding-right="0.191cm" fo:padding-top="0cm" fo:padding-bottom="0cm" fo:border="0.5pt solid #00000a"/>
    </style:style>
    <style:style style:name="Table14.D6" style:family="table-cell">
      <style:table-cell-properties fo:padding-left="0.199cm" fo:padding-right="0.191cm" fo:padding-top="0cm" fo:padding-bottom="0cm" fo:border="0.5pt solid #00000a"/>
    </style:style>
    <style:style style:name="Table14.E6" style:family="table-cell">
      <style:table-cell-properties fo:padding-left="0.199cm" fo:padding-right="0.191cm" fo:padding-top="0cm" fo:padding-bottom="0cm" fo:border="0.5pt solid #00000a"/>
    </style:style>
    <style:style style:name="Table14.B7" style:family="table-cell">
      <style:table-cell-properties fo:padding-left="0.199cm" fo:padding-right="0.191cm" fo:padding-top="0cm" fo:padding-bottom="0cm" fo:border="0.5pt solid #00000a"/>
    </style:style>
    <style:style style:name="Table14.C7" style:family="table-cell">
      <style:table-cell-properties fo:padding-left="0.199cm" fo:padding-right="0.191cm" fo:padding-top="0cm" fo:padding-bottom="0cm" fo:border="0.5pt solid #00000a"/>
    </style:style>
    <style:style style:name="Table14.D7" style:family="table-cell">
      <style:table-cell-properties fo:padding-left="0.199cm" fo:padding-right="0.191cm" fo:padding-top="0cm" fo:padding-bottom="0cm" fo:border="0.5pt solid #00000a"/>
    </style:style>
    <style:style style:name="Table14.E7" style:family="table-cell">
      <style:table-cell-properties fo:padding-left="0.199cm" fo:padding-right="0.191cm" fo:padding-top="0cm" fo:padding-bottom="0cm" fo:border="0.5pt solid #00000a"/>
    </style:style>
    <style:style style:name="Table14.B8" style:family="table-cell">
      <style:table-cell-properties fo:padding-left="0.199cm" fo:padding-right="0.191cm" fo:padding-top="0cm" fo:padding-bottom="0cm" fo:border="0.5pt solid #00000a"/>
    </style:style>
    <style:style style:name="Table14.C8" style:family="table-cell">
      <style:table-cell-properties fo:padding-left="0.199cm" fo:padding-right="0.191cm" fo:padding-top="0cm" fo:padding-bottom="0cm" fo:border="0.5pt solid #00000a"/>
    </style:style>
    <style:style style:name="Table14.D8" style:family="table-cell">
      <style:table-cell-properties fo:padding-left="0.199cm" fo:padding-right="0.191cm" fo:padding-top="0cm" fo:padding-bottom="0cm" fo:border="0.5pt solid #00000a"/>
    </style:style>
    <style:style style:name="Table14.E8" style:family="table-cell">
      <style:table-cell-properties fo:padding-left="0.199cm" fo:padding-right="0.191cm" fo:padding-top="0cm" fo:padding-bottom="0cm" fo:border="0.5pt solid #00000a"/>
    </style:style>
    <style:style style:name="Table15" style:family="table">
      <style:table-properties style:width="18.461cm" style:rel-width="100%" fo:margin-left="-0.199cm" fo:margin-top="0cm" fo:margin-bottom="0cm" table:align="left" style:writing-mode="lr-tb"/>
    </style:style>
    <style:style style:name="Table15.A" style:family="table-column">
      <style:table-column-properties style:column-width="2.136cm" style:rel-column-width="7582*"/>
    </style:style>
    <style:style style:name="Table15.B" style:family="table-column">
      <style:table-column-properties style:column-width="10.645cm" style:rel-column-width="37787*"/>
    </style:style>
    <style:style style:name="Table15.C" style:family="table-column">
      <style:table-column-properties style:column-width="2.547cm" style:rel-column-width="9044*"/>
    </style:style>
    <style:style style:name="Table15.D" style:family="table-column">
      <style:table-column-properties style:column-width="3.133cm" style:rel-column-width="11119*"/>
    </style:style>
    <style:style style:name="Table15.1" style:family="table-row">
      <style:table-row-properties fo:keep-together="auto"/>
    </style:style>
    <style:style style:name="Table15.A1" style:family="table-cell">
      <style:table-cell-properties fo:background-color="#d9d9d9" fo:padding-left="0.199cm" fo:padding-right="0.191cm" fo:padding-top="0cm" fo:padding-bottom="0cm" fo:border="0.5pt solid #00000a">
        <style:background-image/>
      </style:table-cell-properties>
    </style:style>
    <style:style style:name="Table15.B2" style:family="table-cell">
      <style:table-cell-properties fo:background-color="#ffffff" fo:padding-left="0.199cm" fo:padding-right="0.191cm" fo:padding-top="0cm" fo:padding-bottom="0cm" fo:border="0.5pt solid #00000a">
        <style:background-image/>
      </style:table-cell-properties>
    </style:style>
    <style:style style:name="Table15.C2" style:family="table-cell">
      <style:table-cell-properties fo:padding-left="0.199cm" fo:padding-right="0.191cm" fo:padding-top="0cm" fo:padding-bottom="0cm" fo:border="0.5pt solid #00000a"/>
    </style:style>
    <style:style style:name="Table15.D2" style:family="table-cell">
      <style:table-cell-properties fo:padding-left="0.199cm" fo:padding-right="0.191cm" fo:padding-top="0cm" fo:padding-bottom="0cm" fo:border="0.5pt solid #00000a"/>
    </style:style>
    <style:style style:name="Table15.C3" style:family="table-cell">
      <style:table-cell-properties fo:padding-left="0.199cm" fo:padding-right="0.191cm" fo:padding-top="0cm" fo:padding-bottom="0cm" fo:border="0.5pt solid #00000a"/>
    </style:style>
    <style:style style:name="Table15.D3" style:family="table-cell">
      <style:table-cell-properties fo:padding-left="0.199cm" fo:padding-right="0.191cm" fo:padding-top="0cm" fo:padding-bottom="0cm" fo:border="0.5pt solid #00000a"/>
    </style:style>
    <style:style style:name="Table15.C4" style:family="table-cell">
      <style:table-cell-properties fo:padding-left="0.199cm" fo:padding-right="0.191cm" fo:padding-top="0cm" fo:padding-bottom="0cm" fo:border="0.5pt solid #00000a"/>
    </style:style>
    <style:style style:name="Table15.D4" style:family="table-cell">
      <style:table-cell-properties fo:padding-left="0.199cm" fo:padding-right="0.191cm" fo:padding-top="0cm" fo:padding-bottom="0cm" fo:border="0.5pt solid #00000a"/>
    </style:style>
    <style:style style:name="Table15.C5" style:family="table-cell">
      <style:table-cell-properties fo:padding-left="0.199cm" fo:padding-right="0.191cm" fo:padding-top="0cm" fo:padding-bottom="0cm" fo:border="0.5pt solid #00000a"/>
    </style:style>
    <style:style style:name="Table15.D5" style:family="table-cell">
      <style:table-cell-properties fo:padding-left="0.199cm" fo:padding-right="0.191cm" fo:padding-top="0cm" fo:padding-bottom="0cm" fo:border="0.5pt solid #00000a"/>
    </style:style>
    <style:style style:name="Table15.C6" style:family="table-cell">
      <style:table-cell-properties fo:padding-left="0.199cm" fo:padding-right="0.191cm" fo:padding-top="0cm" fo:padding-bottom="0cm" fo:border="0.5pt solid #00000a"/>
    </style:style>
    <style:style style:name="Table15.D6" style:family="table-cell">
      <style:table-cell-properties fo:padding-left="0.199cm" fo:padding-right="0.191cm" fo:padding-top="0cm" fo:padding-bottom="0cm" fo:border="0.5pt solid #00000a"/>
    </style:style>
    <style:style style:name="Table15.7" style:family="table-row">
      <style:table-row-properties style:min-row-height="0.351cm" fo:keep-together="auto"/>
    </style:style>
    <style:style style:name="Table15.C7" style:family="table-cell">
      <style:table-cell-properties fo:padding-left="0.199cm" fo:padding-right="0.191cm" fo:padding-top="0cm" fo:padding-bottom="0cm" fo:border="0.5pt solid #00000a"/>
    </style:style>
    <style:style style:name="Table15.D7" style:family="table-cell">
      <style:table-cell-properties fo:padding-left="0.199cm" fo:padding-right="0.191cm" fo:padding-top="0cm" fo:padding-bottom="0cm" fo:border="0.5pt solid #00000a"/>
    </style:style>
    <style:style style:name="Table15.C8" style:family="table-cell">
      <style:table-cell-properties fo:padding-left="0.199cm" fo:padding-right="0.191cm" fo:padding-top="0cm" fo:padding-bottom="0cm" fo:border="0.5pt solid #00000a"/>
    </style:style>
    <style:style style:name="Table15.D8" style:family="table-cell">
      <style:table-cell-properties fo:padding-left="0.199cm" fo:padding-right="0.191cm" fo:padding-top="0cm" fo:padding-bottom="0cm" fo:border="0.5pt solid #00000a"/>
    </style:style>
    <style:style style:name="Table15.C9" style:family="table-cell">
      <style:table-cell-properties fo:padding-left="0.199cm" fo:padding-right="0.191cm" fo:padding-top="0cm" fo:padding-bottom="0cm" fo:border="0.5pt solid #00000a"/>
    </style:style>
    <style:style style:name="Table15.D9" style:family="table-cell">
      <style:table-cell-properties fo:padding-left="0.199cm" fo:padding-right="0.191cm" fo:padding-top="0cm" fo:padding-bottom="0cm" fo:border="0.5pt solid #00000a"/>
    </style:style>
    <style:style style:name="Table15.C10" style:family="table-cell">
      <style:table-cell-properties fo:padding-left="0.199cm" fo:padding-right="0.191cm" fo:padding-top="0cm" fo:padding-bottom="0cm" fo:border="0.5pt solid #00000a"/>
    </style:style>
    <style:style style:name="Table15.D10" style:family="table-cell">
      <style:table-cell-properties fo:padding-left="0.199cm" fo:padding-right="0.191cm" fo:padding-top="0cm" fo:padding-bottom="0cm" fo:border="0.5pt solid #00000a"/>
    </style:style>
    <style:style style:name="Table15.C11" style:family="table-cell">
      <style:table-cell-properties fo:padding-left="0.199cm" fo:padding-right="0.191cm" fo:padding-top="0cm" fo:padding-bottom="0cm" fo:border="0.5pt solid #00000a"/>
    </style:style>
    <style:style style:name="Table15.D11" style:family="table-cell">
      <style:table-cell-properties fo:padding-left="0.199cm" fo:padding-right="0.191cm" fo:padding-top="0cm" fo:padding-bottom="0cm" fo:border="0.5pt solid #00000a"/>
    </style:style>
    <style:style style:name="Table15.C12" style:family="table-cell">
      <style:table-cell-properties fo:padding-left="0.199cm" fo:padding-right="0.191cm" fo:padding-top="0cm" fo:padding-bottom="0cm" fo:border="0.5pt solid #00000a"/>
    </style:style>
    <style:style style:name="Table15.D12" style:family="table-cell">
      <style:table-cell-properties fo:padding-left="0.199cm" fo:padding-right="0.191cm" fo:padding-top="0cm" fo:padding-bottom="0cm" fo:border="0.5pt solid #00000a"/>
    </style:style>
    <style:style style:name="Table15.C13" style:family="table-cell">
      <style:table-cell-properties fo:padding-left="0.199cm" fo:padding-right="0.191cm" fo:padding-top="0cm" fo:padding-bottom="0cm" fo:border="0.5pt solid #00000a"/>
    </style:style>
    <style:style style:name="Table15.D13" style:family="table-cell">
      <style:table-cell-properties fo:padding-left="0.199cm" fo:padding-right="0.191cm" fo:padding-top="0cm" fo:padding-bottom="0cm" fo:border="0.5pt solid #00000a"/>
    </style:style>
    <style:style style:name="Table15.C14" style:family="table-cell">
      <style:table-cell-properties fo:padding-left="0.199cm" fo:padding-right="0.191cm" fo:padding-top="0cm" fo:padding-bottom="0cm" fo:border="0.5pt solid #00000a"/>
    </style:style>
    <style:style style:name="Table15.D14" style:family="table-cell">
      <style:table-cell-properties fo:padding-left="0.199cm" fo:padding-right="0.191cm" fo:padding-top="0cm" fo:padding-bottom="0cm" fo:border="0.5pt solid #00000a"/>
    </style:style>
    <style:style style:name="Table15.C15" style:family="table-cell">
      <style:table-cell-properties fo:padding-left="0.199cm" fo:padding-right="0.191cm" fo:padding-top="0cm" fo:padding-bottom="0cm" fo:border="0.5pt solid #00000a"/>
    </style:style>
    <style:style style:name="Table15.D15" style:family="table-cell">
      <style:table-cell-properties fo:padding-left="0.199cm" fo:padding-right="0.191cm" fo:padding-top="0cm" fo:padding-bottom="0cm" fo:border="0.5pt solid #00000a"/>
    </style:style>
    <style:style style:name="Table15.C16" style:family="table-cell">
      <style:table-cell-properties fo:padding-left="0.199cm" fo:padding-right="0.191cm" fo:padding-top="0cm" fo:padding-bottom="0cm" fo:border="0.5pt solid #00000a"/>
    </style:style>
    <style:style style:name="Table15.D16" style:family="table-cell">
      <style:table-cell-properties fo:padding-left="0.199cm" fo:padding-right="0.191cm" fo:padding-top="0cm" fo:padding-bottom="0cm" fo:border="0.5pt solid #00000a"/>
    </style:style>
    <style:style style:name="Table15.C17" style:family="table-cell">
      <style:table-cell-properties fo:padding-left="0.199cm" fo:padding-right="0.191cm" fo:padding-top="0cm" fo:padding-bottom="0cm" fo:border="0.5pt solid #00000a"/>
    </style:style>
    <style:style style:name="Table15.D17" style:family="table-cell">
      <style:table-cell-properties fo:padding-left="0.199cm" fo:padding-right="0.191cm" fo:padding-top="0cm" fo:padding-bottom="0cm" fo:border="0.5pt solid #00000a"/>
    </style:style>
    <style:style style:name="Table15.C18" style:family="table-cell">
      <style:table-cell-properties fo:padding-left="0.199cm" fo:padding-right="0.191cm" fo:padding-top="0cm" fo:padding-bottom="0cm" fo:border="0.5pt solid #00000a"/>
    </style:style>
    <style:style style:name="Table15.D18" style:family="table-cell">
      <style:table-cell-properties fo:padding-left="0.199cm" fo:padding-right="0.191cm" fo:padding-top="0cm" fo:padding-bottom="0cm" fo:border="0.5pt solid #00000a"/>
    </style:style>
    <style:style style:name="Table15.C19" style:family="table-cell">
      <style:table-cell-properties fo:padding-left="0.199cm" fo:padding-right="0.191cm" fo:padding-top="0cm" fo:padding-bottom="0cm" fo:border="0.5pt solid #00000a"/>
    </style:style>
    <style:style style:name="Table15.D19" style:family="table-cell">
      <style:table-cell-properties fo:padding-left="0.199cm" fo:padding-right="0.191cm" fo:padding-top="0cm" fo:padding-bottom="0cm" fo:border="0.5pt solid #00000a"/>
    </style:style>
    <style:style style:name="Table15.C20" style:family="table-cell">
      <style:table-cell-properties fo:padding-left="0.199cm" fo:padding-right="0.191cm" fo:padding-top="0cm" fo:padding-bottom="0cm" fo:border="0.5pt solid #00000a"/>
    </style:style>
    <style:style style:name="Table15.D20" style:family="table-cell">
      <style:table-cell-properties fo:padding-left="0.199cm" fo:padding-right="0.191cm" fo:padding-top="0cm" fo:padding-bottom="0cm" fo:border="0.5pt solid #00000a"/>
    </style:style>
    <style:style style:name="Table15.C21" style:family="table-cell">
      <style:table-cell-properties fo:padding-left="0.199cm" fo:padding-right="0.191cm" fo:padding-top="0cm" fo:padding-bottom="0cm" fo:border="0.5pt solid #00000a"/>
    </style:style>
    <style:style style:name="Table15.D21" style:family="table-cell">
      <style:table-cell-properties fo:padding-left="0.199cm" fo:padding-right="0.191cm" fo:padding-top="0cm" fo:padding-bottom="0cm" fo:border="0.5pt solid #00000a"/>
    </style:style>
    <style:style style:name="Table15.C22" style:family="table-cell">
      <style:table-cell-properties fo:padding-left="0.199cm" fo:padding-right="0.191cm" fo:padding-top="0cm" fo:padding-bottom="0cm" fo:border="0.5pt solid #00000a"/>
    </style:style>
    <style:style style:name="Table15.D22" style:family="table-cell">
      <style:table-cell-properties fo:padding-left="0.199cm" fo:padding-right="0.191cm" fo:padding-top="0cm" fo:padding-bottom="0cm" fo:border="0.5pt solid #00000a"/>
    </style:style>
    <style:style style:name="Table15.C23" style:family="table-cell">
      <style:table-cell-properties fo:padding-left="0.199cm" fo:padding-right="0.191cm" fo:padding-top="0cm" fo:padding-bottom="0cm" fo:border="0.5pt solid #00000a"/>
    </style:style>
    <style:style style:name="Table15.D23" style:family="table-cell">
      <style:table-cell-properties fo:padding-left="0.199cm" fo:padding-right="0.191cm" fo:padding-top="0cm" fo:padding-bottom="0cm" fo:border="0.5pt solid #00000a"/>
    </style:style>
    <style:style style:name="Table15.C24" style:family="table-cell">
      <style:table-cell-properties fo:padding-left="0.199cm" fo:padding-right="0.191cm" fo:padding-top="0cm" fo:padding-bottom="0cm" fo:border="0.5pt solid #00000a"/>
    </style:style>
    <style:style style:name="Table15.D24" style:family="table-cell">
      <style:table-cell-properties fo:padding-left="0.199cm" fo:padding-right="0.191cm" fo:padding-top="0cm" fo:padding-bottom="0cm" fo:border="0.5pt solid #00000a"/>
    </style:style>
    <style:style style:name="Table15.C25" style:family="table-cell">
      <style:table-cell-properties fo:padding-left="0.199cm" fo:padding-right="0.191cm" fo:padding-top="0cm" fo:padding-bottom="0cm" fo:border="0.5pt solid #00000a"/>
    </style:style>
    <style:style style:name="Table15.D25" style:family="table-cell">
      <style:table-cell-properties fo:padding-left="0.199cm" fo:padding-right="0.191cm" fo:padding-top="0cm" fo:padding-bottom="0cm" fo:border="0.5pt solid #00000a"/>
    </style:style>
    <style:style style:name="Table15.C26" style:family="table-cell">
      <style:table-cell-properties fo:padding-left="0.199cm" fo:padding-right="0.191cm" fo:padding-top="0cm" fo:padding-bottom="0cm" fo:border="0.5pt solid #00000a"/>
    </style:style>
    <style:style style:name="Table15.D26" style:family="table-cell">
      <style:table-cell-properties fo:padding-left="0.199cm" fo:padding-right="0.191cm" fo:padding-top="0cm" fo:padding-bottom="0cm" fo:border="0.5pt solid #00000a"/>
    </style:style>
    <style:style style:name="Table15.C27" style:family="table-cell">
      <style:table-cell-properties fo:padding-left="0.199cm" fo:padding-right="0.191cm" fo:padding-top="0cm" fo:padding-bottom="0cm" fo:border="0.5pt solid #00000a"/>
    </style:style>
    <style:style style:name="Table15.D27" style:family="table-cell">
      <style:table-cell-properties fo:padding-left="0.199cm" fo:padding-right="0.191cm" fo:padding-top="0cm" fo:padding-bottom="0cm" fo:border="0.5pt solid #00000a"/>
    </style:style>
    <style:style style:name="Table15.28" style:family="table-row">
      <style:table-row-properties style:min-row-height="0.441cm" fo:keep-together="auto"/>
    </style:style>
    <style:style style:name="Table15.C28" style:family="table-cell">
      <style:table-cell-properties fo:padding-left="0.199cm" fo:padding-right="0.191cm" fo:padding-top="0cm" fo:padding-bottom="0cm" fo:border="0.5pt solid #00000a"/>
    </style:style>
    <style:style style:name="Table15.D28" style:family="table-cell">
      <style:table-cell-properties fo:padding-left="0.199cm" fo:padding-right="0.191cm" fo:padding-top="0cm" fo:padding-bottom="0cm" fo:border="0.5pt solid #00000a"/>
    </style:style>
    <style:style style:name="Table15.C29" style:family="table-cell">
      <style:table-cell-properties fo:padding-left="0.199cm" fo:padding-right="0.191cm" fo:padding-top="0cm" fo:padding-bottom="0cm" fo:border="0.5pt solid #00000a"/>
    </style:style>
    <style:style style:name="Table15.D29" style:family="table-cell">
      <style:table-cell-properties fo:padding-left="0.199cm" fo:padding-right="0.191cm" fo:padding-top="0cm" fo:padding-bottom="0cm" fo:border="0.5pt solid #00000a"/>
    </style:style>
    <style:style style:name="Table15.C30" style:family="table-cell">
      <style:table-cell-properties fo:padding-left="0.199cm" fo:padding-right="0.191cm" fo:padding-top="0cm" fo:padding-bottom="0cm" fo:border="0.5pt solid #00000a"/>
    </style:style>
    <style:style style:name="Table15.D30" style:family="table-cell">
      <style:table-cell-properties fo:padding-left="0.199cm" fo:padding-right="0.191cm" fo:padding-top="0cm" fo:padding-bottom="0cm" fo:border="0.5pt solid #00000a"/>
    </style:style>
    <style:style style:name="Table15.C31" style:family="table-cell">
      <style:table-cell-properties fo:padding-left="0.199cm" fo:padding-right="0.191cm" fo:padding-top="0cm" fo:padding-bottom="0cm" fo:border="0.5pt solid #00000a"/>
    </style:style>
    <style:style style:name="Table15.D31" style:family="table-cell">
      <style:table-cell-properties fo:padding-left="0.199cm" fo:padding-right="0.191cm" fo:padding-top="0cm" fo:padding-bottom="0cm" fo:border="0.5pt solid #00000a"/>
    </style:style>
    <style:style style:name="Table15.32" style:family="table-row">
      <style:table-row-properties style:min-row-height="0.323cm" fo:keep-together="auto"/>
    </style:style>
    <style:style style:name="Table15.C32" style:family="table-cell">
      <style:table-cell-properties fo:padding-left="0.199cm" fo:padding-right="0.191cm" fo:padding-top="0cm" fo:padding-bottom="0cm" fo:border="0.5pt solid #00000a"/>
    </style:style>
    <style:style style:name="Table15.D32" style:family="table-cell">
      <style:table-cell-properties fo:padding-left="0.199cm" fo:padding-right="0.191cm" fo:padding-top="0cm" fo:padding-bottom="0cm" fo:border="0.5pt solid #00000a"/>
    </style:style>
    <style:style style:name="Table15.33" style:family="table-row">
      <style:table-row-properties style:min-row-height="0.471cm" fo:keep-together="auto"/>
    </style:style>
    <style:style style:name="Table15.C33" style:family="table-cell">
      <style:table-cell-properties fo:padding-left="0.199cm" fo:padding-right="0.191cm" fo:padding-top="0cm" fo:padding-bottom="0cm" fo:border="0.5pt solid #00000a"/>
    </style:style>
    <style:style style:name="Table15.D33" style:family="table-cell">
      <style:table-cell-properties fo:padding-left="0.199cm" fo:padding-right="0.191cm" fo:padding-top="0cm" fo:padding-bottom="0cm" fo:border="0.5pt solid #00000a"/>
    </style:style>
    <style:style style:name="Table15.C34" style:family="table-cell">
      <style:table-cell-properties fo:padding-left="0.199cm" fo:padding-right="0.191cm" fo:padding-top="0cm" fo:padding-bottom="0cm" fo:border="0.5pt solid #00000a"/>
    </style:style>
    <style:style style:name="Table15.D34" style:family="table-cell">
      <style:table-cell-properties fo:padding-left="0.199cm" fo:padding-right="0.191cm" fo:padding-top="0cm" fo:padding-bottom="0cm" fo:border="0.5pt solid #00000a"/>
    </style:style>
    <style:style style:name="Table15.C35" style:family="table-cell">
      <style:table-cell-properties fo:padding-left="0.199cm" fo:padding-right="0.191cm" fo:padding-top="0cm" fo:padding-bottom="0cm" fo:border="0.5pt solid #00000a"/>
    </style:style>
    <style:style style:name="Table15.D35" style:family="table-cell">
      <style:table-cell-properties fo:padding-left="0.199cm" fo:padding-right="0.191cm" fo:padding-top="0cm" fo:padding-bottom="0cm" fo:border="0.5pt solid #00000a"/>
    </style:style>
    <style:style style:name="Table15.C36" style:family="table-cell">
      <style:table-cell-properties fo:padding-left="0.199cm" fo:padding-right="0.191cm" fo:padding-top="0cm" fo:padding-bottom="0cm" fo:border="0.5pt solid #00000a"/>
    </style:style>
    <style:style style:name="Table15.D36" style:family="table-cell">
      <style:table-cell-properties fo:padding-left="0.199cm" fo:padding-right="0.191cm" fo:padding-top="0cm" fo:padding-bottom="0cm" fo:border="0.5pt solid #00000a"/>
    </style:style>
    <style:style style:name="Table15.C37" style:family="table-cell">
      <style:table-cell-properties fo:padding-left="0.199cm" fo:padding-right="0.191cm" fo:padding-top="0cm" fo:padding-bottom="0cm" fo:border="0.5pt solid #00000a"/>
    </style:style>
    <style:style style:name="Table15.D37" style:family="table-cell">
      <style:table-cell-properties fo:padding-left="0.199cm" fo:padding-right="0.191cm" fo:padding-top="0cm" fo:padding-bottom="0cm" fo:border="0.5pt solid #00000a"/>
    </style:style>
    <style:style style:name="Table15.C38" style:family="table-cell">
      <style:table-cell-properties fo:padding-left="0.199cm" fo:padding-right="0.191cm" fo:padding-top="0cm" fo:padding-bottom="0cm" fo:border="0.5pt solid #00000a"/>
    </style:style>
    <style:style style:name="Table15.D38" style:family="table-cell">
      <style:table-cell-properties fo:padding-left="0.199cm" fo:padding-right="0.191cm" fo:padding-top="0cm" fo:padding-bottom="0cm" fo:border="0.5pt solid #00000a"/>
    </style:style>
    <style:style style:name="Table15.C39" style:family="table-cell">
      <style:table-cell-properties fo:padding-left="0.199cm" fo:padding-right="0.191cm" fo:padding-top="0cm" fo:padding-bottom="0cm" fo:border="0.5pt solid #00000a"/>
    </style:style>
    <style:style style:name="Table15.D39" style:family="table-cell">
      <style:table-cell-properties fo:padding-left="0.199cm" fo:padding-right="0.191cm" fo:padding-top="0cm" fo:padding-bottom="0cm" fo:border="0.5pt solid #00000a"/>
    </style:style>
    <style:style style:name="Table15.40" style:family="table-row">
      <style:table-row-properties style:min-row-height="0.219cm" fo:keep-together="auto"/>
    </style:style>
    <style:style style:name="Table15.C40" style:family="table-cell">
      <style:table-cell-properties fo:padding-left="0.199cm" fo:padding-right="0.191cm" fo:padding-top="0cm" fo:padding-bottom="0cm" fo:border="0.5pt solid #00000a"/>
    </style:style>
    <style:style style:name="Table15.D40" style:family="table-cell">
      <style:table-cell-properties fo:padding-left="0.199cm" fo:padding-right="0.191cm" fo:padding-top="0cm" fo:padding-bottom="0cm" fo:border="0.5pt solid #00000a"/>
    </style:style>
    <style:style style:name="Table15.C41" style:family="table-cell">
      <style:table-cell-properties fo:padding-left="0.199cm" fo:padding-right="0.191cm" fo:padding-top="0cm" fo:padding-bottom="0cm" fo:border="0.5pt solid #00000a"/>
    </style:style>
    <style:style style:name="Table15.D41" style:family="table-cell">
      <style:table-cell-properties fo:padding-left="0.199cm" fo:padding-right="0.191cm" fo:padding-top="0cm" fo:padding-bottom="0cm" fo:border="0.5pt solid #00000a"/>
    </style:style>
    <style:style style:name="Table15.42" style:family="table-row">
      <style:table-row-properties style:min-row-height="0.349cm" fo:keep-together="auto"/>
    </style:style>
    <style:style style:name="Table15.C42" style:family="table-cell">
      <style:table-cell-properties fo:padding-left="0.199cm" fo:padding-right="0.191cm" fo:padding-top="0cm" fo:padding-bottom="0cm" fo:border="0.5pt solid #00000a"/>
    </style:style>
    <style:style style:name="Table15.D42" style:family="table-cell">
      <style:table-cell-properties fo:padding-left="0.199cm" fo:padding-right="0.191cm" fo:padding-top="0cm" fo:padding-bottom="0cm" fo:border="0.5pt solid #00000a"/>
    </style:style>
    <style:style style:name="Table15.C43" style:family="table-cell">
      <style:table-cell-properties fo:padding-left="0.199cm" fo:padding-right="0.191cm" fo:padding-top="0cm" fo:padding-bottom="0cm" fo:border="0.5pt solid #00000a"/>
    </style:style>
    <style:style style:name="Table15.D43" style:family="table-cell">
      <style:table-cell-properties fo:padding-left="0.199cm" fo:padding-right="0.191cm" fo:padding-top="0cm" fo:padding-bottom="0cm" fo:border="0.5pt solid #00000a"/>
    </style:style>
    <style:style style:name="Table15.C44" style:family="table-cell">
      <style:table-cell-properties fo:padding-left="0.199cm" fo:padding-right="0.191cm" fo:padding-top="0cm" fo:padding-bottom="0cm" fo:border="0.5pt solid #00000a"/>
    </style:style>
    <style:style style:name="Table15.D44" style:family="table-cell">
      <style:table-cell-properties fo:padding-left="0.199cm" fo:padding-right="0.191cm" fo:padding-top="0cm" fo:padding-bottom="0cm" fo:border="0.5pt solid #00000a"/>
    </style:style>
    <style:style style:name="Table15.C45" style:family="table-cell">
      <style:table-cell-properties fo:padding-left="0.199cm" fo:padding-right="0.191cm" fo:padding-top="0cm" fo:padding-bottom="0cm" fo:border="0.5pt solid #00000a"/>
    </style:style>
    <style:style style:name="Table15.D45" style:family="table-cell">
      <style:table-cell-properties fo:padding-left="0.199cm" fo:padding-right="0.191cm" fo:padding-top="0cm" fo:padding-bottom="0cm" fo:border="0.5pt solid #00000a"/>
    </style:style>
    <style:style style:name="Table15.46" style:family="table-row">
      <style:table-row-properties style:min-row-height="0.575cm" fo:keep-together="auto"/>
    </style:style>
    <style:style style:name="Table15.C46" style:family="table-cell">
      <style:table-cell-properties fo:padding-left="0.199cm" fo:padding-right="0.191cm" fo:padding-top="0cm" fo:padding-bottom="0cm" fo:border="0.5pt solid #00000a"/>
    </style:style>
    <style:style style:name="Table15.D46" style:family="table-cell">
      <style:table-cell-properties fo:padding-left="0.199cm" fo:padding-right="0.191cm" fo:padding-top="0cm" fo:padding-bottom="0cm" fo:border="0.5pt solid #00000a"/>
    </style:style>
    <style:style style:name="Table15.C47" style:family="table-cell">
      <style:table-cell-properties fo:padding-left="0.199cm" fo:padding-right="0.191cm" fo:padding-top="0cm" fo:padding-bottom="0cm" fo:border="0.5pt solid #00000a"/>
    </style:style>
    <style:style style:name="Table15.D47" style:family="table-cell">
      <style:table-cell-properties fo:padding-left="0.199cm" fo:padding-right="0.191cm" fo:padding-top="0cm" fo:padding-bottom="0cm" fo:border="0.5pt solid #00000a"/>
    </style:style>
    <style:style style:name="Table15.C48" style:family="table-cell">
      <style:table-cell-properties fo:padding-left="0.199cm" fo:padding-right="0.191cm" fo:padding-top="0cm" fo:padding-bottom="0cm" fo:border="0.5pt solid #00000a"/>
    </style:style>
    <style:style style:name="Table15.D48" style:family="table-cell">
      <style:table-cell-properties fo:padding-left="0.199cm" fo:padding-right="0.191cm" fo:padding-top="0cm" fo:padding-bottom="0cm" fo:border="0.5pt solid #00000a"/>
    </style:style>
    <style:style style:name="Table15.C49" style:family="table-cell">
      <style:table-cell-properties fo:padding-left="0.199cm" fo:padding-right="0.191cm" fo:padding-top="0cm" fo:padding-bottom="0cm" fo:border="0.5pt solid #00000a"/>
    </style:style>
    <style:style style:name="Table15.D49" style:family="table-cell">
      <style:table-cell-properties fo:padding-left="0.199cm" fo:padding-right="0.191cm" fo:padding-top="0cm" fo:padding-bottom="0cm" fo:border="0.5pt solid #00000a"/>
    </style:style>
    <style:style style:name="Table15.C50" style:family="table-cell">
      <style:table-cell-properties fo:padding-left="0.199cm" fo:padding-right="0.191cm" fo:padding-top="0cm" fo:padding-bottom="0cm" fo:border="0.5pt solid #00000a"/>
    </style:style>
    <style:style style:name="Table15.D50" style:family="table-cell">
      <style:table-cell-properties fo:padding-left="0.199cm" fo:padding-right="0.191cm" fo:padding-top="0cm" fo:padding-bottom="0cm" fo:border="0.5pt solid #00000a"/>
    </style:style>
    <style:style style:name="Table15.C51" style:family="table-cell">
      <style:table-cell-properties fo:padding-left="0.199cm" fo:padding-right="0.191cm" fo:padding-top="0cm" fo:padding-bottom="0cm" fo:border="0.5pt solid #00000a"/>
    </style:style>
    <style:style style:name="Table15.D51" style:family="table-cell">
      <style:table-cell-properties fo:padding-left="0.199cm" fo:padding-right="0.191cm" fo:padding-top="0cm" fo:padding-bottom="0cm" fo:border="0.5pt solid #00000a"/>
    </style:style>
    <style:style style:name="Table15.C52" style:family="table-cell">
      <style:table-cell-properties fo:padding-left="0.199cm" fo:padding-right="0.191cm" fo:padding-top="0cm" fo:padding-bottom="0cm" fo:border="0.5pt solid #00000a"/>
    </style:style>
    <style:style style:name="Table15.D52" style:family="table-cell">
      <style:table-cell-properties fo:padding-left="0.199cm" fo:padding-right="0.191cm" fo:padding-top="0cm" fo:padding-bottom="0cm" fo:border="0.5pt solid #00000a"/>
    </style:style>
    <style:style style:name="Table15.C53" style:family="table-cell">
      <style:table-cell-properties fo:padding-left="0.199cm" fo:padding-right="0.191cm" fo:padding-top="0cm" fo:padding-bottom="0cm" fo:border="0.5pt solid #00000a"/>
    </style:style>
    <style:style style:name="Table15.D53" style:family="table-cell">
      <style:table-cell-properties fo:padding-left="0.199cm" fo:padding-right="0.191cm" fo:padding-top="0cm" fo:padding-bottom="0cm" fo:border="0.5pt solid #00000a"/>
    </style:style>
    <style:style style:name="Table15.C54" style:family="table-cell">
      <style:table-cell-properties fo:padding-left="0.199cm" fo:padding-right="0.191cm" fo:padding-top="0cm" fo:padding-bottom="0cm" fo:border="0.5pt solid #00000a"/>
    </style:style>
    <style:style style:name="Table15.D54" style:family="table-cell">
      <style:table-cell-properties fo:padding-left="0.199cm" fo:padding-right="0.191cm" fo:padding-top="0cm" fo:padding-bottom="0cm" fo:border="0.5pt solid #00000a"/>
    </style:style>
    <style:style style:name="Table15.C55" style:family="table-cell">
      <style:table-cell-properties fo:padding-left="0.199cm" fo:padding-right="0.191cm" fo:padding-top="0cm" fo:padding-bottom="0cm" fo:border="0.5pt solid #00000a"/>
    </style:style>
    <style:style style:name="Table15.D55" style:family="table-cell">
      <style:table-cell-properties fo:padding-left="0.199cm" fo:padding-right="0.191cm" fo:padding-top="0cm" fo:padding-bottom="0cm" fo:border="0.5pt solid #00000a"/>
    </style:style>
    <style:style style:name="Table15.C56" style:family="table-cell">
      <style:table-cell-properties fo:padding-left="0.199cm" fo:padding-right="0.191cm" fo:padding-top="0cm" fo:padding-bottom="0cm" fo:border="0.5pt solid #00000a"/>
    </style:style>
    <style:style style:name="Table15.D56" style:family="table-cell">
      <style:table-cell-properties fo:padding-left="0.199cm" fo:padding-right="0.191cm" fo:padding-top="0cm" fo:padding-bottom="0cm" fo:border="0.5pt solid #00000a"/>
    </style:style>
    <style:style style:name="Table15.C57" style:family="table-cell">
      <style:table-cell-properties fo:padding-left="0.199cm" fo:padding-right="0.191cm" fo:padding-top="0cm" fo:padding-bottom="0cm" fo:border="0.5pt solid #00000a"/>
    </style:style>
    <style:style style:name="Table15.D57" style:family="table-cell">
      <style:table-cell-properties fo:padding-left="0.199cm" fo:padding-right="0.191cm" fo:padding-top="0cm" fo:padding-bottom="0cm" fo:border="0.5pt solid #00000a"/>
    </style:style>
    <style:style style:name="Table16" style:family="table">
      <style:table-properties style:width="18.461cm" style:rel-width="100%" fo:margin-left="-0.199cm" fo:margin-top="0cm" fo:margin-bottom="0cm" table:align="left" style:writing-mode="lr-tb"/>
    </style:style>
    <style:style style:name="Table16.A" style:family="table-column">
      <style:table-column-properties style:column-width="6.066cm" style:rel-column-width="21534*"/>
    </style:style>
    <style:style style:name="Table16.B" style:family="table-column">
      <style:table-column-properties style:column-width="1.961cm" style:rel-column-width="6960*"/>
    </style:style>
    <style:style style:name="Table16.C" style:family="table-column">
      <style:table-column-properties style:column-width="2.699cm" style:rel-column-width="9581*"/>
    </style:style>
    <style:style style:name="Table16.D" style:family="table-column">
      <style:table-column-properties style:column-width="2.448cm" style:rel-column-width="8690*"/>
    </style:style>
    <style:style style:name="Table16.E" style:family="table-column">
      <style:table-column-properties style:column-width="5.288cm" style:rel-column-width="18770*"/>
    </style:style>
    <style:style style:name="Table16.1" style:family="table-row">
      <style:table-row-properties fo:keep-together="auto"/>
    </style:style>
    <style:style style:name="Table16.A1" style:family="table-cell">
      <style:table-cell-properties fo:background-color="#d9d9d9" fo:padding-left="0.199cm" fo:padding-right="0.191cm" fo:padding-top="0cm" fo:padding-bottom="0cm" fo:border="0.5pt solid #00000a">
        <style:background-image/>
      </style:table-cell-properties>
    </style:style>
    <style:style style:name="Table16.B2" style:family="table-cell">
      <style:table-cell-properties fo:padding-left="0.199cm" fo:padding-right="0.191cm" fo:padding-top="0cm" fo:padding-bottom="0cm" fo:border="0.5pt solid #00000a"/>
    </style:style>
    <style:style style:name="Table16.C2" style:family="table-cell">
      <style:table-cell-properties fo:padding-left="0.199cm" fo:padding-right="0.191cm" fo:padding-top="0cm" fo:padding-bottom="0cm" fo:border="0.5pt solid #00000a"/>
    </style:style>
    <style:style style:name="Table16.D2" style:family="table-cell">
      <style:table-cell-properties fo:padding-left="0.199cm" fo:padding-right="0.191cm" fo:padding-top="0cm" fo:padding-bottom="0cm" fo:border="0.5pt solid #00000a"/>
    </style:style>
    <style:style style:name="Table16.E2" style:family="table-cell">
      <style:table-cell-properties fo:padding-left="0.199cm" fo:padding-right="0.191cm" fo:padding-top="0cm" fo:padding-bottom="0cm" fo:border="0.5pt solid #00000a"/>
    </style:style>
    <style:style style:name="Table16.B3" style:family="table-cell">
      <style:table-cell-properties fo:padding-left="0.199cm" fo:padding-right="0.191cm" fo:padding-top="0cm" fo:padding-bottom="0cm" fo:border="0.5pt solid #00000a"/>
    </style:style>
    <style:style style:name="Table16.C3" style:family="table-cell">
      <style:table-cell-properties fo:padding-left="0.199cm" fo:padding-right="0.191cm" fo:padding-top="0cm" fo:padding-bottom="0cm" fo:border="0.5pt solid #00000a"/>
    </style:style>
    <style:style style:name="Table16.D3" style:family="table-cell">
      <style:table-cell-properties fo:padding-left="0.199cm" fo:padding-right="0.191cm" fo:padding-top="0cm" fo:padding-bottom="0cm" fo:border="0.5pt solid #00000a"/>
    </style:style>
    <style:style style:name="Table16.E3" style:family="table-cell">
      <style:table-cell-properties fo:padding-left="0.199cm" fo:padding-right="0.191cm" fo:padding-top="0cm" fo:padding-bottom="0cm" fo:border="0.5pt solid #00000a"/>
    </style:style>
    <style:style style:name="Table16.B4" style:family="table-cell">
      <style:table-cell-properties fo:padding-left="0.199cm" fo:padding-right="0.191cm" fo:padding-top="0cm" fo:padding-bottom="0cm" fo:border="0.5pt solid #00000a"/>
    </style:style>
    <style:style style:name="Table16.C4" style:family="table-cell">
      <style:table-cell-properties fo:padding-left="0.199cm" fo:padding-right="0.191cm" fo:padding-top="0cm" fo:padding-bottom="0cm" fo:border="0.5pt solid #00000a"/>
    </style:style>
    <style:style style:name="Table16.D4" style:family="table-cell">
      <style:table-cell-properties fo:padding-left="0.199cm" fo:padding-right="0.191cm" fo:padding-top="0cm" fo:padding-bottom="0cm" fo:border="0.5pt solid #00000a"/>
    </style:style>
    <style:style style:name="Table16.E4" style:family="table-cell">
      <style:table-cell-properties fo:padding-left="0.199cm" fo:padding-right="0.191cm" fo:padding-top="0cm" fo:padding-bottom="0cm" fo:border="0.5pt solid #00000a"/>
    </style:style>
    <style:style style:name="Table17" style:family="table">
      <style:table-properties style:width="18.461cm" style:rel-width="100%" fo:margin-left="-0.199cm" fo:margin-top="0cm" fo:margin-bottom="0cm" table:align="left" style:writing-mode="lr-tb"/>
    </style:style>
    <style:style style:name="Table17.A" style:family="table-column">
      <style:table-column-properties style:column-width="1.901cm" style:rel-column-width="6750*"/>
    </style:style>
    <style:style style:name="Table17.B" style:family="table-column">
      <style:table-column-properties style:column-width="1.96cm" style:rel-column-width="6959*"/>
    </style:style>
    <style:style style:name="Table17.C" style:family="table-column">
      <style:table-column-properties style:column-width="10.042cm" style:rel-column-width="35651*"/>
    </style:style>
    <style:style style:name="Table17.D" style:family="table-column">
      <style:table-column-properties style:column-width="2.662cm" style:rel-column-width="9451*"/>
    </style:style>
    <style:style style:name="Table17.E" style:family="table-column">
      <style:table-column-properties style:column-width="1.894cm" style:rel-column-width="6724*"/>
    </style:style>
    <style:style style:name="Table17.1" style:family="table-row">
      <style:table-row-properties fo:keep-together="auto"/>
    </style:style>
    <style:style style:name="Table17.A1" style:family="table-cell">
      <style:table-cell-properties fo:background-color="#d9d9d9" fo:padding-left="0.199cm" fo:padding-right="0.191cm" fo:padding-top="0cm" fo:padding-bottom="0cm" fo:border="0.5pt solid #00000a">
        <style:background-image/>
      </style:table-cell-properties>
    </style:style>
    <style:style style:name="Table17.B2" style:family="table-cell">
      <style:table-cell-properties fo:background-color="#ccc0d9" fo:padding-left="0.199cm" fo:padding-right="0.191cm" fo:padding-top="0cm" fo:padding-bottom="0cm" fo:border="0.5pt solid #00000a">
        <style:background-image/>
      </style:table-cell-properties>
    </style:style>
    <style:style style:name="Table17.C2" style:family="table-cell">
      <style:table-cell-properties fo:background-color="#ffffff" fo:padding-left="0.199cm" fo:padding-right="0.191cm" fo:padding-top="0cm" fo:padding-bottom="0cm" fo:border="0.5pt solid #00000a">
        <style:background-image/>
      </style:table-cell-properties>
    </style:style>
    <style:style style:name="Table17.D2" style:family="table-cell">
      <style:table-cell-properties fo:padding-left="0.199cm" fo:padding-right="0.191cm" fo:padding-top="0cm" fo:padding-bottom="0cm" fo:border="0.5pt solid #00000a"/>
    </style:style>
    <style:style style:name="Table17.E2" style:family="table-cell">
      <style:table-cell-properties fo:padding-left="0.199cm" fo:padding-right="0.191cm" fo:padding-top="0cm" fo:padding-bottom="0cm" fo:border="0.5pt solid #00000a"/>
    </style:style>
    <style:style style:name="Table17.D3" style:family="table-cell">
      <style:table-cell-properties fo:padding-left="0.199cm" fo:padding-right="0.191cm" fo:padding-top="0cm" fo:padding-bottom="0cm" fo:border="0.5pt solid #00000a"/>
    </style:style>
    <style:style style:name="Table17.E3" style:family="table-cell">
      <style:table-cell-properties fo:padding-left="0.199cm" fo:padding-right="0.191cm" fo:padding-top="0cm" fo:padding-bottom="0cm" fo:border="0.5pt solid #00000a"/>
    </style:style>
    <style:style style:name="Table17.D4" style:family="table-cell">
      <style:table-cell-properties fo:padding-left="0.199cm" fo:padding-right="0.191cm" fo:padding-top="0cm" fo:padding-bottom="0cm" fo:border="0.5pt solid #00000a"/>
    </style:style>
    <style:style style:name="Table17.E4" style:family="table-cell">
      <style:table-cell-properties fo:padding-left="0.199cm" fo:padding-right="0.191cm" fo:padding-top="0cm" fo:padding-bottom="0cm" fo:border="0.5pt solid #00000a"/>
    </style:style>
    <style:style style:name="Table17.D5" style:family="table-cell">
      <style:table-cell-properties fo:padding-left="0.199cm" fo:padding-right="0.191cm" fo:padding-top="0cm" fo:padding-bottom="0cm" fo:border="0.5pt solid #00000a"/>
    </style:style>
    <style:style style:name="Table17.E5" style:family="table-cell">
      <style:table-cell-properties fo:padding-left="0.199cm" fo:padding-right="0.191cm" fo:padding-top="0cm" fo:padding-bottom="0cm" fo:border="0.5pt solid #00000a"/>
    </style:style>
    <style:style style:name="Table17.D6" style:family="table-cell">
      <style:table-cell-properties fo:padding-left="0.199cm" fo:padding-right="0.191cm" fo:padding-top="0cm" fo:padding-bottom="0cm" fo:border="0.5pt solid #00000a"/>
    </style:style>
    <style:style style:name="Table17.E6" style:family="table-cell">
      <style:table-cell-properties fo:padding-left="0.199cm" fo:padding-right="0.191cm" fo:padding-top="0cm" fo:padding-bottom="0cm" fo:border="0.5pt solid #00000a"/>
    </style:style>
    <style:style style:name="Table17.7" style:family="table-row">
      <style:table-row-properties style:min-row-height="0.351cm" fo:keep-together="auto"/>
    </style:style>
    <style:style style:name="Table17.D7" style:family="table-cell">
      <style:table-cell-properties fo:padding-left="0.199cm" fo:padding-right="0.191cm" fo:padding-top="0cm" fo:padding-bottom="0cm" fo:border="0.5pt solid #00000a"/>
    </style:style>
    <style:style style:name="Table17.E7" style:family="table-cell">
      <style:table-cell-properties fo:padding-left="0.199cm" fo:padding-right="0.191cm" fo:padding-top="0cm" fo:padding-bottom="0cm" fo:border="0.5pt solid #00000a"/>
    </style:style>
    <style:style style:name="Table17.D8" style:family="table-cell">
      <style:table-cell-properties fo:padding-left="0.199cm" fo:padding-right="0.191cm" fo:padding-top="0cm" fo:padding-bottom="0cm" fo:border="0.5pt solid #00000a"/>
    </style:style>
    <style:style style:name="Table17.E8" style:family="table-cell">
      <style:table-cell-properties fo:padding-left="0.199cm" fo:padding-right="0.191cm" fo:padding-top="0cm" fo:padding-bottom="0cm" fo:border="0.5pt solid #00000a"/>
    </style:style>
    <style:style style:name="Table17.D9" style:family="table-cell">
      <style:table-cell-properties fo:padding-left="0.199cm" fo:padding-right="0.191cm" fo:padding-top="0cm" fo:padding-bottom="0cm" fo:border="0.5pt solid #00000a"/>
    </style:style>
    <style:style style:name="Table17.E9" style:family="table-cell">
      <style:table-cell-properties fo:padding-left="0.199cm" fo:padding-right="0.191cm" fo:padding-top="0cm" fo:padding-bottom="0cm" fo:border="0.5pt solid #00000a"/>
    </style:style>
    <style:style style:name="Table17.D10" style:family="table-cell">
      <style:table-cell-properties fo:padding-left="0.199cm" fo:padding-right="0.191cm" fo:padding-top="0cm" fo:padding-bottom="0cm" fo:border="0.5pt solid #00000a"/>
    </style:style>
    <style:style style:name="Table17.E10" style:family="table-cell">
      <style:table-cell-properties fo:padding-left="0.199cm" fo:padding-right="0.191cm" fo:padding-top="0cm" fo:padding-bottom="0cm" fo:border="0.5pt solid #00000a"/>
    </style:style>
    <style:style style:name="Table17.D11" style:family="table-cell">
      <style:table-cell-properties fo:padding-left="0.199cm" fo:padding-right="0.191cm" fo:padding-top="0cm" fo:padding-bottom="0cm" fo:border="0.5pt solid #00000a"/>
    </style:style>
    <style:style style:name="Table17.E11" style:family="table-cell">
      <style:table-cell-properties fo:padding-left="0.199cm" fo:padding-right="0.191cm" fo:padding-top="0cm" fo:padding-bottom="0cm" fo:border="0.5pt solid #00000a"/>
    </style:style>
    <style:style style:name="Table17.D12" style:family="table-cell">
      <style:table-cell-properties fo:padding-left="0.199cm" fo:padding-right="0.191cm" fo:padding-top="0cm" fo:padding-bottom="0cm" fo:border="0.5pt solid #00000a"/>
    </style:style>
    <style:style style:name="Table17.E12" style:family="table-cell">
      <style:table-cell-properties fo:padding-left="0.199cm" fo:padding-right="0.191cm" fo:padding-top="0cm" fo:padding-bottom="0cm" fo:border="0.5pt solid #00000a"/>
    </style:style>
    <style:style style:name="Table17.D13" style:family="table-cell">
      <style:table-cell-properties fo:padding-left="0.199cm" fo:padding-right="0.191cm" fo:padding-top="0cm" fo:padding-bottom="0cm" fo:border="0.5pt solid #00000a"/>
    </style:style>
    <style:style style:name="Table17.E13" style:family="table-cell">
      <style:table-cell-properties fo:padding-left="0.199cm" fo:padding-right="0.191cm" fo:padding-top="0cm" fo:padding-bottom="0cm" fo:border="0.5pt solid #00000a"/>
    </style:style>
    <style:style style:name="Table17.D14" style:family="table-cell">
      <style:table-cell-properties fo:padding-left="0.199cm" fo:padding-right="0.191cm" fo:padding-top="0cm" fo:padding-bottom="0cm" fo:border="0.5pt solid #00000a"/>
    </style:style>
    <style:style style:name="Table17.E14" style:family="table-cell">
      <style:table-cell-properties fo:padding-left="0.199cm" fo:padding-right="0.191cm" fo:padding-top="0cm" fo:padding-bottom="0cm" fo:border="0.5pt solid #00000a"/>
    </style:style>
    <style:style style:name="Table17.D15" style:family="table-cell">
      <style:table-cell-properties fo:padding-left="0.199cm" fo:padding-right="0.191cm" fo:padding-top="0cm" fo:padding-bottom="0cm" fo:border="0.5pt solid #00000a"/>
    </style:style>
    <style:style style:name="Table17.E15" style:family="table-cell">
      <style:table-cell-properties fo:padding-left="0.199cm" fo:padding-right="0.191cm" fo:padding-top="0cm" fo:padding-bottom="0cm" fo:border="0.5pt solid #00000a"/>
    </style:style>
    <style:style style:name="Table17.D16" style:family="table-cell">
      <style:table-cell-properties fo:padding-left="0.199cm" fo:padding-right="0.191cm" fo:padding-top="0cm" fo:padding-bottom="0cm" fo:border="0.5pt solid #00000a"/>
    </style:style>
    <style:style style:name="Table17.E16" style:family="table-cell">
      <style:table-cell-properties fo:padding-left="0.199cm" fo:padding-right="0.191cm" fo:padding-top="0cm" fo:padding-bottom="0cm" fo:border="0.5pt solid #00000a"/>
    </style:style>
    <style:style style:name="Table17.D17" style:family="table-cell">
      <style:table-cell-properties fo:padding-left="0.199cm" fo:padding-right="0.191cm" fo:padding-top="0cm" fo:padding-bottom="0cm" fo:border="0.5pt solid #00000a"/>
    </style:style>
    <style:style style:name="Table17.E17" style:family="table-cell">
      <style:table-cell-properties fo:padding-left="0.199cm" fo:padding-right="0.191cm" fo:padding-top="0cm" fo:padding-bottom="0cm" fo:border="0.5pt solid #00000a"/>
    </style:style>
    <style:style style:name="Table17.D18" style:family="table-cell">
      <style:table-cell-properties fo:padding-left="0.199cm" fo:padding-right="0.191cm" fo:padding-top="0cm" fo:padding-bottom="0cm" fo:border="0.5pt solid #00000a"/>
    </style:style>
    <style:style style:name="Table17.E18" style:family="table-cell">
      <style:table-cell-properties fo:padding-left="0.199cm" fo:padding-right="0.191cm" fo:padding-top="0cm" fo:padding-bottom="0cm" fo:border="0.5pt solid #00000a"/>
    </style:style>
    <style:style style:name="Table17.D19" style:family="table-cell">
      <style:table-cell-properties fo:padding-left="0.199cm" fo:padding-right="0.191cm" fo:padding-top="0cm" fo:padding-bottom="0cm" fo:border="0.5pt solid #00000a"/>
    </style:style>
    <style:style style:name="Table17.E19" style:family="table-cell">
      <style:table-cell-properties fo:padding-left="0.199cm" fo:padding-right="0.191cm" fo:padding-top="0cm" fo:padding-bottom="0cm" fo:border="0.5pt solid #00000a"/>
    </style:style>
    <style:style style:name="Table17.D20" style:family="table-cell">
      <style:table-cell-properties fo:padding-left="0.199cm" fo:padding-right="0.191cm" fo:padding-top="0cm" fo:padding-bottom="0cm" fo:border="0.5pt solid #00000a"/>
    </style:style>
    <style:style style:name="Table17.E20" style:family="table-cell">
      <style:table-cell-properties fo:padding-left="0.199cm" fo:padding-right="0.191cm" fo:padding-top="0cm" fo:padding-bottom="0cm" fo:border="0.5pt solid #00000a"/>
    </style:style>
    <style:style style:name="Table17.D21" style:family="table-cell">
      <style:table-cell-properties fo:padding-left="0.199cm" fo:padding-right="0.191cm" fo:padding-top="0cm" fo:padding-bottom="0cm" fo:border="0.5pt solid #00000a"/>
    </style:style>
    <style:style style:name="Table17.E21" style:family="table-cell">
      <style:table-cell-properties fo:padding-left="0.199cm" fo:padding-right="0.191cm" fo:padding-top="0cm" fo:padding-bottom="0cm" fo:border="0.5pt solid #00000a"/>
    </style:style>
    <style:style style:name="Table17.D22" style:family="table-cell">
      <style:table-cell-properties fo:padding-left="0.199cm" fo:padding-right="0.191cm" fo:padding-top="0cm" fo:padding-bottom="0cm" fo:border="0.5pt solid #00000a"/>
    </style:style>
    <style:style style:name="Table17.E22" style:family="table-cell">
      <style:table-cell-properties fo:padding-left="0.199cm" fo:padding-right="0.191cm" fo:padding-top="0cm" fo:padding-bottom="0cm" fo:border="0.5pt solid #00000a"/>
    </style:style>
    <style:style style:name="Table17.D23" style:family="table-cell">
      <style:table-cell-properties fo:padding-left="0.199cm" fo:padding-right="0.191cm" fo:padding-top="0cm" fo:padding-bottom="0cm" fo:border="0.5pt solid #00000a"/>
    </style:style>
    <style:style style:name="Table17.E23" style:family="table-cell">
      <style:table-cell-properties fo:padding-left="0.199cm" fo:padding-right="0.191cm" fo:padding-top="0cm" fo:padding-bottom="0cm" fo:border="0.5pt solid #00000a"/>
    </style:style>
    <style:style style:name="Table17.D24" style:family="table-cell">
      <style:table-cell-properties fo:padding-left="0.199cm" fo:padding-right="0.191cm" fo:padding-top="0cm" fo:padding-bottom="0cm" fo:border="0.5pt solid #00000a"/>
    </style:style>
    <style:style style:name="Table17.E24" style:family="table-cell">
      <style:table-cell-properties fo:padding-left="0.199cm" fo:padding-right="0.191cm" fo:padding-top="0cm" fo:padding-bottom="0cm" fo:border="0.5pt solid #00000a"/>
    </style:style>
    <style:style style:name="Table17.D25" style:family="table-cell">
      <style:table-cell-properties fo:padding-left="0.199cm" fo:padding-right="0.191cm" fo:padding-top="0cm" fo:padding-bottom="0cm" fo:border="0.5pt solid #00000a"/>
    </style:style>
    <style:style style:name="Table17.E25" style:family="table-cell">
      <style:table-cell-properties fo:padding-left="0.199cm" fo:padding-right="0.191cm" fo:padding-top="0cm" fo:padding-bottom="0cm" fo:border="0.5pt solid #00000a"/>
    </style:style>
    <style:style style:name="Table17.D26" style:family="table-cell">
      <style:table-cell-properties fo:padding-left="0.199cm" fo:padding-right="0.191cm" fo:padding-top="0cm" fo:padding-bottom="0cm" fo:border="0.5pt solid #00000a"/>
    </style:style>
    <style:style style:name="Table17.E26" style:family="table-cell">
      <style:table-cell-properties fo:padding-left="0.199cm" fo:padding-right="0.191cm" fo:padding-top="0cm" fo:padding-bottom="0cm" fo:border="0.5pt solid #00000a"/>
    </style:style>
    <style:style style:name="Table17.D27" style:family="table-cell">
      <style:table-cell-properties fo:padding-left="0.199cm" fo:padding-right="0.191cm" fo:padding-top="0cm" fo:padding-bottom="0cm" fo:border="0.5pt solid #00000a"/>
    </style:style>
    <style:style style:name="Table17.E27" style:family="table-cell">
      <style:table-cell-properties fo:padding-left="0.199cm" fo:padding-right="0.191cm" fo:padding-top="0cm" fo:padding-bottom="0cm" fo:border="0.5pt solid #00000a"/>
    </style:style>
    <style:style style:name="Table17.28" style:family="table-row">
      <style:table-row-properties style:min-row-height="0.441cm" fo:keep-together="auto"/>
    </style:style>
    <style:style style:name="Table17.D28" style:family="table-cell">
      <style:table-cell-properties fo:padding-left="0.199cm" fo:padding-right="0.191cm" fo:padding-top="0cm" fo:padding-bottom="0cm" fo:border="0.5pt solid #00000a"/>
    </style:style>
    <style:style style:name="Table17.E28" style:family="table-cell">
      <style:table-cell-properties fo:padding-left="0.199cm" fo:padding-right="0.191cm" fo:padding-top="0cm" fo:padding-bottom="0cm" fo:border="0.5pt solid #00000a"/>
    </style:style>
    <style:style style:name="Table17.D29" style:family="table-cell">
      <style:table-cell-properties fo:padding-left="0.199cm" fo:padding-right="0.191cm" fo:padding-top="0cm" fo:padding-bottom="0cm" fo:border="0.5pt solid #00000a"/>
    </style:style>
    <style:style style:name="Table17.E29" style:family="table-cell">
      <style:table-cell-properties fo:padding-left="0.199cm" fo:padding-right="0.191cm" fo:padding-top="0cm" fo:padding-bottom="0cm" fo:border="0.5pt solid #00000a"/>
    </style:style>
    <style:style style:name="Table17.D30" style:family="table-cell">
      <style:table-cell-properties fo:padding-left="0.199cm" fo:padding-right="0.191cm" fo:padding-top="0cm" fo:padding-bottom="0cm" fo:border="0.5pt solid #00000a"/>
    </style:style>
    <style:style style:name="Table17.E30" style:family="table-cell">
      <style:table-cell-properties fo:padding-left="0.199cm" fo:padding-right="0.191cm" fo:padding-top="0cm" fo:padding-bottom="0cm" fo:border="0.5pt solid #00000a"/>
    </style:style>
    <style:style style:name="Table17.D31" style:family="table-cell">
      <style:table-cell-properties fo:padding-left="0.199cm" fo:padding-right="0.191cm" fo:padding-top="0cm" fo:padding-bottom="0cm" fo:border="0.5pt solid #00000a"/>
    </style:style>
    <style:style style:name="Table17.E31" style:family="table-cell">
      <style:table-cell-properties fo:padding-left="0.199cm" fo:padding-right="0.191cm" fo:padding-top="0cm" fo:padding-bottom="0cm" fo:border="0.5pt solid #00000a"/>
    </style:style>
    <style:style style:name="Table17.32" style:family="table-row">
      <style:table-row-properties style:min-row-height="0.323cm" fo:keep-together="auto"/>
    </style:style>
    <style:style style:name="Table17.D32" style:family="table-cell">
      <style:table-cell-properties fo:padding-left="0.199cm" fo:padding-right="0.191cm" fo:padding-top="0cm" fo:padding-bottom="0cm" fo:border="0.5pt solid #00000a"/>
    </style:style>
    <style:style style:name="Table17.E32" style:family="table-cell">
      <style:table-cell-properties fo:padding-left="0.199cm" fo:padding-right="0.191cm" fo:padding-top="0cm" fo:padding-bottom="0cm" fo:border="0.5pt solid #00000a"/>
    </style:style>
    <style:style style:name="Table17.33" style:family="table-row">
      <style:table-row-properties style:min-row-height="0.471cm" fo:keep-together="auto"/>
    </style:style>
    <style:style style:name="Table17.D33" style:family="table-cell">
      <style:table-cell-properties fo:padding-left="0.199cm" fo:padding-right="0.191cm" fo:padding-top="0cm" fo:padding-bottom="0cm" fo:border="0.5pt solid #00000a"/>
    </style:style>
    <style:style style:name="Table17.E33" style:family="table-cell">
      <style:table-cell-properties fo:padding-left="0.199cm" fo:padding-right="0.191cm" fo:padding-top="0cm" fo:padding-bottom="0cm" fo:border="0.5pt solid #00000a"/>
    </style:style>
    <style:style style:name="Table17.D34" style:family="table-cell">
      <style:table-cell-properties fo:padding-left="0.199cm" fo:padding-right="0.191cm" fo:padding-top="0cm" fo:padding-bottom="0cm" fo:border="0.5pt solid #00000a"/>
    </style:style>
    <style:style style:name="Table17.E34" style:family="table-cell">
      <style:table-cell-properties fo:padding-left="0.199cm" fo:padding-right="0.191cm" fo:padding-top="0cm" fo:padding-bottom="0cm" fo:border="0.5pt solid #00000a"/>
    </style:style>
    <style:style style:name="Table17.D35" style:family="table-cell">
      <style:table-cell-properties fo:padding-left="0.199cm" fo:padding-right="0.191cm" fo:padding-top="0cm" fo:padding-bottom="0cm" fo:border="0.5pt solid #00000a"/>
    </style:style>
    <style:style style:name="Table17.E35" style:family="table-cell">
      <style:table-cell-properties fo:padding-left="0.199cm" fo:padding-right="0.191cm" fo:padding-top="0cm" fo:padding-bottom="0cm" fo:border="0.5pt solid #00000a"/>
    </style:style>
    <style:style style:name="Table17.D36" style:family="table-cell">
      <style:table-cell-properties fo:padding-left="0.199cm" fo:padding-right="0.191cm" fo:padding-top="0cm" fo:padding-bottom="0cm" fo:border="0.5pt solid #00000a"/>
    </style:style>
    <style:style style:name="Table17.E36" style:family="table-cell">
      <style:table-cell-properties fo:padding-left="0.199cm" fo:padding-right="0.191cm" fo:padding-top="0cm" fo:padding-bottom="0cm" fo:border="0.5pt solid #00000a"/>
    </style:style>
    <style:style style:name="Table17.D37" style:family="table-cell">
      <style:table-cell-properties fo:padding-left="0.199cm" fo:padding-right="0.191cm" fo:padding-top="0cm" fo:padding-bottom="0cm" fo:border="0.5pt solid #00000a"/>
    </style:style>
    <style:style style:name="Table17.E37" style:family="table-cell">
      <style:table-cell-properties fo:padding-left="0.199cm" fo:padding-right="0.191cm" fo:padding-top="0cm" fo:padding-bottom="0cm" fo:border="0.5pt solid #00000a"/>
    </style:style>
    <style:style style:name="Table17.D38" style:family="table-cell">
      <style:table-cell-properties fo:padding-left="0.199cm" fo:padding-right="0.191cm" fo:padding-top="0cm" fo:padding-bottom="0cm" fo:border="0.5pt solid #00000a"/>
    </style:style>
    <style:style style:name="Table17.E38" style:family="table-cell">
      <style:table-cell-properties fo:padding-left="0.199cm" fo:padding-right="0.191cm" fo:padding-top="0cm" fo:padding-bottom="0cm" fo:border="0.5pt solid #00000a"/>
    </style:style>
    <style:style style:name="Table17.D39" style:family="table-cell">
      <style:table-cell-properties fo:padding-left="0.199cm" fo:padding-right="0.191cm" fo:padding-top="0cm" fo:padding-bottom="0cm" fo:border="0.5pt solid #00000a"/>
    </style:style>
    <style:style style:name="Table17.E39" style:family="table-cell">
      <style:table-cell-properties fo:padding-left="0.199cm" fo:padding-right="0.191cm" fo:padding-top="0cm" fo:padding-bottom="0cm" fo:border="0.5pt solid #00000a"/>
    </style:style>
    <style:style style:name="Table17.40" style:family="table-row">
      <style:table-row-properties style:min-row-height="0.219cm" fo:keep-together="auto"/>
    </style:style>
    <style:style style:name="Table17.D40" style:family="table-cell">
      <style:table-cell-properties fo:padding-left="0.199cm" fo:padding-right="0.191cm" fo:padding-top="0cm" fo:padding-bottom="0cm" fo:border="0.5pt solid #00000a"/>
    </style:style>
    <style:style style:name="Table17.E40" style:family="table-cell">
      <style:table-cell-properties fo:padding-left="0.199cm" fo:padding-right="0.191cm" fo:padding-top="0cm" fo:padding-bottom="0cm" fo:border="0.5pt solid #00000a"/>
    </style:style>
    <style:style style:name="Table17.D41" style:family="table-cell">
      <style:table-cell-properties fo:padding-left="0.199cm" fo:padding-right="0.191cm" fo:padding-top="0cm" fo:padding-bottom="0cm" fo:border="0.5pt solid #00000a"/>
    </style:style>
    <style:style style:name="Table17.E41" style:family="table-cell">
      <style:table-cell-properties fo:padding-left="0.199cm" fo:padding-right="0.191cm" fo:padding-top="0cm" fo:padding-bottom="0cm" fo:border="0.5pt solid #00000a"/>
    </style:style>
    <style:style style:name="Table17.42" style:family="table-row">
      <style:table-row-properties style:min-row-height="0.349cm" fo:keep-together="auto"/>
    </style:style>
    <style:style style:name="Table17.D42" style:family="table-cell">
      <style:table-cell-properties fo:padding-left="0.199cm" fo:padding-right="0.191cm" fo:padding-top="0cm" fo:padding-bottom="0cm" fo:border="0.5pt solid #00000a"/>
    </style:style>
    <style:style style:name="Table17.E42" style:family="table-cell">
      <style:table-cell-properties fo:padding-left="0.199cm" fo:padding-right="0.191cm" fo:padding-top="0cm" fo:padding-bottom="0cm" fo:border="0.5pt solid #00000a"/>
    </style:style>
    <style:style style:name="Table17.D43" style:family="table-cell">
      <style:table-cell-properties fo:padding-left="0.199cm" fo:padding-right="0.191cm" fo:padding-top="0cm" fo:padding-bottom="0cm" fo:border="0.5pt solid #00000a"/>
    </style:style>
    <style:style style:name="Table17.E43" style:family="table-cell">
      <style:table-cell-properties fo:padding-left="0.199cm" fo:padding-right="0.191cm" fo:padding-top="0cm" fo:padding-bottom="0cm" fo:border="0.5pt solid #00000a"/>
    </style:style>
    <style:style style:name="Table17.D44" style:family="table-cell">
      <style:table-cell-properties fo:padding-left="0.199cm" fo:padding-right="0.191cm" fo:padding-top="0cm" fo:padding-bottom="0cm" fo:border="0.5pt solid #00000a"/>
    </style:style>
    <style:style style:name="Table17.E44" style:family="table-cell">
      <style:table-cell-properties fo:padding-left="0.199cm" fo:padding-right="0.191cm" fo:padding-top="0cm" fo:padding-bottom="0cm" fo:border="0.5pt solid #00000a"/>
    </style:style>
    <style:style style:name="Table17.D45" style:family="table-cell">
      <style:table-cell-properties fo:padding-left="0.199cm" fo:padding-right="0.191cm" fo:padding-top="0cm" fo:padding-bottom="0cm" fo:border="0.5pt solid #00000a"/>
    </style:style>
    <style:style style:name="Table17.E45" style:family="table-cell">
      <style:table-cell-properties fo:padding-left="0.199cm" fo:padding-right="0.191cm" fo:padding-top="0cm" fo:padding-bottom="0cm" fo:border="0.5pt solid #00000a"/>
    </style:style>
    <style:style style:name="Table17.46" style:family="table-row">
      <style:table-row-properties style:min-row-height="0.266cm" fo:keep-together="auto"/>
    </style:style>
    <style:style style:name="Table17.D46" style:family="table-cell">
      <style:table-cell-properties fo:padding-left="0.199cm" fo:padding-right="0.191cm" fo:padding-top="0cm" fo:padding-bottom="0cm" fo:border="0.5pt solid #00000a"/>
    </style:style>
    <style:style style:name="Table17.E46" style:family="table-cell">
      <style:table-cell-properties fo:padding-left="0.199cm" fo:padding-right="0.191cm" fo:padding-top="0cm" fo:padding-bottom="0cm" fo:border="0.5pt solid #00000a"/>
    </style:style>
    <style:style style:name="Table17.D47" style:family="table-cell">
      <style:table-cell-properties fo:padding-left="0.199cm" fo:padding-right="0.191cm" fo:padding-top="0cm" fo:padding-bottom="0cm" fo:border="0.5pt solid #00000a"/>
    </style:style>
    <style:style style:name="Table17.E47" style:family="table-cell">
      <style:table-cell-properties fo:padding-left="0.199cm" fo:padding-right="0.191cm" fo:padding-top="0cm" fo:padding-bottom="0cm" fo:border="0.5pt solid #00000a"/>
    </style:style>
    <style:style style:name="Table17.48" style:family="table-row">
      <style:table-row-properties style:min-row-height="0.487cm" fo:keep-together="auto"/>
    </style:style>
    <style:style style:name="Table17.D48" style:family="table-cell">
      <style:table-cell-properties fo:padding-left="0.199cm" fo:padding-right="0.191cm" fo:padding-top="0cm" fo:padding-bottom="0cm" fo:border="0.5pt solid #00000a"/>
    </style:style>
    <style:style style:name="Table17.E48" style:family="table-cell">
      <style:table-cell-properties fo:padding-left="0.199cm" fo:padding-right="0.191cm" fo:padding-top="0cm" fo:padding-bottom="0cm" fo:border="0.5pt solid #00000a"/>
    </style:style>
    <style:style style:name="Table17.D49" style:family="table-cell">
      <style:table-cell-properties fo:padding-left="0.199cm" fo:padding-right="0.191cm" fo:padding-top="0cm" fo:padding-bottom="0cm" fo:border="0.5pt solid #00000a"/>
    </style:style>
    <style:style style:name="Table17.E49" style:family="table-cell">
      <style:table-cell-properties fo:padding-left="0.199cm" fo:padding-right="0.191cm" fo:padding-top="0cm" fo:padding-bottom="0cm" fo:border="0.5pt solid #00000a"/>
    </style:style>
    <style:style style:name="Table17.D50" style:family="table-cell">
      <style:table-cell-properties fo:padding-left="0.199cm" fo:padding-right="0.191cm" fo:padding-top="0cm" fo:padding-bottom="0cm" fo:border="0.5pt solid #00000a"/>
    </style:style>
    <style:style style:name="Table17.E50" style:family="table-cell">
      <style:table-cell-properties fo:padding-left="0.199cm" fo:padding-right="0.191cm" fo:padding-top="0cm" fo:padding-bottom="0cm" fo:border="0.5pt solid #00000a"/>
    </style:style>
    <style:style style:name="Table17.D51" style:family="table-cell">
      <style:table-cell-properties fo:padding-left="0.199cm" fo:padding-right="0.191cm" fo:padding-top="0cm" fo:padding-bottom="0cm" fo:border="0.5pt solid #00000a"/>
    </style:style>
    <style:style style:name="Table17.E51" style:family="table-cell">
      <style:table-cell-properties fo:padding-left="0.199cm" fo:padding-right="0.191cm" fo:padding-top="0cm" fo:padding-bottom="0cm" fo:border="0.5pt solid #00000a"/>
    </style:style>
    <style:style style:name="Table17.D52" style:family="table-cell">
      <style:table-cell-properties fo:padding-left="0.199cm" fo:padding-right="0.191cm" fo:padding-top="0cm" fo:padding-bottom="0cm" fo:border="0.5pt solid #00000a"/>
    </style:style>
    <style:style style:name="Table17.E52" style:family="table-cell">
      <style:table-cell-properties fo:padding-left="0.199cm" fo:padding-right="0.191cm" fo:padding-top="0cm" fo:padding-bottom="0cm" fo:border="0.5pt solid #00000a"/>
    </style:style>
    <style:style style:name="Table17.D53" style:family="table-cell">
      <style:table-cell-properties fo:padding-left="0.199cm" fo:padding-right="0.191cm" fo:padding-top="0cm" fo:padding-bottom="0cm" fo:border="0.5pt solid #00000a"/>
    </style:style>
    <style:style style:name="Table17.E53" style:family="table-cell">
      <style:table-cell-properties fo:padding-left="0.199cm" fo:padding-right="0.191cm" fo:padding-top="0cm" fo:padding-bottom="0cm" fo:border="0.5pt solid #00000a"/>
    </style:style>
    <style:style style:name="Table17.D54" style:family="table-cell">
      <style:table-cell-properties fo:padding-left="0.199cm" fo:padding-right="0.191cm" fo:padding-top="0cm" fo:padding-bottom="0cm" fo:border="0.5pt solid #00000a"/>
    </style:style>
    <style:style style:name="Table17.E54" style:family="table-cell">
      <style:table-cell-properties fo:padding-left="0.199cm" fo:padding-right="0.191cm" fo:padding-top="0cm" fo:padding-bottom="0cm" fo:border="0.5pt solid #00000a"/>
    </style:style>
    <style:style style:name="Table17.D55" style:family="table-cell">
      <style:table-cell-properties fo:padding-left="0.199cm" fo:padding-right="0.191cm" fo:padding-top="0cm" fo:padding-bottom="0cm" fo:border="0.5pt solid #00000a"/>
    </style:style>
    <style:style style:name="Table17.E55" style:family="table-cell">
      <style:table-cell-properties fo:padding-left="0.199cm" fo:padding-right="0.191cm" fo:padding-top="0cm" fo:padding-bottom="0cm" fo:border="0.5pt solid #00000a"/>
    </style:style>
    <style:style style:name="Table17.D56" style:family="table-cell">
      <style:table-cell-properties fo:padding-left="0.199cm" fo:padding-right="0.191cm" fo:padding-top="0cm" fo:padding-bottom="0cm" fo:border="0.5pt solid #00000a"/>
    </style:style>
    <style:style style:name="Table17.E56" style:family="table-cell">
      <style:table-cell-properties fo:padding-left="0.199cm" fo:padding-right="0.191cm" fo:padding-top="0cm" fo:padding-bottom="0cm" fo:border="0.5pt solid #00000a"/>
    </style:style>
    <style:style style:name="Table17.D57" style:family="table-cell">
      <style:table-cell-properties fo:padding-left="0.199cm" fo:padding-right="0.191cm" fo:padding-top="0cm" fo:padding-bottom="0cm" fo:border="0.5pt solid #00000a"/>
    </style:style>
    <style:style style:name="Table17.E57" style:family="table-cell">
      <style:table-cell-properties fo:padding-left="0.199cm" fo:padding-right="0.191cm" fo:padding-top="0cm" fo:padding-bottom="0cm" fo:border="0.5pt solid #00000a"/>
    </style:style>
    <style:style style:name="Table17.A58" style:family="table-cell">
      <style:table-cell-properties fo:background-color="#000000" fo:padding-left="0.199cm" fo:padding-right="0.191cm" fo:padding-top="0cm" fo:padding-bottom="0cm" fo:border="0.5pt solid #00000a">
        <style:background-image/>
      </style:table-cell-properties>
    </style:style>
    <style:style style:name="Table18" style:family="table">
      <style:table-properties style:width="18.461cm" style:rel-width="100%" fo:margin-left="-0.199cm" fo:margin-top="0cm" fo:margin-bottom="0cm" table:align="left" style:writing-mode="lr-tb"/>
    </style:style>
    <style:style style:name="Table18.A" style:family="table-column">
      <style:table-column-properties style:column-width="6.066cm" style:rel-column-width="21534*"/>
    </style:style>
    <style:style style:name="Table18.B" style:family="table-column">
      <style:table-column-properties style:column-width="1.961cm" style:rel-column-width="6960*"/>
    </style:style>
    <style:style style:name="Table18.C" style:family="table-column">
      <style:table-column-properties style:column-width="2.699cm" style:rel-column-width="9581*"/>
    </style:style>
    <style:style style:name="Table18.D" style:family="table-column">
      <style:table-column-properties style:column-width="2.448cm" style:rel-column-width="8690*"/>
    </style:style>
    <style:style style:name="Table18.E" style:family="table-column">
      <style:table-column-properties style:column-width="5.288cm" style:rel-column-width="18770*"/>
    </style:style>
    <style:style style:name="Table18.1" style:family="table-row">
      <style:table-row-properties fo:keep-together="auto"/>
    </style:style>
    <style:style style:name="Table18.A1" style:family="table-cell">
      <style:table-cell-properties fo:background-color="#d9d9d9" fo:padding-left="0.199cm" fo:padding-right="0.191cm" fo:padding-top="0cm" fo:padding-bottom="0cm" fo:border="0.5pt solid #00000a">
        <style:background-image/>
      </style:table-cell-properties>
    </style:style>
    <style:style style:name="Table18.B1" style:family="table-cell">
      <style:table-cell-properties fo:padding-left="0.199cm" fo:padding-right="0.191cm" fo:padding-top="0cm" fo:padding-bottom="0cm" fo:border="0.5pt solid #00000a"/>
    </style:style>
    <style:style style:name="Table18.C1" style:family="table-cell">
      <style:table-cell-properties fo:padding-left="0.199cm" fo:padding-right="0.191cm" fo:padding-top="0cm" fo:padding-bottom="0cm" fo:border="0.5pt solid #00000a"/>
    </style:style>
    <style:style style:name="Table18.D1" style:family="table-cell">
      <style:table-cell-properties fo:padding-left="0.199cm" fo:padding-right="0.191cm" fo:padding-top="0cm" fo:padding-bottom="0cm" fo:border="0.5pt solid #00000a"/>
    </style:style>
    <style:style style:name="Table18.E1" style:family="table-cell">
      <style:table-cell-properties fo:padding-left="0.199cm" fo:padding-right="0.191cm" fo:padding-top="0cm" fo:padding-bottom="0cm" fo:border="0.5pt solid #00000a"/>
    </style:style>
    <style:style style:name="Table18.B2" style:family="table-cell">
      <style:table-cell-properties fo:padding-left="0.199cm" fo:padding-right="0.191cm" fo:padding-top="0cm" fo:padding-bottom="0cm" fo:border="0.5pt solid #00000a"/>
    </style:style>
    <style:style style:name="Table18.C2" style:family="table-cell">
      <style:table-cell-properties fo:padding-left="0.199cm" fo:padding-right="0.191cm" fo:padding-top="0cm" fo:padding-bottom="0cm" fo:border="0.5pt solid #00000a"/>
    </style:style>
    <style:style style:name="Table18.D2" style:family="table-cell">
      <style:table-cell-properties fo:padding-left="0.199cm" fo:padding-right="0.191cm" fo:padding-top="0cm" fo:padding-bottom="0cm" fo:border="0.5pt solid #00000a"/>
    </style:style>
    <style:style style:name="Table18.E2" style:family="table-cell">
      <style:table-cell-properties fo:padding-left="0.199cm" fo:padding-right="0.191cm" fo:padding-top="0cm" fo:padding-bottom="0cm" fo:border="0.5pt solid #00000a"/>
    </style:style>
    <style:style style:name="Table19" style:family="table">
      <style:table-properties style:width="18.461cm" style:rel-width="100%" fo:margin-left="-0.199cm" fo:margin-top="0cm" fo:margin-bottom="0cm" table:align="left" style:writing-mode="lr-tb"/>
    </style:style>
    <style:style style:name="Table19.A" style:family="table-column">
      <style:table-column-properties style:column-width="2.332cm" style:rel-column-width="8277*"/>
    </style:style>
    <style:style style:name="Table19.B" style:family="table-column">
      <style:table-column-properties style:column-width="12.742cm" style:rel-column-width="45232*"/>
    </style:style>
    <style:style style:name="Table19.C" style:family="table-column">
      <style:table-column-properties style:column-width="3.388cm" style:rel-column-width="12026*"/>
    </style:style>
    <style:style style:name="Table19.1" style:family="table-row">
      <style:table-row-properties fo:keep-together="auto"/>
    </style:style>
    <style:style style:name="Table19.A1" style:family="table-cell">
      <style:table-cell-properties fo:background-color="#d9d9d9" fo:padding-left="0.199cm" fo:padding-right="0.191cm" fo:padding-top="0cm" fo:padding-bottom="0cm" fo:border="0.5pt solid #00000a">
        <style:background-image/>
      </style:table-cell-properties>
    </style:style>
    <style:style style:name="Table19.2" style:family="table-row">
      <style:table-row-properties style:min-row-height="0.374cm" fo:keep-together="auto"/>
    </style:style>
    <style:style style:name="Table19.B2" style:family="table-cell">
      <style:table-cell-properties fo:background-color="#ffffff" fo:padding-left="0.199cm" fo:padding-right="0.191cm" fo:padding-top="0cm" fo:padding-bottom="0cm" fo:border="0.5pt solid #00000a">
        <style:background-image/>
      </style:table-cell-properties>
    </style:style>
    <style:style style:name="Table19.C2" style:family="table-cell">
      <style:table-cell-properties fo:padding-left="0.199cm" fo:padding-right="0.191cm" fo:padding-top="0cm" fo:padding-bottom="0cm" fo:border="0.5pt solid #00000a"/>
    </style:style>
    <style:style style:name="Table19.C3" style:family="table-cell">
      <style:table-cell-properties fo:padding-left="0.199cm" fo:padding-right="0.191cm" fo:padding-top="0cm" fo:padding-bottom="0cm" fo:border="0.5pt solid #00000a"/>
    </style:style>
    <style:style style:name="Table19.C4" style:family="table-cell">
      <style:table-cell-properties fo:padding-left="0.199cm" fo:padding-right="0.191cm" fo:padding-top="0cm" fo:padding-bottom="0cm" fo:border="0.5pt solid #00000a"/>
    </style:style>
    <style:style style:name="Table19.C5" style:family="table-cell">
      <style:table-cell-properties fo:padding-left="0.199cm" fo:padding-right="0.191cm" fo:padding-top="0cm" fo:padding-bottom="0cm" fo:border="0.5pt solid #00000a"/>
    </style:style>
    <style:style style:name="Table19.C6" style:family="table-cell">
      <style:table-cell-properties fo:padding-left="0.199cm" fo:padding-right="0.191cm" fo:padding-top="0cm" fo:padding-bottom="0cm" fo:border="0.5pt solid #00000a"/>
    </style:style>
    <style:style style:name="Table19.C7" style:family="table-cell">
      <style:table-cell-properties fo:padding-left="0.199cm" fo:padding-right="0.191cm" fo:padding-top="0cm" fo:padding-bottom="0cm" fo:border="0.5pt solid #00000a"/>
    </style:style>
    <style:style style:name="Table19.C8" style:family="table-cell">
      <style:table-cell-properties fo:padding-left="0.199cm" fo:padding-right="0.191cm" fo:padding-top="0cm" fo:padding-bottom="0cm" fo:border="0.5pt solid #00000a"/>
    </style:style>
    <style:style style:name="Table19.C9" style:family="table-cell">
      <style:table-cell-properties fo:padding-left="0.199cm" fo:padding-right="0.191cm" fo:padding-top="0cm" fo:padding-bottom="0cm" fo:border="0.5pt solid #00000a"/>
    </style:style>
    <style:style style:name="Table19.C10" style:family="table-cell">
      <style:table-cell-properties fo:padding-left="0.199cm" fo:padding-right="0.191cm" fo:padding-top="0cm" fo:padding-bottom="0cm" fo:border="0.5pt solid #00000a"/>
    </style:style>
    <style:style style:name="Table19.C11" style:family="table-cell">
      <style:table-cell-properties fo:padding-left="0.199cm" fo:padding-right="0.191cm" fo:padding-top="0cm" fo:padding-bottom="0cm" fo:border="0.5pt solid #00000a"/>
    </style:style>
    <style:style style:name="Table19.C12" style:family="table-cell">
      <style:table-cell-properties fo:padding-left="0.199cm" fo:padding-right="0.191cm" fo:padding-top="0cm" fo:padding-bottom="0cm" fo:border="0.5pt solid #00000a"/>
    </style:style>
    <style:style style:name="Table19.C13" style:family="table-cell">
      <style:table-cell-properties fo:padding-left="0.199cm" fo:padding-right="0.191cm" fo:padding-top="0cm" fo:padding-bottom="0cm" fo:border="0.5pt solid #00000a"/>
    </style:style>
    <style:style style:name="Table19.C14" style:family="table-cell">
      <style:table-cell-properties fo:padding-left="0.199cm" fo:padding-right="0.191cm" fo:padding-top="0cm" fo:padding-bottom="0cm" fo:border="0.5pt solid #00000a"/>
    </style:style>
    <style:style style:name="Table19.C15" style:family="table-cell">
      <style:table-cell-properties fo:padding-left="0.199cm" fo:padding-right="0.191cm" fo:padding-top="0cm" fo:padding-bottom="0cm" fo:border="0.5pt solid #00000a"/>
    </style:style>
    <style:style style:name="Table19.C16" style:family="table-cell">
      <style:table-cell-properties fo:padding-left="0.199cm" fo:padding-right="0.191cm" fo:padding-top="0cm" fo:padding-bottom="0cm" fo:border="0.5pt solid #00000a"/>
    </style:style>
    <style:style style:name="Table19.C17" style:family="table-cell">
      <style:table-cell-properties fo:padding-left="0.199cm" fo:padding-right="0.191cm" fo:padding-top="0cm" fo:padding-bottom="0cm" fo:border="0.5pt solid #00000a"/>
    </style:style>
    <style:style style:name="Table19.C18" style:family="table-cell">
      <style:table-cell-properties fo:padding-left="0.199cm" fo:padding-right="0.191cm" fo:padding-top="0cm" fo:padding-bottom="0cm" fo:border="0.5pt solid #00000a"/>
    </style:style>
    <style:style style:name="Table19.C19" style:family="table-cell">
      <style:table-cell-properties fo:padding-left="0.199cm" fo:padding-right="0.191cm" fo:padding-top="0cm" fo:padding-bottom="0cm" fo:border="0.5pt solid #00000a"/>
    </style:style>
    <style:style style:name="Table19.C20" style:family="table-cell">
      <style:table-cell-properties fo:padding-left="0.199cm" fo:padding-right="0.191cm" fo:padding-top="0cm" fo:padding-bottom="0cm" fo:border="0.5pt solid #00000a"/>
    </style:style>
    <style:style style:name="Table19.C21" style:family="table-cell">
      <style:table-cell-properties fo:padding-left="0.199cm" fo:padding-right="0.191cm" fo:padding-top="0cm" fo:padding-bottom="0cm" fo:border="0.5pt solid #00000a"/>
    </style:style>
    <style:style style:name="Table19.C22" style:family="table-cell">
      <style:table-cell-properties fo:padding-left="0.199cm" fo:padding-right="0.191cm" fo:padding-top="0cm" fo:padding-bottom="0cm" fo:border="0.5pt solid #00000a"/>
    </style:style>
    <style:style style:name="Table19.C23" style:family="table-cell">
      <style:table-cell-properties fo:padding-left="0.199cm" fo:padding-right="0.191cm" fo:padding-top="0cm" fo:padding-bottom="0cm" fo:border="0.5pt solid #00000a"/>
    </style:style>
    <style:style style:name="Table19.C24" style:family="table-cell">
      <style:table-cell-properties fo:padding-left="0.199cm" fo:padding-right="0.191cm" fo:padding-top="0cm" fo:padding-bottom="0cm" fo:border="0.5pt solid #00000a"/>
    </style:style>
    <style:style style:name="Table19.C25" style:family="table-cell">
      <style:table-cell-properties fo:padding-left="0.199cm" fo:padding-right="0.191cm" fo:padding-top="0cm" fo:padding-bottom="0cm" fo:border="0.5pt solid #00000a"/>
    </style:style>
    <style:style style:name="Table19.C26" style:family="table-cell">
      <style:table-cell-properties fo:padding-left="0.199cm" fo:padding-right="0.191cm" fo:padding-top="0cm" fo:padding-bottom="0cm" fo:border="0.5pt solid #00000a"/>
    </style:style>
    <style:style style:name="Table19.C27" style:family="table-cell">
      <style:table-cell-properties fo:padding-left="0.199cm" fo:padding-right="0.191cm" fo:padding-top="0cm" fo:padding-bottom="0cm" fo:border="0.5pt solid #00000a"/>
    </style:style>
    <style:style style:name="Table19.C28" style:family="table-cell">
      <style:table-cell-properties fo:padding-left="0.199cm" fo:padding-right="0.191cm" fo:padding-top="0cm" fo:padding-bottom="0cm" fo:border="0.5pt solid #00000a"/>
    </style:style>
    <style:style style:name="Table21" style:family="table">
      <style:table-properties style:width="18.461cm" style:rel-width="100%" fo:margin-left="-0.199cm" fo:margin-top="0cm" fo:margin-bottom="0cm" table:align="left" style:writing-mode="lr-tb"/>
    </style:style>
    <style:style style:name="Table21.A" style:family="table-column">
      <style:table-column-properties style:column-width="1.402cm" style:rel-column-width="4980*"/>
    </style:style>
    <style:style style:name="Table21.B" style:family="table-column">
      <style:table-column-properties style:column-width="3.168cm" style:rel-column-width="11246*"/>
    </style:style>
    <style:style style:name="Table21.C" style:family="table-column">
      <style:table-column-properties style:column-width="2.438cm" style:rel-column-width="8651*"/>
    </style:style>
    <style:style style:name="Table21.D" style:family="table-column">
      <style:table-column-properties style:column-width="11.453cm" style:rel-column-width="40655*"/>
    </style:style>
    <style:style style:name="Table21.1" style:family="table-row">
      <style:table-row-properties style:min-row-height="0.88cm" fo:keep-together="auto"/>
    </style:style>
    <style:style style:name="Table21.A1" style:family="table-cell">
      <style:table-cell-properties fo:background-color="#d9d9d9" fo:padding-left="0.199cm" fo:padding-right="0.191cm" fo:padding-top="0cm" fo:padding-bottom="0cm" fo:border="0.5pt solid #00000a">
        <style:background-image/>
      </style:table-cell-properties>
    </style:style>
    <style:style style:name="Table21.2" style:family="table-row">
      <style:table-row-properties style:min-row-height="0.374cm" fo:keep-together="auto"/>
    </style:style>
    <style:style style:name="Table21.C3" style:family="table-cell">
      <style:table-cell-properties fo:padding-left="0.199cm" fo:padding-right="0.191cm" fo:padding-top="0cm" fo:padding-bottom="0cm" fo:border="0.5pt solid #00000a"/>
    </style:style>
    <style:style style:name="Table21.D3" style:family="table-cell">
      <style:table-cell-properties fo:padding-left="0.199cm" fo:padding-right="0.191cm" fo:padding-top="0cm" fo:padding-bottom="0cm" fo:border="0.5pt solid #00000a"/>
    </style:style>
    <style:style style:name="Table21.C4" style:family="table-cell">
      <style:table-cell-properties fo:padding-left="0.199cm" fo:padding-right="0.191cm" fo:padding-top="0cm" fo:padding-bottom="0cm" fo:border="0.5pt solid #00000a"/>
    </style:style>
    <style:style style:name="Table21.D4" style:family="table-cell">
      <style:table-cell-properties fo:padding-left="0.199cm" fo:padding-right="0.191cm" fo:padding-top="0cm" fo:padding-bottom="0cm" fo:border="0.5pt solid #00000a"/>
    </style:style>
    <style:style style:name="Table21.C5" style:family="table-cell">
      <style:table-cell-properties fo:padding-left="0.199cm" fo:padding-right="0.191cm" fo:padding-top="0cm" fo:padding-bottom="0cm" fo:border="0.5pt solid #00000a"/>
    </style:style>
    <style:style style:name="Table21.D5" style:family="table-cell">
      <style:table-cell-properties fo:padding-left="0.199cm" fo:padding-right="0.191cm" fo:padding-top="0cm" fo:padding-bottom="0cm" fo:border="0.5pt solid #00000a"/>
    </style:style>
    <style:style style:name="Table21.C6" style:family="table-cell">
      <style:table-cell-properties fo:padding-left="0.199cm" fo:padding-right="0.191cm" fo:padding-top="0cm" fo:padding-bottom="0cm" fo:border="0.5pt solid #00000a"/>
    </style:style>
    <style:style style:name="Table21.D6" style:family="table-cell">
      <style:table-cell-properties fo:padding-left="0.199cm" fo:padding-right="0.191cm" fo:padding-top="0cm" fo:padding-bottom="0cm" fo:border="0.5pt solid #00000a"/>
    </style:style>
    <style:style style:name="Table22" style:family="table">
      <style:table-properties style:width="18.461cm" style:rel-width="100%" fo:margin-left="-0.199cm" fo:margin-top="0cm" fo:margin-bottom="0cm" table:align="left" style:writing-mode="lr-tb"/>
    </style:style>
    <style:style style:name="Table22.A" style:family="table-column">
      <style:table-column-properties style:column-width="1.402cm" style:rel-column-width="4980*"/>
    </style:style>
    <style:style style:name="Table22.B" style:family="table-column">
      <style:table-column-properties style:column-width="3.168cm" style:rel-column-width="11246*"/>
    </style:style>
    <style:style style:name="Table22.C" style:family="table-column">
      <style:table-column-properties style:column-width="2.438cm" style:rel-column-width="8651*"/>
    </style:style>
    <style:style style:name="Table22.D" style:family="table-column">
      <style:table-column-properties style:column-width="11.453cm" style:rel-column-width="40655*"/>
    </style:style>
    <style:style style:name="Table22.1" style:family="table-row">
      <style:table-row-properties style:min-row-height="0.374cm" fo:keep-together="auto"/>
    </style:style>
    <style:style style:name="Table22.A1" style:family="table-cell">
      <style:table-cell-properties fo:background-color="#d9d9d9" fo:padding-left="0.199cm" fo:padding-right="0.191cm" fo:padding-top="0cm" fo:padding-bottom="0cm" fo:border="0.5pt solid #00000a">
        <style:background-image/>
      </style:table-cell-properties>
    </style:style>
    <style:style style:name="Table22.C1" style:family="table-cell">
      <style:table-cell-properties fo:padding-left="0.199cm" fo:padding-right="0.191cm" fo:padding-top="0cm" fo:padding-bottom="0cm" fo:border="0.5pt solid #00000a"/>
    </style:style>
    <style:style style:name="Table22.D1" style:family="table-cell">
      <style:table-cell-properties fo:padding-left="0.199cm" fo:padding-right="0.191cm" fo:padding-top="0cm" fo:padding-bottom="0cm" fo:border="0.5pt solid #00000a"/>
    </style:style>
    <style:style style:name="Table22.C2" style:family="table-cell">
      <style:table-cell-properties fo:padding-left="0.199cm" fo:padding-right="0.191cm" fo:padding-top="0cm" fo:padding-bottom="0cm" fo:border="0.5pt solid #00000a"/>
    </style:style>
    <style:style style:name="Table22.D2" style:family="table-cell">
      <style:table-cell-properties fo:padding-left="0.199cm" fo:padding-right="0.191cm" fo:padding-top="0cm" fo:padding-bottom="0cm" fo:border="0.5pt solid #00000a"/>
    </style:style>
    <style:style style:name="Table23" style:family="table">
      <style:table-properties style:width="16.799cm" style:rel-width="91%" fo:margin-left="0.492cm" fo:margin-top="0cm" fo:margin-bottom="0cm" table:align="left" style:writing-mode="lr-tb"/>
    </style:style>
    <style:style style:name="Table23.A" style:family="table-column">
      <style:table-column-properties style:column-width="3.888cm" style:rel-column-width="15164*"/>
    </style:style>
    <style:style style:name="Table23.B" style:family="table-column">
      <style:table-column-properties style:column-width="12.912cm" style:rel-column-width="50370*"/>
    </style:style>
    <style:style style:name="Table23.1" style:family="table-row">
      <style:table-row-properties style:min-row-height="0.15cm" fo:keep-together="auto"/>
    </style:style>
    <style:style style:name="Table23.A1" style:family="table-cell">
      <style:table-cell-properties fo:background-color="#dfdfdf" fo:padding-left="0.199cm" fo:padding-right="0.191cm" fo:padding-top="0cm" fo:padding-bottom="0cm" fo:border="0.5pt solid #00000a">
        <style:background-image/>
      </style:table-cell-properties>
    </style:style>
    <style:style style:name="Table23.A2" style:family="table-cell">
      <style:table-cell-properties fo:background-color="#d9d9d9" fo:padding-left="0.199cm" fo:padding-right="0.191cm" fo:padding-top="0cm" fo:padding-bottom="0cm" fo:border="0.5pt solid #00000a">
        <style:background-image/>
      </style:table-cell-properties>
    </style:style>
    <style:style style:name="Table23.B2" style:family="table-cell">
      <style:table-cell-properties fo:padding-left="0.199cm" fo:padding-right="0.191cm" fo:padding-top="0cm" fo:padding-bottom="0cm" fo:border="0.5pt solid #00000a"/>
    </style:style>
    <style:style style:name="Table23.3" style:family="table-row">
      <style:table-row-properties style:min-row-height="0.226cm" fo:keep-together="auto"/>
    </style:style>
    <style:style style:name="Table23.B3" style:family="table-cell">
      <style:table-cell-properties fo:padding-left="0.199cm" fo:padding-right="0.191cm" fo:padding-top="0cm" fo:padding-bottom="0cm" fo:border="0.5pt solid #00000a"/>
    </style:style>
    <style:style style:name="Table23.4" style:family="table-row">
      <style:table-row-properties style:min-row-height="0.235cm" fo:keep-together="auto"/>
    </style:style>
    <style:style style:name="Table23.B4" style:family="table-cell">
      <style:table-cell-properties fo:padding-left="0.199cm" fo:padding-right="0.191cm" fo:padding-top="0cm" fo:padding-bottom="0cm" fo:border="0.5pt solid #00000a"/>
    </style:style>
    <style:style style:name="Table23.5" style:family="table-row">
      <style:table-row-properties style:min-row-height="0.24cm" fo:keep-together="auto"/>
    </style:style>
    <style:style style:name="Table23.B5" style:family="table-cell">
      <style:table-cell-properties fo:padding-left="0.199cm" fo:padding-right="0.191cm" fo:padding-top="0cm" fo:padding-bottom="0cm" fo:border="0.5pt solid #00000a"/>
    </style:style>
    <style:style style:name="Table23.6" style:family="table-row">
      <style:table-row-properties style:min-row-height="0.249cm" fo:keep-together="auto"/>
    </style:style>
    <style:style style:name="Table23.B6" style:family="table-cell">
      <style:table-cell-properties fo:padding-left="0.199cm" fo:padding-right="0.191cm" fo:padding-top="0cm" fo:padding-bottom="0cm" fo:border="0.5pt solid #00000a"/>
    </style:style>
    <style:style style:name="Table23.7" style:family="table-row">
      <style:table-row-properties style:min-row-height="0.205cm" fo:keep-together="auto"/>
    </style:style>
    <style:style style:name="Table23.B7" style:family="table-cell">
      <style:table-cell-properties fo:padding-left="0.199cm" fo:padding-right="0.191cm" fo:padding-top="0cm" fo:padding-bottom="0cm" fo:border="0.5pt solid #00000a"/>
    </style:style>
    <style:style style:name="Table23.8" style:family="table-row">
      <style:table-row-properties style:min-row-height="0.263cm" fo:keep-together="auto"/>
    </style:style>
    <style:style style:name="Table23.B8" style:family="table-cell">
      <style:table-cell-properties fo:padding-left="0.199cm" fo:padding-right="0.191cm" fo:padding-top="0cm" fo:padding-bottom="0cm" fo:border="0.5pt solid #00000a"/>
    </style:style>
    <style:style style:name="Table23.9" style:family="table-row">
      <style:table-row-properties style:min-row-height="0.219cm" fo:keep-together="auto"/>
    </style:style>
    <style:style style:name="Table23.B9" style:family="table-cell">
      <style:table-cell-properties fo:padding-left="0.199cm" fo:padding-right="0.191cm" fo:padding-top="0cm" fo:padding-bottom="0cm" fo:border="0.5pt solid #00000a"/>
    </style:style>
    <style:style style:name="Table23.10" style:family="table-row">
      <style:table-row-properties style:min-row-height="0.316cm" fo:keep-together="auto"/>
    </style:style>
    <style:style style:name="Table23.B10" style:family="table-cell">
      <style:table-cell-properties fo:padding-left="0.199cm" fo:padding-right="0.191cm" fo:padding-top="0cm" fo:padding-bottom="0cm" fo:border="0.5pt solid #00000a"/>
    </style:style>
    <style:style style:name="Table23.11" style:family="table-row">
      <style:table-row-properties style:min-row-height="0.194cm" fo:keep-together="auto"/>
    </style:style>
    <style:style style:name="Table23.B11" style:family="table-cell">
      <style:table-cell-properties fo:padding-left="0.199cm" fo:padding-right="0.191cm" fo:padding-top="0cm" fo:padding-bottom="0cm" fo:border="0.5pt solid #00000a"/>
    </style:style>
    <style:style style:name="Table23.12" style:family="table-row">
      <style:table-row-properties style:min-row-height="0.302cm" fo:keep-together="auto"/>
    </style:style>
    <style:style style:name="Table23.B12" style:family="table-cell">
      <style:table-cell-properties fo:padding-left="0.199cm" fo:padding-right="0.191cm" fo:padding-top="0cm" fo:padding-bottom="0cm" fo:border="0.5pt solid #00000a"/>
    </style:style>
    <style:style style:name="Table23.13" style:family="table-row">
      <style:table-row-properties style:min-row-height="0.182cm" fo:keep-together="auto"/>
    </style:style>
    <style:style style:name="Table23.B13" style:family="table-cell">
      <style:table-cell-properties fo:padding-left="0.199cm" fo:padding-right="0.191cm" fo:padding-top="0cm" fo:padding-bottom="0cm" fo:border="0.5pt solid #00000a"/>
    </style:style>
    <style:style style:name="Table23.14" style:family="table-row">
      <style:table-row-properties style:min-row-height="0.286cm" fo:keep-together="auto"/>
    </style:style>
    <style:style style:name="Table23.B14" style:family="table-cell">
      <style:table-cell-properties fo:padding-left="0.199cm" fo:padding-right="0.191cm" fo:padding-top="0cm" fo:padding-bottom="0cm" fo:border="0.5pt solid #00000a"/>
    </style:style>
    <style:style style:name="Table23.B15" style:family="table-cell">
      <style:table-cell-properties fo:padding-left="0.199cm" fo:padding-right="0.191cm" fo:padding-top="0cm" fo:padding-bottom="0cm" fo:border="0.5pt solid #00000a"/>
    </style:style>
    <style:style style:name="Table23.16" style:family="table-row">
      <style:table-row-properties style:min-row-height="0.272cm" fo:keep-together="auto"/>
    </style:style>
    <style:style style:name="Table23.B16" style:family="table-cell">
      <style:table-cell-properties fo:padding-left="0.199cm" fo:padding-right="0.191cm" fo:padding-top="0cm" fo:padding-bottom="0cm" fo:border="0.5pt solid #00000a"/>
    </style:style>
    <style:style style:name="Table23.B17" style:family="table-cell">
      <style:table-cell-properties fo:padding-left="0.199cm" fo:padding-right="0.191cm" fo:padding-top="0cm" fo:padding-bottom="0cm" fo:border="0.5pt solid #00000a"/>
    </style:style>
    <style:style style:name="Table23.18" style:family="table-row">
      <style:table-row-properties style:min-row-height="0.259cm" fo:keep-together="auto"/>
    </style:style>
    <style:style style:name="Table23.B18" style:family="table-cell">
      <style:table-cell-properties fo:padding-left="0.199cm" fo:padding-right="0.191cm" fo:padding-top="0cm" fo:padding-bottom="0cm" fo:border="0.5pt solid #00000a"/>
    </style:style>
    <style:style style:name="Table23.B19" style:family="table-cell">
      <style:table-cell-properties fo:padding-left="0.199cm" fo:padding-right="0.191cm" fo:padding-top="0cm" fo:padding-bottom="0cm" fo:border="0.5pt solid #00000a"/>
    </style:style>
    <style:style style:name="Table23.B20" style:family="table-cell">
      <style:table-cell-properties fo:padding-left="0.199cm" fo:padding-right="0.191cm" fo:padding-top="0cm" fo:padding-bottom="0cm" fo:border="0.5pt solid #00000a"/>
    </style:style>
    <style:style style:name="Table23.B21" style:family="table-cell">
      <style:table-cell-properties fo:padding-left="0.199cm" fo:padding-right="0.191cm" fo:padding-top="0cm" fo:padding-bottom="0cm" fo:border="0.5pt solid #00000a"/>
    </style:style>
    <style:style style:name="Table23.B22" style:family="table-cell">
      <style:table-cell-properties fo:padding-left="0.199cm" fo:padding-right="0.191cm" fo:padding-top="0cm" fo:padding-bottom="0cm" fo:border="0.5pt solid #00000a"/>
    </style:style>
    <style:style style:name="Table23.23" style:family="table-row">
      <style:table-row-properties style:min-row-height="0.228cm" fo:keep-together="auto"/>
    </style:style>
    <style:style style:name="Table23.B23" style:family="table-cell">
      <style:table-cell-properties fo:padding-left="0.199cm" fo:padding-right="0.191cm" fo:padding-top="0cm" fo:padding-bottom="0cm" fo:border="0.5pt solid #00000a"/>
    </style:style>
    <style:style style:name="Table23.B24" style:family="table-cell">
      <style:table-cell-properties fo:padding-left="0.199cm" fo:padding-right="0.191cm" fo:padding-top="0cm" fo:padding-bottom="0cm" fo:border="0.5pt solid #00000a"/>
    </style:style>
    <style:style style:name="Table23.B25" style:family="table-cell">
      <style:table-cell-properties fo:padding-left="0.199cm" fo:padding-right="0.191cm" fo:padding-top="0cm" fo:padding-bottom="0cm" fo:border="0.5pt solid #00000a"/>
    </style:style>
    <style:style style:name="Table23.B26" style:family="table-cell">
      <style:table-cell-properties fo:padding-left="0.199cm" fo:padding-right="0.191cm" fo:padding-top="0cm" fo:padding-bottom="0cm" fo:border="0.5pt solid #00000a"/>
    </style:style>
    <style:style style:name="Table23.B27" style:family="table-cell">
      <style:table-cell-properties fo:padding-left="0.199cm" fo:padding-right="0.191cm" fo:padding-top="0cm" fo:padding-bottom="0cm" fo:border="0.5pt solid #00000a"/>
    </style:style>
    <style:style style:name="Table24" style:family="table">
      <style:table-properties style:width="18.461cm" style:rel-width="100%" fo:margin-left="-0.199cm" fo:margin-top="0cm" fo:margin-bottom="0cm" fo:break-before="page" table:align="left" style:writing-mode="lr-tb"/>
    </style:style>
    <style:style style:name="Table24.A" style:family="table-column">
      <style:table-column-properties style:column-width="1.402cm" style:rel-column-width="4980*"/>
    </style:style>
    <style:style style:name="Table24.B" style:family="table-column">
      <style:table-column-properties style:column-width="3.168cm" style:rel-column-width="11246*"/>
    </style:style>
    <style:style style:name="Table24.C" style:family="table-column">
      <style:table-column-properties style:column-width="2.438cm" style:rel-column-width="8651*"/>
    </style:style>
    <style:style style:name="Table24.D" style:family="table-column">
      <style:table-column-properties style:column-width="11.453cm" style:rel-column-width="40655*"/>
    </style:style>
    <style:style style:name="Table24.1" style:family="table-row">
      <style:table-row-properties style:min-row-height="0.374cm" fo:keep-together="auto"/>
    </style:style>
    <style:style style:name="Table24.A1" style:family="table-cell">
      <style:table-cell-properties fo:background-color="#d9d9d9" fo:padding-left="0.199cm" fo:padding-right="0.191cm" fo:padding-top="0cm" fo:padding-bottom="0cm" fo:border="0.5pt solid #00000a">
        <style:background-image/>
      </style:table-cell-properties>
    </style:style>
    <style:style style:name="Table24.C1" style:family="table-cell">
      <style:table-cell-properties fo:padding-left="0.199cm" fo:padding-right="0.191cm" fo:padding-top="0cm" fo:padding-bottom="0cm" fo:border="0.5pt solid #00000a"/>
    </style:style>
    <style:style style:name="Table24.D1" style:family="table-cell">
      <style:table-cell-properties fo:padding-left="0.199cm" fo:padding-right="0.191cm" fo:padding-top="0cm" fo:padding-bottom="0cm" fo:border="0.5pt solid #00000a"/>
    </style:style>
    <style:style style:name="Table24.C2" style:family="table-cell">
      <style:table-cell-properties fo:padding-left="0.199cm" fo:padding-right="0.191cm" fo:padding-top="0cm" fo:padding-bottom="0cm" fo:border="0.5pt solid #00000a"/>
    </style:style>
    <style:style style:name="Table24.D2" style:family="table-cell">
      <style:table-cell-properties fo:padding-left="0.199cm" fo:padding-right="0.191cm" fo:padding-top="0cm" fo:padding-bottom="0cm" fo:border="0.5pt solid #00000a"/>
    </style:style>
    <style:style style:name="Table24.C3" style:family="table-cell">
      <style:table-cell-properties fo:padding-left="0.199cm" fo:padding-right="0.191cm" fo:padding-top="0cm" fo:padding-bottom="0cm" fo:border="0.5pt solid #00000a"/>
    </style:style>
    <style:style style:name="Table24.D3" style:family="table-cell">
      <style:table-cell-properties fo:padding-left="0.199cm" fo:padding-right="0.191cm" fo:padding-top="0cm" fo:padding-bottom="0cm" fo:border="0.5pt solid #00000a"/>
    </style:style>
    <style:style style:name="Table24.C4" style:family="table-cell">
      <style:table-cell-properties fo:padding-left="0.199cm" fo:padding-right="0.191cm" fo:padding-top="0cm" fo:padding-bottom="0cm" fo:border="0.5pt solid #00000a"/>
    </style:style>
    <style:style style:name="Table24.D4" style:family="table-cell">
      <style:table-cell-properties fo:padding-left="0.199cm" fo:padding-right="0.191cm" fo:padding-top="0cm" fo:padding-bottom="0cm" fo:border="0.5pt solid #00000a"/>
    </style:style>
    <style:style style:name="Table24.C5" style:family="table-cell">
      <style:table-cell-properties fo:padding-left="0.199cm" fo:padding-right="0.191cm" fo:padding-top="0cm" fo:padding-bottom="0cm" fo:border="0.5pt solid #00000a"/>
    </style:style>
    <style:style style:name="Table24.D5" style:family="table-cell">
      <style:table-cell-properties fo:padding-left="0.199cm" fo:padding-right="0.191cm" fo:padding-top="0cm" fo:padding-bottom="0cm" fo:border="0.5pt solid #00000a"/>
    </style:style>
    <style:style style:name="Table24.C6" style:family="table-cell">
      <style:table-cell-properties fo:padding-left="0.199cm" fo:padding-right="0.191cm" fo:padding-top="0cm" fo:padding-bottom="0cm" fo:border="0.5pt solid #00000a"/>
    </style:style>
    <style:style style:name="Table24.D6" style:family="table-cell">
      <style:table-cell-properties fo:padding-left="0.199cm" fo:padding-right="0.191cm" fo:padding-top="0cm" fo:padding-bottom="0cm" fo:border="0.5pt solid #00000a"/>
    </style:style>
    <style:style style:name="Table25" style:family="table">
      <style:table-properties style:width="18.461cm" style:rel-width="100%" fo:margin-left="-0.199cm" fo:margin-top="0cm" fo:margin-bottom="0cm" fo:break-before="page" table:align="left" style:writing-mode="lr-tb"/>
    </style:style>
    <style:style style:name="Table25.A" style:family="table-column">
      <style:table-column-properties style:column-width="1.402cm" style:rel-column-width="4980*"/>
    </style:style>
    <style:style style:name="Table25.B" style:family="table-column">
      <style:table-column-properties style:column-width="3.168cm" style:rel-column-width="11246*"/>
    </style:style>
    <style:style style:name="Table25.C" style:family="table-column">
      <style:table-column-properties style:column-width="2.438cm" style:rel-column-width="8651*"/>
    </style:style>
    <style:style style:name="Table25.D" style:family="table-column">
      <style:table-column-properties style:column-width="11.453cm" style:rel-column-width="40655*"/>
    </style:style>
    <style:style style:name="Table25.1" style:family="table-row">
      <style:table-row-properties style:min-row-height="0.374cm" fo:keep-together="auto"/>
    </style:style>
    <style:style style:name="Table25.A1" style:family="table-cell">
      <style:table-cell-properties fo:background-color="#d9d9d9" fo:padding-left="0.199cm" fo:padding-right="0.191cm" fo:padding-top="0cm" fo:padding-bottom="0cm" fo:border="0.5pt solid #00000a">
        <style:background-image/>
      </style:table-cell-properties>
    </style:style>
    <style:style style:name="Table25.C1" style:family="table-cell">
      <style:table-cell-properties fo:padding-left="0.199cm" fo:padding-right="0.191cm" fo:padding-top="0cm" fo:padding-bottom="0cm" fo:border="0.5pt solid #00000a"/>
    </style:style>
    <style:style style:name="Table25.D1" style:family="table-cell">
      <style:table-cell-properties fo:padding-left="0.199cm" fo:padding-right="0.191cm" fo:padding-top="0cm" fo:padding-bottom="0cm" fo:border="0.5pt solid #00000a"/>
    </style:style>
    <style:style style:name="Table25.C2" style:family="table-cell">
      <style:table-cell-properties fo:padding-left="0.199cm" fo:padding-right="0.191cm" fo:padding-top="0cm" fo:padding-bottom="0cm" fo:border="0.5pt solid #00000a"/>
    </style:style>
    <style:style style:name="Table25.D2" style:family="table-cell">
      <style:table-cell-properties fo:padding-left="0.199cm" fo:padding-right="0.191cm" fo:padding-top="0cm" fo:padding-bottom="0cm" fo:border="0.5pt solid #00000a"/>
    </style:style>
    <style:style style:name="Table26" style:family="table">
      <style:table-properties style:width="18.461cm" style:rel-width="100%" fo:margin-left="-0.199cm" fo:margin-top="0cm" fo:margin-bottom="0cm" table:align="left" style:writing-mode="lr-tb"/>
    </style:style>
    <style:style style:name="Table26.A" style:family="table-column">
      <style:table-column-properties style:column-width="1.402cm" style:rel-column-width="4980*"/>
    </style:style>
    <style:style style:name="Table26.B" style:family="table-column">
      <style:table-column-properties style:column-width="3.168cm" style:rel-column-width="11246*"/>
    </style:style>
    <style:style style:name="Table26.C" style:family="table-column">
      <style:table-column-properties style:column-width="2.438cm" style:rel-column-width="8651*"/>
    </style:style>
    <style:style style:name="Table26.D" style:family="table-column">
      <style:table-column-properties style:column-width="11.453cm" style:rel-column-width="40655*"/>
    </style:style>
    <style:style style:name="Table26.1" style:family="table-row">
      <style:table-row-properties style:min-row-height="0.374cm" fo:keep-together="auto"/>
    </style:style>
    <style:style style:name="Table26.A1" style:family="table-cell">
      <style:table-cell-properties fo:background-color="#d9d9d9" fo:padding-left="0.199cm" fo:padding-right="0.191cm" fo:padding-top="0cm" fo:padding-bottom="0cm" fo:border="0.5pt solid #00000a">
        <style:background-image/>
      </style:table-cell-properties>
    </style:style>
    <style:style style:name="Table26.C1" style:family="table-cell">
      <style:table-cell-properties fo:padding-left="0.199cm" fo:padding-right="0.191cm" fo:padding-top="0cm" fo:padding-bottom="0cm" fo:border="0.5pt solid #00000a"/>
    </style:style>
    <style:style style:name="Table26.D1" style:family="table-cell">
      <style:table-cell-properties fo:padding-left="0.199cm" fo:padding-right="0.191cm" fo:padding-top="0cm" fo:padding-bottom="0cm" fo:border="0.5pt solid #00000a"/>
    </style:style>
    <style:style style:name="Table26.C2" style:family="table-cell">
      <style:table-cell-properties fo:padding-left="0.199cm" fo:padding-right="0.191cm" fo:padding-top="0cm" fo:padding-bottom="0cm" fo:border="0.5pt solid #00000a"/>
    </style:style>
    <style:style style:name="Table26.D2" style:family="table-cell">
      <style:table-cell-properties fo:padding-left="0.199cm" fo:padding-right="0.191cm" fo:padding-top="0cm" fo:padding-bottom="0cm" fo:border="0.5pt solid #00000a"/>
    </style:style>
    <style:style style:name="Table27" style:family="table">
      <style:table-properties style:width="18.461cm" style:rel-width="100%" fo:margin-left="-0.199cm" fo:margin-top="0cm" fo:margin-bottom="0cm" fo:break-before="page" table:align="left" style:writing-mode="lr-tb"/>
    </style:style>
    <style:style style:name="Table27.A" style:family="table-column">
      <style:table-column-properties style:column-width="1.402cm" style:rel-column-width="4980*"/>
    </style:style>
    <style:style style:name="Table27.B" style:family="table-column">
      <style:table-column-properties style:column-width="3.168cm" style:rel-column-width="11246*"/>
    </style:style>
    <style:style style:name="Table27.C" style:family="table-column">
      <style:table-column-properties style:column-width="2.438cm" style:rel-column-width="8651*"/>
    </style:style>
    <style:style style:name="Table27.D" style:family="table-column">
      <style:table-column-properties style:column-width="11.453cm" style:rel-column-width="40655*"/>
    </style:style>
    <style:style style:name="Table27.1" style:family="table-row">
      <style:table-row-properties style:min-row-height="0.374cm" fo:keep-together="auto"/>
    </style:style>
    <style:style style:name="Table27.A1" style:family="table-cell">
      <style:table-cell-properties fo:background-color="#d9d9d9" fo:padding-left="0.199cm" fo:padding-right="0.191cm" fo:padding-top="0cm" fo:padding-bottom="0cm" fo:border="0.5pt solid #00000a">
        <style:background-image/>
      </style:table-cell-properties>
    </style:style>
    <style:style style:name="Table27.C1" style:family="table-cell">
      <style:table-cell-properties fo:padding-left="0.199cm" fo:padding-right="0.191cm" fo:padding-top="0cm" fo:padding-bottom="0cm" fo:border="0.5pt solid #00000a"/>
    </style:style>
    <style:style style:name="Table27.D1" style:family="table-cell">
      <style:table-cell-properties fo:padding-left="0.199cm" fo:padding-right="0.191cm" fo:padding-top="0cm" fo:padding-bottom="0cm" fo:border="0.5pt solid #00000a"/>
    </style:style>
    <style:style style:name="Table27.C2" style:family="table-cell">
      <style:table-cell-properties fo:padding-left="0.199cm" fo:padding-right="0.191cm" fo:padding-top="0cm" fo:padding-bottom="0cm" fo:border="0.5pt solid #00000a"/>
    </style:style>
    <style:style style:name="Table27.D2" style:family="table-cell">
      <style:table-cell-properties fo:padding-left="0.199cm" fo:padding-right="0.191cm" fo:padding-top="0cm" fo:padding-bottom="0cm" fo:border="0.5pt solid #00000a"/>
    </style:style>
    <style:style style:name="Table27.C3" style:family="table-cell">
      <style:table-cell-properties fo:padding-left="0.199cm" fo:padding-right="0.191cm" fo:padding-top="0cm" fo:padding-bottom="0cm" fo:border="0.5pt solid #00000a"/>
    </style:style>
    <style:style style:name="Table27.D3" style:family="table-cell">
      <style:table-cell-properties fo:padding-left="0.199cm" fo:padding-right="0.191cm" fo:padding-top="0cm" fo:padding-bottom="0cm" fo:border="0.5pt solid #00000a"/>
    </style:style>
    <style:style style:name="Table27.C4" style:family="table-cell">
      <style:table-cell-properties fo:padding-left="0.199cm" fo:padding-right="0.191cm" fo:padding-top="0cm" fo:padding-bottom="0cm" fo:border="0.5pt solid #00000a"/>
    </style:style>
    <style:style style:name="Table27.D4" style:family="table-cell">
      <style:table-cell-properties fo:padding-left="0.199cm" fo:padding-right="0.191cm" fo:padding-top="0cm" fo:padding-bottom="0cm" fo:border="0.5pt solid #00000a"/>
    </style:style>
    <style:style style:name="Table28" style:family="table">
      <style:table-properties style:width="18.461cm" style:rel-width="100%" fo:margin-left="-0.199cm" fo:margin-top="0cm" fo:margin-bottom="0cm" table:align="left" style:writing-mode="lr-tb"/>
    </style:style>
    <style:style style:name="Table28.A" style:family="table-column">
      <style:table-column-properties style:column-width="1.402cm" style:rel-column-width="4980*"/>
    </style:style>
    <style:style style:name="Table28.B" style:family="table-column">
      <style:table-column-properties style:column-width="3.168cm" style:rel-column-width="11246*"/>
    </style:style>
    <style:style style:name="Table28.C" style:family="table-column">
      <style:table-column-properties style:column-width="2.438cm" style:rel-column-width="8651*"/>
    </style:style>
    <style:style style:name="Table28.D" style:family="table-column">
      <style:table-column-properties style:column-width="11.453cm" style:rel-column-width="40655*"/>
    </style:style>
    <style:style style:name="Table28.1" style:family="table-row">
      <style:table-row-properties style:min-row-height="0.374cm" fo:keep-together="auto"/>
    </style:style>
    <style:style style:name="Table28.A1" style:family="table-cell">
      <style:table-cell-properties fo:background-color="#d9d9d9" fo:padding-left="0.199cm" fo:padding-right="0.191cm" fo:padding-top="0cm" fo:padding-bottom="0cm" fo:border="0.5pt solid #00000a">
        <style:background-image/>
      </style:table-cell-properties>
    </style:style>
    <style:style style:name="Table29" style:family="table">
      <style:table-properties style:width="18.461cm" style:rel-width="100%" fo:margin-left="-0.199cm" fo:margin-top="0cm" fo:margin-bottom="0cm" fo:break-before="page" table:align="left" style:writing-mode="lr-tb"/>
    </style:style>
    <style:style style:name="Table29.A" style:family="table-column">
      <style:table-column-properties style:column-width="1.402cm" style:rel-column-width="4980*"/>
    </style:style>
    <style:style style:name="Table29.B" style:family="table-column">
      <style:table-column-properties style:column-width="3.168cm" style:rel-column-width="11246*"/>
    </style:style>
    <style:style style:name="Table29.C" style:family="table-column">
      <style:table-column-properties style:column-width="2.438cm" style:rel-column-width="8651*"/>
    </style:style>
    <style:style style:name="Table29.D" style:family="table-column">
      <style:table-column-properties style:column-width="11.453cm" style:rel-column-width="40655*"/>
    </style:style>
    <style:style style:name="Table29.1" style:family="table-row">
      <style:table-row-properties style:min-row-height="0.374cm" fo:keep-together="auto"/>
    </style:style>
    <style:style style:name="Table29.A1" style:family="table-cell">
      <style:table-cell-properties fo:background-color="#d9d9d9" fo:padding-left="0.199cm" fo:padding-right="0.191cm" fo:padding-top="0cm" fo:padding-bottom="0cm" fo:border="0.5pt solid #00000a">
        <style:background-image/>
      </style:table-cell-properties>
    </style:style>
    <style:style style:name="Table29.C1" style:family="table-cell">
      <style:table-cell-properties fo:padding-left="0.199cm" fo:padding-right="0.191cm" fo:padding-top="0cm" fo:padding-bottom="0cm" fo:border="0.5pt solid #00000a"/>
    </style:style>
    <style:style style:name="Table29.D1" style:family="table-cell">
      <style:table-cell-properties fo:padding-left="0.199cm" fo:padding-right="0.191cm" fo:padding-top="0cm" fo:padding-bottom="0cm" fo:border="0.5pt solid #00000a"/>
    </style:style>
    <style:style style:name="Table29.C2" style:family="table-cell">
      <style:table-cell-properties fo:padding-left="0.199cm" fo:padding-right="0.191cm" fo:padding-top="0cm" fo:padding-bottom="0cm" fo:border="0.5pt solid #00000a"/>
    </style:style>
    <style:style style:name="Table29.D2" style:family="table-cell">
      <style:table-cell-properties fo:padding-left="0.199cm" fo:padding-right="0.191cm" fo:padding-top="0cm" fo:padding-bottom="0cm" fo:border="0.5pt solid #00000a"/>
    </style:style>
    <style:style style:name="Table29.C3" style:family="table-cell">
      <style:table-cell-properties fo:padding-left="0.199cm" fo:padding-right="0.191cm" fo:padding-top="0cm" fo:padding-bottom="0cm" fo:border="0.5pt solid #00000a"/>
    </style:style>
    <style:style style:name="Table29.D3" style:family="table-cell">
      <style:table-cell-properties fo:padding-left="0.199cm" fo:padding-right="0.191cm" fo:padding-top="0cm" fo:padding-bottom="0cm" fo:border="0.5pt solid #00000a"/>
    </style:style>
    <style:style style:name="Table30" style:family="table">
      <style:table-properties style:width="18.461cm" style:rel-width="100%" fo:margin-left="-0.199cm" fo:margin-top="0cm" fo:margin-bottom="0cm" table:align="left" style:writing-mode="lr-tb"/>
    </style:style>
    <style:style style:name="Table30.A" style:family="table-column">
      <style:table-column-properties style:column-width="1.409cm" style:rel-column-width="5006*"/>
    </style:style>
    <style:style style:name="Table30.B" style:family="table-column">
      <style:table-column-properties style:column-width="3.168cm" style:rel-column-width="11246*"/>
    </style:style>
    <style:style style:name="Table30.C" style:family="table-column">
      <style:table-column-properties style:column-width="2.438cm" style:rel-column-width="8651*"/>
    </style:style>
    <style:style style:name="Table30.D" style:family="table-column">
      <style:table-column-properties style:column-width="11.444cm" style:rel-column-width="40629*"/>
    </style:style>
    <style:style style:name="Table30.1" style:family="table-row">
      <style:table-row-properties fo:keep-together="auto"/>
    </style:style>
    <style:style style:name="Table30.A1" style:family="table-cell">
      <style:table-cell-properties fo:background-color="#d9d9d9" fo:padding-left="0.199cm" fo:padding-right="0.191cm" fo:padding-top="0cm" fo:padding-bottom="0cm" fo:border="0.5pt solid #00000a">
        <style:background-image/>
      </style:table-cell-properties>
    </style:style>
    <style:style style:name="Table30.C1" style:family="table-cell">
      <style:table-cell-properties fo:padding-left="0.199cm" fo:padding-right="0.191cm" fo:padding-top="0cm" fo:padding-bottom="0cm" fo:border="0.5pt solid #00000a"/>
    </style:style>
    <style:style style:name="Table30.D1" style:family="table-cell">
      <style:table-cell-properties fo:padding-left="0.199cm" fo:padding-right="0.191cm" fo:padding-top="0cm" fo:padding-bottom="0cm" fo:border="0.5pt solid #00000a"/>
    </style:style>
    <style:style style:name="Table30.2" style:family="table-row">
      <style:table-row-properties style:min-row-height="0.374cm" fo:keep-together="auto"/>
    </style:style>
    <style:style style:name="Table30.C2" style:family="table-cell">
      <style:table-cell-properties fo:padding-left="0.199cm" fo:padding-right="0.191cm" fo:padding-top="0cm" fo:padding-bottom="0cm" fo:border="0.5pt solid #00000a"/>
    </style:style>
    <style:style style:name="Table30.D2" style:family="table-cell">
      <style:table-cell-properties fo:padding-left="0.199cm" fo:padding-right="0.191cm" fo:padding-top="0cm" fo:padding-bottom="0cm" fo:border="0.5pt solid #00000a"/>
    </style:style>
    <style:style style:name="Table31" style:family="table">
      <style:table-properties style:width="18.461cm" style:rel-width="100%" fo:margin-left="-0.199cm" fo:margin-top="0cm" fo:margin-bottom="0cm" table:align="left" style:writing-mode="lr-tb"/>
    </style:style>
    <style:style style:name="Table31.A" style:family="table-column">
      <style:table-column-properties style:column-width="1.409cm" style:rel-column-width="5006*"/>
    </style:style>
    <style:style style:name="Table31.B" style:family="table-column">
      <style:table-column-properties style:column-width="3.168cm" style:rel-column-width="11246*"/>
    </style:style>
    <style:style style:name="Table31.C" style:family="table-column">
      <style:table-column-properties style:column-width="2.438cm" style:rel-column-width="8651*"/>
    </style:style>
    <style:style style:name="Table31.D" style:family="table-column">
      <style:table-column-properties style:column-width="11.444cm" style:rel-column-width="40629*"/>
    </style:style>
    <style:style style:name="Table31.1" style:family="table-row">
      <style:table-row-properties style:min-row-height="0.374cm" fo:keep-together="auto"/>
    </style:style>
    <style:style style:name="Table31.A1" style:family="table-cell">
      <style:table-cell-properties fo:background-color="#d9d9d9" fo:padding-left="0.199cm" fo:padding-right="0.191cm" fo:padding-top="0cm" fo:padding-bottom="0cm" fo:border="0.5pt solid #00000a">
        <style:background-image/>
      </style:table-cell-properties>
    </style:style>
    <style:style style:name="Table31.C1" style:family="table-cell">
      <style:table-cell-properties fo:padding-left="0.199cm" fo:padding-right="0.191cm" fo:padding-top="0cm" fo:padding-bottom="0cm" fo:border="0.5pt solid #00000a"/>
    </style:style>
    <style:style style:name="Table31.D1" style:family="table-cell">
      <style:table-cell-properties fo:padding-left="0.199cm" fo:padding-right="0.191cm" fo:padding-top="0cm" fo:padding-bottom="0cm" fo:border="0.5pt solid #00000a"/>
    </style:style>
    <style:style style:name="Table32" style:family="table">
      <style:table-properties style:width="16.799cm" style:rel-width="91%" fo:margin-left="0.492cm" fo:margin-top="0cm" fo:margin-bottom="0cm" table:align="left" style:writing-mode="lr-tb"/>
    </style:style>
    <style:style style:name="Table32.A" style:family="table-column">
      <style:table-column-properties style:column-width="3.888cm" style:rel-column-width="15164*"/>
    </style:style>
    <style:style style:name="Table32.B" style:family="table-column">
      <style:table-column-properties style:column-width="12.912cm" style:rel-column-width="50370*"/>
    </style:style>
    <style:style style:name="Table32.1" style:family="table-row">
      <style:table-row-properties style:min-row-height="0.15cm" fo:keep-together="auto"/>
    </style:style>
    <style:style style:name="Table32.A1" style:family="table-cell">
      <style:table-cell-properties fo:background-color="#d9d9d9" fo:padding-left="0.199cm" fo:padding-right="0.191cm" fo:padding-top="0cm" fo:padding-bottom="0cm" fo:border="0.5pt solid #00000a">
        <style:background-image/>
      </style:table-cell-properties>
    </style:style>
    <style:style style:name="Table32.2" style:family="table-row">
      <style:table-row-properties style:min-row-height="0.169cm" fo:keep-together="auto"/>
    </style:style>
    <style:style style:name="Table32.B2" style:family="table-cell">
      <style:table-cell-properties fo:padding-left="0.199cm" fo:padding-right="0.191cm" fo:padding-top="0cm" fo:padding-bottom="0cm" fo:border="0.5pt solid #00000a"/>
    </style:style>
    <style:style style:name="Table32.3" style:family="table-row">
      <style:table-row-properties style:min-row-height="0.226cm" fo:keep-together="auto"/>
    </style:style>
    <style:style style:name="Table32.B3" style:family="table-cell">
      <style:table-cell-properties fo:padding-left="0.199cm" fo:padding-right="0.191cm" fo:padding-top="0cm" fo:padding-bottom="0cm" fo:border="0.5pt solid #00000a"/>
    </style:style>
    <style:style style:name="Table32.4" style:family="table-row">
      <style:table-row-properties style:min-row-height="0.235cm" fo:keep-together="auto"/>
    </style:style>
    <style:style style:name="Table32.B4" style:family="table-cell">
      <style:table-cell-properties fo:padding-left="0.199cm" fo:padding-right="0.191cm" fo:padding-top="0cm" fo:padding-bottom="0cm" fo:border="0.5pt solid #00000a"/>
    </style:style>
    <style:style style:name="Table32.5" style:family="table-row">
      <style:table-row-properties style:min-row-height="0.24cm" fo:keep-together="auto"/>
    </style:style>
    <style:style style:name="Table32.B5" style:family="table-cell">
      <style:table-cell-properties fo:padding-left="0.199cm" fo:padding-right="0.191cm" fo:padding-top="0cm" fo:padding-bottom="0cm" fo:border="0.5pt solid #00000a"/>
    </style:style>
    <style:style style:name="Table32.6" style:family="table-row">
      <style:table-row-properties style:min-row-height="0.249cm" fo:keep-together="auto"/>
    </style:style>
    <style:style style:name="Table32.B6" style:family="table-cell">
      <style:table-cell-properties fo:padding-left="0.199cm" fo:padding-right="0.191cm" fo:padding-top="0cm" fo:padding-bottom="0cm" fo:border="0.5pt solid #00000a"/>
    </style:style>
    <style:style style:name="Table33" style:family="table">
      <style:table-properties style:width="18.461cm" style:rel-width="100%" fo:margin-left="-0.199cm" fo:margin-top="0cm" fo:margin-bottom="0cm" table:align="left" style:writing-mode="lr-tb"/>
    </style:style>
    <style:style style:name="Table33.A" style:family="table-column">
      <style:table-column-properties style:column-width="1.409cm" style:rel-column-width="5006*"/>
    </style:style>
    <style:style style:name="Table33.B" style:family="table-column">
      <style:table-column-properties style:column-width="3.168cm" style:rel-column-width="11246*"/>
    </style:style>
    <style:style style:name="Table33.C" style:family="table-column">
      <style:table-column-properties style:column-width="2.438cm" style:rel-column-width="8651*"/>
    </style:style>
    <style:style style:name="Table33.D" style:family="table-column">
      <style:table-column-properties style:column-width="11.444cm" style:rel-column-width="40629*"/>
    </style:style>
    <style:style style:name="Table33.1" style:family="table-row">
      <style:table-row-properties style:min-row-height="0.374cm" fo:keep-together="auto"/>
    </style:style>
    <style:style style:name="Table33.A1" style:family="table-cell">
      <style:table-cell-properties fo:background-color="#d9d9d9" fo:padding-left="0.199cm" fo:padding-right="0.191cm" fo:padding-top="0cm" fo:padding-bottom="0cm" fo:border="0.5pt solid #00000a">
        <style:background-image/>
      </style:table-cell-properties>
    </style:style>
    <style:style style:name="Table33.C1" style:family="table-cell">
      <style:table-cell-properties fo:padding-left="0.199cm" fo:padding-right="0.191cm" fo:padding-top="0cm" fo:padding-bottom="0cm" fo:border="0.5pt solid #00000a"/>
    </style:style>
    <style:style style:name="Table33.D1" style:family="table-cell">
      <style:table-cell-properties fo:padding-left="0.199cm" fo:padding-right="0.191cm" fo:padding-top="0cm" fo:padding-bottom="0cm" fo:border="0.5pt solid #00000a"/>
    </style:style>
    <style:style style:name="Table34" style:family="table">
      <style:table-properties style:width="16.799cm" style:rel-width="91%" fo:margin-left="0.492cm" fo:margin-top="0cm" fo:margin-bottom="0cm" table:align="left" style:writing-mode="lr-tb"/>
    </style:style>
    <style:style style:name="Table34.A" style:family="table-column">
      <style:table-column-properties style:column-width="1.704cm" style:rel-column-width="6645*"/>
    </style:style>
    <style:style style:name="Table34.B" style:family="table-column">
      <style:table-column-properties style:column-width="3.164cm" style:rel-column-width="12347*"/>
    </style:style>
    <style:style style:name="Table34.C" style:family="table-column">
      <style:table-column-properties style:column-width="11.931cm" style:rel-column-width="46543*"/>
    </style:style>
    <style:style style:name="Table34.1" style:family="table-row">
      <style:table-row-properties fo:keep-together="auto"/>
    </style:style>
    <style:style style:name="Table34.A1" style:family="table-cell">
      <style:table-cell-properties fo:background-color="#d9d9d9" fo:padding-left="0.199cm" fo:padding-right="0.191cm" fo:padding-top="0cm" fo:padding-bottom="0cm" fo:border="0.5pt solid #00000a">
        <style:background-image/>
      </style:table-cell-properties>
    </style:style>
    <style:style style:name="Table34.2" style:family="table-row">
      <style:table-row-properties style:min-row-height="0.27cm" fo:keep-together="auto"/>
    </style:style>
    <style:style style:name="Table34.B2" style:family="table-cell">
      <style:table-cell-properties fo:padding-left="0.199cm" fo:padding-right="0.191cm" fo:padding-top="0cm" fo:padding-bottom="0cm" fo:border="0.5pt solid #00000a"/>
    </style:style>
    <style:style style:name="Table34.C2" style:family="table-cell">
      <style:table-cell-properties fo:padding-left="0.199cm" fo:padding-right="0.191cm" fo:padding-top="0cm" fo:padding-bottom="0cm" fo:border="0.5pt solid #00000a"/>
    </style:style>
    <style:style style:name="Table34.B3" style:family="table-cell">
      <style:table-cell-properties fo:padding-left="0.199cm" fo:padding-right="0.191cm" fo:padding-top="0cm" fo:padding-bottom="0cm" fo:border="0.5pt solid #00000a"/>
    </style:style>
    <style:style style:name="Table34.C3" style:family="table-cell">
      <style:table-cell-properties fo:padding-left="0.199cm" fo:padding-right="0.191cm" fo:padding-top="0cm" fo:padding-bottom="0cm" fo:border="0.5pt solid #00000a"/>
    </style:style>
    <style:style style:name="Table34.B4" style:family="table-cell">
      <style:table-cell-properties fo:padding-left="0.199cm" fo:padding-right="0.191cm" fo:padding-top="0cm" fo:padding-bottom="0cm" fo:border="0.5pt solid #00000a"/>
    </style:style>
    <style:style style:name="Table34.C4" style:family="table-cell">
      <style:table-cell-properties fo:padding-left="0.199cm" fo:padding-right="0.191cm" fo:padding-top="0cm" fo:padding-bottom="0cm" fo:border="0.5pt solid #00000a"/>
    </style:style>
    <style:style style:name="Table34.5" style:family="table-row">
      <style:table-row-properties style:min-row-height="1.501cm" fo:keep-together="auto"/>
    </style:style>
    <style:style style:name="Table34.B5" style:family="table-cell">
      <style:table-cell-properties fo:padding-left="0.199cm" fo:padding-right="0.191cm" fo:padding-top="0cm" fo:padding-bottom="0cm" fo:border="0.5pt solid #00000a"/>
    </style:style>
    <style:style style:name="Table34.C5" style:family="table-cell">
      <style:table-cell-properties fo:padding-left="0.199cm" fo:padding-right="0.191cm" fo:padding-top="0cm" fo:padding-bottom="0cm" fo:border="0.5pt solid #00000a"/>
    </style:style>
    <style:style style:name="Table34.B6" style:family="table-cell">
      <style:table-cell-properties fo:padding-left="0.199cm" fo:padding-right="0.191cm" fo:padding-top="0cm" fo:padding-bottom="0cm" fo:border="0.5pt solid #00000a"/>
    </style:style>
    <style:style style:name="Table34.C6" style:family="table-cell">
      <style:table-cell-properties fo:padding-left="0.199cm" fo:padding-right="0.191cm" fo:padding-top="0cm" fo:padding-bottom="0cm" fo:border="0.5pt solid #00000a"/>
    </style:style>
    <style:style style:name="Table35" style:family="table">
      <style:table-properties style:width="16.799cm" style:rel-width="91%" fo:margin-left="0.492cm" fo:margin-top="0cm" fo:margin-bottom="0cm" fo:break-before="page" table:align="left" style:writing-mode="lr-tb"/>
    </style:style>
    <style:style style:name="Table35.A" style:family="table-column">
      <style:table-column-properties style:column-width="1.704cm" style:rel-column-width="6645*"/>
    </style:style>
    <style:style style:name="Table35.B" style:family="table-column">
      <style:table-column-properties style:column-width="3.164cm" style:rel-column-width="12347*"/>
    </style:style>
    <style:style style:name="Table35.C" style:family="table-column">
      <style:table-column-properties style:column-width="11.931cm" style:rel-column-width="46543*"/>
    </style:style>
    <style:style style:name="Table35.1" style:family="table-row">
      <style:table-row-properties fo:keep-together="auto"/>
    </style:style>
    <style:style style:name="Table35.A1" style:family="table-cell">
      <style:table-cell-properties fo:background-color="#d9d9d9" fo:padding-left="0.199cm" fo:padding-right="0.191cm" fo:padding-top="0cm" fo:padding-bottom="0cm" fo:border="0.5pt solid #00000a">
        <style:background-image/>
      </style:table-cell-properties>
    </style:style>
    <style:style style:name="Table35.B1" style:family="table-cell">
      <style:table-cell-properties fo:padding-left="0.199cm" fo:padding-right="0.191cm" fo:padding-top="0cm" fo:padding-bottom="0cm" fo:border="0.5pt solid #00000a"/>
    </style:style>
    <style:style style:name="Table35.C1" style:family="table-cell">
      <style:table-cell-properties fo:padding-left="0.199cm" fo:padding-right="0.191cm" fo:padding-top="0cm" fo:padding-bottom="0cm" fo:border="0.5pt solid #00000a"/>
    </style:style>
    <style:style style:name="Table35.B2" style:family="table-cell">
      <style:table-cell-properties fo:padding-left="0.199cm" fo:padding-right="0.191cm" fo:padding-top="0cm" fo:padding-bottom="0cm" fo:border="0.5pt solid #00000a"/>
    </style:style>
    <style:style style:name="Table35.C2" style:family="table-cell">
      <style:table-cell-properties fo:padding-left="0.199cm" fo:padding-right="0.191cm" fo:padding-top="0cm" fo:padding-bottom="0cm" fo:border="0.5pt solid #00000a"/>
    </style:style>
    <style:style style:name="Table35.B3" style:family="table-cell">
      <style:table-cell-properties fo:padding-left="0.199cm" fo:padding-right="0.191cm" fo:padding-top="0cm" fo:padding-bottom="0cm" fo:border="0.5pt solid #00000a"/>
    </style:style>
    <style:style style:name="Table35.C3" style:family="table-cell">
      <style:table-cell-properties fo:padding-left="0.199cm" fo:padding-right="0.191cm" fo:padding-top="0cm" fo:padding-bottom="0cm" fo:border="0.5pt solid #00000a"/>
    </style:style>
    <style:style style:name="Table35.B4" style:family="table-cell">
      <style:table-cell-properties fo:padding-left="0.199cm" fo:padding-right="0.191cm" fo:padding-top="0cm" fo:padding-bottom="0cm" fo:border="0.5pt solid #00000a"/>
    </style:style>
    <style:style style:name="Table35.C4" style:family="table-cell">
      <style:table-cell-properties fo:padding-left="0.199cm" fo:padding-right="0.191cm" fo:padding-top="0cm" fo:padding-bottom="0cm" fo:border="0.5pt solid #00000a"/>
    </style:style>
    <style:style style:name="Table35.B5" style:family="table-cell">
      <style:table-cell-properties fo:padding-left="0.199cm" fo:padding-right="0.191cm" fo:padding-top="0cm" fo:padding-bottom="0cm" fo:border="0.5pt solid #00000a"/>
    </style:style>
    <style:style style:name="Table35.C5" style:family="table-cell">
      <style:table-cell-properties fo:padding-left="0.199cm" fo:padding-right="0.191cm" fo:padding-top="0cm" fo:padding-bottom="0cm" fo:border="0.5pt solid #00000a"/>
    </style:style>
    <style:style style:name="Table36" style:family="table">
      <style:table-properties style:width="16.799cm" style:rel-width="91%" fo:margin-left="0.492cm" fo:margin-top="0cm" fo:margin-bottom="0cm" fo:break-before="page" table:align="left" style:writing-mode="lr-tb"/>
    </style:style>
    <style:style style:name="Table36.A" style:family="table-column">
      <style:table-column-properties style:column-width="1.704cm" style:rel-column-width="6645*"/>
    </style:style>
    <style:style style:name="Table36.B" style:family="table-column">
      <style:table-column-properties style:column-width="3.164cm" style:rel-column-width="12347*"/>
    </style:style>
    <style:style style:name="Table36.C" style:family="table-column">
      <style:table-column-properties style:column-width="11.931cm" style:rel-column-width="46543*"/>
    </style:style>
    <style:style style:name="Table36.1" style:family="table-row">
      <style:table-row-properties fo:keep-together="auto"/>
    </style:style>
    <style:style style:name="Table36.A1" style:family="table-cell">
      <style:table-cell-properties fo:background-color="#d9d9d9" fo:padding-left="0.199cm" fo:padding-right="0.191cm" fo:padding-top="0cm" fo:padding-bottom="0cm" fo:border="0.5pt solid #00000a">
        <style:background-image/>
      </style:table-cell-properties>
    </style:style>
    <style:style style:name="Table36.B1" style:family="table-cell">
      <style:table-cell-properties fo:padding-left="0.199cm" fo:padding-right="0.191cm" fo:padding-top="0cm" fo:padding-bottom="0cm" fo:border="0.5pt solid #00000a"/>
    </style:style>
    <style:style style:name="Table36.C1" style:family="table-cell">
      <style:table-cell-properties fo:padding-left="0.199cm" fo:padding-right="0.191cm" fo:padding-top="0cm" fo:padding-bottom="0cm" fo:border="0.5pt solid #00000a"/>
    </style:style>
    <style:style style:name="Table36.2" style:family="table-row">
      <style:table-row-properties style:min-row-height="4.856cm" fo:keep-together="auto"/>
    </style:style>
    <style:style style:name="Table36.B2" style:family="table-cell">
      <style:table-cell-properties fo:padding-left="0.199cm" fo:padding-right="0.191cm" fo:padding-top="0cm" fo:padding-bottom="0cm" fo:border="0.5pt solid #00000a"/>
    </style:style>
    <style:style style:name="Table36.C2" style:family="table-cell">
      <style:table-cell-properties fo:padding-left="0.199cm" fo:padding-right="0.191cm" fo:padding-top="0cm" fo:padding-bottom="0cm" fo:border="0.5pt solid #00000a"/>
    </style:style>
    <style:style style:name="Table36.B3" style:family="table-cell">
      <style:table-cell-properties fo:padding-left="0.199cm" fo:padding-right="0.191cm" fo:padding-top="0cm" fo:padding-bottom="0cm" fo:border="0.5pt solid #00000a"/>
    </style:style>
    <style:style style:name="Table36.C3" style:family="table-cell">
      <style:table-cell-properties fo:padding-left="0.199cm" fo:padding-right="0.191cm" fo:padding-top="0cm" fo:padding-bottom="0cm" fo:border="0.5pt solid #00000a"/>
    </style:style>
    <style:style style:name="Table36.B4" style:family="table-cell">
      <style:table-cell-properties fo:padding-left="0.199cm" fo:padding-right="0.191cm" fo:padding-top="0cm" fo:padding-bottom="0cm" fo:border="0.5pt solid #00000a"/>
    </style:style>
    <style:style style:name="Table36.C4" style:family="table-cell">
      <style:table-cell-properties fo:padding-left="0.199cm" fo:padding-right="0.191cm" fo:padding-top="0cm" fo:padding-bottom="0cm" fo:border="0.5pt solid #00000a"/>
    </style:style>
    <style:style style:name="Table36.B5" style:family="table-cell">
      <style:table-cell-properties fo:padding-left="0.199cm" fo:padding-right="0.191cm" fo:padding-top="0cm" fo:padding-bottom="0cm" fo:border="0.5pt solid #00000a"/>
    </style:style>
    <style:style style:name="Table36.C5" style:family="table-cell">
      <style:table-cell-properties fo:padding-left="0.199cm" fo:padding-right="0.191cm" fo:padding-top="0cm" fo:padding-bottom="0cm" fo:border="0.5pt solid #00000a"/>
    </style:style>
    <style:style style:name="Table36.B6" style:family="table-cell">
      <style:table-cell-properties fo:padding-left="0.199cm" fo:padding-right="0.191cm" fo:padding-top="0cm" fo:padding-bottom="0cm" fo:border="0.5pt solid #00000a"/>
    </style:style>
    <style:style style:name="Table36.C6" style:family="table-cell">
      <style:table-cell-properties fo:padding-left="0.199cm" fo:padding-right="0.191cm" fo:padding-top="0cm" fo:padding-bottom="0cm" fo:border="0.5pt solid #00000a"/>
    </style:style>
    <style:style style:name="Table37" style:family="table">
      <style:table-properties style:width="16.799cm" style:rel-width="91%" fo:margin-left="0.492cm" fo:margin-top="0cm" fo:margin-bottom="0cm" fo:break-before="page" table:align="left" style:writing-mode="lr-tb"/>
    </style:style>
    <style:style style:name="Table37.A" style:family="table-column">
      <style:table-column-properties style:column-width="1.704cm" style:rel-column-width="6645*"/>
    </style:style>
    <style:style style:name="Table37.B" style:family="table-column">
      <style:table-column-properties style:column-width="3.164cm" style:rel-column-width="12347*"/>
    </style:style>
    <style:style style:name="Table37.C" style:family="table-column">
      <style:table-column-properties style:column-width="11.931cm" style:rel-column-width="46543*"/>
    </style:style>
    <style:style style:name="Table37.1" style:family="table-row">
      <style:table-row-properties fo:keep-together="auto"/>
    </style:style>
    <style:style style:name="Table37.A1" style:family="table-cell">
      <style:table-cell-properties fo:background-color="#d9d9d9" fo:padding-left="0.199cm" fo:padding-right="0.191cm" fo:padding-top="0cm" fo:padding-bottom="0cm" fo:border="0.5pt solid #00000a">
        <style:background-image/>
      </style:table-cell-properties>
    </style:style>
    <style:style style:name="Table37.B1" style:family="table-cell">
      <style:table-cell-properties fo:padding-left="0.199cm" fo:padding-right="0.191cm" fo:padding-top="0cm" fo:padding-bottom="0cm" fo:border="0.5pt solid #00000a"/>
    </style:style>
    <style:style style:name="Table37.C1" style:family="table-cell">
      <style:table-cell-properties fo:padding-left="0.199cm" fo:padding-right="0.191cm" fo:padding-top="0cm" fo:padding-bottom="0cm" fo:border="0.5pt solid #00000a"/>
    </style:style>
    <style:style style:name="Table37.B2" style:family="table-cell">
      <style:table-cell-properties fo:padding-left="0.199cm" fo:padding-right="0.191cm" fo:padding-top="0cm" fo:padding-bottom="0cm" fo:border="0.5pt solid #00000a"/>
    </style:style>
    <style:style style:name="Table37.C2" style:family="table-cell">
      <style:table-cell-properties fo:padding-left="0.199cm" fo:padding-right="0.191cm" fo:padding-top="0cm" fo:padding-bottom="0cm" fo:border="0.5pt solid #00000a"/>
    </style:style>
    <style:style style:name="Table37.B3" style:family="table-cell">
      <style:table-cell-properties fo:padding-left="0.199cm" fo:padding-right="0.191cm" fo:padding-top="0cm" fo:padding-bottom="0cm" fo:border="0.5pt solid #00000a"/>
    </style:style>
    <style:style style:name="Table37.C3" style:family="table-cell">
      <style:table-cell-properties fo:padding-left="0.199cm" fo:padding-right="0.191cm" fo:padding-top="0cm" fo:padding-bottom="0cm" fo:border="0.5pt solid #00000a"/>
    </style:style>
    <style:style style:name="Table38" style:family="table">
      <style:table-properties style:width="18.503cm" fo:margin-left="-0.259cm" fo:margin-top="0cm" fo:margin-bottom="0cm" table:align="left" style:writing-mode="lr-tb"/>
    </style:style>
    <style:style style:name="Table38.A" style:family="table-column">
      <style:table-column-properties style:column-width="1.997cm"/>
    </style:style>
    <style:style style:name="Table38.B" style:family="table-column">
      <style:table-column-properties style:column-width="1.483cm"/>
    </style:style>
    <style:style style:name="Table38.C" style:family="table-column">
      <style:table-column-properties style:column-width="1.485cm"/>
    </style:style>
    <style:style style:name="Table38.D" style:family="table-column">
      <style:table-column-properties style:column-width="1.466cm"/>
    </style:style>
    <style:style style:name="Table38.E" style:family="table-column">
      <style:table-column-properties style:column-width="1.476cm"/>
    </style:style>
    <style:style style:name="Table38.F" style:family="table-column">
      <style:table-column-properties style:column-width="1.475cm"/>
    </style:style>
    <style:style style:name="Table38.G" style:family="table-column">
      <style:table-column-properties style:column-width="1.468cm"/>
    </style:style>
    <style:style style:name="Table38.H" style:family="table-column">
      <style:table-column-properties style:column-width="1.492cm"/>
    </style:style>
    <style:style style:name="Table38.I" style:family="table-column">
      <style:table-column-properties style:column-width="6.16cm"/>
    </style:style>
    <style:style style:name="Table38.1" style:family="table-row">
      <style:table-row-properties style:min-row-height="1.023cm" fo:keep-together="auto"/>
    </style:style>
    <style:style style:name="Table38.A1" style:family="table-cell">
      <style:table-cell-properties fo:padding-left="0.199cm" fo:padding-right="0.191cm" fo:padding-top="0cm" fo:padding-bottom="0cm" fo:border="0.5pt solid #00000a"/>
    </style:style>
    <style:style style:name="Table38.2" style:family="table-row">
      <style:table-row-properties fo:keep-together="auto"/>
    </style:style>
    <style:style style:name="Table38.3" style:family="table-row">
      <style:table-row-properties fo:keep-together="auto"/>
    </style:style>
    <style:style style:name="Table38.4" style:family="table-row">
      <style:table-row-properties fo:keep-together="auto"/>
    </style:style>
    <style:style style:name="Table38.5" style:family="table-row">
      <style:table-row-properties fo:keep-together="auto"/>
    </style:style>
    <style:style style:name="Table39" style:family="table">
      <style:table-properties style:width="18.9cm" fo:margin-left="-0.259cm" fo:margin-top="0cm" fo:margin-bottom="0cm" table:align="left" style:writing-mode="lr-tb"/>
    </style:style>
    <style:style style:name="Table39.A" style:family="table-column">
      <style:table-column-properties style:column-width="2cm"/>
    </style:style>
    <style:style style:name="Table39.B" style:family="table-column">
      <style:table-column-properties style:column-width="1.499cm"/>
    </style:style>
    <style:style style:name="Table39.C" style:family="table-column">
      <style:table-column-properties style:column-width="1.501cm"/>
    </style:style>
    <style:style style:name="Table39.D" style:family="table-column">
      <style:table-column-properties style:column-width="1.498cm"/>
    </style:style>
    <style:style style:name="Table39.I" style:family="table-column">
      <style:table-column-properties style:column-width="6.401cm"/>
    </style:style>
    <style:style style:name="Table39.1" style:family="table-row">
      <style:table-row-properties fo:keep-together="auto"/>
    </style:style>
    <style:style style:name="Table39.A1" style:family="table-cell">
      <style:table-cell-properties fo:padding-left="0.199cm" fo:padding-right="0.191cm" fo:padding-top="0cm" fo:padding-bottom="0cm" fo:border="0.5pt solid #00000a"/>
    </style:style>
    <style:style style:name="Table41" style:family="table">
      <style:table-properties style:width="16.429cm" style:rel-width="100%" fo:margin-left="0cm" fo:margin-right="0cm" fo:margin-top="0cm" fo:margin-bottom="0cm" table:align="margins" style:writing-mode="lr-tb"/>
    </style:style>
    <style:style style:name="Table41.A" style:family="table-column">
      <style:table-column-properties style:column-width="1.64cm" style:rel-column-width="6546*"/>
    </style:style>
    <style:style style:name="Table41.B" style:family="table-column">
      <style:table-column-properties style:column-width="2.909cm" style:rel-column-width="11600*"/>
    </style:style>
    <style:style style:name="Table41.C" style:family="table-column">
      <style:table-column-properties style:column-width="9.943cm" style:rel-column-width="39662*"/>
    </style:style>
    <style:style style:name="Table41.D" style:family="table-column">
      <style:table-column-properties style:column-width="1.937cm" style:rel-column-width="7724*"/>
    </style:style>
    <style:style style:name="Table41.1" style:family="table-row">
      <style:table-row-properties style:min-row-height="0.175cm" fo:keep-together="auto"/>
    </style:style>
    <style:style style:name="Table41.A1" style:family="table-cell">
      <style:table-cell-properties fo:padding-left="0.191cm" fo:padding-right="0.191cm" fo:padding-top="0cm" fo:padding-bottom="0cm" fo:border="0.5pt solid #00000a"/>
    </style:style>
    <style:style style:name="Table41.2" style:family="table-row">
      <style:table-row-properties style:min-row-height="0.3cm" fo:keep-together="auto"/>
    </style:style>
    <style:style style:name="Table41.3" style:family="table-row">
      <style:table-row-properties style:min-row-height="0.245cm" fo:keep-together="auto"/>
    </style:style>
    <style:style style:name="Table41.4" style:family="table-row">
      <style:table-row-properties style:min-row-height="0.229cm" fo:keep-together="auto"/>
    </style:style>
    <style:style style:name="Table41.5" style:family="table-row">
      <style:table-row-properties style:min-row-height="0.235cm" fo:keep-together="auto"/>
    </style:style>
    <style:style style:name="Table41.6" style:family="table-row">
      <style:table-row-properties style:min-row-height="0.217cm" fo:keep-together="auto"/>
    </style:style>
    <style:style style:name="Table41.7" style:family="table-row">
      <style:table-row-properties style:min-row-height="0.136cm" fo:keep-together="auto"/>
    </style:style>
    <style:style style:name="Table41.9" style:family="table-row">
      <style:table-row-properties style:min-row-height="0.377cm" fo:keep-together="auto"/>
    </style:style>
    <style:style style:name="Table172" style:family="table">
      <style:table-properties style:width="18.461cm" style:rel-width="100%" fo:margin-left="-0.199cm" fo:margin-top="0cm" fo:margin-bottom="0cm" table:align="left" style:writing-mode="lr-tb"/>
    </style:style>
    <style:style style:name="Table172.A" style:family="table-column">
      <style:table-column-properties style:column-width="1.409cm" style:rel-column-width="5006*"/>
    </style:style>
    <style:style style:name="Table172.B" style:family="table-column">
      <style:table-column-properties style:column-width="3.187cm" style:rel-column-width="11312*"/>
    </style:style>
    <style:style style:name="Table172.C" style:family="table-column">
      <style:table-column-properties style:column-width="2.448cm" style:rel-column-width="8690*"/>
    </style:style>
    <style:style style:name="Table172.D" style:family="table-column">
      <style:table-column-properties style:column-width="11.416cm" style:rel-column-width="40524*"/>
    </style:style>
    <style:style style:name="Table172.1" style:family="table-row">
      <style:table-row-properties style:min-row-height="0.173cm" fo:keep-together="auto"/>
    </style:style>
    <style:style style:name="Table172.A1" style:family="table-cell">
      <style:table-cell-properties fo:padding-left="0.199cm" fo:padding-right="0.191cm" fo:padding-top="0cm" fo:padding-bottom="0cm" fo:border="0.5pt solid #00000a"/>
    </style:style>
    <style:style style:name="Table172.A2" style:family="table-cell">
      <style:table-cell-properties fo:background-color="#d9d9d9" fo:padding-left="0.199cm" fo:padding-right="0.191cm" fo:padding-top="0cm" fo:padding-bottom="0cm" fo:border="0.5pt solid #00000a">
        <style:background-image/>
      </style:table-cell-properties>
    </style:style>
    <style:style style:name="Table172.D2" style:family="table-cell">
      <style:table-cell-properties fo:background-color="#ffffff" fo:padding-left="0.199cm" fo:padding-right="0.191cm" fo:padding-top="0cm" fo:padding-bottom="0cm" fo:border="0.5pt solid #00000a">
        <style:background-image/>
      </style:table-cell-properties>
    </style:style>
    <style:style style:name="Table172.5" style:family="table-row">
      <style:table-row-properties style:min-row-height="9.082cm" fo:keep-together="auto"/>
    </style:style>
    <style:style style:name="Table172.6" style:family="table-row">
      <style:table-row-properties style:min-row-height="6.625cm" fo:keep-together="auto"/>
    </style:style>
    <style:style style:name="Table172.7" style:family="table-row">
      <style:table-row-properties style:min-row-height="0.838cm" fo:keep-together="auto"/>
    </style:style>
    <style:style style:name="Table174" style:family="table">
      <style:table-properties style:width="16.614cm" style:rel-width="90%" fo:margin-left="0.743cm" fo:margin-top="0cm" fo:margin-bottom="0cm" table:align="left" style:writing-mode="lr-tb"/>
    </style:style>
    <style:style style:name="Table174.A" style:family="table-column">
      <style:table-column-properties style:column-width="2.2cm" style:rel-column-width="8676*"/>
    </style:style>
    <style:style style:name="Table174.B" style:family="table-column">
      <style:table-column-properties style:column-width="2.933cm" style:rel-column-width="11574*"/>
    </style:style>
    <style:style style:name="Table174.C" style:family="table-column">
      <style:table-column-properties style:column-width="11.481cm" style:rel-column-width="45285*"/>
    </style:style>
    <style:style style:name="Table174.1" style:family="table-row">
      <style:table-row-properties style:min-row-height="0.175cm" fo:keep-together="auto"/>
    </style:style>
    <style:style style:name="Table174.A1" style:family="table-cell">
      <style:table-cell-properties fo:padding-left="0.199cm" fo:padding-right="0.191cm" fo:padding-top="0cm" fo:padding-bottom="0cm" fo:border="0.5pt solid #00000a"/>
    </style:style>
    <style:style style:name="Table174.2" style:family="table-row">
      <style:table-row-properties style:min-row-height="0.136cm" fo:keep-together="auto"/>
    </style:style>
    <style:style style:name="Table174.3" style:family="table-row">
      <style:table-row-properties style:min-row-height="0.245cm" fo:keep-together="auto"/>
    </style:style>
    <style:style style:name="Table175" style:family="table">
      <style:table-properties style:width="18.461cm" style:rel-width="100%" fo:margin-left="-0.199cm" fo:margin-top="0cm" fo:margin-bottom="0cm" table:align="left" style:writing-mode="lr-tb"/>
    </style:style>
    <style:style style:name="Table175.A" style:family="table-column">
      <style:table-column-properties style:column-width="1.161cm" style:rel-column-width="4122*"/>
    </style:style>
    <style:style style:name="Table175.B" style:family="table-column">
      <style:table-column-properties style:column-width="3.186cm" style:rel-column-width="11311*"/>
    </style:style>
    <style:style style:name="Table175.C" style:family="table-column">
      <style:table-column-properties style:column-width="2.452cm" style:rel-column-width="8703*"/>
    </style:style>
    <style:style style:name="Table175.D" style:family="table-column">
      <style:table-column-properties style:column-width="11.661cm" style:rel-column-width="41396*"/>
    </style:style>
    <style:style style:name="Table175.1" style:family="table-row">
      <style:table-row-properties fo:keep-together="auto"/>
    </style:style>
    <style:style style:name="Table175.A1" style:family="table-cell">
      <style:table-cell-properties fo:background-color="#d9d9d9" fo:padding-left="0.199cm" fo:padding-right="0.191cm" fo:padding-top="0cm" fo:padding-bottom="0cm" fo:border="0.5pt solid #00000a">
        <style:background-image/>
      </style:table-cell-properties>
    </style:style>
    <style:style style:name="Table175.C1" style:family="table-cell">
      <style:table-cell-properties fo:padding-left="0.199cm" fo:padding-right="0.191cm" fo:padding-top="0cm" fo:padding-bottom="0cm" fo:border="0.5pt solid #00000a"/>
    </style:style>
    <style:style style:name="Table175.D1" style:family="table-cell">
      <style:table-cell-properties fo:padding-left="0.199cm" fo:padding-right="0.191cm" fo:padding-top="0cm" fo:padding-bottom="0cm" fo:border="0.5pt solid #00000a"/>
    </style:style>
    <style:style style:name="Table176" style:family="table">
      <style:table-properties style:width="16.614cm" style:rel-width="90%" fo:margin-left="0.743cm" fo:margin-top="0cm" fo:margin-bottom="0cm" table:align="left" style:writing-mode="lr-tb"/>
    </style:style>
    <style:style style:name="Table176.A" style:family="table-column">
      <style:table-column-properties style:column-width="1.713cm" style:rel-column-width="6756*"/>
    </style:style>
    <style:style style:name="Table176.B" style:family="table-column">
      <style:table-column-properties style:column-width="4.154cm" style:rel-column-width="16384*"/>
    </style:style>
    <style:style style:name="Table176.C" style:family="table-column">
      <style:table-column-properties style:column-width="10.747cm" style:rel-column-width="42395*"/>
    </style:style>
    <style:style style:name="Table176.1" style:family="table-row">
      <style:table-row-properties style:min-row-height="0.175cm" fo:keep-together="auto"/>
    </style:style>
    <style:style style:name="Table176.A1" style:family="table-cell">
      <style:table-cell-properties fo:padding-left="0.199cm" fo:padding-right="0.191cm" fo:padding-top="0cm" fo:padding-bottom="0cm" fo:border="0.5pt solid #00000a"/>
    </style:style>
    <style:style style:name="Table177" style:family="table">
      <style:table-properties style:width="16.614cm" style:rel-width="90%" fo:margin-left="0.743cm" fo:margin-top="0cm" fo:margin-bottom="0cm" table:align="left" style:writing-mode="lr-tb"/>
    </style:style>
    <style:style style:name="Table177.A" style:family="table-column">
      <style:table-column-properties style:column-width="1.713cm" style:rel-column-width="6756*"/>
    </style:style>
    <style:style style:name="Table177.B" style:family="table-column">
      <style:table-column-properties style:column-width="4.154cm" style:rel-column-width="16384*"/>
    </style:style>
    <style:style style:name="Table177.C" style:family="table-column">
      <style:table-column-properties style:column-width="10.747cm" style:rel-column-width="42395*"/>
    </style:style>
    <style:style style:name="Table177.1" style:family="table-row">
      <style:table-row-properties style:min-row-height="0.175cm" fo:keep-together="auto"/>
    </style:style>
    <style:style style:name="Table177.A1" style:family="table-cell">
      <style:table-cell-properties fo:padding-left="0.199cm" fo:padding-right="0.191cm" fo:padding-top="0cm" fo:padding-bottom="0cm" fo:border="0.5pt solid #00000a"/>
    </style:style>
    <style:style style:name="Table178" style:family="table">
      <style:table-properties style:width="18.461cm" style:rel-width="100%" fo:margin-left="-0.199cm" fo:margin-top="0cm" fo:margin-bottom="0cm" table:align="left" style:writing-mode="lr-tb"/>
    </style:style>
    <style:style style:name="Table178.A" style:family="table-column">
      <style:table-column-properties style:column-width="1.164cm" style:rel-column-width="4135*"/>
    </style:style>
    <style:style style:name="Table178.B" style:family="table-column">
      <style:table-column-properties style:column-width="3.189cm" style:rel-column-width="11324*"/>
    </style:style>
    <style:style style:name="Table178.C" style:family="table-column">
      <style:table-column-properties style:column-width="2.457cm" style:rel-column-width="8723*"/>
    </style:style>
    <style:style style:name="Table178.D" style:family="table-column">
      <style:table-column-properties style:column-width="11.649cm" style:rel-column-width="41350*"/>
    </style:style>
    <style:style style:name="Table178.1" style:family="table-row">
      <style:table-row-properties style:min-row-height="0.441cm" fo:keep-together="auto"/>
    </style:style>
    <style:style style:name="Table178.A1" style:family="table-cell">
      <style:table-cell-properties fo:background-color="#d9d9d9" fo:padding-left="0.199cm" fo:padding-right="0.191cm" fo:padding-top="0cm" fo:padding-bottom="0cm" fo:border="0.5pt solid #00000a">
        <style:background-image/>
      </style:table-cell-properties>
    </style:style>
    <style:style style:name="Table178.C1" style:family="table-cell">
      <style:table-cell-properties fo:padding-left="0.199cm" fo:padding-right="0.191cm" fo:padding-top="0cm" fo:padding-bottom="0cm" fo:border="0.5pt solid #00000a"/>
    </style:style>
    <style:style style:name="Table178.D1" style:family="table-cell">
      <style:table-cell-properties fo:padding-left="0.199cm" fo:padding-right="0.191cm" fo:padding-top="0cm" fo:padding-bottom="0cm" fo:border="0.5pt solid #00000a"/>
    </style:style>
    <style:style style:name="Table178.2" style:family="table-row">
      <style:table-row-properties fo:keep-together="auto"/>
    </style:style>
    <style:style style:name="Table178.C2" style:family="table-cell">
      <style:table-cell-properties fo:padding-left="0.199cm" fo:padding-right="0.191cm" fo:padding-top="0cm" fo:padding-bottom="0cm" fo:border="0.5pt solid #00000a"/>
    </style:style>
    <style:style style:name="Table178.D2" style:family="table-cell">
      <style:table-cell-properties fo:padding-left="0.199cm" fo:padding-right="0.191cm" fo:padding-top="0cm" fo:padding-bottom="0cm" fo:border="0.5pt solid #00000a"/>
    </style:style>
    <style:style style:name="Table178.3" style:family="table-row">
      <style:table-row-properties fo:keep-together="auto"/>
    </style:style>
    <style:style style:name="Table178.C3" style:family="table-cell">
      <style:table-cell-properties fo:padding-left="0.199cm" fo:padding-right="0.191cm" fo:padding-top="0cm" fo:padding-bottom="0cm" fo:border="0.5pt solid #00000a"/>
    </style:style>
    <style:style style:name="Table178.D3" style:family="table-cell">
      <style:table-cell-properties fo:background-color="#ffffff" fo:padding-left="0.199cm" fo:padding-right="0.191cm" fo:padding-top="0cm" fo:padding-bottom="0cm" fo:border="0.5pt solid #00000a">
        <style:background-image/>
      </style:table-cell-properties>
    </style:style>
    <style:style style:name="Table178.4" style:family="table-row">
      <style:table-row-properties fo:keep-together="auto"/>
    </style:style>
    <style:style style:name="Table178.C4" style:family="table-cell">
      <style:table-cell-properties fo:padding-left="0.199cm" fo:padding-right="0.191cm" fo:padding-top="0cm" fo:padding-bottom="0cm" fo:border="0.5pt solid #00000a"/>
    </style:style>
    <style:style style:name="Table178.5" style:family="table-row">
      <style:table-row-properties style:min-row-height="0.323cm" fo:keep-together="auto"/>
    </style:style>
    <style:style style:name="Table178.C5" style:family="table-cell">
      <style:table-cell-properties fo:padding-left="0.199cm" fo:padding-right="0.191cm" fo:padding-top="0cm" fo:padding-bottom="0cm" fo:border="0.5pt solid #00000a"/>
    </style:style>
    <style:style style:name="Table178.6" style:family="table-row">
      <style:table-row-properties style:min-row-height="0.471cm" fo:keep-together="auto"/>
    </style:style>
    <style:style style:name="Table178.C6" style:family="table-cell">
      <style:table-cell-properties fo:padding-left="0.199cm" fo:padding-right="0.191cm" fo:padding-top="0cm" fo:padding-bottom="0cm" fo:border="0.5pt solid #00000a"/>
    </style:style>
    <style:style style:name="Table178.7" style:family="table-row">
      <style:table-row-properties fo:keep-together="auto"/>
    </style:style>
    <style:style style:name="Table178.C7" style:family="table-cell">
      <style:table-cell-properties fo:padding-left="0.199cm" fo:padding-right="0.191cm" fo:padding-top="0cm" fo:padding-bottom="0cm" fo:border="0.5pt solid #00000a"/>
    </style:style>
    <style:style style:name="Table178.8" style:family="table-row">
      <style:table-row-properties fo:keep-together="auto"/>
    </style:style>
    <style:style style:name="Table178.C8" style:family="table-cell">
      <style:table-cell-properties fo:padding-left="0.199cm" fo:padding-right="0.191cm" fo:padding-top="0cm" fo:padding-bottom="0cm" fo:border="0.5pt solid #00000a"/>
    </style:style>
    <style:style style:name="Table178.9" style:family="table-row">
      <style:table-row-properties fo:keep-together="auto"/>
    </style:style>
    <style:style style:name="Table178.C9" style:family="table-cell">
      <style:table-cell-properties fo:padding-left="0.199cm" fo:padding-right="0.191cm" fo:padding-top="0cm" fo:padding-bottom="0cm" fo:border="0.5pt solid #00000a"/>
    </style:style>
    <style:style style:name="Table178.10" style:family="table-row">
      <style:table-row-properties fo:keep-together="auto"/>
    </style:style>
    <style:style style:name="Table178.C10" style:family="table-cell">
      <style:table-cell-properties fo:padding-left="0.199cm" fo:padding-right="0.191cm" fo:padding-top="0cm" fo:padding-bottom="0cm" fo:border="0.5pt solid #00000a"/>
    </style:style>
    <style:style style:name="Table178.11" style:family="table-row">
      <style:table-row-properties fo:keep-together="auto"/>
    </style:style>
    <style:style style:name="Table178.C11" style:family="table-cell">
      <style:table-cell-properties fo:padding-left="0.199cm" fo:padding-right="0.191cm" fo:padding-top="0cm" fo:padding-bottom="0cm" fo:border="0.5pt solid #00000a"/>
    </style:style>
    <style:style style:name="Table178.12" style:family="table-row">
      <style:table-row-properties fo:keep-together="auto"/>
    </style:style>
    <style:style style:name="Table178.C12" style:family="table-cell">
      <style:table-cell-properties fo:padding-left="0.199cm" fo:padding-right="0.191cm" fo:padding-top="0cm" fo:padding-bottom="0cm" fo:border="0.5pt solid #00000a"/>
    </style:style>
    <style:style style:name="Table179" style:family="table">
      <style:table-properties style:width="16.245cm" style:rel-width="88%" fo:margin-left="0.743cm" fo:margin-top="0cm" fo:margin-bottom="0cm" table:align="left" style:writing-mode="lr-tb"/>
    </style:style>
    <style:style style:name="Table179.A" style:family="table-column">
      <style:table-column-properties style:column-width="1.697cm" style:rel-column-width="6848*"/>
    </style:style>
    <style:style style:name="Table179.B" style:family="table-column">
      <style:table-column-properties style:column-width="4.849cm" style:rel-column-width="19562*"/>
    </style:style>
    <style:style style:name="Table179.C" style:family="table-column">
      <style:table-column-properties style:column-width="9.698cm" style:rel-column-width="39125*"/>
    </style:style>
    <style:style style:name="Table179.1" style:family="table-row">
      <style:table-row-properties fo:keep-together="auto"/>
    </style:style>
    <style:style style:name="Table179.A1" style:family="table-cell">
      <style:table-cell-properties fo:padding-left="0.199cm" fo:padding-right="0.191cm" fo:padding-top="0cm" fo:padding-bottom="0cm" fo:border="0.5pt solid #00000a"/>
    </style:style>
    <style:style style:name="Table179.2" style:family="table-row">
      <style:table-row-properties style:min-row-height="0.27cm" fo:keep-together="auto"/>
    </style:style>
    <style:style style:name="Table180" style:family="table">
      <style:table-properties style:width="18.461cm" style:rel-width="100%" fo:margin-left="-0.199cm" fo:margin-top="0cm" fo:margin-bottom="0cm" table:align="left" style:writing-mode="lr-tb"/>
    </style:style>
    <style:style style:name="Table180.A" style:family="table-column">
      <style:table-column-properties style:column-width="1.409cm" style:rel-column-width="5006*"/>
    </style:style>
    <style:style style:name="Table180.B" style:family="table-column">
      <style:table-column-properties style:column-width="2.942cm" style:rel-column-width="10447*"/>
    </style:style>
    <style:style style:name="Table180.C" style:family="table-column">
      <style:table-column-properties style:column-width="2.448cm" style:rel-column-width="8690*"/>
    </style:style>
    <style:style style:name="Table180.D" style:family="table-column">
      <style:table-column-properties style:column-width="11.659cm" style:rel-column-width="41389*"/>
    </style:style>
    <style:style style:name="Table180.1" style:family="table-row">
      <style:table-row-properties fo:keep-together="auto"/>
    </style:style>
    <style:style style:name="Table180.A1" style:family="table-cell">
      <style:table-cell-properties fo:background-color="#d9d9d9" fo:padding-left="0.199cm" fo:padding-right="0.191cm" fo:padding-top="0cm" fo:padding-bottom="0cm" fo:border="0.5pt solid #00000a">
        <style:background-image/>
      </style:table-cell-properties>
    </style:style>
    <style:style style:name="Table180.C1" style:family="table-cell">
      <style:table-cell-properties fo:padding-left="0.199cm" fo:padding-right="0.191cm" fo:padding-top="0cm" fo:padding-bottom="0cm" fo:border="0.5pt solid #00000a"/>
    </style:style>
    <style:style style:name="Table180.D1" style:family="table-cell">
      <style:table-cell-properties fo:background-color="#ffffff" fo:padding-left="0.199cm" fo:padding-right="0.191cm" fo:padding-top="0cm" fo:padding-bottom="0cm" fo:border="0.5pt solid #00000a">
        <style:background-image/>
      </style:table-cell-properties>
    </style:style>
    <style:style style:name="Table181" style:family="table">
      <style:table-properties style:width="16.752cm" fo:margin-left="0.743cm" fo:margin-top="0cm" fo:margin-bottom="0cm" table:align="left" style:writing-mode="lr-tb"/>
    </style:style>
    <style:style style:name="Table181.A" style:family="table-column">
      <style:table-column-properties style:column-width="1.75cm"/>
    </style:style>
    <style:style style:name="Table181.B" style:family="table-column">
      <style:table-column-properties style:column-width="4.5cm"/>
    </style:style>
    <style:style style:name="Table181.C" style:family="table-column">
      <style:table-column-properties style:column-width="10.502cm"/>
    </style:style>
    <style:style style:name="Table181.1" style:family="table-row">
      <style:table-row-properties fo:keep-together="auto"/>
    </style:style>
    <style:style style:name="Table181.A1" style:family="table-cell">
      <style:table-cell-properties fo:padding-left="0.199cm" fo:padding-right="0.191cm" fo:padding-top="0cm" fo:padding-bottom="0cm" fo:border="0.5pt solid #00000a"/>
    </style:style>
    <style:style style:name="Table182" style:family="table">
      <style:table-properties style:width="18.461cm" style:rel-width="100%" fo:margin-left="-0.199cm" fo:margin-top="0cm" fo:margin-bottom="0cm" table:align="left" style:writing-mode="lr-tb"/>
    </style:style>
    <style:style style:name="Table182.A" style:family="table-column">
      <style:table-column-properties style:column-width="1.409cm" style:rel-column-width="5006*"/>
    </style:style>
    <style:style style:name="Table182.B" style:family="table-column">
      <style:table-column-properties style:column-width="2.942cm" style:rel-column-width="10447*"/>
    </style:style>
    <style:style style:name="Table182.C" style:family="table-column">
      <style:table-column-properties style:column-width="2.448cm" style:rel-column-width="8690*"/>
    </style:style>
    <style:style style:name="Table182.D" style:family="table-column">
      <style:table-column-properties style:column-width="11.659cm" style:rel-column-width="41389*"/>
    </style:style>
    <style:style style:name="Table182.1" style:family="table-row">
      <style:table-row-properties fo:keep-together="auto"/>
    </style:style>
    <style:style style:name="Table182.A1" style:family="table-cell">
      <style:table-cell-properties fo:background-color="#d9d9d9" fo:padding-left="0.199cm" fo:padding-right="0.191cm" fo:padding-top="0cm" fo:padding-bottom="0cm" fo:border="0.5pt solid #00000a">
        <style:background-image/>
      </style:table-cell-properties>
    </style:style>
    <style:style style:name="Table182.C1" style:family="table-cell">
      <style:table-cell-properties fo:padding-left="0.199cm" fo:padding-right="0.191cm" fo:padding-top="0cm" fo:padding-bottom="0cm" fo:border="0.5pt solid #00000a"/>
    </style:style>
    <style:style style:name="Table182.D1" style:family="table-cell">
      <style:table-cell-properties fo:background-color="#ffffff" fo:padding-left="0.199cm" fo:padding-right="0.191cm" fo:padding-top="0cm" fo:padding-bottom="0cm" fo:border="0.5pt solid #00000a">
        <style:background-image/>
      </style:table-cell-properties>
    </style:style>
    <style:style style:name="Table182.2" style:family="table-row">
      <style:table-row-properties style:min-row-height="0.349cm" fo:keep-together="auto"/>
    </style:style>
    <style:style style:name="Table182.C2" style:family="table-cell">
      <style:table-cell-properties fo:padding-left="0.199cm" fo:padding-right="0.191cm" fo:padding-top="0cm" fo:padding-bottom="0cm" fo:border="0.5pt solid #00000a"/>
    </style:style>
    <style:style style:name="Table182.C3" style:family="table-cell">
      <style:table-cell-properties fo:padding-left="0.199cm" fo:padding-right="0.191cm" fo:padding-top="0cm" fo:padding-bottom="0cm" fo:border="0.5pt solid #00000a"/>
    </style:style>
    <style:style style:name="Table182.C4" style:family="table-cell">
      <style:table-cell-properties fo:padding-left="0.199cm" fo:padding-right="0.191cm" fo:padding-top="0cm" fo:padding-bottom="0cm" fo:border="0.5pt solid #00000a"/>
    </style:style>
    <style:style style:name="Table182.C5" style:family="table-cell">
      <style:table-cell-properties fo:padding-left="0.199cm" fo:padding-right="0.191cm" fo:padding-top="0cm" fo:padding-bottom="0cm" fo:border="0.5pt solid #00000a"/>
    </style:style>
    <style:style style:name="Table182.6" style:family="table-row">
      <style:table-row-properties style:min-row-height="0.575cm" fo:keep-together="auto"/>
    </style:style>
    <style:style style:name="Table182.C6" style:family="table-cell">
      <style:table-cell-properties fo:padding-left="0.199cm" fo:padding-right="0.191cm" fo:padding-top="0cm" fo:padding-bottom="0cm" fo:border="0.5pt solid #00000a"/>
    </style:style>
    <style:style style:name="Table182.C8" style:family="table-cell">
      <style:table-cell-properties fo:padding-left="0.199cm" fo:padding-right="0.191cm" fo:padding-top="0cm" fo:padding-bottom="0cm" fo:border="0.5pt solid #00000a"/>
    </style:style>
    <style:style style:name="Table182.C9" style:family="table-cell">
      <style:table-cell-properties fo:padding-left="0.199cm" fo:padding-right="0.191cm" fo:padding-top="0cm" fo:padding-bottom="0cm" fo:border="0.5pt solid #00000a"/>
    </style:style>
    <style:style style:name="Table182.C10" style:family="table-cell">
      <style:table-cell-properties fo:padding-left="0.199cm" fo:padding-right="0.191cm" fo:padding-top="0cm" fo:padding-bottom="0cm" fo:border="0.5pt solid #00000a"/>
    </style:style>
    <style:style style:name="Table182.C11" style:family="table-cell">
      <style:table-cell-properties fo:padding-left="0.199cm" fo:padding-right="0.191cm" fo:padding-top="0cm" fo:padding-bottom="0cm" fo:border="0.5pt solid #00000a"/>
    </style:style>
    <style:style style:name="Table183" style:family="table">
      <style:table-properties style:width="18.461cm" style:rel-width="100%" fo:margin-left="-0.199cm" fo:margin-top="0cm" fo:margin-bottom="0cm" table:align="left" style:writing-mode="lr-tb"/>
    </style:style>
    <style:style style:name="Table183.A" style:family="table-column">
      <style:table-column-properties style:column-width="1.379cm" style:rel-column-width="4895*"/>
    </style:style>
    <style:style style:name="Table183.B" style:family="table-column">
      <style:table-column-properties style:column-width="1.363cm" style:rel-column-width="4843*"/>
    </style:style>
    <style:style style:name="Table183.C" style:family="table-column">
      <style:table-column-properties style:column-width="1.367cm" style:rel-column-width="4850*"/>
    </style:style>
    <style:style style:name="Table183.D" style:family="table-column">
      <style:table-column-properties style:column-width="1.362cm" style:rel-column-width="4836*"/>
    </style:style>
    <style:style style:name="Table183.E" style:family="table-column">
      <style:table-column-properties style:column-width="1.362cm" style:rel-column-width="4837*"/>
    </style:style>
    <style:style style:name="Table183.G" style:family="table-column">
      <style:table-column-properties style:column-width="1.806cm" style:rel-column-width="6409*"/>
    </style:style>
    <style:style style:name="Table183.H" style:family="table-column">
      <style:table-column-properties style:column-width="8.458cm" style:rel-column-width="30022*"/>
    </style:style>
    <style:style style:name="Table183.1" style:family="table-row">
      <style:table-row-properties fo:keep-together="auto"/>
    </style:style>
    <style:style style:name="Table183.A1" style:family="table-cell">
      <style:table-cell-properties fo:padding-left="0.199cm" fo:padding-right="0.191cm" fo:padding-top="0cm" fo:padding-bottom="0cm" fo:border="0.5pt solid #00000a"/>
    </style:style>
    <style:style style:name="Table183.2" style:family="table-row">
      <style:table-row-properties style:min-row-height="2.334cm" fo:keep-together="auto"/>
    </style:style>
    <style:style style:name="Table173" style:family="table">
      <style:table-properties style:width="18.461cm" style:rel-width="100%" fo:margin-left="0cm" fo:margin-right="0cm" fo:margin-top="0cm" fo:margin-bottom="0cm" table:align="margins" style:writing-mode="lr-tb"/>
    </style:style>
    <style:style style:name="Table173.A" style:family="table-column">
      <style:table-column-properties style:column-width="4.614cm" style:rel-column-width="16383*"/>
    </style:style>
    <style:style style:name="Table173.1" style:family="table-row">
      <style:table-row-properties fo:keep-together="auto"/>
    </style:style>
    <style:style style:name="Table173.A1" style:family="table-cell">
      <style:table-cell-properties fo:background-color="#d9d9d9" fo:padding-left="0.191cm" fo:padding-right="0.191cm" fo:padding-top="0cm" fo:padding-bottom="0cm" fo:border="0.5pt solid #00000a">
        <style:background-image/>
      </style:table-cell-properties>
    </style:style>
    <style:style style:name="Table173.C1" style:family="table-cell">
      <style:table-cell-properties fo:padding-left="0.191cm" fo:padding-right="0.191cm" fo:padding-top="0cm" fo:padding-bottom="0cm" fo:border="0.5pt solid #00000a"/>
    </style:style>
    <style:style style:name="Table173.D1" style:family="table-cell">
      <style:table-cell-properties fo:padding-left="0.191cm" fo:padding-right="0.191cm" fo:padding-top="0cm" fo:padding-bottom="0cm" fo:border="0.5pt solid #00000a"/>
    </style:style>
    <style:style style:name="P1" style:family="paragraph" style:parent-style-name="Standard">
      <style:text-properties style:font-name="Arial" style:font-name-complex="Arial1"/>
    </style:style>
    <style:style style:name="P2" style:family="paragraph" style:parent-style-name="Standard">
      <style:paragraph-properties fo:text-align="justify" style:justify-single-word="false"/>
      <style:text-properties style:font-name="Arial" style:font-name-complex="Arial1"/>
    </style:style>
    <style:style style:name="P3" style:family="paragraph" style:parent-style-name="Standard">
      <style:text-properties style:font-name="Arial" fo:font-size="10pt" style:font-size-asian="10pt" style:font-name-complex="Arial1" style:font-size-complex="10pt"/>
    </style:style>
    <style:style style:name="P4"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5" style:family="paragraph" style:parent-style-name="Standard">
      <style:paragraph-properties fo:text-align="justify" style:justify-single-word="false"/>
      <style:text-properties style:font-name="Arial" fo:font-size="10pt" officeooo:paragraph-rsid="0020ea4e" style:font-size-asian="10pt" style:font-name-complex="Arial1" style:font-size-complex="10pt"/>
    </style:style>
    <style:style style:name="P6" style:family="paragraph" style:parent-style-name="Standard">
      <style:text-properties style:font-name="Arial" fo:font-size="10pt" officeooo:paragraph-rsid="0020ea4e" style:font-size-asian="10pt" style:font-name-complex="Arial1" style:font-size-complex="10pt"/>
    </style:style>
    <style:style style:name="P7" style:family="paragraph" style:parent-style-name="Standard">
      <style:text-properties style:font-name="Arial" fo:font-size="10pt" fo:font-weight="bold" style:font-size-asian="10pt" style:font-weight-asian="bold" style:font-name-complex="Arial1" style:font-size-complex="10pt"/>
    </style:style>
    <style:style style:name="P8" style:family="paragraph" style:parent-style-name="Standard">
      <style:paragraph-properties fo:text-align="justify" style:justify-single-word="false"/>
      <style:text-properties style:font-name="Arial" fo:font-size="10pt" fo:font-weight="bold" style:font-size-asian="10pt" style:font-weight-asian="bold" style:font-name-complex="Arial1" style:font-size-complex="10pt"/>
    </style:style>
    <style:style style:name="P9" style:family="paragraph" style:parent-style-name="Standard">
      <style:paragraph-properties fo:text-align="justify" style:justify-single-word="false">
        <style:tab-stops>
          <style:tab-stop style:position="3.81cm"/>
          <style:tab-stop style:position="6.456cm"/>
        </style:tab-stops>
      </style:paragraph-properties>
      <style:text-properties style:font-name="Arial" fo:font-size="10pt" fo:font-weight="bold" style:font-size-asian="10pt" style:font-weight-asian="bold" style:font-name-complex="Arial1" style:font-size-complex="10pt"/>
    </style:style>
    <style:style style:name="P10" style:family="paragraph" style:parent-style-name="Standard">
      <style:text-properties style:font-name="Arial" fo:font-size="10pt" fo:font-weight="bold" officeooo:paragraph-rsid="0020ea4e" style:font-size-asian="10pt" style:font-weight-asian="bold" style:font-name-complex="Arial1" style:font-size-complex="10pt"/>
    </style:style>
    <style:style style:name="P11" style:family="paragraph" style:parent-style-name="Standard">
      <style:paragraph-properties fo:text-align="justify" style:justify-single-word="false"/>
      <style:text-properties style:font-name="Arial" fo:font-size="10pt" style:font-name-asian="Batang" style:font-size-asian="10pt" style:font-name-complex="Arial1" style:font-size-complex="10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ab-stops>
          <style:tab-stop style:position="6.456cm"/>
        </style:tab-stops>
      </style:paragraph-properties>
    </style:style>
    <style:style style:name="P14" style:family="paragraph" style:parent-style-name="Standard">
      <style:paragraph-properties fo:text-align="justify" style:justify-single-word="false">
        <style:tab-stops>
          <style:tab-stop style:position="6.456cm"/>
        </style:tab-stops>
      </style:paragraph-properties>
      <style:text-properties officeooo:paragraph-rsid="0020ea4e"/>
    </style:style>
    <style:style style:name="P15" style:family="paragraph" style:parent-style-name="Standard">
      <style:paragraph-properties fo:text-align="justify" style:justify-single-word="false">
        <style:tab-stops>
          <style:tab-stop style:position="3.81cm"/>
          <style:tab-stop style:position="6.456cm"/>
        </style:tab-stops>
      </style:paragraph-properties>
    </style:style>
    <style:style style:name="P16" style:family="paragraph" style:parent-style-name="Standard">
      <style:paragraph-properties fo:text-align="justify" style:justify-single-word="false">
        <style:tab-stops>
          <style:tab-stop style:position="3.81cm"/>
          <style:tab-stop style:position="6.456cm"/>
        </style:tab-stops>
      </style:paragraph-properties>
      <style:text-properties officeooo:paragraph-rsid="0020ea4e"/>
    </style:style>
    <style:style style:name="P17" style:family="paragraph" style:parent-style-name="Standard">
      <style:text-properties fo:color="#4f81bd" style:font-name="Arial" fo:font-size="14pt" fo:font-weight="bold" style:font-name-asian="F" style:font-size-asian="14pt" style:font-weight-asian="bold" style:font-name-complex="Arial1" style:font-size-complex="14pt" style:font-weight-complex="bold"/>
    </style:style>
    <style:style style:name="P18" style:family="paragraph" style:parent-style-name="Standard">
      <style:text-properties officeooo:paragraph-rsid="0020ea4e"/>
    </style:style>
    <style:style style:name="P19" style:family="paragraph" style:parent-style-name="Standard">
      <style:paragraph-properties fo:margin-top="0cm" fo:margin-bottom="0cm" loext:contextual-spacing="false"/>
    </style:style>
    <style:style style:name="P20" style:family="paragraph" style:parent-style-name="Standard">
      <style:paragraph-properties fo:margin-top="0cm" fo:margin-bottom="0cm" loext:contextual-spacing="false"/>
      <style:text-properties style:font-name="Arial" fo:font-size="10pt" style:font-size-asian="10pt" style:font-name-complex="Arial1" style:font-size-complex="10pt"/>
    </style:style>
    <style:style style:name="P21" style:family="paragraph" style:parent-style-name="Standard">
      <style:paragraph-properties fo:margin-top="0cm" fo:margin-bottom="0cm" loext:contextual-spacing="false" fo:text-align="justify" style:justify-single-word="false"/>
      <style:text-properties style:font-name="Arial" fo:font-size="10pt" style:font-size-asian="10pt" style:font-name-complex="Arial1" style:font-size-complex="10pt"/>
    </style:style>
    <style:style style:name="P22" style:family="paragraph" style:parent-style-name="Standard">
      <style:paragraph-properties fo:margin-top="0cm" fo:margin-bottom="0cm" loext:contextual-spacing="false" fo:text-align="justify" style:justify-single-word="false">
        <style:tab-stops>
          <style:tab-stop style:position="6.456cm"/>
        </style:tab-stops>
      </style:paragraph-properties>
      <style:text-properties style:font-name="Arial" fo:font-size="10pt" style:font-size-asian="10pt" style:font-name-complex="Arial1" style:font-size-complex="10pt"/>
    </style:style>
    <style:style style:name="P23" style:family="paragraph" style:parent-style-name="Standard">
      <style:paragraph-properties fo:margin-top="0cm" fo:margin-bottom="0cm" loext:contextual-spacing="false" fo:text-align="justify" style:justify-single-word="false">
        <style:tab-stops>
          <style:tab-stop style:position="6.456cm"/>
        </style:tab-stops>
      </style:paragraph-properties>
      <style:text-properties style:font-name="Arial" fo:font-size="10pt" officeooo:paragraph-rsid="0020ea4e" style:font-size-asian="10pt" style:font-name-complex="Arial1" style:font-size-complex="10pt"/>
    </style:style>
    <style:style style:name="P24" style:family="paragraph" style:parent-style-name="Standard">
      <style:paragraph-properties fo:margin-top="0cm" fo:margin-bottom="0cm" loext:contextual-spacing="false" fo:text-align="justify" style:justify-single-word="false">
        <style:tab-stops>
          <style:tab-stop style:position="3.81cm"/>
          <style:tab-stop style:position="6.456cm"/>
        </style:tab-stops>
      </style:paragraph-properties>
      <style:text-properties style:font-name="Arial" fo:font-size="10pt" style:font-size-asian="10pt" style:font-name-complex="Arial1" style:font-size-complex="10pt"/>
    </style:style>
    <style:style style:name="P25" style:family="paragraph" style:parent-style-name="Standard">
      <style:paragraph-properties fo:margin-top="0cm" fo:margin-bottom="0cm" loext:contextual-spacing="false" fo:text-align="justify" style:justify-single-word="false"/>
      <style:text-properties style:font-name="Arial" fo:font-size="10pt" officeooo:paragraph-rsid="0020ea4e" style:font-size-asian="10pt" style:font-name-complex="Arial1" style:font-size-complex="10pt"/>
    </style:style>
    <style:style style:name="P26" style:family="paragraph" style:parent-style-name="Standard">
      <style:paragraph-properties fo:margin-top="0cm" fo:margin-bottom="0cm" loext:contextual-spacing="false" fo:line-height="100%"/>
      <style:text-properties style:font-name="Arial" fo:font-size="10pt" style:font-size-asian="10pt" style:font-name-complex="Arial1" style:font-size-complex="10pt"/>
    </style:style>
    <style:style style:name="P27" style:family="paragraph" style:parent-style-name="Standard">
      <style:paragraph-properties fo:margin-top="0cm" fo:margin-bottom="0cm" loext:contextual-spacing="false" fo:line-height="100%" fo:text-align="justify" style:justify-single-word="false"/>
      <style:text-properties style:font-name="Arial" fo:font-size="10pt" style:font-size-asian="10pt" style:font-name-complex="Arial1" style:font-size-complex="10pt"/>
    </style:style>
    <style:style style:name="P28" style:family="paragraph" style:parent-style-name="Standard">
      <style:paragraph-properties fo:margin-top="0cm" fo:margin-bottom="0cm" loext:contextual-spacing="false" fo:line-height="100%" fo:text-align="justify" style:justify-single-word="false">
        <style:tab-stops>
          <style:tab-stop style:position="3.81cm"/>
          <style:tab-stop style:position="6.456cm"/>
        </style:tab-stops>
      </style:paragraph-properties>
      <style:text-properties style:font-name="Arial" fo:font-size="10pt" style:font-size-asian="10pt" style:font-name-complex="Arial1" style:font-size-complex="10pt"/>
    </style:style>
    <style:style style:name="P29" style:family="paragraph" style:parent-style-name="Standard">
      <style:paragraph-properties fo:margin-top="0cm" fo:margin-bottom="0cm" loext:contextual-spacing="false" fo:line-height="100%" fo:text-align="justify" style:justify-single-word="false">
        <style:tab-stops>
          <style:tab-stop style:position="1.715cm"/>
        </style:tab-stops>
      </style:paragraph-properties>
      <style:text-properties style:font-name="Arial" fo:font-size="10pt" officeooo:paragraph-rsid="0020ea4e" style:font-size-asian="10pt" style:font-name-complex="Arial1" style:font-size-complex="10pt"/>
    </style:style>
    <style:style style:name="P30" style:family="paragraph" style:parent-style-name="Standard">
      <style:paragraph-properties fo:margin-top="0cm" fo:margin-bottom="0cm" loext:contextual-spacing="false" fo:line-height="100%" fo:text-align="justify" style:justify-single-word="false"/>
      <style:text-properties style:font-name="Arial" fo:font-size="10pt" officeooo:paragraph-rsid="0020ea4e" style:font-size-asian="10pt" style:font-name-complex="Arial1" style:font-size-complex="10pt"/>
    </style:style>
    <style:style style:name="P31" style:family="paragraph" style:parent-style-name="Standard">
      <style:paragraph-properties fo:margin-top="0cm" fo:margin-bottom="0cm" loext:contextual-spacing="false" fo:line-height="100%"/>
      <style:text-properties style:font-name="Arial" fo:font-size="10pt" officeooo:paragraph-rsid="0020ea4e" style:font-size-asian="10pt" style:font-name-complex="Arial1" style:font-size-complex="10pt"/>
    </style:style>
    <style:style style:name="P32" style:family="paragraph" style:parent-style-name="Standard">
      <style:paragraph-properties fo:margin-top="0cm" fo:margin-bottom="0cm" loext:contextual-spacing="false" fo:line-height="100%" fo:text-align="center" style:justify-single-word="false"/>
      <style:text-properties style:font-name="Arial" fo:font-size="10pt" style:font-size-asian="10pt" style:font-name-complex="Arial1" style:font-size-complex="10pt" fo:background-color="#000000"/>
    </style:style>
    <style:style style:name="P33" style:family="paragraph" style:parent-style-name="Standard">
      <style:paragraph-properties fo:margin-top="0cm" fo:margin-bottom="0cm" loext:contextual-spacing="false"/>
      <style:text-properties style:font-name="Arial" fo:font-size="10pt" fo:font-style="italic" style:font-size-asian="10pt" style:font-style-asian="italic" style:font-name-complex="Arial1" style:font-size-complex="10pt" style:font-style-complex="italic"/>
    </style:style>
    <style:style style:name="P34" style:family="paragraph" style:parent-style-name="Standard">
      <style:paragraph-properties fo:margin-top="0cm" fo:margin-bottom="0cm" loext:contextual-spacing="false" fo:line-height="100%" fo:text-align="justify" style:justify-single-word="false"/>
      <style:text-properties style:font-name="Arial" fo:font-size="10pt" fo:font-style="italic" fo:font-weight="bold" officeooo:paragraph-rsid="0020ea4e" style:font-size-asian="10pt" style:font-style-asian="italic" style:font-weight-asian="bold" style:font-name-complex="Arial1" style:font-size-complex="10pt"/>
    </style:style>
    <style:style style:name="P35" style:family="paragraph" style:parent-style-name="Standard">
      <style:paragraph-properties fo:margin-top="0cm" fo:margin-bottom="0cm" loext:contextual-spacing="false" fo:text-align="justify" style:justify-single-word="false"/>
      <style:text-properties style:font-name="Arial" fo:font-size="10pt" fo:font-weight="bold" style:font-size-asian="10pt" style:font-weight-asian="bold" style:font-name-complex="Arial1" style:font-size-complex="10pt"/>
    </style:style>
    <style:style style:name="P36" style:family="paragraph" style:parent-style-name="Standard">
      <style:paragraph-properties fo:margin-top="0cm" fo:margin-bottom="0cm" loext:contextual-spacing="false" fo:text-align="justify" style:justify-single-word="false">
        <style:tab-stops>
          <style:tab-stop style:position="6.456cm"/>
        </style:tab-stops>
      </style:paragraph-properties>
      <style:text-properties style:font-name="Arial" fo:font-size="10pt" fo:font-weight="bold" officeooo:paragraph-rsid="0020ea4e" style:font-size-asian="10pt" style:font-weight-asian="bold" style:font-name-complex="Arial1" style:font-size-complex="10pt"/>
    </style:style>
    <style:style style:name="P37" style:family="paragraph" style:parent-style-name="Standard">
      <style:paragraph-properties fo:margin-top="0cm" fo:margin-bottom="0cm" loext:contextual-spacing="false" fo:text-align="justify" style:justify-single-word="false"/>
      <style:text-properties style:font-name="Arial" fo:font-size="10pt" fo:font-weight="bold" officeooo:paragraph-rsid="0020ea4e" style:font-size-asian="10pt" style:font-weight-asian="bold" style:font-name-complex="Arial1" style:font-size-complex="10pt"/>
    </style:style>
    <style:style style:name="P38" style:family="paragraph" style:parent-style-name="Standard">
      <style:paragraph-properties fo:margin-top="0cm" fo:margin-bottom="0cm" loext:contextual-spacing="false" fo:line-height="100%" fo:text-align="justify" style:justify-single-word="false"/>
      <style:text-properties style:font-name="Arial" fo:font-size="10pt" fo:font-weight="bold" style:font-size-asian="10pt" style:font-weight-asian="bold" style:font-name-complex="Arial1" style:font-size-complex="10pt"/>
    </style:style>
    <style:style style:name="P39" style:family="paragraph" style:parent-style-name="Standard">
      <style:paragraph-properties fo:margin-top="0cm" fo:margin-bottom="0cm" loext:contextual-spacing="false" fo:line-height="100%" fo:text-align="justify" style:justify-single-word="false"/>
      <style:text-properties style:font-name="Arial" fo:font-size="10pt" fo:font-weight="bold" officeooo:paragraph-rsid="0020ea4e" style:font-size-asian="10pt" style:font-weight-asian="bold" style:font-name-complex="Arial1" style:font-size-complex="10pt"/>
    </style:style>
    <style:style style:name="P40" style:family="paragraph" style:parent-style-name="Standard">
      <style:paragraph-properties fo:margin-top="0cm" fo:margin-bottom="0cm" loext:contextual-spacing="false" fo:line-height="100%" fo:text-align="justify" style:justify-single-word="false"/>
      <style:text-properties style:font-name="Arial" fo:font-size="10pt" fo:language="en" fo:country="US" officeooo:paragraph-rsid="0020ea4e" style:font-name-asian="Times New Roman1" style:font-size-asian="10pt" style:font-name-complex="Arial1" style:font-size-complex="10pt"/>
    </style:style>
    <style:style style:name="P41" style:family="paragraph" style:parent-style-name="Standard">
      <style:paragraph-properties fo:margin-top="0cm" fo:margin-bottom="0cm" loext:contextual-spacing="false" fo:line-height="100%" fo:text-align="center" style:justify-single-word="false"/>
      <style:text-properties style:font-name="Arial" fo:font-size="10pt" fo:language="en" fo:country="US" fo:font-weight="bold" style:font-name-asian="Times New Roman1" style:font-size-asian="10pt" style:font-weight-asian="bold" style:font-name-complex="Arial1" style:font-size-complex="10pt"/>
    </style:style>
    <style:style style:name="P42" style:family="paragraph" style:parent-style-name="Standard">
      <style:paragraph-properties fo:margin-top="0cm" fo:margin-bottom="0cm" loext:contextual-spacing="false" fo:line-height="100%" fo:text-align="justify" style:justify-single-word="false"/>
      <style:text-properties style:font-name="Arial" fo:font-size="10pt" fo:language="en" fo:country="US" fo:font-weight="bold" officeooo:paragraph-rsid="0020ea4e" style:font-name-asian="Times New Roman1" style:font-size-asian="10pt" style:font-weight-asian="bold" style:font-name-complex="Arial1" style:font-size-complex="10pt"/>
    </style:style>
    <style:style style:name="P43" style:family="paragraph" style:parent-style-name="Standard">
      <style:paragraph-properties fo:margin-top="0cm" fo:margin-bottom="0cm" loext:contextual-spacing="false" fo:text-align="justify" style:justify-single-word="false"/>
      <style:text-properties style:font-name="Arial" style:font-name-complex="Arial1"/>
    </style:style>
    <style:style style:name="P44"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1"/>
    </style:style>
    <style:style style:name="P45" style:family="paragraph" style:parent-style-name="Standard">
      <style:paragraph-properties fo:margin-top="0cm" fo:margin-bottom="0cm" loext:contextual-spacing="false" fo:line-height="100%"/>
      <style:text-properties style:font-name="Arial" fo:font-weight="bold" style:font-weight-asian="bold" style:font-name-complex="Arial1"/>
    </style:style>
    <style:style style:name="P46" style:family="paragraph" style:parent-style-name="Standard">
      <style:paragraph-properties fo:margin-top="0cm" fo:margin-bottom="0cm" loext:contextual-spacing="false" fo:line-height="100%" fo:text-align="justify" style:justify-single-word="false"/>
      <style:text-properties style:font-name="Arial" fo:font-weight="bold" style:font-weight-asian="bold" style:font-name-complex="Arial1"/>
    </style:style>
    <style:style style:name="P47" style:family="paragraph" style:parent-style-name="Standard">
      <style:paragraph-properties fo:margin-top="0cm" fo:margin-bottom="0cm" loext:contextual-spacing="false" fo:text-align="center" style:justify-single-word="false"/>
    </style:style>
    <style:style style:name="P48" style:family="paragraph" style:parent-style-name="Standard">
      <style:paragraph-properties fo:margin-top="0cm" fo:margin-bottom="0cm" loext:contextual-spacing="false" fo:text-align="center" style:justify-single-word="false">
        <style:tab-stops>
          <style:tab-stop style:position="3.81cm"/>
          <style:tab-stop style:position="6.456cm"/>
        </style:tab-stops>
      </style:paragraph-properties>
    </style:style>
    <style:style style:name="P49" style:family="paragraph" style:parent-style-name="Standard">
      <style:paragraph-properties fo:margin-top="0cm" fo:margin-bottom="0cm" loext:contextual-spacing="false" fo:text-align="justify" style:justify-single-word="false"/>
    </style:style>
    <style:style style:name="P50" style:family="paragraph" style:parent-style-name="Standard">
      <style:paragraph-properties fo:margin-top="0cm" fo:margin-bottom="0cm" loext:contextual-spacing="false" fo:text-align="justify" style:justify-single-word="false">
        <style:tab-stops>
          <style:tab-stop style:position="6.456cm"/>
        </style:tab-stops>
      </style:paragraph-properties>
    </style:style>
    <style:style style:name="P51" style:family="paragraph" style:parent-style-name="Standard">
      <style:paragraph-properties fo:margin-top="0cm" fo:margin-bottom="0cm" loext:contextual-spacing="false" fo:text-align="justify" style:justify-single-word="false">
        <style:tab-stops>
          <style:tab-stop style:position="6.456cm"/>
        </style:tab-stops>
      </style:paragraph-properties>
      <style:text-properties officeooo:paragraph-rsid="0020ea4e"/>
    </style:style>
    <style:style style:name="P52" style:family="paragraph" style:parent-style-name="Standard">
      <style:paragraph-properties fo:margin-top="0cm" fo:margin-bottom="0cm" loext:contextual-spacing="false" fo:text-align="justify" style:justify-single-word="false">
        <style:tab-stops>
          <style:tab-stop style:position="6.456cm"/>
          <style:tab-stop style:position="7.128cm"/>
        </style:tab-stops>
      </style:paragraph-properties>
    </style:style>
    <style:style style:name="P53" style:family="paragraph" style:parent-style-name="Standard">
      <style:paragraph-properties fo:margin-top="0cm" fo:margin-bottom="0cm" loext:contextual-spacing="false" fo:text-align="justify" style:justify-single-word="false">
        <style:tab-stops>
          <style:tab-stop style:position="3.81cm"/>
          <style:tab-stop style:position="6.456cm"/>
        </style:tab-stops>
      </style:paragraph-properties>
    </style:style>
    <style:style style:name="P54" style:family="paragraph" style:parent-style-name="Standard">
      <style:paragraph-properties fo:margin-top="0cm" fo:margin-bottom="0cm" loext:contextual-spacing="false" fo:text-align="justify" style:justify-single-word="false">
        <style:tab-stops>
          <style:tab-stop style:position="3.81cm"/>
          <style:tab-stop style:position="6.456cm"/>
        </style:tab-stops>
      </style:paragraph-properties>
      <style:text-properties officeooo:paragraph-rsid="0020ea4e"/>
    </style:style>
    <style:style style:name="P55" style:family="paragraph" style:parent-style-name="Standard">
      <style:paragraph-properties fo:margin-top="0cm" fo:margin-bottom="0cm" loext:contextual-spacing="false" fo:text-align="justify" style:justify-single-word="false"/>
      <style:text-properties officeooo:paragraph-rsid="0020ea4e"/>
    </style:style>
    <style:style style:name="P56" style:family="paragraph" style:parent-style-name="Standard">
      <style:paragraph-properties fo:margin-top="0cm" fo:margin-bottom="0cm" loext:contextual-spacing="false" fo:line-height="100%"/>
      <style:text-properties fo:font-size="10pt" fo:language="en" fo:country="US" style:font-name-asian="Times New Roman1" style:font-size-asian="10pt" style:font-size-complex="10pt"/>
    </style:style>
    <style:style style:name="P57" style:family="paragraph" style:parent-style-name="Standard">
      <style:paragraph-properties fo:margin-top="0cm" fo:margin-bottom="0cm" loext:contextual-spacing="false" fo:line-height="100%" fo:text-align="center" style:justify-single-word="false"/>
      <style:text-properties fo:font-size="10pt" fo:language="en" fo:country="US" style:font-name-asian="Times New Roman1" style:font-size-asian="10pt" style:font-size-complex="10pt"/>
    </style:style>
    <style:style style:name="P58" style:family="paragraph" style:parent-style-name="Standard">
      <style:paragraph-properties fo:margin-top="0cm" fo:margin-bottom="0cm" loext:contextual-spacing="false" fo:line-height="100%" fo:text-align="justify" style:justify-single-word="false"/>
      <style:text-properties fo:font-size="10pt" fo:language="en" fo:country="US" style:font-name-asian="Times New Roman1" style:font-size-asian="10pt" style:font-size-complex="10pt"/>
    </style:style>
    <style:style style:name="P59" style:family="paragraph" style:parent-style-name="Standard">
      <style:paragraph-properties fo:margin-top="0cm" fo:margin-bottom="0cm" loext:contextual-spacing="false" fo:line-height="100%" fo:text-align="justify" style:justify-single-word="false"/>
      <style:text-properties fo:font-size="10pt" fo:language="en" fo:country="US" officeooo:paragraph-rsid="0020ea4e" style:font-name-asian="Times New Roman1" style:font-size-asian="10pt" style:font-size-complex="10pt"/>
    </style:style>
    <style:style style:name="P60" style:family="paragraph" style:parent-style-name="Standard">
      <style:paragraph-properties fo:margin-top="0cm" fo:margin-bottom="0cm" loext:contextual-spacing="false" fo:line-height="100%"/>
      <style:text-properties fo:color="#000000" style:font-name="Arial" fo:font-size="10pt" fo:language="en" fo:country="US" style:font-name-asian="Times New Roman1" style:font-size-asian="10pt" style:font-name-complex="Arial1" style:font-size-complex="10pt"/>
    </style:style>
    <style:style style:name="P61" style:family="paragraph" style:parent-style-name="Standard">
      <style:paragraph-properties fo:margin-top="0cm" fo:margin-bottom="0cm" loext:contextual-spacing="false" fo:line-height="100%"/>
    </style:style>
    <style:style style:name="P62" style:family="paragraph" style:parent-style-name="Standard">
      <style:paragraph-properties fo:margin-top="0cm" fo:margin-bottom="0cm" loext:contextual-spacing="false" fo:line-height="100%" fo:text-align="center" style:justify-single-word="false"/>
    </style:style>
    <style:style style:name="P63" style:family="paragraph" style:parent-style-name="Standard">
      <style:paragraph-properties fo:margin-top="0cm" fo:margin-bottom="0cm" loext:contextual-spacing="false" fo:line-height="100%" fo:text-align="justify" style:justify-single-word="false"/>
    </style:style>
    <style:style style:name="P64" style:family="paragraph" style:parent-style-name="Standard">
      <style:paragraph-properties fo:margin-top="0cm" fo:margin-bottom="0cm" loext:contextual-spacing="false" fo:line-height="100%" fo:text-align="justify" style:justify-single-word="false">
        <style:tab-stops>
          <style:tab-stop style:position="3.81cm"/>
          <style:tab-stop style:position="6.456cm"/>
        </style:tab-stops>
      </style:paragraph-properties>
    </style:style>
    <style:style style:name="P65" style:family="paragraph" style:parent-style-name="Standard" style:list-style-name="WWNum23">
      <style:paragraph-properties fo:margin-top="0cm" fo:margin-bottom="0cm" loext:contextual-spacing="false" fo:line-height="100%" fo:text-align="justify" style:justify-single-word="false">
        <style:tab-stops>
          <style:tab-stop style:position="3.81cm"/>
          <style:tab-stop style:position="6.456cm"/>
        </style:tab-stops>
      </style:paragraph-properties>
    </style:style>
    <style:style style:name="P66" style:family="paragraph" style:parent-style-name="Standard" style:list-style-name="WWNum23">
      <style:paragraph-properties fo:margin-top="0cm" fo:margin-bottom="0cm" loext:contextual-spacing="false" fo:line-height="100%" fo:text-align="justify" style:justify-single-word="false">
        <style:tab-stops>
          <style:tab-stop style:position="3.81cm"/>
          <style:tab-stop style:position="6.456cm"/>
        </style:tab-stops>
      </style:paragraph-properties>
      <style:text-properties officeooo:paragraph-rsid="0020ea4e"/>
    </style:style>
    <style:style style:name="P67" style:family="paragraph" style:parent-style-name="Standard">
      <style:paragraph-properties fo:margin-top="0cm" fo:margin-bottom="0cm" loext:contextual-spacing="false" fo:line-height="100%" fo:text-align="justify" style:justify-single-word="false">
        <style:tab-stops>
          <style:tab-stop style:position="9.243cm"/>
        </style:tab-stops>
      </style:paragraph-properties>
    </style:style>
    <style:style style:name="P68" style:family="paragraph" style:parent-style-name="Standard">
      <style:paragraph-properties fo:margin-top="0cm" fo:margin-bottom="0cm" loext:contextual-spacing="false" fo:line-height="100%" fo:text-align="justify" style:justify-single-word="false">
        <style:tab-stops>
          <style:tab-stop style:position="6.456cm"/>
        </style:tab-stops>
      </style:paragraph-properties>
      <style:text-properties officeooo:paragraph-rsid="0020ea4e"/>
    </style:style>
    <style:style style:name="P69" style:family="paragraph" style:parent-style-name="Standard">
      <style:paragraph-properties fo:margin-top="0cm" fo:margin-bottom="0cm" loext:contextual-spacing="false" fo:line-height="100%" fo:text-align="justify" style:justify-single-word="false">
        <style:tab-stops>
          <style:tab-stop style:position="1.715cm"/>
        </style:tab-stops>
      </style:paragraph-properties>
      <style:text-properties officeooo:paragraph-rsid="0020ea4e"/>
    </style:style>
    <style:style style:name="P70" style:family="paragraph" style:parent-style-name="Standard">
      <style:paragraph-properties fo:margin-top="0cm" fo:margin-bottom="0cm" loext:contextual-spacing="false" fo:line-height="100%" fo:text-align="justify" style:justify-single-word="false"/>
      <style:text-properties officeooo:paragraph-rsid="0020ea4e"/>
    </style:style>
    <style:style style:name="P71" style:family="paragraph" style:parent-style-name="Standard">
      <style:paragraph-properties fo:margin-top="0cm" fo:margin-bottom="0cm" loext:contextual-spacing="false" fo:line-height="100%">
        <style:tab-stops>
          <style:tab-stop style:position="1.693cm"/>
        </style:tab-stops>
      </style:paragraph-properties>
    </style:style>
    <style:style style:name="P72" style:family="paragraph" style:parent-style-name="Standard">
      <style:paragraph-properties fo:margin-top="0cm" fo:margin-bottom="0cm" loext:contextual-spacing="false" fo:line-height="100%"/>
      <style:text-properties officeooo:paragraph-rsid="0020ea4e"/>
    </style:style>
    <style:style style:name="P73" style:family="paragraph" style:parent-style-name="Standard">
      <style:paragraph-properties fo:margin-top="0cm" fo:margin-bottom="0cm" loext:contextual-spacing="false">
        <style:tab-stops>
          <style:tab-stop style:position="3.81cm"/>
          <style:tab-stop style:position="6.456cm"/>
        </style:tab-stops>
      </style:paragraph-properties>
    </style:style>
    <style:style style:name="P74" style:family="paragraph" style:parent-style-name="Standard">
      <style:paragraph-properties fo:margin-top="0cm" fo:margin-bottom="0cm" loext:contextual-spacing="false" fo:line-height="100%" fo:text-align="justify" style:justify-single-word="false"/>
      <style:text-properties fo:color="#ff0000" style:font-name="Arial" fo:font-size="10pt" fo:font-weight="bold" officeooo:paragraph-rsid="0020ea4e" style:font-size-asian="10pt" style:font-weight-asian="bold" style:font-name-complex="Arial1" style:font-size-complex="10pt"/>
    </style:style>
    <style:style style:name="P75" style:family="paragraph" style:parent-style-name="Standard">
      <style:paragraph-properties fo:margin-top="0cm" fo:margin-bottom="0cm" loext:contextual-spacing="false"/>
      <style:text-properties fo:font-weight="bold" style:font-weight-asian="bold" style:font-weight-complex="bold"/>
    </style:style>
    <style:style style:name="P76" style:family="paragraph" style:parent-style-name="Standard">
      <style:paragraph-properties fo:margin-top="0cm" fo:margin-bottom="0cm" loext:contextual-spacing="false" fo:line-height="100%"/>
      <style:text-properties fo:background-color="#ffff00"/>
    </style:style>
    <style:style style:name="P77" style:family="paragraph" style:parent-style-name="Standard">
      <style:paragraph-properties fo:margin-top="0cm" fo:margin-bottom="0cm" loext:contextual-spacing="false" fo:line-height="100%" fo:text-align="justify" style:justify-single-word="false"/>
      <style:text-properties fo:background-color="#ffff00"/>
    </style:style>
    <style:style style:name="P78" style:family="paragraph" style:parent-style-name="Standard">
      <style:paragraph-properties fo:margin-top="0cm" fo:margin-bottom="0cm" loext:contextual-spacing="false" fo:text-align="justify" style:justify-single-word="false" fo:break-before="page">
        <style:tab-stops>
          <style:tab-stop style:position="3.81cm"/>
          <style:tab-stop style:position="6.456cm"/>
        </style:tab-stops>
      </style:paragraph-properties>
    </style:style>
    <style:style style:name="P79" style:family="paragraph" style:parent-style-name="Standard">
      <style:paragraph-properties fo:margin-left="1.27cm" fo:margin-right="0cm" fo:margin-top="0cm" fo:margin-bottom="0cm" loext:contextual-spacing="false" fo:text-indent="0cm" style:auto-text-indent="false"/>
    </style:style>
    <style:style style:name="P80"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style:font-name="Arial" fo:font-size="10pt" style:font-size-asian="10pt" style:font-name-complex="Arial1" style:font-size-complex="10pt"/>
    </style:style>
    <style:style style:name="P81"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style:font-name="Arial" fo:font-size="10pt" style:font-size-asian="10pt" style:font-name-complex="Arial1" style:font-size-complex="10pt"/>
    </style:style>
    <style:style style:name="P82"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style:font-name="Arial" fo:font-size="10pt" officeooo:paragraph-rsid="0020ea4e" style:font-size-asian="10pt" style:font-name-complex="Arial1" style:font-size-complex="10pt"/>
    </style:style>
    <style:style style:name="P83"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style:font-name="Arial" fo:font-size="10pt" style:font-name-asian="Batang" style:font-size-asian="10pt" style:font-name-complex="Arial1" style:font-size-complex="10pt"/>
    </style:style>
    <style:style style:name="P84"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style:font-name="Arial" fo:font-size="10pt" fo:font-weight="bold" style:font-size-asian="10pt" style:font-weight-asian="bold" style:font-name-complex="Arial1" style:font-size-complex="10pt"/>
    </style:style>
    <style:style style:name="P85"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style:font-name="Arial" fo:font-weight="bold" style:font-weight-asian="bold" style:font-name-complex="Arial1"/>
    </style:style>
    <style:style style:name="P86"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style:font-name="Arial" fo:font-weight="bold" officeooo:paragraph-rsid="0020ea4e" style:font-weight-asian="bold" style:font-name-complex="Arial1"/>
    </style:style>
    <style:style style:name="P87"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style:font-name="Arial" style:font-name-complex="Arial1"/>
    </style:style>
    <style:style style:name="P88"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style:font-name="Arial" fo:font-size="12pt" officeooo:paragraph-rsid="0020ea4e" style:font-size-asian="12pt" style:font-name-complex="Arial1" style:font-size-complex="12pt"/>
    </style:style>
    <style:style style:name="P89" style:family="paragraph" style:parent-style-name="Standard">
      <style:paragraph-properties fo:margin-left="1.27cm" fo:margin-right="0cm" fo:margin-top="0cm" fo:margin-bottom="0cm" loext:contextual-spacing="false" fo:text-align="justify" style:justify-single-word="false" fo:text-indent="0cm" style:auto-text-indent="false"/>
    </style:style>
    <style:style style:name="P90"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officeooo:paragraph-rsid="0020ea4e"/>
    </style:style>
    <style:style style:name="P91"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style>
    <style:style style:name="P92" style:family="paragraph" style:parent-style-name="Standard">
      <style:paragraph-properties fo:margin-left="1.27cm" fo:margin-right="0cm" fo:text-align="justify" style:justify-single-word="false" fo:text-indent="0cm" style:auto-text-indent="false">
        <style:tab-stops>
          <style:tab-stop style:position="3.81cm"/>
          <style:tab-stop style:position="6.456cm"/>
        </style:tab-stops>
      </style:paragraph-properties>
    </style:style>
    <style:style style:name="P93" style:family="paragraph" style:parent-style-name="Standard">
      <style:paragraph-properties fo:margin-left="1.27cm" fo:margin-right="0cm" fo:text-align="justify" style:justify-single-word="false" fo:text-indent="0cm" style:auto-text-indent="false">
        <style:tab-stops>
          <style:tab-stop style:position="3.81cm"/>
          <style:tab-stop style:position="6.456cm"/>
        </style:tab-stops>
      </style:paragraph-properties>
      <style:text-properties style:font-name="Arial" fo:font-size="10pt" style:font-size-asian="10pt" style:font-name-complex="Arial1" style:font-size-complex="10pt"/>
    </style:style>
    <style:style style:name="P94" style:family="paragraph" style:parent-style-name="Standard">
      <style:paragraph-properties fo:margin-left="1.27cm" fo:margin-right="0cm" fo:text-align="justify" style:justify-single-word="false" fo:text-indent="0cm" style:auto-text-indent="false">
        <style:tab-stops>
          <style:tab-stop style:position="3.81cm"/>
          <style:tab-stop style:position="6.456cm"/>
        </style:tab-stops>
      </style:paragraph-properties>
      <style:text-properties style:font-name="Arial" fo:font-size="10pt" officeooo:paragraph-rsid="0020ea4e" style:font-size-asian="10pt" style:font-name-complex="Arial1" style:font-size-complex="10pt"/>
    </style:style>
    <style:style style:name="P95"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Arial" fo:font-size="10pt" style:font-size-asian="10pt" style:font-name-complex="Arial1" style:font-size-complex="10pt"/>
    </style:style>
    <style:style style:name="P96" style:family="paragraph" style:parent-style-name="Standard">
      <style:paragraph-properties fo:margin-left="1.27cm" fo:margin-right="0cm" fo:margin-top="0cm" fo:margin-bottom="0cm" loext:contextual-spacing="false" fo:text-align="justify" style:justify-single-word="false" fo:text-indent="-1.27cm" style:auto-text-indent="false"/>
    </style:style>
    <style:style style:name="P97" style:family="paragraph" style:parent-style-name="Standard">
      <style:paragraph-properties fo:margin-left="0cm" fo:margin-right="0cm" fo:margin-top="0cm" fo:margin-bottom="0cm" loext:contextual-spacing="false" fo:text-indent="1.27cm" style:auto-text-indent="false"/>
    </style:style>
    <style:style style:name="P98" style:family="paragraph" style:parent-style-name="Standard">
      <style:paragraph-properties fo:margin-left="0cm" fo:margin-right="0cm" fo:margin-top="0cm" fo:margin-bottom="0cm" loext:contextual-spacing="false" fo:text-align="justify" style:justify-single-word="false" fo:text-indent="1.27cm" style:auto-text-indent="false"/>
    </style:style>
    <style:style style:name="P99"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Arial" fo:font-size="10pt" style:font-name-asian="Batang" style:font-size-asian="10pt" style:font-name-complex="Arial1" style:font-size-complex="10pt"/>
    </style:style>
    <style:style style:name="P100" style:family="paragraph" style:parent-style-name="Standard">
      <style:paragraph-properties fo:margin-left="0cm" fo:margin-right="0cm" fo:margin-top="0cm" fo:margin-bottom="0cm" loext:contextual-spacing="false" fo:text-indent="1.27cm" style:auto-text-indent="false" fo:break-before="page"/>
    </style:style>
    <style:style style:name="P101" style:family="paragraph" style:parent-style-name="Standard">
      <style:paragraph-properties fo:break-before="page"/>
    </style:style>
    <style:style style:name="P102" style:family="paragraph" style:parent-style-name="Standard">
      <style:paragraph-properties fo:break-before="page"/>
      <style:text-properties style:font-name="Arial" fo:font-size="10pt" style:font-size-asian="10pt" style:font-name-complex="Arial1" style:font-size-complex="10pt"/>
    </style:style>
    <style:style style:name="P103" style:family="paragraph" style:parent-style-name="Standard">
      <style:paragraph-properties fo:break-before="page"/>
      <style:text-properties officeooo:paragraph-rsid="0020ea4e"/>
    </style:style>
    <style:style style:name="P104" style:family="paragraph" style:parent-style-name="Standard">
      <style:paragraph-properties fo:margin-left="0.63cm" fo:margin-right="0cm" fo:margin-top="0cm" fo:margin-bottom="0cm" loext:contextual-spacing="false" fo:text-align="justify" style:justify-single-word="false" fo:text-indent="0cm" style:auto-text-indent="false">
        <style:tab-stops>
          <style:tab-stop style:position="3.81cm"/>
          <style:tab-stop style:position="6.456cm"/>
        </style:tab-stops>
      </style:paragraph-properties>
    </style:style>
    <style:style style:name="P105" style:family="paragraph" style:parent-style-name="Standard">
      <style:paragraph-properties fo:margin-left="0.63cm" fo:margin-right="0cm" fo:margin-top="0cm" fo:margin-bottom="0cm" loext:contextual-spacing="false" fo:text-align="justify" style:justify-single-word="false" fo:text-indent="0cm" style:auto-text-indent="false">
        <style:tab-stops>
          <style:tab-stop style:position="3.81cm"/>
          <style:tab-stop style:position="6.456cm"/>
        </style:tab-stops>
      </style:paragraph-properties>
      <style:text-properties style:font-name="Arial" fo:font-size="10pt" style:font-size-asian="10pt" style:font-name-complex="Arial1" style:font-size-complex="10pt"/>
    </style:style>
    <style:style style:name="P106" style:family="paragraph" style:parent-style-name="Standard">
      <style:paragraph-properties fo:margin-left="0.811cm" fo:margin-right="0cm" fo:margin-top="0cm" fo:margin-bottom="0cm" loext:contextual-spacing="false" fo:line-height="100%" fo:text-align="justify" style:justify-single-word="false" fo:text-indent="0cm" style:auto-text-indent="false"/>
      <style:text-properties officeooo:paragraph-rsid="0020ea4e"/>
    </style:style>
    <style:style style:name="P107" style:family="paragraph" style:parent-style-name="Standard">
      <style:paragraph-properties fo:margin-left="0.811cm" fo:margin-right="0cm" fo:margin-top="0cm" fo:margin-bottom="0cm" loext:contextual-spacing="false" fo:line-height="100%" fo:text-align="justify" style:justify-single-word="false" fo:text-indent="0cm" style:auto-text-indent="false"/>
      <style:text-properties style:font-name="Arial" fo:font-size="10pt" officeooo:paragraph-rsid="0020ea4e" style:font-size-asian="10pt" style:font-name-complex="Arial1" style:font-size-complex="10pt"/>
    </style:style>
    <style:style style:name="P108" style:family="paragraph" style:parent-style-name="List_20_Paragraph" style:list-style-name="WWNum20">
      <style:paragraph-properties fo:margin-top="0cm" fo:margin-bottom="0cm" loext:contextual-spacing="true" fo:text-align="justify" style:justify-single-word="false"/>
    </style:style>
    <style:style style:name="P109" style:family="paragraph" style:parent-style-name="List_20_Paragraph" style:list-style-name="WWNum19">
      <style:paragraph-properties fo:margin-top="0cm" fo:margin-bottom="0cm" loext:contextual-spacing="true" fo:text-align="justify" style:justify-single-word="false">
        <style:tab-stops>
          <style:tab-stop style:position="6.456cm"/>
        </style:tab-stops>
      </style:paragraph-properties>
    </style:style>
    <style:style style:name="P110" style:family="paragraph" style:parent-style-name="List_20_Paragraph" style:list-style-name="WWNum20">
      <style:paragraph-properties fo:margin-top="0cm" fo:margin-bottom="0cm" loext:contextual-spacing="true" fo:line-height="100%" fo:text-align="justify" style:justify-single-word="false"/>
    </style:style>
    <style:style style:name="P111" style:family="paragraph" style:parent-style-name="List_20_Paragraph">
      <style:paragraph-properties fo:margin-top="0cm" fo:margin-bottom="0cm" loext:contextual-spacing="true" fo:line-height="100%" fo:text-align="justify" style:justify-single-word="false"/>
      <style:text-properties style:font-name="Arial" fo:font-size="10pt" style:font-size-asian="10pt" style:font-name-complex="Arial1" style:font-size-complex="10pt"/>
    </style:style>
    <style:style style:name="P112" style:family="paragraph" style:parent-style-name="List_20_Paragraph" style:list-style-name="WWNum20">
      <style:paragraph-properties fo:margin-top="0cm" fo:margin-bottom="0cm" loext:contextual-spacing="true" fo:line-height="100%" fo:text-align="justify" style:justify-single-word="false"/>
      <style:text-properties fo:background-color="#ffff00"/>
    </style:style>
    <style:style style:name="P113" style:family="paragraph" style:parent-style-name="List_20_Paragraph" style:list-style-name="WWNum37">
      <style:paragraph-properties fo:margin-top="0cm" fo:margin-bottom="0cm" loext:contextual-spacing="false" fo:line-height="100%"/>
    </style:style>
    <style:style style:name="P114" style:family="paragraph" style:parent-style-name="List_20_Paragraph" style:list-style-name="WWNum38">
      <style:paragraph-properties fo:margin-top="0cm" fo:margin-bottom="0cm" loext:contextual-spacing="false" fo:line-height="100%" fo:text-align="justify" style:justify-single-word="false"/>
    </style:style>
    <style:style style:name="P115" style:family="paragraph" style:parent-style-name="List_20_Paragraph" style:list-style-name="WWNum38">
      <style:paragraph-properties fo:margin-top="0cm" fo:margin-bottom="0cm" loext:contextual-spacing="false" fo:line-height="100%"/>
    </style:style>
    <style:style style:name="P116" style:family="paragraph" style:parent-style-name="List_20_Paragraph" style:list-style-name="WWNum3">
      <style:paragraph-properties fo:margin-left="1.235cm" fo:margin-right="0cm" fo:margin-top="0cm" fo:margin-bottom="0cm" loext:contextual-spacing="true" fo:text-align="justify" style:justify-single-word="false" fo:text-indent="-0.635cm" style:auto-text-indent="false"/>
    </style:style>
    <style:style style:name="P117" style:family="paragraph" style:parent-style-name="List_20_Paragraph" style:list-style-name="WWNum3">
      <style:paragraph-properties fo:margin-left="1.235cm" fo:margin-right="0cm" fo:margin-top="0cm" fo:margin-bottom="0cm" loext:contextual-spacing="true" fo:text-align="justify" style:justify-single-word="false" fo:text-indent="-0.635cm" style:auto-text-indent="false"/>
      <style:text-properties officeooo:paragraph-rsid="001ed4c2"/>
    </style:style>
    <style:style style:name="P118" style:family="paragraph" style:parent-style-name="List_20_Paragraph">
      <style:paragraph-properties fo:margin-left="1.235cm" fo:margin-right="0cm" fo:margin-top="0cm" fo:margin-bottom="0cm" loext:contextual-spacing="true" fo:text-align="justify" style:justify-single-word="false" fo:text-indent="0cm" style:auto-text-indent="false"/>
      <style:text-properties style:font-name="Arial" fo:font-size="10pt" style:font-size-asian="10pt" style:font-name-complex="Arial1" style:font-size-complex="10pt"/>
    </style:style>
    <style:style style:name="P119" style:family="paragraph" style:parent-style-name="List_20_Paragraph">
      <style:paragraph-properties fo:margin-left="3.81cm" fo:margin-right="0cm" fo:text-indent="0cm" style:auto-text-indent="false"/>
    </style:style>
    <style:style style:name="P120" style:family="paragraph" style:parent-style-name="List_20_Paragraph">
      <style:paragraph-properties fo:margin-left="0.635cm" fo:margin-right="0cm" fo:margin-top="0cm" fo:margin-bottom="0cm" loext:contextual-spacing="true" fo:line-height="100%" fo:text-indent="0cm" style:auto-text-indent="false"/>
    </style:style>
    <style:style style:name="P121" style:family="paragraph" style:parent-style-name="List_20_Paragraph">
      <style:paragraph-properties fo:margin-left="0.635cm" fo:margin-right="0cm" fo:margin-top="0cm" fo:margin-bottom="0cm" loext:contextual-spacing="false" fo:line-height="100%" fo:text-indent="0cm" style:auto-text-indent="false"/>
      <style:text-properties style:font-name="Arial" fo:font-size="10pt" style:font-size-asian="10pt" style:font-name-complex="Arial1" style:font-size-complex="10pt"/>
    </style:style>
    <style:style style:name="P122"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style>
    <style:style style:name="P123" style:family="paragraph" style:parent-style-name="Contents_20_3">
      <style:paragraph-properties>
        <style:tab-stops>
          <style:tab-stop style:position="18.461cm" style:type="right" style:leader-style="dotted" style:leader-text="."/>
        </style:tab-stops>
      </style:paragraph-properties>
    </style:style>
    <style:style style:name="P124" style:family="paragraph" style:parent-style-name="Contents_20_3">
      <style:paragraph-properties>
        <style:tab-stops>
          <style:tab-stop style:position="3.752cm"/>
          <style:tab-stop style:position="18.443cm" style:type="right" style:leader-style="dotted" style:leader-text="."/>
        </style:tab-stops>
      </style:paragraph-properties>
      <style:text-properties style:font-name="Arial" style:font-name-complex="Arial1"/>
    </style:style>
    <style:style style:name="P125" style:family="paragraph" style:parent-style-name="Contents_20_1">
      <style:paragraph-properties>
        <style:tab-stops>
          <style:tab-stop style:position="18.461cm" style:type="right" style:leader-style="dotted" style:leader-text="."/>
        </style:tab-stops>
      </style:paragraph-properties>
    </style:style>
    <style:style style:name="P126" style:family="paragraph" style:parent-style-name="Footer">
      <style:text-properties fo:font-size="9pt" style:font-size-asian="9pt" style:font-size-complex="9pt"/>
    </style:style>
    <style:style style:name="P127" style:family="paragraph" style:parent-style-name="TOC_20_Heading" style:master-page-name="Standard">
      <style:paragraph-properties style:page-number="auto"/>
    </style:style>
    <style:style style:name="P128" style:family="paragraph" style:parent-style-name="Contents_20_2">
      <style:paragraph-properties>
        <style:tab-stops>
          <style:tab-stop style:position="18.461cm" style:type="right" style:leader-style="dotted" style:leader-text="."/>
        </style:tab-stops>
      </style:paragraph-properties>
    </style:style>
    <style:style style:name="P129" style:family="paragraph" style:parent-style-name="Text_20_body">
      <style:paragraph-properties fo:margin-left="0cm" fo:margin-right="0cm" fo:keep-together="always" fo:text-indent="0cm" style:auto-text-indent="false" fo:keep-with-next="always"/>
      <style:text-properties style:font-name="Arial" fo:font-size="10pt" officeooo:paragraph-rsid="0020ea4e" style:font-size-asian="10pt" style:font-name-complex="Arial1"/>
    </style:style>
    <style:style style:name="P130" style:family="paragraph" style:parent-style-name="Heading_20_2">
      <style:paragraph-properties fo:text-align="justify" style:justify-single-word="false"/>
    </style:style>
    <style:style style:name="P131" style:family="paragraph" style:parent-style-name="Heading_20_2">
      <style:paragraph-properties fo:text-align="justify" style:justify-single-word="false" fo:break-before="page"/>
    </style:style>
    <style:style style:name="P132" style:family="paragraph" style:parent-style-name="Heading_20_1">
      <style:paragraph-properties fo:break-before="page"/>
    </style:style>
    <style:style style:name="P133" style:family="paragraph" style:parent-style-name="Heading_20_3">
      <style:paragraph-properties fo:text-align="justify" style:justify-single-word="false"/>
      <style:text-properties style:font-name="Arial" fo:font-size="12pt" officeooo:paragraph-rsid="0020ea4e" style:font-size-asian="12pt" style:font-name-complex="Arial1" style:font-size-complex="12pt"/>
    </style:style>
    <style:style style:name="P134" style:family="paragraph" style:parent-style-name="Heading_20_3">
      <style:paragraph-properties fo:margin-left="1.27cm" fo:margin-right="0cm" fo:text-align="justify" style:justify-single-word="false" fo:text-indent="0cm" style:auto-text-indent="false"/>
    </style:style>
    <style:style style:name="P135" style:family="paragraph" style:parent-style-name="Heading_20_3">
      <style:paragraph-properties fo:margin-left="1.27cm" fo:margin-right="0cm" fo:text-align="justify" style:justify-single-word="false" fo:text-indent="0cm" style:auto-text-indent="false"/>
      <style:text-properties officeooo:paragraph-rsid="0020ea4e"/>
    </style:style>
    <style:style style:name="P136" style:family="paragraph" style:parent-style-name="Heading_20_3">
      <style:paragraph-properties fo:margin-left="1.27cm" fo:margin-right="0cm" fo:text-align="justify" style:justify-single-word="false" fo:text-indent="0cm" style:auto-text-indent="false"/>
      <style:text-properties style:font-name="Arial" fo:font-size="10pt" style:font-size-asian="10pt" style:font-name-complex="Arial1" style:font-size-complex="10pt"/>
    </style:style>
    <style:style style:name="P137" style:family="paragraph" style:parent-style-name="Heading_20_3">
      <style:paragraph-properties fo:margin-left="1.27cm" fo:margin-right="0cm" fo:text-align="justify" style:justify-single-word="false" fo:text-indent="0cm" style:auto-text-indent="false" fo:break-before="page"/>
    </style:style>
    <style:style style:name="P138" style:family="paragraph" style:parent-style-name="Heading_20_3">
      <style:paragraph-properties fo:margin-left="1.27cm" fo:margin-right="0cm" fo:text-align="justify" style:justify-single-word="false" fo:text-indent="0cm" style:auto-text-indent="false" fo:break-before="page"/>
      <style:text-properties officeooo:paragraph-rsid="0020ea4e"/>
    </style:style>
    <style:style style:name="T1" style:family="text">
      <style:text-properties style:font-name="Arial" fo:font-size="10pt" fo:font-style="italic" style:font-size-asian="10pt" style:font-style-asian="italic" style:font-name-complex="Arial1" style:font-size-complex="10pt" style:font-style-complex="italic"/>
    </style:style>
    <style:style style:name="T2" style:family="text">
      <style:text-properties style:font-name="Arial" fo:font-size="10pt" fo:font-style="italic" fo:font-weight="bold" style:font-size-asian="10pt" style:font-style-asian="italic" style:font-weight-asian="bold" style:font-name-complex="Arial1" style:font-size-complex="10pt"/>
    </style:style>
    <style:style style:name="T3" style:family="text">
      <style:text-properties style:font-name="Arial" fo:font-size="10pt" fo:font-style="italic" fo:font-weight="bold" style:font-size-asian="10pt" style:font-style-asian="italic" style:font-weight-asian="bold" style:font-name-complex="Arial1" style:font-size-complex="10pt" style:font-style-complex="italic" style:font-weight-complex="bold"/>
    </style:style>
    <style:style style:name="T4" style:family="text">
      <style:text-properties style:font-name="Arial" fo:font-size="10pt" fo:font-weight="bold" style:font-size-asian="10pt" style:font-weight-asian="bold" style:font-name-complex="Arial1" style:font-size-complex="10pt"/>
    </style:style>
    <style:style style:name="T5" style:family="text">
      <style:text-properties style:font-name="Arial" fo:font-size="10pt" fo:font-weight="bold" style:font-size-asian="10pt" style:font-weight-asian="bold" style:font-name-complex="Arial1" style:font-size-complex="10pt" style:font-weight-complex="bold"/>
    </style:style>
    <style:style style:name="T6" style:family="text">
      <style:text-properties style:font-name="Arial" fo:font-size="10pt" fo:font-weight="bold" style:font-name-asian="Batang" style:font-size-asian="10pt" style:font-weight-asian="bold" style:font-name-complex="Arial1" style:font-size-complex="10pt"/>
    </style:style>
    <style:style style:name="T7" style:family="text">
      <style:text-properties style:font-name="Arial" fo:font-size="10pt" fo:font-weight="bold" style:font-name-asian="Times New Roman1" style:font-size-asian="10pt" style:font-weight-asian="bold" style:font-name-complex="Arial1" style:font-size-complex="10pt"/>
    </style:style>
    <style:style style:name="T8" style:family="text">
      <style:text-properties style:font-name="Arial" fo:font-size="10pt" style:font-size-asian="10pt" style:font-name-complex="Arial1" style:font-size-complex="10pt"/>
    </style:style>
    <style:style style:name="T9" style:family="text">
      <style:text-properties style:font-name="Arial" fo:font-size="10pt" style:font-name-asian="Batang" style:font-size-asian="10pt" style:font-name-complex="Arial1" style:font-size-complex="10pt"/>
    </style:style>
    <style:style style:name="T10" style:family="text">
      <style:text-properties style:font-name="Arial" fo:font-size="10pt" style:font-name-asian="Times New Roman1" style:font-size-asian="10pt" style:font-name-complex="Arial1" style:font-size-complex="10pt"/>
    </style:style>
    <style:style style:name="T11" style:family="text">
      <style:text-properties style:font-name="Arial" fo:font-size="10pt" fo:background-color="#ffff00" loext:char-shading-value="0" style:font-size-asian="10pt" style:font-name-complex="Arial1" style:font-size-complex="10pt"/>
    </style:style>
    <style:style style:name="T12" style:family="text">
      <style:text-properties style:font-name="Arial" fo:font-weight="bold" style:font-weight-asian="bold" style:font-name-complex="Arial1"/>
    </style:style>
    <style:style style:name="T13" style:family="text">
      <style:text-properties style:font-name="Arial" style:font-name-complex="Arial1"/>
    </style:style>
    <style:style style:name="T14" style:family="text">
      <style:text-properties style:font-name="Arial" fo:font-size="14pt" style:font-size-asian="14pt" style:font-name-complex="Arial1" style:font-size-complex="14pt"/>
    </style:style>
    <style:style style:name="T15" style:family="text">
      <style:text-properties style:font-name="Arial" fo:font-size="12pt" style:font-size-asian="12pt" style:font-name-complex="Arial1" style:font-size-complex="12pt"/>
    </style:style>
    <style:style style:name="T16" style:family="text">
      <style:text-properties style:font-name="Arial" fo:font-size="9pt" style:font-size-asian="9pt" style:font-name-complex="Arial1" style:font-size-complex="9pt"/>
    </style:style>
    <style:style style:name="T17" style:family="text">
      <style:text-properties style:font-name="Arial" fo:font-size="9pt" style:font-size-asian="9pt" style:font-name-complex="Arial1" style:font-size-complex="9pt" style:font-weight-complex="bold"/>
    </style:style>
    <style:style style:name="T18" style:family="text">
      <style:text-properties fo:color="#000000" style:font-name="Arial" fo:font-weight="bold" style:font-weight-asian="bold" style:font-name-complex="Arial1"/>
    </style:style>
    <style:style style:name="T19" style:family="text">
      <style:text-properties fo:color="#000000" style:font-name="Arial" style:font-name-complex="Arial1"/>
    </style:style>
    <style:style style:name="T20" style:family="text">
      <style:text-properties fo:font-size="18pt" style:font-size-asian="18pt" style:font-size-complex="18pt"/>
    </style:style>
    <style:style style:name="T21" style:family="text">
      <style:text-properties style:text-position="super 58%" style:font-name="Arial" fo:font-size="10pt" fo:background-color="#ffff00" loext:char-shading-value="0" style:font-size-asian="10pt" style:font-name-complex="Arial1" style:font-size-complex="10pt"/>
    </style:style>
    <style:style style:name="T22" style:family="text">
      <style:text-properties fo:color="#ff0000" style:font-name="Arial" fo:font-size="10pt" fo:font-weight="bold" style:font-size-asian="10pt" style:font-weight-asian="bold" style:font-name-complex="Arial1" style:font-size-complex="10pt"/>
    </style:style>
    <style:style style:name="T23" style:family="text">
      <style:text-properties fo:color="#ff0000" style:font-name="Arial" fo:font-size="10pt" fo:font-weight="bold" style:font-size-asian="10pt" style:font-weight-asian="bold" style:font-name-complex="Arial1" style:font-size-complex="10pt" style:font-weight-complex="bold"/>
    </style:style>
    <style:style style:name="T24" style:family="text">
      <style:text-properties fo:color="#ff0000" style:font-name="Arial" fo:font-size="10pt" style:font-size-asian="10pt" style:font-name-complex="Arial1" style:font-size-complex="10pt"/>
    </style:style>
    <style:style style:name="T25" style:family="text">
      <style:text-properties fo:font-size="12pt" style:font-size-asian="12pt" style:font-size-complex="12pt"/>
    </style:style>
    <style:style style:name="T26" style:family="text">
      <style:text-properties fo:color="#548dd4" style:font-name="Arial" fo:font-weight="bold" style:font-weight-asian="bold" style:font-name-complex="Arial1"/>
    </style:style>
    <style:style style:name="fr1"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loext:rel-width-rel="paragraph"/>
    </style:style>
    <style:style style:name="fr2" style:family="graphic" style:parent-style-name="Graphics">
      <style:graphic-properties fo:margin-left="0.318cm" fo:margin-right="0.342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5"><text:a xlink:type="simple" xlink:href="#__RefHeading___Toc39139_1908594575">Requirements for development and expectations of SACRRA<text:tab/>2</text:a></text:p>
          <text:p text:style-name="P128"><text:a xlink:type="simple" xlink:href="#__RefHeading___Toc39141_1908594575">Submission expectations<text:tab/>2</text:a></text:p>
          <text:p text:style-name="P128"><text:a xlink:type="simple" xlink:href="#__RefHeading___Toc39143_1908594575">Clean up files - QE1 Ad hoc Extract<text:tab/>2</text:a></text:p>
          <text:p text:style-name="P125"><text:a xlink:type="simple" xlink:href="#__RefHeading___Toc39145_1908594575">Which Account type should you use?<text:tab/>2</text:a></text:p>
          <text:p text:style-name="P125"><text:a xlink:type="simple" xlink:href="#__RefHeading___Toc39147_1908594575">Naming convention of files<text:tab/>3</text:a></text:p>
          <text:p text:style-name="P125"><text:a xlink:type="simple" xlink:href="#__RefHeading___Toc39149_1908594575">Monthly Layout<text:tab/>6</text:a></text:p>
          <text:p text:style-name="P128"><text:a xlink:type="simple" xlink:href="#__RefHeading___Toc39151_1908594575">Layout Specification – Monthly Extract<text:tab/>6</text:a></text:p>
          <text:p text:style-name="P123"><text:a xlink:type="simple" xlink:href="#__RefHeading___Toc39153_1908594575">General Notes:<text:tab/>6</text:a></text:p>
          <text:p text:style-name="P123"><text:a xlink:type="simple" xlink:href="#__RefHeading___Toc39155_1908594575">Header Composition and Layout:<text:tab/>6</text:a></text:p>
          <text:p text:style-name="P123"><text:a xlink:type="simple" xlink:href="#__RefHeading___Toc39157_1908594575">Data Layout<text:tab/>7</text:a></text:p>
          <text:p text:style-name="P123"><text:a xlink:type="simple" xlink:href="#__RefHeading___Toc39159_1908594575">Trailer Composition and Layout<text:tab/>8</text:a></text:p>
          <text:p text:style-name="P125"><text:a xlink:type="simple" xlink:href="#__RefHeading___Toc39161_1908594575">Daily Layout<text:tab/>9</text:a></text:p>
          <text:p text:style-name="P128"><text:a xlink:type="simple" xlink:href="#__RefHeading___Toc39163_1908594575">Layout Specification – Daily Extract<text:tab/>9</text:a></text:p>
          <text:p text:style-name="P123"><text:a xlink:type="simple" xlink:href="#__RefHeading___Toc39165_1908594575">General Notes:<text:tab/>9</text:a></text:p>
          <text:p text:style-name="P123"><text:a xlink:type="simple" xlink:href="#__RefHeading___Toc39167_1908594575">Header Composition and Layout:<text:tab/>10</text:a></text:p>
          <text:p text:style-name="P123"><text:a xlink:type="simple" xlink:href="#__RefHeading___Toc39169_1908594575">Data Layout<text:tab/>10</text:a></text:p>
          <text:p text:style-name="P123"><text:a xlink:type="simple" xlink:href="#__RefHeading___Toc39171_1908594575">Trailer Composition and Layout<text:tab/>11</text:a></text:p>
          <text:p text:style-name="P125"><text:a xlink:type="simple" xlink:href="#__RefHeading___Toc39173_1908594575">Process Rules<text:tab/>12</text:a></text:p>
          <text:p text:style-name="P128"><text:a xlink:type="simple" xlink:href="#__RefHeading___Toc39175_1908594575">Demographic Data Process Rules and Requirements<text:tab/>12</text:a></text:p>
          <text:p text:style-name="P123"><text:a xlink:type="simple" xlink:href="#__RefHeading___Toc39177_1908594575">Daily and Monthly submissions:<text:tab/>12</text:a></text:p>
          <text:p text:style-name="P123"><text:a xlink:type="simple" xlink:href="#__RefHeading___Toc39179_1908594575">Defining Demographic Fields:<text:tab/>12</text:a></text:p>
          <text:p text:style-name="P123"><text:a xlink:type="simple" xlink:href="#__RefHeading___Toc39181_1908594575">Population of Demographic Fields<text:tab/>13</text:a></text:p>
          <text:p text:style-name="P128"><text:a xlink:type="simple" xlink:href="#__RefHeading___Toc39183_1908594575">Financial &amp; Account Type Population, Process Rules and Requirements<text:tab/>20</text:a></text:p>
          <text:p text:style-name="P128"><text:a xlink:type="simple" xlink:href="#__RefHeading___Toc39185_1908594575">General Financial Field Population and Reference details<text:tab/>20</text:a></text:p>
          <text:p text:style-name="P123"><text:a xlink:type="simple" xlink:href="#__RefHeading___Toc39187_1908594575">Financial Field Population and composition<text:tab/>20</text:a></text:p>
          <text:p text:style-name="P123"><text:a xlink:type="simple" xlink:href="#__RefHeading___Toc39189_1908594575">Status Code Process Rules and Requirements<text:tab/>21</text:a></text:p>
          <text:p text:style-name="P123"><text:a xlink:type="simple" xlink:href="#__RefHeading___Toc39191_1908594575">Retention Periods and Data Provision limitations<text:tab/>25</text:a></text:p>
          <text:p text:style-name="P123"><text:a xlink:type="simple" xlink:href="#__RefHeading___Toc39193_1908594575">Deferred Payment Process Rules and Requirements<text:tab/>26</text:a></text:p>
          <text:p text:style-name="P123"><text:a xlink:type="simple" xlink:href="#__RefHeading___Toc39195_1908594575">Payment Types and priority table<text:tab/>27</text:a></text:p>
          <text:p text:style-name="P123"><text:a xlink:type="simple" xlink:href="#__RefHeading___Toc78366_1908594575">Account type P<text:tab/><text:tab/>Personal Loans<text:tab/>29</text:a></text:p>
        </text:index-body>
      </text:table-of-content>
      <text:p text:style-name="P124"/>
      <text:h text:style-name="P132" text:outline-level="1"><text:bookmark-start text:name="_Toc420994141"/><text:bookmark-start text:name="__RefHeading___Toc39139_1908594575"/><text:span text:style-name="T20">Requirements for development and expectations of SACRRA</text:span><text:bookmark-end text:name="_Toc420994141"/><text:bookmark-end text:name="__RefHeading___Toc39139_1908594575"/></text:h>
      <text:h text:style-name="P130" text:outline-level="2"><text:bookmark-start text:name="_Toc420994142"/><text:bookmark-start text:name="__RefHeading___Toc39141_1908594575"/><text:span text:style-name="T14">Submission expectations</text:span><text:bookmark-end text:name="_Toc420994142"/><text:bookmark-end text:name="__RefHeading___Toc39141_1908594575"/></text:h>
      <text:list xml:id="list3211908765127221954" text:style-name="WWNum3">
        <text:list-item>
          <text:p text:style-name="P116"><text:span text:style-name="T11">The extract will be expected monthly, within 5 days of the agreed billing date</text:span><text:span text:style-name="T8"> provided by the Member upon registration with SACRRA and if this alters SACRRA is to be notified.</text:span></text:p>
        </text:list-item>
        <text:list-item>
          <text:p text:style-name="P116"><text:span text:style-name="T8">Members who run multiple billing cycles are advised to take a snapshot view of each billing run and append them, in order that financial information is not lost or overwritten over the billing period. </text:span></text:p>
        </text:list-item>
        <text:list-item>
          <text:p text:style-name="P117"><text:span text:style-name="T8">It is expected that the monthly </text:span><text:span text:style-name="T11">submission be submitted for the same period month on month to prevent anomalies i.e. 5</text:span><text:span text:style-name="T21">th</text:span><text:span text:style-name="T11"> to 4</text:span><text:span text:style-name="T21">th</text:span><text:span text:style-name="T11"> or 1</text:span><text:span text:style-name="T21">st</text:span><text:span text:style-name="T11"> to 31</text:span><text:span text:style-name="T21">st</text:span><text:span text:style-name="T8">.</text:span></text:p>
        </text:list-item>
      </text:list>
      <text:h text:style-name="P130" text:outline-level="2"><text:bookmark-start text:name="_Toc420994149"/><text:bookmark-start text:name="__RefHeading___Toc39143_1908594575"/><text:span text:style-name="T14">Clean up files - QE1 Ad hoc Extract</text:span><text:bookmark-end text:name="_Toc420994149"/><text:bookmark-end text:name="__RefHeading___Toc39143_1908594575"/></text:h>
      <text:list xml:id="list124338774856929" text:continue-numbering="true" text:style-name="WWNum3">
        <text:list-item>
          <text:p text:style-name="P116"><text:span text:style-name="T8">QE1 Quality Exceptions are rules set up by SACRRA to monitor accounts at the bureaux which may not be receiving an update, for whatever reason.</text:span></text:p>
        </text:list-item>
        <text:list-item>
          <text:p text:style-name="P116"><text:span text:style-name="T8">Managing these accounts and ensuring the update of records which may not be being updated at one or more of the Associate Member Bureaux has dictated the requirement of SACRRA members to development and extract, per supplier number, an extract of all accounts which have a status code and status date retrospectively over a period of 36 months from a specific date.</text:span></text:p>
        </text:list-item>
        <text:list-item>
          <text:p text:style-name="P116"><text:span text:style-name="T8">Availability of an extract, which can be run as at a given point looking back 36 months and supplied in Layout 700v2 to all Associate Member Bureaux containing accurate details of financials fields and statuses with status dates for that 36 month period on all accounts which should reflect a status (positive or negative), is required from all members to prevent delays associated with development of this extract and timeous correction of data concerns.</text:span></text:p>
        </text:list-item>
        <text:list-item>
          <text:p text:style-name="P116"><text:span text:style-name="T8">In these instances, as with the normal submission of data, Opening balances should be retained, where positive status codes are supplied; current balance, instalment, overdue balance and months in arrears should be set to zero. For negative status codes opening Balances, current balance, instalment, overdue balance and months in arrears are mandatory.</text:span></text:p>
        </text:list-item>
      </text:list>
      <text:h text:style-name="Heading_20_1" text:outline-level="1"><text:bookmark-start text:name="_Toc420994150"/><text:bookmark-start text:name="__RefHeading___Toc39145_1908594575"/><text:span text:style-name="T20">Which Account type should you use?</text:span><text:bookmark-end text:name="_Toc420994150"/><text:bookmark-end text:name="__RefHeading___Toc39145_1908594575"/></text:h>
      <text:p text:style-name="P49"><text:span text:style-name="T8">Every Account type / Product type should be submitted in a separate file, each will be issued with a supplier reference number indicating the Trading name of the organisation, brand or product which is recognisable to the consumer. This enables the consumer to see which account information reflected on the bureaux refers to, and will prevent disputes arising from confusion over which accounts are reflected.</text:span></text:p>
      <text:p text:style-name="P21"/>
      <text:p text:style-name="P49"><text:span text:style-name="T8">Some account types may be combined depending on the product or brand: i.e. B&amp;H, C&amp;G and P&amp;M may be combined into one file, please email </text:span><text:a xlink:type="simple" xlink:href="mailto:702v2@cpa.org.za" text:style-name="Internet_20_link" text:visited-style-name="Visited_20_Internet_20_Link"><text:span text:style-name="T8">702v2@cpa.org.za</text:span></text:a><text:span text:style-name="T8"> or your portfolio manager for advice.</text:span></text:p>
      <text:p text:style-name="P49"><text:span text:style-name="T8">Account type is </text:span><text:span text:style-name="T4">mandatory</text:span><text:span text:style-name="T8">, if not populated the record will </text:span><text:span text:style-name="T4">reject</text:span><text:span text:style-name="T8">.</text:span></text:p>
      <text:p text:style-name="P2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7"><text:span text:style-name="T12">Account Type</text:span></text:p>
          </table:table-cell>
          <table:table-cell table:style-name="Table8.A1" office:value-type="string">
            <text:p text:style-name="P56"><text:span text:style-name="T12">Name of Account type</text:span></text:p>
          </table:table-cell>
          <table:table-cell table:style-name="Table8.A1" office:value-type="string">
            <text:p text:style-name="P58"><text:span text:style-name="T12">Product description / criteria for use</text:span></text:p>
          </table:table-cell>
        </table:table-row>
      </table:table>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1"/>
            <text:p text:style-name="P57"><text:span text:style-name="T12">M</text:span></text:p>
          </table:table-cell>
          <table:table-cell table:style-name="Table9.B1" office:value-type="string">
            <text:p text:style-name="P56"><text:span text:style-name="T19">One Month Personal Loan</text:span></text:p>
          </table:table-cell>
          <table:table-cell table:style-name="Table9.C1" office:value-type="string">
            <text:p text:style-name="P56"><text:span text:style-name="T19">Loan granted to consumer for use in his personal capacity where the loan is to be repaid within 1 month</text:span></text:p>
            <text:p text:style-name="P56"><text:span text:style-name="T13">Requires the Submission of both daily files for registrations and closures as well as monthly files</text:span><text:span text:style-name="T12"> </text:span></text:p>
            <text:p text:style-name="P60"/>
            <text:p text:style-name="P56"><text:span text:style-name="T13">Status Codes allowed on </text:span><text:span text:style-name="T12">monthly</text:span><text:span text:style-name="T13">:</text:span></text:p>
            <text:p text:style-name="P56"><text:span text:style-name="T13">C,D,E,L,T,V,W,Z</text:span></text:p>
            <text:p text:style-name="P56"><text:span text:style-name="T13">Status Codes allowed on </text:span><text:span text:style-name="T12">daily</text:span><text:span text:style-name="T13">:</text:span></text:p>
            <text:p text:style-name="P56"><text:span text:style-name="T13">C,T,V</text:span></text:p>
            <text:p text:style-name="P60"/>
          </table:table-cell>
        </table:table-row>
      </table:table>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7"><text:span text:style-name="T18">P</text:span></text:p>
          </table:table-cell>
          <table:table-cell table:style-name="Table10.B1" office:value-type="string">
            <text:p text:style-name="P56"><text:span text:style-name="T19">Personal loan</text:span></text:p>
          </table:table-cell>
          <table:table-cell table:style-name="Table10.C1" office:value-type="string">
            <text:p text:style-name="P56"><text:span text:style-name="T19">Loan granted to consumer for use in his personal capacity where the loan is to be repaid over a term greater than 1 month</text:span></text:p>
            <text:p text:style-name="P56"><text:soft-page-break/><text:span text:style-name="T13">Requires the Submission of both daily files for registrations and closures as well as monthly files</text:span><text:span text:style-name="T12"> </text:span></text:p>
            <text:p text:style-name="P60"/>
            <text:p text:style-name="P56"><text:span text:style-name="T13">Status Codes allowed on </text:span><text:span text:style-name="T12">monthly</text:span><text:span text:style-name="T13">:</text:span></text:p>
            <text:p text:style-name="P56"><text:span text:style-name="T13">C,D,E,L,T,V,W,Z</text:span></text:p>
            <text:p text:style-name="P56"><text:span text:style-name="T13">Status Codes allowed on </text:span><text:span text:style-name="T12">daily</text:span><text:span text:style-name="T13">:</text:span></text:p>
            <text:p text:style-name="P56"><text:span text:style-name="T13">C,T,V</text:span></text:p>
            <text:p text:style-name="P60"/>
          </table:table-cell>
        </table:table-row>
      </table:table>
      <text:h text:style-name="Heading_20_1" text:outline-level="1"><text:bookmark-start text:name="_Toc420994151"/><text:bookmark-start text:name="__RefHeading___Toc39147_1908594575"/><text:span text:style-name="T20">Naming convention of files</text:span><text:bookmark-end text:name="_Toc420994151"/><text:bookmark-end text:name="__RefHeading___Toc39147_1908594575"/></text:h>
      <text:list xml:id="list124339396770377" text:continue-numbering="true" text:style-name="WWNum3">
        <text:list-item>
          <text:p text:style-name="P116"><text:span text:style-name="T8">The file names will consist of 8 (eight) components, each with its own validation rules.</text:span></text:p>
        </text:list-item>
        <text:list-item>
          <text:p text:style-name="P116"><text:span text:style-name="T8">The components will be separated by a ‘_’ (underscore), except for the file extension which will be a ‘.’ (Dot)</text:span></text:p>
        </text:list-item>
        <text:list-item>
          <text:p text:style-name="P116"><text:span text:style-name="T8">Components will be left aligned.</text:span></text:p>
        </text:list-item>
        <text:list-item>
          <text:p text:style-name="P116"><text:span text:style-name="T8">It must be noted that the hub will not be used for the submission of batch or credit provider specific product requests at this stage. These files must be transferred through your usual transfer mechanisms as the HUB has been scoped to accept only monthly and daily payment profile files.</text:span></text:p>
        </text:list-item>
        <text:list-item>
          <text:p text:style-name="P116"><text:span text:style-name="T8">Please refer to the Hub Process document for further details or email </text:span><text:a xlink:type="simple" xlink:href="mailto:hub@cpa.org.za" text:style-name="Internet_20_link" text:visited-style-name="Visited_20_Internet_20_Link"><text:span text:style-name="T8">hub@cpa.org.za</text:span></text:a><text:span text:style-name="T8">.</text:span></text:p>
        </text:list-item>
      </text:list>
      <text:p text:style-name="P21"/>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7"><text:span text:style-name="T5">Component / Group of components</text:span></text:p>
          </table:table-cell>
          <table:table-cell table:style-name="Table12.B1" office:value-type="string">
            <text:p text:style-name="P47"><text:span text:style-name="T5">Usage</text:span></text:p>
          </table:table-cell>
          <table:table-cell table:style-name="Table12.C1" office:value-type="string">
            <text:p text:style-name="P47"><text:span text:style-name="T5">Details, Content &amp; Format</text:span></text:p>
          </table:table-cell>
        </table:table-row>
        <table:table-row table:style-name="Table12.1">
          <table:table-cell table:style-name="Table12.A1" office:value-type="string">
            <text:p text:style-name="P19"><text:span text:style-name="T4">Sender ID</text:span></text:p>
            <text:p text:style-name="P19"><text:span text:style-name="T1">Max: 7 alpha-numeric</text:span><text:span text:style-name="T8"> </text:span></text:p>
          </table:table-cell>
          <table:table-cell table:style-name="Table12.B2" office:value-type="string">
            <text:p text:style-name="P19"><text:span text:style-name="T8">For recipient the HUB and Credit Bureaux to identify files for validation and scheduling purposes</text:span></text:p>
          </table:table-cell>
          <table:table-cell table:style-name="Table12.C2" office:value-type="string">
            <text:list xml:id="list5566815342075386145" text:style-name="WWNum37">
              <text:list-item>
                <text:p text:style-name="P113"><text:span text:style-name="T8">Supplier reference number </text:span></text:p>
              </text:list-item>
            </text:list>
            <text:p text:style-name="P120"><text:span text:style-name="T8">Both SACRRA (CP0001) and NLR (1234) formats are accepted.</text:span></text:p>
            <text:list xml:id="list124339491359579" text:continue-numbering="true" text:style-name="WWNum37">
              <text:list-item>
                <text:p text:style-name="P113"><text:span text:style-name="T8">This is supplied by SACRRA and is the same number which is used in your file header</text:span></text:p>
              </text:list-item>
            </text:list>
            <text:p text:style-name="P121"/>
            <text:list xml:id="list124339882068117" text:continue-numbering="true" text:style-name="WWNum37">
              <text:list-item>
                <text:p text:style-name="P113"><text:span text:style-name="T8">In the Case of SSP’s who wish to batch data into one zipped folder or members who wish to combine their daily submissions for a number of suppliers into one file, a separate number is issued (SP0001), please liaise with the hub admin team for details </text:span><text:a xlink:type="simple" xlink:href="mailto:hub@cpa.org.za" text:style-name="Internet_20_link" text:visited-style-name="Visited_20_Internet_20_Link"><text:span text:style-name="T8">hub@cpa.org.za</text:span></text:a><text:span text:style-name="T8"> </text:span></text:p>
              </text:list-item>
            </text:list>
            <text:p text:style-name="P121"/>
          </table:table-cell>
        </table:table-row>
        <table:table-row table:style-name="Table12.1">
          <table:table-cell table:style-name="Table12.A1" office:value-type="string">
            <text:p text:style-name="P19"><text:span text:style-name="T4">Recipient ID</text:span></text:p>
            <text:p text:style-name="P19"><text:span text:style-name="T1">Max: 7 alpha-numeric</text:span></text:p>
          </table:table-cell>
          <table:table-cell table:style-name="Table12.B3" office:value-type="string">
            <text:p text:style-name="P19"><text:span text:style-name="T8">For Hub to determine which Credit Bureaux should receive the submitted file.</text:span></text:p>
            <text:p text:style-name="P19"><text:span text:style-name="T8">Typically, scheduled file transmissions are for ‘ALL’.</text:span></text:p>
          </table:table-cell>
          <table:table-cell table:style-name="Table12.C3" office:value-type="string">
            <text:p text:style-name="P19"><text:span text:style-name="T8">For all monthly and daily files, please set to </text:span><text:span text:style-name="T24">“ALL” </text:span><text:span text:style-name="T8">in order that the details are distributed to all CBs simultaneously</text:span></text:p>
            <text:p text:style-name="P20"/>
            <text:p text:style-name="P19"><text:span text:style-name="T8">For Adhoc files specific to individual bureaux, these may be addressed to: “CompuS”, “Experi”, “TransU”, “XDS”  - these options should not be used at present</text:span></text:p>
            <text:p text:style-name="P20"/>
          </table:table-cell>
        </table:table-row>
        <table:table-row table:style-name="Table12.1">
          <table:table-cell table:style-name="Table12.A1" office:value-type="string">
            <text:p text:style-name="P19"><text:span text:style-name="T4">File type</text:span></text:p>
            <text:p text:style-name="P19"><text:span text:style-name="T1">Max: 5 alpha-numeric</text:span></text:p>
          </table:table-cell>
          <table:table-cell table:style-name="Table12.B4" office:value-type="string">
            <text:p text:style-name="P19"><text:span text:style-name="T8">Used by Credit Bureaux to determine which layout applies to the file </text:span></text:p>
          </table:table-cell>
          <table:table-cell table:style-name="Table12.C4" office:value-type="string">
            <text:p text:style-name="P19"><text:span text:style-name="T8">When </text:span><text:span text:style-name="T23">testing</text:span><text:span text:style-name="T8"> the File type should reflect as follows: “TATA” – CAT A - Daily NLR Batch Test file </text:span></text:p>
            <text:p text:style-name="P19"><text:span text:style-name="T8">“TATB” – CAT B - Monthly NLR Test files</text:span></text:p>
            <text:p text:style-name="P19"><text:span text:style-name="T8">“T700” – L700 - L700 Monthly Test files</text:span></text:p>
            <text:p text:style-name="P75"><text:span text:style-name="T8">“T702” – L702 – Evolution Monthly or Daily test files </text:span></text:p>
            <text:p text:style-name="P20"/>
            <text:p text:style-name="P19"><text:span text:style-name="T8">When </text:span><text:span text:style-name="T23">signed off and live</text:span><text:span text:style-name="T8"> the File type should reflect as follows:</text:span></text:p>
            <text:p text:style-name="P19"><text:span text:style-name="T8">“CATA” – CAT A - Daily NLR Batch Test file </text:span></text:p>
            <text:p text:style-name="P19"><text:span text:style-name="T8">“CATB” – CAT B - Monthly NLR Test files</text:span></text:p>
            <text:p text:style-name="P19"><text:span text:style-name="T8">“L700” – L700 - L700 Monthly Test files</text:span></text:p>
            <text:p text:style-name="P19"><text:span text:style-name="T5">“L702” – L702 – Evolution Monthly or Daily test files</text:span><text:span text:style-name="T8"> </text:span></text:p>
            <text:p text:style-name="P20"/>
            <text:p text:style-name="P20"/>
          </table:table-cell>
        </table:table-row>
        <table:table-row table:style-name="Table12.1">
          <table:table-cell table:style-name="Table12.A5" office:value-type="string">
            <text:p text:style-name="P19"><text:span text:style-name="T4">Frequency </text:span></text:p>
            <text:p text:style-name="P19"><text:span text:style-name="T1">Max: 2 alpha-numeric</text:span></text:p>
          </table:table-cell>
          <table:table-cell table:style-name="Table12.B5" office:value-type="string">
            <text:p text:style-name="P19"><text:span text:style-name="T8">Further defines file content and is used by Credit Bureaux to upload correctly.</text:span></text:p>
          </table:table-cell>
          <table:table-cell table:style-name="Table12.C5" office:value-type="string">
            <text:p text:style-name="P19"><text:span text:style-name="T8">To be used with File Type to indicate if the files are </text:span></text:p>
            <text:p text:style-name="P19"><text:span text:style-name="T8">“D” = Daily;      “M” = Monthly   or    “A” = Ad hoc</text:span></text:p>
            <text:p text:style-name="P19"><text:span text:style-name="T8">Ad hoc is to be used in the submission of clean up files etc. these should be submitted to all bureaux unless the files are </text:span><text:soft-page-break/><text:span text:style-name="T8">specific to one bureaux, then the recipient ID should indicate the bureaux to which the file should be sent.</text:span></text:p>
            <text:p text:style-name="P20"/>
            <text:p text:style-name="P19"><text:span text:style-name="T5">Note:</text:span><text:span text:style-name="T8"> daily files should have a frequency of </text:span><text:span text:style-name="T5">D</text:span></text:p>
            <text:p text:style-name="P19"><text:span text:style-name="T5">Note: </text:span><text:span text:style-name="T8">monthly files should have a frequency of </text:span><text:span text:style-name="T5">M</text:span></text:p>
          </table:table-cell>
        </table:table-row>
      </table:table>
      <text:p text:style-name="Standard"/>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9"><text:span text:style-name="T4">Date</text:span></text:p>
            <text:p text:style-name="P19"><text:span text:style-name="T1">Max: 8 numeric</text:span></text:p>
          </table:table-cell>
          <table:table-cell table:style-name="Table13.B1" office:value-type="string">
            <text:p text:style-name="P19"><text:span text:style-name="T8">The </text:span><text:span text:style-name="T5">Month end</text:span><text:span text:style-name="T8"> or Transaction date of the file.</text:span></text:p>
          </table:table-cell>
          <table:table-cell table:style-name="Table13.C1" office:value-type="string">
            <text:p text:style-name="P19"><text:span text:style-name="T8">Must be “CCYYMMDD”</text:span></text:p>
            <text:p text:style-name="P19"><text:span text:style-name="T8">When Frequency = “M”:  this must be the Credit Provider’s month-end date being supplied and NOT the extract or submission date.</text:span></text:p>
            <text:p text:style-name="P19"><text:span text:style-name="T8">When Frequency = “D”, this must be the most recent or maximum transaction date to which the data applies</text:span></text:p>
            <text:p text:style-name="P19"><text:span text:style-name="T8">When Frequency = “A” this is the last day of the period to which the data applies.</text:span></text:p>
            <text:p text:style-name="P20"/>
          </table:table-cell>
        </table:table-row>
        <table:table-row table:style-name="Table13.1">
          <table:table-cell table:style-name="Table13.A2" office:value-type="string">
            <text:p text:style-name="P19"><text:span text:style-name="T4">Number of files</text:span></text:p>
            <text:p text:style-name="P19"><text:span text:style-name="T1">Max: 4 numeric</text:span></text:p>
          </table:table-cell>
          <table:table-cell table:style-name="Table13.B2" office:value-type="string">
            <text:p text:style-name="P19"><text:span text:style-name="T8">To indicate the number of files being transmitted </text:span></text:p>
          </table:table-cell>
          <table:table-cell table:style-name="Table13.C2" office:value-type="string">
            <text:p text:style-name="P19"><text:span text:style-name="T8">This may be 1 – 9999. </text:span></text:p>
            <text:p text:style-name="P19"><text:span text:style-name="T8">This will usually be 1</text:span></text:p>
            <text:p text:style-name="P20"/>
            <text:p text:style-name="P19"><text:span text:style-name="T8">Where an SSP’s submission is combined / zipped and submitted in a single transmission this should reflect the </text:span><text:span text:style-name="T5">number of files contained within the zipped file</text:span><text:span text:style-name="T8">.</text:span></text:p>
            <text:p text:style-name="P19"><text:span text:style-name="T5">Note</text:span><text:span text:style-name="T8">:  when submitting in this fashion, each individual file within the combined folder must still adhere to the relevant naming convention for submission</text:span></text:p>
            <text:p text:style-name="P20"/>
          </table:table-cell>
        </table:table-row>
        <table:table-row table:style-name="Table13.1">
          <table:table-cell table:style-name="Table13.A2" office:value-type="string">
            <text:p text:style-name="P19"><text:span text:style-name="T4">Sequence</text:span></text:p>
            <text:p text:style-name="P19"><text:span text:style-name="T1">Max: 2 numeric</text:span></text:p>
          </table:table-cell>
          <table:table-cell table:style-name="Table13.B3" office:value-type="string">
            <text:p text:style-name="P19"><text:span text:style-name="T8">To indicate resubmission of data for a month end which has already been sent to the hub</text:span></text:p>
          </table:table-cell>
          <table:table-cell table:style-name="Table13.C3" office:value-type="string">
            <text:p text:style-name="P19"><text:span text:style-name="T8">This may be 1 – 99 </text:span></text:p>
            <text:p text:style-name="P19"><text:span text:style-name="T8">This will usually be 1</text:span></text:p>
            <text:p text:style-name="P20"/>
            <text:p text:style-name="P19"><text:span text:style-name="T8">Where a resubmission of the same month end is necessary due to an error or failure, then the sequence number is to be increased by 1</text:span></text:p>
            <text:p text:style-name="P33"/>
          </table:table-cell>
        </table:table-row>
        <table:table-row table:style-name="Table13.1">
          <table:table-cell table:style-name="Table13.A2" office:value-type="string">
            <text:p text:style-name="P19"><text:span text:style-name="T4">File Extension</text:span></text:p>
            <text:p text:style-name="P19"><text:span text:style-name="T1">3 alpha.3alpha</text:span></text:p>
          </table:table-cell>
          <table:table-cell table:style-name="Table13.B4" office:value-type="string">
            <text:p text:style-name="P20"/>
          </table:table-cell>
          <table:table-cell table:style-name="Table13.C4" office:value-type="string">
            <text:p text:style-name="P75"><text:span text:style-name="T8">.txt.pgp or.zip.pgp or.rar,pgp</text:span></text:p>
            <text:p text:style-name="P19"><text:span text:style-name="T1">Depending on how the file is compressed and encrypted</text:span></text:p>
            <text:p text:style-name="P33"/>
          </table:table-cell>
        </table:table-row>
      </table:table>
      <text:p text:style-name="P21"/>
      <text:p text:style-name="P19"><text:span text:style-name="T8">Examples of file names:</text:span></text:p>
      <text:p text:style-name="P20"/>
      <text:list xml:id="list8787624116791178677" text:style-name="WWNum38">
        <text:list-item>
          <text:p text:style-name="P114"><text:span text:style-name="T8">Daily Files</text:span></text:p>
          <text:list>
            <text:list-item>
              <text:p text:style-name="P114"><text:span text:style-name="T8">Test files</text:span></text:p>
              <text:list>
                <text:list-item>
                  <text:p text:style-name="P114"><text:span text:style-name="T8">1234_ALL_TATA_D_20130405_1_1.txt.pgp</text:span></text:p>
                </text:list-item>
                <text:list-item>
                  <text:p text:style-name="P114"><text:span text:style-name="T8">CP0001_ALL_T702_D_20130405_1_1.txt.pgp</text:span></text:p>
                </text:list-item>
                <text:list-item>
                  <text:p text:style-name="P114"><text:span text:style-name="T8">SP0001_ALL_TATA_D_20130404_220_1.zip.pgp</text:span></text:p>
                </text:list-item>
              </text:list>
            </text:list-item>
            <text:list-item>
              <text:p text:style-name="P114"><text:span text:style-name="T8">Live Files</text:span></text:p>
              <text:list>
                <text:list-item>
                  <text:p text:style-name="P114"><text:span text:style-name="T8">1234_ALL_CATA_D_20130405_1_1.txt.pgp</text:span></text:p>
                </text:list-item>
                <text:list-item>
                  <text:p text:style-name="P114"><text:span text:style-name="T8">CP0001_ALL_L702_D_20130405_1_1.txt.pgp</text:span></text:p>
                </text:list-item>
                <text:list-item>
                  <text:p text:style-name="P114"><text:span text:style-name="T8">SP0001_ALL_CATA_D_20130404_220_1.zip.pgp</text:span></text:p>
                </text:list-item>
              </text:list>
            </text:list-item>
          </text:list>
        </text:list-item>
      </text:list>
      <text:p text:style-name="P27"/>
      <text:list xml:id="list124338913884408" text:continue-numbering="true" text:style-name="WWNum38">
        <text:list-item>
          <text:p text:style-name="P114"><text:span text:style-name="T8">Monthly Files</text:span></text:p>
          <text:list>
            <text:list-item>
              <text:p text:style-name="P114"><text:span text:style-name="T8">Test Files</text:span></text:p>
              <text:list>
                <text:list-item>
                  <text:p text:style-name="P114"><text:span text:style-name="T8">1234_ALL_TATB_M_20130331_1_1.txt.pgp</text:span></text:p>
                </text:list-item>
                <text:list-item>
                  <text:p text:style-name="P114"><text:span text:style-name="T8">CP0001_ALL_T700_M_20130331_1_1.txt.pgp</text:span></text:p>
                </text:list-item>
                <text:list-item>
                  <text:p text:style-name="P114"><text:span text:style-name="T8">CP0001_ALL_T702_M_20130331_1_1.txt.pgp</text:span></text:p>
                </text:list-item>
                <text:list-item>
                  <text:p text:style-name="P114"><text:span text:style-name="T8">SP0001_ALL_TATB_M_20130331_220_1.zip.pgp</text:span></text:p>
                </text:list-item>
                <text:list-item>
                  <text:p text:style-name="P114"><text:span text:style-name="T8">SP0001_ALL_T700_M_20130331_220_1.zip.pgp</text:span></text:p>
                </text:list-item>
                <text:list-item>
                  <text:p text:style-name="P114"><text:span text:style-name="T8">SP0001_ALL_T702_M_20130331_220_1.zip.pgp</text:span></text:p>
                </text:list-item>
              </text:list>
            </text:list-item>
            <text:list-item>
              <text:p text:style-name="P114"><text:span text:style-name="T8">Live Files</text:span></text:p>
              <text:list>
                <text:list-item>
                  <text:p text:style-name="P114"><text:span text:style-name="T8">1234_ALL_CATB_M_20130331_1_1.txt.pgp</text:span></text:p>
                </text:list-item>
                <text:list-item>
                  <text:p text:style-name="P114"><text:soft-page-break/><text:span text:style-name="T8">CP0001_ALL_L700_M_20130331_1_1.txt.pgp</text:span></text:p>
                </text:list-item>
                <text:list-item>
                  <text:p text:style-name="P114"><text:span text:style-name="T8">CP0001_ALL_L702_M_20130331_1_1.txt.pgp</text:span></text:p>
                </text:list-item>
                <text:list-item>
                  <text:p text:style-name="P114"><text:span text:style-name="T8">SP0001_ALL_CATB_M_20130331_220_1.zip.pgp</text:span></text:p>
                </text:list-item>
                <text:list-item>
                  <text:p text:style-name="P114"><text:span text:style-name="T8">SP0001_ALL_L700_M_20130331_220_1.zip.pgp</text:span></text:p>
                </text:list-item>
                <text:list-item>
                  <text:p text:style-name="P115"><text:span text:style-name="T8">SP0001_ALL_L702_M_20130331_220_1.zip.pgp</text:span></text:p>
                </text:list-item>
              </text:list>
            </text:list-item>
          </text:list>
        </text:list-item>
        <text:list-item>
          <text:p text:style-name="P114"><text:span text:style-name="T8">Adhoc Files</text:span></text:p>
          <text:list>
            <text:list-item>
              <text:p text:style-name="P114"><text:span text:style-name="T8">Clean Ups</text:span></text:p>
              <text:list>
                <text:list-item>
                  <text:p text:style-name="P114"><text:span text:style-name="T8">1234_ALL_CATB_A_20130331_1_1.txt.pgp</text:span></text:p>
                </text:list-item>
                <text:list-item>
                  <text:p text:style-name="P114"><text:span text:style-name="T8">CP0001_XDS_T700_A_20130331_1_1.txt.pgp</text:span></text:p>
                </text:list-item>
                <text:list-item>
                  <text:p text:style-name="P114"><text:span text:style-name="T8">CP0001_CompuS_L702_A_20130331_1_1.txt.pgp</text:span></text:p>
                </text:list-item>
                <text:list-item>
                  <text:p text:style-name="P114"><text:span text:style-name="T8">SP0001_TransU_CATB_A_20130331_220_1.zip.pgp</text:span></text:p>
                </text:list-item>
                <text:list-item>
                  <text:p text:style-name="P114"><text:span text:style-name="T8">SP0001_Experi_L700_A_20130331_220_1.zip.pgp</text:span></text:p>
                </text:list-item>
                <text:list-item>
                  <text:p text:style-name="P115"><text:span text:style-name="T8">SP0001_ALL_L702_A_20130331_220_1.zip.pgp</text:span></text:p>
                </text:list-item>
              </text:list>
            </text:list-item>
          </text:list>
        </text:list-item>
      </text:list>
      <text:p text:style-name="P21"/>
      <text:p text:style-name="P21"/>
      <text:h text:style-name="P132" text:outline-level="1"><text:bookmark-start text:name="_Toc420994152"/><text:bookmark-start text:name="__RefHeading___Toc39149_1908594575"/><text:span text:style-name="T20">Monthly Layout</text:span><text:bookmark-end text:name="_Toc420994152"/><text:bookmark-end text:name="__RefHeading___Toc39149_1908594575"/></text:h>
      <text:h text:style-name="P130" text:outline-level="2"><text:bookmark-start text:name="_Toc420994153"/><text:bookmark-start text:name="__RefHeading___Toc39151_1908594575"/><text:span text:style-name="T15">Layout Specification – Monthly Extract</text:span><text:bookmark-end text:name="_Toc420994153"/><text:bookmark-end text:name="__RefHeading___Toc39151_1908594575"/></text:h>
      <text:h text:style-name="P134" text:outline-level="3"><text:bookmark-start text:name="_Toc420994154"/><text:bookmark-start text:name="__RefHeading___Toc39153_1908594575"/><text:span text:style-name="Intense_20_Emphasis"><text:span text:style-name="T15">General Notes:</text:span></text:span><text:bookmark-end text:name="_Toc420994154"/><text:bookmark-end text:name="__RefHeading___Toc39153_1908594575"/></text:h>
      <text:list xml:id="list124340385718222" text:continue-list="list124339396770377" text:style-name="WWNum3">
        <text:list-item>
          <text:p text:style-name="P116"><text:span text:style-name="T8">Data is to be submitted by all suppliers monthly to each bureaux in an </text:span><text:span text:style-name="T4">electronic fixed length text file (ASCII)</text:span><text:span text:style-name="T8">, files must </text:span><text:span text:style-name="T4">contain an “end of line marker” followed by a “carriage return line feed</text:span><text:span text:style-name="T8">”</text:span></text:p>
        </text:list-item>
        <text:list-item>
          <text:p text:style-name="P116"><text:span text:style-name="T4">Alpha</text:span><text:span text:style-name="T8"> fields must be </text:span><text:span text:style-name="T4">left</text:span><text:span text:style-name="T8"> aligned </text:span><text:span text:style-name="T4">unless stipulated otherwise</text:span><text:span text:style-name="T8">, and if no input data is available must be space filled / Blank</text:span></text:p>
        </text:list-item>
        <text:list-item>
          <text:p text:style-name="P116"><text:span text:style-name="T4">Numeric</text:span><text:span text:style-name="T8"> fields must be </text:span><text:span text:style-name="T4">right</text:span><text:span text:style-name="T8"> aligned </text:span><text:span text:style-name="T4">unless stipulated otherwise</text:span><text:span text:style-name="T8">, and if no input data is available must be zero filled</text:span></text:p>
        </text:list-item>
        <text:list-item>
          <text:p text:style-name="P116"><text:span text:style-name="T8">Data submissions </text:span><text:span text:style-name="T4">should not be submitted directly to SACRRA or its staff</text:span><text:span text:style-name="T8"> but to the Associate Member Bureaux, via the HUB, unless authorised by the Executive Director of SACRRA. </text:span></text:p>
        </text:list-item>
        <text:list-item>
          <text:p text:style-name="P116"><text:span text:style-name="T8">Data Submissions must be </text:span><text:span text:style-name="T4">encrypted, compressed and password</text:span><text:span text:style-name="T8"> </text:span><text:span text:style-name="T4">protected</text:span></text:p>
        </text:list-item>
        <text:list-item>
          <text:p text:style-name="P116"><text:span text:style-name="T8">All date fields are to be populated as CCYYMMDD or zero filled when not in use</text:span></text:p>
        </text:list-item>
      </text:list>
      <text:h text:style-name="P134" text:outline-level="3"><text:bookmark-start text:name="_Toc420994155"/><text:bookmark-start text:name="__RefHeading___Toc39155_1908594575"/><text:span text:style-name="Intense_20_Emphasis"><text:span text:style-name="T15">Header Composition and Layout:</text:span></text:span><text:bookmark-end text:name="_Toc420994155"/><text:bookmark-end text:name="__RefHeading___Toc39155_1908594575"/></text:h>
      <text:p text:style-name="Standard"/>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49"><text:span text:style-name="T4">Component</text:span></text:p>
          </table:table-cell>
          <table:table-cell table:style-name="Table14.A1" office:value-type="string">
            <text:p text:style-name="P49"><text:span text:style-name="T4">Position</text:span></text:p>
          </table:table-cell>
          <table:table-cell table:style-name="Table14.A1" office:value-type="string">
            <text:p text:style-name="P49"><text:span text:style-name="T4">Format</text:span></text:p>
            <text:p text:style-name="P49"><text:span text:style-name="T4">A= Alpha</text:span></text:p>
            <text:p text:style-name="P49"><text:span text:style-name="T4">N - Numeric</text:span></text:p>
          </table:table-cell>
          <table:table-cell table:style-name="Table14.A1" office:value-type="string">
            <text:p text:style-name="P49"><text:span text:style-name="T4">Mandatory</text:span></text:p>
          </table:table-cell>
          <table:table-cell table:style-name="Table14.A1" office:value-type="string">
            <text:p text:style-name="P19"><text:span text:style-name="T4">Comments</text:span></text:p>
          </table:table-cell>
        </table:table-row>
        <table:table-row table:style-name="Table14.1">
          <table:table-cell table:style-name="Table14.A1" office:value-type="string">
            <text:p text:style-name="P49"><text:span text:style-name="T8">HEADER</text:span></text:p>
          </table:table-cell>
          <table:table-cell table:style-name="Table14.B2" office:value-type="string">
            <text:p text:style-name="P49"><text:span text:style-name="T8">1 - 1</text:span></text:p>
          </table:table-cell>
          <table:table-cell table:style-name="Table14.C2" office:value-type="string">
            <text:p text:style-name="P49"><text:span text:style-name="T8">A1</text:span></text:p>
          </table:table-cell>
          <table:table-cell table:style-name="Table14.D2" office:value-type="string">
            <text:p text:style-name="P49"><text:span text:style-name="T8">Yes</text:span></text:p>
          </table:table-cell>
          <table:table-cell table:style-name="Table14.E2" office:value-type="string">
            <text:p text:style-name="P19"><text:span text:style-name="T8">To be denoted by </text:span><text:span text:style-name="T4">“H”</text:span></text:p>
          </table:table-cell>
        </table:table-row>
        <table:table-row table:style-name="Table14.1">
          <table:table-cell table:style-name="Table14.A1" office:value-type="string">
            <text:p text:style-name="P49"><text:span text:style-name="T8">SUPPLIER REFERENCE NUMBER</text:span></text:p>
          </table:table-cell>
          <table:table-cell table:style-name="Table14.B3" office:value-type="string">
            <text:p text:style-name="P49"><text:span text:style-name="T8">2 - 11</text:span></text:p>
          </table:table-cell>
          <table:table-cell table:style-name="Table14.C3" office:value-type="string">
            <text:p text:style-name="P49"><text:span text:style-name="T8">A10</text:span></text:p>
          </table:table-cell>
          <table:table-cell table:style-name="Table14.D3" office:value-type="string">
            <text:p text:style-name="P49"><text:span text:style-name="T8">Yes</text:span></text:p>
          </table:table-cell>
          <table:table-cell table:style-name="Table14.E3" office:value-type="string">
            <text:p text:style-name="P19"><text:span text:style-name="T4">Exception</text:span><text:span text:style-name="T8">: This must be </text:span><text:span text:style-name="T4">right</text:span><text:span text:style-name="T8"> </text:span><text:span text:style-name="T4">aligned</text:span></text:p>
            <text:p text:style-name="P19"><text:span text:style-name="T8">This number is issued by SACRRA and only numbers issued by SACRRA will be deemed valid</text:span></text:p>
          </table:table-cell>
        </table:table-row>
        <table:table-row table:style-name="Table14.1">
          <table:table-cell table:style-name="Table14.A1" office:value-type="string">
            <text:p text:style-name="P49"><text:span text:style-name="T8">MONTH END DATE</text:span></text:p>
          </table:table-cell>
          <table:table-cell table:style-name="Table14.B4" office:value-type="string">
            <text:p text:style-name="P49"><text:span text:style-name="T8">12 - 19</text:span></text:p>
          </table:table-cell>
          <table:table-cell table:style-name="Table14.C4" office:value-type="string">
            <text:p text:style-name="P49"><text:span text:style-name="T8">N8</text:span></text:p>
          </table:table-cell>
          <table:table-cell table:style-name="Table14.D4" office:value-type="string">
            <text:p text:style-name="P49"><text:span text:style-name="T8">Yes</text:span></text:p>
          </table:table-cell>
          <table:table-cell table:style-name="Table14.E4" office:value-type="string">
            <text:p text:style-name="P19"><text:span text:style-name="T8">Format CCYYMMDD</text:span></text:p>
            <text:p text:style-name="P19"><text:span text:style-name="T8">The month end date which should be updated at the bureaux. </text:span></text:p>
            <text:p text:style-name="P19"><text:span text:style-name="T8">Date cannot be in the future</text:span></text:p>
            <text:p text:style-name="P19"><text:span text:style-name="T8">Determines the display month at bureaux</text:span></text:p>
          </table:table-cell>
        </table:table-row>
        <table:table-row table:style-name="Table14.1">
          <table:table-cell table:style-name="Table14.A1" office:value-type="string">
            <text:p text:style-name="P49"><text:span text:style-name="T8">VERSION NUMBER</text:span></text:p>
          </table:table-cell>
          <table:table-cell table:style-name="Table14.B5" office:value-type="string">
            <text:p text:style-name="P49"><text:span text:style-name="T8">20 - 21</text:span></text:p>
          </table:table-cell>
          <table:table-cell table:style-name="Table14.C5" office:value-type="string">
            <text:p text:style-name="P49"><text:span text:style-name="T8">N2</text:span></text:p>
          </table:table-cell>
          <table:table-cell table:style-name="Table14.D5" office:value-type="string">
            <text:p text:style-name="P49"><text:span text:style-name="T8">Yes</text:span></text:p>
          </table:table-cell>
          <table:table-cell table:style-name="Table14.E5" office:value-type="string">
            <text:p text:style-name="P19"><text:span text:style-name="T8">To be denoted by version </text:span><text:span text:style-name="T4">06</text:span><text:span text:style-name="T8"> for Layout 700v2 (702)</text:span></text:p>
          </table:table-cell>
        </table:table-row>
        <table:table-row table:style-name="Table14.1">
          <table:table-cell table:style-name="Table14.A1" office:value-type="string">
            <text:p text:style-name="P49"><text:span text:style-name="T8">FILE CREATION DATE</text:span></text:p>
          </table:table-cell>
          <table:table-cell table:style-name="Table14.B6" office:value-type="string">
            <text:p text:style-name="P49"><text:span text:style-name="T8">22 -29</text:span></text:p>
          </table:table-cell>
          <table:table-cell table:style-name="Table14.C6" office:value-type="string">
            <text:p text:style-name="P49"><text:span text:style-name="T8">N8</text:span></text:p>
          </table:table-cell>
          <table:table-cell table:style-name="Table14.D6" office:value-type="string">
            <text:p text:style-name="P49"><text:span text:style-name="T8">Yes</text:span></text:p>
          </table:table-cell>
          <table:table-cell table:style-name="Table14.E6" office:value-type="string">
            <text:p text:style-name="P19"><text:span text:style-name="T8">Format CCYYMMDD</text:span></text:p>
            <text:p text:style-name="P19"><text:span text:style-name="T8">The date of extract.</text:span></text:p>
            <text:p text:style-name="P19"><text:span text:style-name="T8">Date cannot be in the future</text:span></text:p>
            <text:p text:style-name="P19"><text:span text:style-name="T8">Must be older than or equal to the Month End date</text:span></text:p>
          </table:table-cell>
        </table:table-row>
        <table:table-row table:style-name="Table14.1">
          <table:table-cell table:style-name="Table14.A1" office:value-type="string">
            <text:p text:style-name="P49"><text:span text:style-name="T8">TRADING NAME/BRAND NAME</text:span></text:p>
          </table:table-cell>
          <table:table-cell table:style-name="Table14.B7" office:value-type="string">
            <text:p text:style-name="P49"><text:span text:style-name="T8">30 - 89</text:span></text:p>
          </table:table-cell>
          <table:table-cell table:style-name="Table14.C7" office:value-type="string">
            <text:p text:style-name="P49"><text:span text:style-name="T8">A60</text:span></text:p>
          </table:table-cell>
          <table:table-cell table:style-name="Table14.D7" office:value-type="string">
            <text:p text:style-name="P49"><text:span text:style-name="T8">Yes</text:span></text:p>
          </table:table-cell>
          <table:table-cell table:style-name="Table14.E7" office:value-type="string">
            <text:p text:style-name="P19"><text:span text:style-name="T8">The trading name of the product being submitted.</text:span></text:p>
            <text:p text:style-name="P19"><text:span text:style-name="T8">Must be recognisable to the consumer to prevent disputes</text:span></text:p>
          </table:table-cell>
        </table:table-row>
        <table:table-row table:style-name="Table14.1">
          <table:table-cell table:style-name="Table14.A1" office:value-type="string">
            <text:p text:style-name="P49"><text:span text:style-name="T8">FILLER</text:span></text:p>
          </table:table-cell>
          <table:table-cell table:style-name="Table14.B8" office:value-type="string">
            <text:p text:style-name="P49"><text:span text:style-name="T8">90 - 700</text:span></text:p>
          </table:table-cell>
          <table:table-cell table:style-name="Table14.C8" office:value-type="string">
            <text:p text:style-name="P21"/>
          </table:table-cell>
          <table:table-cell table:style-name="Table14.D8" office:value-type="string">
            <text:p text:style-name="P21"/>
          </table:table-cell>
          <table:table-cell table:style-name="Table14.E8" office:value-type="string">
            <text:p text:style-name="P19"><text:span text:style-name="T8">Spaces</text:span></text:p>
          </table:table-cell>
        </table:table-row>
      </table:table>
      <text:p text:style-name="P44"/>
      <text:p text:style-name="P35"/>
      <text:p text:style-name="P49"><text:span text:style-name="T4">Example Header:</text:span></text:p>
      <text:p text:style-name="P49"><text:span text:style-name="T8">H <text:s text:c="3"/>AA0101201201310620120201ABANKS CREDIT CARD <text:s text:c="42"/>etc.</text:span></text:p>
      <text:p text:style-name="P21"/>
      <text:p text:style-name="P21"/>
      <text:list xml:id="list124339767659505" text:continue-numbering="true" text:style-name="WWNum3">
        <text:list-item>
          <text:p text:style-name="P116"><text:soft-page-break/><text:span text:style-name="T8">As </text:span><text:span text:style-name="T4">Header</text:span><text:span text:style-name="T8"> details are considered to be </text:span><text:span text:style-name="T4">financial information</text:span><text:span text:style-name="T8"> and may not be altered by a Bureaux without the express and direct consent of the SACRRA Member. <text:s/>It is crucial that the information supplied in the header is accurate at all times as inaccuracies will result in delays in load.</text:span></text:p>
        </text:list-item>
        <text:list-item>
          <text:p text:style-name="P116"><text:span text:style-name="T8">Supplier reference numbers are managed and issued by SACRRA. A new file will be allocated a Supplier reference number once the testing applicant shows an ability to create and maintain a test submission according to requirements.</text:span></text:p>
        </text:list-item>
        <text:list-item>
          <text:p text:style-name="P116"><text:span text:style-name="T8">Although the Supplier Reference Number field is Alpha, this field </text:span><text:span text:style-name="T4">must be</text:span><text:span text:style-name="T8"> </text:span><text:span text:style-name="T4">right aligned</text:span></text:p>
        </text:list-item>
        <text:list-item>
          <text:p text:style-name="P116"><text:span text:style-name="T8">The Month End Date </text:span><text:span text:style-name="T4">determines the display month</text:span><text:span text:style-name="T8"> at the bureaux and must therefore reflect accurately in accordance with the consumer’s statement, in order to prevent disputes.</text:span></text:p>
        </text:list-item>
        <text:list-item>
          <text:p text:style-name="P116"><text:span text:style-name="T8">The Month End Date is expected to be </text:span><text:span text:style-name="T4">consistent</text:span><text:span text:style-name="T8"> month on month.</text:span></text:p>
        </text:list-item>
        <text:list-item>
          <text:p text:style-name="P116"><text:span text:style-name="T8">The Month End Date may </text:span><text:span text:style-name="T4">never</text:span><text:span text:style-name="T8"> be in the future</text:span></text:p>
        </text:list-item>
        <text:list-item>
          <text:p text:style-name="P116"><text:span text:style-name="T8">The File Creation Date is the date of Extraction.</text:span></text:p>
        </text:list-item>
        <text:list-item>
          <text:p text:style-name="P116"><text:span text:style-name="T8">The File Creation Date Must be equal to or </text:span><text:span text:style-name="T4">after</text:span><text:span text:style-name="T8"> the month end date and may </text:span><text:span text:style-name="T4">never</text:span><text:span text:style-name="T8"> be in the future of date of receipt</text:span></text:p>
        </text:list-item>
        <text:list-item>
          <text:p text:style-name="P116"><text:span text:style-name="T8">Trading Name / Brand should reflect the name of the business as it is </text:span><text:span text:style-name="T4">recognised by the consumer</text:span><text:span text:style-name="T8"> in order to prevent unnecessary disputes.</text:span></text:p>
        </text:list-item>
      </text:list>
      <text:p text:style-name="P2"/>
      <text:h text:style-name="P134" text:outline-level="3"><text:bookmark-start text:name="_Toc420994156"/><text:bookmark-start text:name="__RefHeading___Toc39157_1908594575"/><text:span text:style-name="Intense_20_Emphasis"><text:span text:style-name="T15">Data Layout</text:span></text:span><text:bookmark-end text:name="_Toc420994156"/><text:bookmark-end text:name="__RefHeading___Toc39157_1908594575"/></text:h>
      <text:p text:style-name="P43"/>
      <text:p text:style-name="P49"><text:span text:style-name="T8">Below is the data layout and required field format only, detail pertaining to the population and process rules are described in the </text:span><text:span text:style-name="T4">Process Rules</text:span><text:span text:style-name="T8"> section, for the rules regarding </text:span><text:span text:style-name="T2">Demographic</text:span><text:span text:style-name="T8"> and </text:span><text:span text:style-name="T2">General</text:span><text:span text:style-name="T8"> Fields and their population as well as those which refer to your selected </text:span><text:span text:style-name="T2">Account Type</text:span><text:span text:style-name="T8">:</text:span></text:p>
      <text:p text:style-name="P21"/>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63"><text:span text:style-name="T4">Field Number in Monthly</text:span></text:p>
          </table:table-cell>
          <table:table-cell table:style-name="Table15.A1" office:value-type="string">
            <text:p text:style-name="P63"><text:span text:style-name="T4">Field Description</text:span></text:p>
          </table:table-cell>
          <table:table-cell table:style-name="Table15.A1" office:value-type="string">
            <text:p text:style-name="P63"><text:span text:style-name="T4">Position <text:s/>in Monthly</text:span></text:p>
          </table:table-cell>
          <table:table-cell table:style-name="Table15.A1" office:value-type="string">
            <text:p text:style-name="P63"><text:span text:style-name="T4">Format</text:span></text:p>
            <text:p text:style-name="P63"><text:span text:style-name="T4">A= Alpha</text:span></text:p>
            <text:p text:style-name="P63"><text:span text:style-name="T4">N - Numeric </text:span></text:p>
          </table:table-cell>
        </table:table-row>
        <table:table-row table:style-name="Table15.1">
          <table:table-cell table:style-name="Table15.A1" office:value-type="string">
            <text:p text:style-name="P62"><text:span text:style-name="T8">1</text:span></text:p>
          </table:table-cell>
          <table:table-cell table:style-name="Table15.B2" office:value-type="string">
            <text:p text:style-name="P63"><text:span text:style-name="T8">DATA</text:span></text:p>
          </table:table-cell>
          <table:table-cell table:style-name="Table15.C2" office:value-type="string">
            <text:p text:style-name="P62"><text:span text:style-name="T8">1 -1</text:span></text:p>
          </table:table-cell>
          <table:table-cell table:style-name="Table15.D2" office:value-type="string">
            <text:p text:style-name="P62"><text:span text:style-name="T8">A 1</text:span></text:p>
          </table:table-cell>
        </table:table-row>
        <table:table-row table:style-name="Table15.1">
          <table:table-cell table:style-name="Table15.A1" office:value-type="string">
            <text:p text:style-name="P62"><text:span text:style-name="T8">2</text:span></text:p>
          </table:table-cell>
          <table:table-cell table:style-name="Table15.B2" office:value-type="string">
            <text:p text:style-name="P63"><text:span text:style-name="T8">SA ID NUMBER</text:span></text:p>
          </table:table-cell>
          <table:table-cell table:style-name="Table15.C3" office:value-type="string">
            <text:p text:style-name="P62"><text:span text:style-name="T8">2 - 14</text:span></text:p>
          </table:table-cell>
          <table:table-cell table:style-name="Table15.D3" office:value-type="string">
            <text:p text:style-name="P62"><text:span text:style-name="T8">N 13</text:span></text:p>
          </table:table-cell>
        </table:table-row>
        <table:table-row table:style-name="Table15.1">
          <table:table-cell table:style-name="Table15.A1" office:value-type="string">
            <text:p text:style-name="P62"><text:span text:style-name="T8">3</text:span></text:p>
          </table:table-cell>
          <table:table-cell table:style-name="Table15.B2" office:value-type="string">
            <text:p text:style-name="P63"><text:span text:style-name="T8">NON-SA ID NUMBER</text:span></text:p>
          </table:table-cell>
          <table:table-cell table:style-name="Table15.C4" office:value-type="string">
            <text:p text:style-name="P62"><text:span text:style-name="T8">15 - 30</text:span></text:p>
          </table:table-cell>
          <table:table-cell table:style-name="Table15.D4" office:value-type="string">
            <text:p text:style-name="P62"><text:span text:style-name="T8">A 16</text:span></text:p>
          </table:table-cell>
        </table:table-row>
        <table:table-row table:style-name="Table15.1">
          <table:table-cell table:style-name="Table15.A1" office:value-type="string">
            <text:p text:style-name="P62"><text:span text:style-name="T8">4</text:span></text:p>
          </table:table-cell>
          <table:table-cell table:style-name="Table15.B2" office:value-type="string">
            <text:p text:style-name="P63"><text:span text:style-name="T8">GENDER</text:span></text:p>
          </table:table-cell>
          <table:table-cell table:style-name="Table15.C5" office:value-type="string">
            <text:p text:style-name="P62"><text:span text:style-name="T8">31 - 31</text:span></text:p>
          </table:table-cell>
          <table:table-cell table:style-name="Table15.D5" office:value-type="string">
            <text:p text:style-name="P62"><text:span text:style-name="T8">A 1</text:span></text:p>
          </table:table-cell>
        </table:table-row>
        <table:table-row table:style-name="Table15.1">
          <table:table-cell table:style-name="Table15.A1" office:value-type="string">
            <text:p text:style-name="P62"><text:span text:style-name="T8">5</text:span></text:p>
          </table:table-cell>
          <table:table-cell table:style-name="Table15.B2" office:value-type="string">
            <text:p text:style-name="P63"><text:span text:style-name="T8">DATE OF BIRTH</text:span></text:p>
          </table:table-cell>
          <table:table-cell table:style-name="Table15.C6" office:value-type="string">
            <text:p text:style-name="P62"><text:span text:style-name="T8">32 - 39</text:span></text:p>
          </table:table-cell>
          <table:table-cell table:style-name="Table15.D6" office:value-type="string">
            <text:p text:style-name="P62"><text:span text:style-name="T8">N 8</text:span></text:p>
          </table:table-cell>
        </table:table-row>
        <table:table-row table:style-name="Table15.7">
          <table:table-cell table:style-name="Table15.A1" office:value-type="string">
            <text:p text:style-name="P62"><text:span text:style-name="T8">6</text:span></text:p>
          </table:table-cell>
          <table:table-cell table:style-name="Table15.B2" office:value-type="string">
            <text:p text:style-name="P63"><text:span text:style-name="T8">BRANCH CODE</text:span></text:p>
          </table:table-cell>
          <table:table-cell table:style-name="Table15.C7" office:value-type="string">
            <text:p text:style-name="P62"><text:span text:style-name="T8">40 - 47</text:span></text:p>
          </table:table-cell>
          <table:table-cell table:style-name="Table15.D7" office:value-type="string">
            <text:p text:style-name="P62"><text:span text:style-name="T8">A 8</text:span></text:p>
          </table:table-cell>
        </table:table-row>
        <table:table-row table:style-name="Table15.1">
          <table:table-cell table:style-name="Table15.A1" office:value-type="string">
            <text:p text:style-name="P62"><text:span text:style-name="T8">7</text:span></text:p>
          </table:table-cell>
          <table:table-cell table:style-name="Table15.B2" office:value-type="string">
            <text:p text:style-name="P63"><text:span text:style-name="T8">ACCOUNT NO.</text:span></text:p>
          </table:table-cell>
          <table:table-cell table:style-name="Table15.C8" office:value-type="string">
            <text:p text:style-name="P62"><text:span text:style-name="T8">48 - 72</text:span></text:p>
          </table:table-cell>
          <table:table-cell table:style-name="Table15.D8" office:value-type="string">
            <text:p text:style-name="P62"><text:span text:style-name="T8">A 25</text:span></text:p>
          </table:table-cell>
        </table:table-row>
        <table:table-row table:style-name="Table15.1">
          <table:table-cell table:style-name="Table15.A1" office:value-type="string">
            <text:p text:style-name="P62"><text:span text:style-name="T8">8</text:span></text:p>
          </table:table-cell>
          <table:table-cell table:style-name="Table15.B2" office:value-type="string">
            <text:p text:style-name="P63"><text:span text:style-name="T8">SUB-ACCOUNT NO.</text:span></text:p>
          </table:table-cell>
          <table:table-cell table:style-name="Table15.C9" office:value-type="string">
            <text:p text:style-name="P62"><text:span text:style-name="T8">73 - 76</text:span></text:p>
          </table:table-cell>
          <table:table-cell table:style-name="Table15.D9" office:value-type="string">
            <text:p text:style-name="P62"><text:span text:style-name="T8">A 4</text:span></text:p>
          </table:table-cell>
        </table:table-row>
        <table:table-row table:style-name="Table15.1">
          <table:table-cell table:style-name="Table15.A1" office:value-type="string">
            <text:p text:style-name="P62"><text:span text:style-name="T8">9</text:span></text:p>
          </table:table-cell>
          <table:table-cell table:style-name="Table15.B2" office:value-type="string">
            <text:p text:style-name="P63"><text:span text:style-name="T8">SURNAME</text:span></text:p>
          </table:table-cell>
          <table:table-cell table:style-name="Table15.C10" office:value-type="string">
            <text:p text:style-name="P62"><text:span text:style-name="T8">77 - 101</text:span></text:p>
          </table:table-cell>
          <table:table-cell table:style-name="Table15.D10" office:value-type="string">
            <text:p text:style-name="P62"><text:span text:style-name="T8">A 25</text:span></text:p>
          </table:table-cell>
        </table:table-row>
        <table:table-row table:style-name="Table15.1">
          <table:table-cell table:style-name="Table15.A1" office:value-type="string">
            <text:p text:style-name="P62"><text:span text:style-name="T8">10</text:span></text:p>
          </table:table-cell>
          <table:table-cell table:style-name="Table15.B2" office:value-type="string">
            <text:p text:style-name="P63"><text:span text:style-name="T8">TITLE</text:span></text:p>
          </table:table-cell>
          <table:table-cell table:style-name="Table15.C11" office:value-type="string">
            <text:p text:style-name="P62"><text:span text:style-name="T8">102 - 106</text:span></text:p>
          </table:table-cell>
          <table:table-cell table:style-name="Table15.D11" office:value-type="string">
            <text:p text:style-name="P62"><text:span text:style-name="T8">A 5</text:span></text:p>
          </table:table-cell>
        </table:table-row>
        <table:table-row table:style-name="Table15.1">
          <table:table-cell table:style-name="Table15.A1" office:value-type="string">
            <text:p text:style-name="P62"><text:span text:style-name="T8">11</text:span></text:p>
          </table:table-cell>
          <table:table-cell table:style-name="Table15.B2" office:value-type="string">
            <text:p text:style-name="P63"><text:span text:style-name="T8">FORENAME OR INITIAL <text:s/>1</text:span></text:p>
          </table:table-cell>
          <table:table-cell table:style-name="Table15.C12" office:value-type="string">
            <text:p text:style-name="P62"><text:span text:style-name="T8">107 -120</text:span></text:p>
          </table:table-cell>
          <table:table-cell table:style-name="Table15.D12" office:value-type="string">
            <text:p text:style-name="P62"><text:span text:style-name="T8">A 14</text:span></text:p>
          </table:table-cell>
        </table:table-row>
        <table:table-row table:style-name="Table15.1">
          <table:table-cell table:style-name="Table15.A1" office:value-type="string">
            <text:p text:style-name="P62"><text:span text:style-name="T8">12</text:span></text:p>
          </table:table-cell>
          <table:table-cell table:style-name="Table15.B2" office:value-type="string">
            <text:p text:style-name="P63"><text:span text:style-name="T8">FORENAME OR INITIAL 2</text:span></text:p>
          </table:table-cell>
          <table:table-cell table:style-name="Table15.C13" office:value-type="string">
            <text:p text:style-name="P62"><text:span text:style-name="T8">121 - 134</text:span></text:p>
          </table:table-cell>
          <table:table-cell table:style-name="Table15.D13" office:value-type="string">
            <text:p text:style-name="P62"><text:span text:style-name="T8">A 14</text:span></text:p>
          </table:table-cell>
        </table:table-row>
        <table:table-row table:style-name="Table15.1">
          <table:table-cell table:style-name="Table15.A1" office:value-type="string">
            <text:p text:style-name="P62"><text:span text:style-name="T8">13</text:span></text:p>
          </table:table-cell>
          <table:table-cell table:style-name="Table15.B2" office:value-type="string">
            <text:p text:style-name="P63"><text:span text:style-name="T8">FORENAME OR INITITAL 3</text:span></text:p>
          </table:table-cell>
          <table:table-cell table:style-name="Table15.C14" office:value-type="string">
            <text:p text:style-name="P62"><text:span text:style-name="T8">135 - 148</text:span></text:p>
          </table:table-cell>
          <table:table-cell table:style-name="Table15.D14" office:value-type="string">
            <text:p text:style-name="P62"><text:span text:style-name="T8">A 14</text:span></text:p>
          </table:table-cell>
        </table:table-row>
        <table:table-row table:style-name="Table15.1">
          <table:table-cell table:style-name="Table15.A1" office:value-type="string">
            <text:p text:style-name="P62"><text:span text:style-name="T8">14</text:span></text:p>
          </table:table-cell>
          <table:table-cell table:style-name="Table15.B2" office:value-type="string">
            <text:p text:style-name="P63"><text:span text:style-name="T8">RESIDENTIAL ADDRESS LINE 1</text:span></text:p>
          </table:table-cell>
          <table:table-cell table:style-name="Table15.C15" office:value-type="string">
            <text:p text:style-name="P62"><text:span text:style-name="T8">149 - 173</text:span></text:p>
          </table:table-cell>
          <table:table-cell table:style-name="Table15.D15" office:value-type="string">
            <text:p text:style-name="P62"><text:span text:style-name="T8">A 25</text:span></text:p>
          </table:table-cell>
        </table:table-row>
        <table:table-row table:style-name="Table15.1">
          <table:table-cell table:style-name="Table15.A1" office:value-type="string">
            <text:p text:style-name="P62"><text:span text:style-name="T8">15</text:span></text:p>
          </table:table-cell>
          <table:table-cell table:style-name="Table15.B2" office:value-type="string">
            <text:p text:style-name="P63"><text:span text:style-name="T8">RESIDENTIAL ADDRESS LINE 2</text:span></text:p>
          </table:table-cell>
          <table:table-cell table:style-name="Table15.C16" office:value-type="string">
            <text:p text:style-name="P62"><text:span text:style-name="T8">174 - 198</text:span></text:p>
          </table:table-cell>
          <table:table-cell table:style-name="Table15.D16" office:value-type="string">
            <text:p text:style-name="P62"><text:span text:style-name="T8">A 25</text:span></text:p>
          </table:table-cell>
        </table:table-row>
        <table:table-row table:style-name="Table15.1">
          <table:table-cell table:style-name="Table15.A1" office:value-type="string">
            <text:p text:style-name="P62"><text:span text:style-name="T8">16</text:span></text:p>
          </table:table-cell>
          <table:table-cell table:style-name="Table15.B2" office:value-type="string">
            <text:p text:style-name="P63"><text:span text:style-name="T8">RESIDENTIAL ADDRESS LINE 3</text:span></text:p>
          </table:table-cell>
          <table:table-cell table:style-name="Table15.C17" office:value-type="string">
            <text:p text:style-name="P62"><text:span text:style-name="T8">199 - 223</text:span></text:p>
          </table:table-cell>
          <table:table-cell table:style-name="Table15.D17" office:value-type="string">
            <text:p text:style-name="P62"><text:span text:style-name="T8">A 25</text:span></text:p>
          </table:table-cell>
        </table:table-row>
        <table:table-row table:style-name="Table15.1">
          <table:table-cell table:style-name="Table15.A1" office:value-type="string">
            <text:p text:style-name="P62"><text:span text:style-name="T8">17</text:span></text:p>
          </table:table-cell>
          <table:table-cell table:style-name="Table15.B2" office:value-type="string">
            <text:p text:style-name="P63"><text:span text:style-name="T8">RESIDENTAIL ADDRESS LINE 4</text:span></text:p>
          </table:table-cell>
          <table:table-cell table:style-name="Table15.C18" office:value-type="string">
            <text:p text:style-name="P62"><text:span text:style-name="T8">224 - 248</text:span></text:p>
          </table:table-cell>
          <table:table-cell table:style-name="Table15.D18" office:value-type="string">
            <text:p text:style-name="P62"><text:span text:style-name="T8">A 25</text:span></text:p>
          </table:table-cell>
        </table:table-row>
        <table:table-row table:style-name="Table15.1">
          <table:table-cell table:style-name="Table15.A1" office:value-type="string">
            <text:p text:style-name="P62"><text:span text:style-name="T8">18</text:span></text:p>
          </table:table-cell>
          <table:table-cell table:style-name="Table15.B2" office:value-type="string">
            <text:p text:style-name="P63"><text:span text:style-name="T8">POSTAL CODE OF RESIDENTIAL ADDRESS</text:span></text:p>
          </table:table-cell>
          <table:table-cell table:style-name="Table15.C19" office:value-type="string">
            <text:p text:style-name="P62"><text:span text:style-name="T8">249 - 254</text:span></text:p>
          </table:table-cell>
          <table:table-cell table:style-name="Table15.D19" office:value-type="string">
            <text:p text:style-name="P62"><text:span text:style-name="T8">A 6</text:span></text:p>
          </table:table-cell>
        </table:table-row>
        <table:table-row table:style-name="Table15.1">
          <table:table-cell table:style-name="Table15.A1" office:value-type="string">
            <text:p text:style-name="P62"><text:span text:style-name="T8">19</text:span></text:p>
          </table:table-cell>
          <table:table-cell table:style-name="Table15.B2" office:value-type="string">
            <text:p text:style-name="P63"><text:span text:style-name="T8">OWNER / TENANT</text:span></text:p>
          </table:table-cell>
          <table:table-cell table:style-name="Table15.C20" office:value-type="string">
            <text:p text:style-name="P62"><text:span text:style-name="T8">255 - 255</text:span></text:p>
          </table:table-cell>
          <table:table-cell table:style-name="Table15.D20" office:value-type="string">
            <text:p text:style-name="P62"><text:span text:style-name="T8">A 1</text:span></text:p>
          </table:table-cell>
        </table:table-row>
        <table:table-row table:style-name="Table15.1">
          <table:table-cell table:style-name="Table15.A1" office:value-type="string">
            <text:p text:style-name="P62"><text:span text:style-name="T8">20</text:span></text:p>
          </table:table-cell>
          <table:table-cell table:style-name="Table15.B2" office:value-type="string">
            <text:p text:style-name="P63"><text:span text:style-name="T8">POSTAL ADDRESS LINE 1</text:span></text:p>
          </table:table-cell>
          <table:table-cell table:style-name="Table15.C21" office:value-type="string">
            <text:p text:style-name="P62"><text:span text:style-name="T8">256 - 280</text:span></text:p>
          </table:table-cell>
          <table:table-cell table:style-name="Table15.D21" office:value-type="string">
            <text:p text:style-name="P62"><text:span text:style-name="T8">A 25</text:span></text:p>
          </table:table-cell>
        </table:table-row>
        <table:table-row table:style-name="Table15.1">
          <table:table-cell table:style-name="Table15.A1" office:value-type="string">
            <text:p text:style-name="P62"><text:span text:style-name="T8">21</text:span></text:p>
          </table:table-cell>
          <table:table-cell table:style-name="Table15.B2" office:value-type="string">
            <text:p text:style-name="P63"><text:span text:style-name="T8">POSTAL ADDRESS LINE 2</text:span></text:p>
          </table:table-cell>
          <table:table-cell table:style-name="Table15.C22" office:value-type="string">
            <text:p text:style-name="P62"><text:span text:style-name="T8">281 - 305</text:span></text:p>
          </table:table-cell>
          <table:table-cell table:style-name="Table15.D22" office:value-type="string">
            <text:p text:style-name="P62"><text:span text:style-name="T8">A 25</text:span></text:p>
          </table:table-cell>
        </table:table-row>
        <table:table-row table:style-name="Table15.1">
          <table:table-cell table:style-name="Table15.A1" office:value-type="string">
            <text:p text:style-name="P62"><text:span text:style-name="T8">22</text:span></text:p>
          </table:table-cell>
          <table:table-cell table:style-name="Table15.B2" office:value-type="string">
            <text:p text:style-name="P63"><text:span text:style-name="T8">POSTAL ADDRESS LINE 3</text:span></text:p>
          </table:table-cell>
          <table:table-cell table:style-name="Table15.C23" office:value-type="string">
            <text:p text:style-name="P62"><text:span text:style-name="T8">306 - 330</text:span></text:p>
          </table:table-cell>
          <table:table-cell table:style-name="Table15.D23" office:value-type="string">
            <text:p text:style-name="P62"><text:span text:style-name="T8">A 25</text:span></text:p>
          </table:table-cell>
        </table:table-row>
        <table:table-row table:style-name="Table15.1">
          <table:table-cell table:style-name="Table15.A1" office:value-type="string">
            <text:p text:style-name="P62"><text:span text:style-name="T8">23</text:span></text:p>
          </table:table-cell>
          <table:table-cell table:style-name="Table15.B2" office:value-type="string">
            <text:p text:style-name="P63"><text:span text:style-name="T8">POSTAL ADDRESS LINE 4</text:span></text:p>
          </table:table-cell>
          <table:table-cell table:style-name="Table15.C24" office:value-type="string">
            <text:p text:style-name="P62"><text:span text:style-name="T8">331 - 355</text:span></text:p>
          </table:table-cell>
          <table:table-cell table:style-name="Table15.D24" office:value-type="string">
            <text:p text:style-name="P62"><text:span text:style-name="T8">A 25</text:span></text:p>
          </table:table-cell>
        </table:table-row>
        <table:table-row table:style-name="Table15.1">
          <table:table-cell table:style-name="Table15.A1" office:value-type="string">
            <text:p text:style-name="P62"><text:span text:style-name="T8">24</text:span></text:p>
          </table:table-cell>
          <table:table-cell table:style-name="Table15.B2" office:value-type="string">
            <text:p text:style-name="P63"><text:span text:style-name="T8">POSTAL CODE OF POSTAL ADDRESS</text:span></text:p>
          </table:table-cell>
          <table:table-cell table:style-name="Table15.C25" office:value-type="string">
            <text:p text:style-name="P62"><text:span text:style-name="T8">356 - 361</text:span></text:p>
          </table:table-cell>
          <table:table-cell table:style-name="Table15.D25" office:value-type="string">
            <text:p text:style-name="P62"><text:span text:style-name="T8">A 6</text:span></text:p>
          </table:table-cell>
        </table:table-row>
        <table:table-row table:style-name="Table15.1">
          <table:table-cell table:style-name="Table15.A1" office:value-type="string">
            <text:p text:style-name="P62"><text:span text:style-name="T8">25</text:span></text:p>
          </table:table-cell>
          <table:table-cell table:style-name="Table15.B2" office:value-type="string">
            <text:p text:style-name="P63"><text:span text:style-name="T8">OWNERSHIP TYPE</text:span></text:p>
          </table:table-cell>
          <table:table-cell table:style-name="Table15.C26" office:value-type="string">
            <text:p text:style-name="P62"><text:span text:style-name="T8">362 - 363</text:span></text:p>
          </table:table-cell>
          <table:table-cell table:style-name="Table15.D26" office:value-type="string">
            <text:p text:style-name="P62"><text:span text:style-name="T8">A 2</text:span></text:p>
          </table:table-cell>
        </table:table-row>
        <table:table-row table:style-name="Table15.1">
          <table:table-cell table:style-name="Table15.A1" office:value-type="string">
            <text:p text:style-name="P62"><text:span text:style-name="T8">26</text:span></text:p>
          </table:table-cell>
          <table:table-cell table:style-name="Table15.B2" office:value-type="string">
            <text:p text:style-name="P63"><text:span text:style-name="T8">LOAN REASON CODE </text:span></text:p>
            <text:p text:style-name="P63"><text:span text:style-name="T8">(FORMER END USE CODE NLR ACCOUNTS)</text:span></text:p>
          </table:table-cell>
          <table:table-cell table:style-name="Table15.C27" office:value-type="string">
            <text:p text:style-name="P62"><text:span text:style-name="T8">364 – 365</text:span></text:p>
          </table:table-cell>
          <table:table-cell table:style-name="Table15.D27" office:value-type="string">
            <text:p text:style-name="P62"><text:span text:style-name="T8">A 2</text:span></text:p>
          </table:table-cell>
        </table:table-row>
        <table:table-row table:style-name="Table15.28">
          <table:table-cell table:style-name="Table15.A1" office:value-type="string">
            <text:p text:style-name="P62"><text:span text:style-name="T8">27</text:span></text:p>
          </table:table-cell>
          <table:table-cell table:style-name="Table15.B2" office:value-type="string">
            <text:p text:style-name="P63"><text:span text:style-name="T8">PAYMENT TYPE</text:span></text:p>
          </table:table-cell>
          <table:table-cell table:style-name="Table15.C28" office:value-type="string">
            <text:p text:style-name="P62"><text:span text:style-name="T8">366 – 367</text:span></text:p>
          </table:table-cell>
          <table:table-cell table:style-name="Table15.D28" office:value-type="string">
            <text:p text:style-name="P62"><text:span text:style-name="T8">A 2</text:span></text:p>
          </table:table-cell>
        </table:table-row>
        <table:table-row table:style-name="Table15.1">
          <table:table-cell table:style-name="Table15.A1" office:value-type="string">
            <text:p text:style-name="P62"><text:span text:style-name="T8">28</text:span></text:p>
          </table:table-cell>
          <table:table-cell table:style-name="Table15.B2" office:value-type="string">
            <text:p text:style-name="P63"><text:span text:style-name="T8">TYPE OF ACCOUNT</text:span></text:p>
          </table:table-cell>
          <table:table-cell table:style-name="Table15.C29" office:value-type="string">
            <text:p text:style-name="P62"><text:span text:style-name="T8">368 – 369</text:span></text:p>
          </table:table-cell>
          <table:table-cell table:style-name="Table15.D29" office:value-type="string">
            <text:p text:style-name="P62"><text:span text:style-name="T8">A 2</text:span></text:p>
          </table:table-cell>
        </table:table-row>
        <table:table-row table:style-name="Table15.1">
          <table:table-cell table:style-name="Table15.A1" office:value-type="string">
            <text:p text:style-name="P62"><text:span text:style-name="T8">29</text:span></text:p>
          </table:table-cell>
          <table:table-cell table:style-name="Table15.B2" office:value-type="string">
            <text:p text:style-name="P63"><text:span text:style-name="T8">DATE ACCOUNT OPENED</text:span></text:p>
          </table:table-cell>
          <table:table-cell table:style-name="Table15.C30" office:value-type="string">
            <text:p text:style-name="P62"><text:span text:style-name="T8">370 – 377</text:span></text:p>
          </table:table-cell>
          <table:table-cell table:style-name="Table15.D30" office:value-type="string">
            <text:p text:style-name="P62"><text:span text:style-name="T8">N 8</text:span></text:p>
          </table:table-cell>
        </table:table-row>
        <table:table-row table:style-name="Table15.1">
          <table:table-cell table:style-name="Table15.A1" office:value-type="string">
            <text:p text:style-name="P62"><text:span text:style-name="T8">30</text:span></text:p>
          </table:table-cell>
          <table:table-cell table:style-name="Table15.B2" office:value-type="string">
            <text:p text:style-name="P63"><text:span text:style-name="T8">DEFERRED PAYMENT DATE</text:span></text:p>
          </table:table-cell>
          <table:table-cell table:style-name="Table15.C31" office:value-type="string">
            <text:p text:style-name="P62"><text:span text:style-name="T8">378 – 385</text:span></text:p>
          </table:table-cell>
          <table:table-cell table:style-name="Table15.D31" office:value-type="string">
            <text:p text:style-name="P62"><text:span text:style-name="T8">N 8</text:span></text:p>
          </table:table-cell>
        </table:table-row>
        <table:table-row table:style-name="Table15.32">
          <table:table-cell table:style-name="Table15.A1" office:value-type="string">
            <text:p text:style-name="P62"><text:span text:style-name="T8">31</text:span></text:p>
          </table:table-cell>
          <table:table-cell table:style-name="Table15.B2" office:value-type="string">
            <text:p text:style-name="P63"><text:span text:style-name="T8">DATE OF LAST PAYMENT</text:span></text:p>
          </table:table-cell>
          <table:table-cell table:style-name="Table15.C32" office:value-type="string">
            <text:p text:style-name="P62"><text:span text:style-name="T8">386 – 393</text:span></text:p>
          </table:table-cell>
          <table:table-cell table:style-name="Table15.D32" office:value-type="string">
            <text:p text:style-name="P62"><text:span text:style-name="T8">N 8</text:span></text:p>
          </table:table-cell>
        </table:table-row>
        <table:table-row table:style-name="Table15.33">
          <table:table-cell table:style-name="Table15.A1" office:value-type="string">
            <text:p text:style-name="P62"><text:span text:style-name="T8">32</text:span></text:p>
          </table:table-cell>
          <table:table-cell table:style-name="Table15.B2" office:value-type="string">
            <text:p text:style-name="P63"><text:span text:style-name="T8">OPENING BALANCE / CREDIT LIMIT</text:span></text:p>
          </table:table-cell>
          <table:table-cell table:style-name="Table15.C33" office:value-type="string">
            <text:p text:style-name="P62"><text:span text:style-name="T8">394 – 402</text:span></text:p>
          </table:table-cell>
          <table:table-cell table:style-name="Table15.D33" office:value-type="string">
            <text:p text:style-name="P62"><text:span text:style-name="T8">N 9</text:span></text:p>
          </table:table-cell>
        </table:table-row>
        <text:soft-page-break/>
        <table:table-row table:style-name="Table15.1">
          <table:table-cell table:style-name="Table15.A1" office:value-type="string">
            <text:p text:style-name="P62"><text:span text:style-name="T8">33</text:span></text:p>
          </table:table-cell>
          <table:table-cell table:style-name="Table15.B2" office:value-type="string">
            <text:p text:style-name="P63"><text:span text:style-name="T8">CURRENT BALANCE</text:span></text:p>
          </table:table-cell>
          <table:table-cell table:style-name="Table15.C34" office:value-type="string">
            <text:p text:style-name="P62"><text:span text:style-name="T8">403 - 411</text:span></text:p>
          </table:table-cell>
          <table:table-cell table:style-name="Table15.D34" office:value-type="string">
            <text:p text:style-name="P62"><text:span text:style-name="T8">N 9</text:span></text:p>
          </table:table-cell>
        </table:table-row>
        <table:table-row table:style-name="Table15.1">
          <table:table-cell table:style-name="Table15.A1" office:value-type="string">
            <text:p text:style-name="P62"><text:span text:style-name="T8">34</text:span></text:p>
          </table:table-cell>
          <table:table-cell table:style-name="Table15.B2" office:value-type="string">
            <text:p text:style-name="P63"><text:span text:style-name="T8">CURRENT BALANCE INDICATOR</text:span></text:p>
          </table:table-cell>
          <table:table-cell table:style-name="Table15.C35" office:value-type="string">
            <text:p text:style-name="P62"><text:span text:style-name="T8">412 – 412</text:span></text:p>
          </table:table-cell>
          <table:table-cell table:style-name="Table15.D35" office:value-type="string">
            <text:p text:style-name="P62"><text:span text:style-name="T8">A 1</text:span></text:p>
          </table:table-cell>
        </table:table-row>
        <table:table-row table:style-name="Table15.1">
          <table:table-cell table:style-name="Table15.A1" office:value-type="string">
            <text:p text:style-name="P62"><text:span text:style-name="T8">35</text:span></text:p>
          </table:table-cell>
          <table:table-cell table:style-name="Table15.B2" office:value-type="string">
            <text:p text:style-name="P63"><text:span text:style-name="T8">AMOUNT OVERDUE</text:span></text:p>
          </table:table-cell>
          <table:table-cell table:style-name="Table15.C36" office:value-type="string">
            <text:p text:style-name="P62"><text:span text:style-name="T8">413 – 421</text:span></text:p>
          </table:table-cell>
          <table:table-cell table:style-name="Table15.D36" office:value-type="string">
            <text:p text:style-name="P62"><text:span text:style-name="T8">N 9</text:span></text:p>
          </table:table-cell>
        </table:table-row>
        <table:table-row table:style-name="Table15.1">
          <table:table-cell table:style-name="Table15.A1" office:value-type="string">
            <text:p text:style-name="P62"><text:span text:style-name="T8">36</text:span></text:p>
          </table:table-cell>
          <table:table-cell table:style-name="Table15.B2" office:value-type="string">
            <text:p text:style-name="P63"><text:span text:style-name="T8">INSTALMENT AMOUNT</text:span></text:p>
          </table:table-cell>
          <table:table-cell table:style-name="Table15.C37" office:value-type="string">
            <text:p text:style-name="P62"><text:span text:style-name="T8">422 – 430</text:span></text:p>
          </table:table-cell>
          <table:table-cell table:style-name="Table15.D37" office:value-type="string">
            <text:p text:style-name="P62"><text:span text:style-name="T8">N 9</text:span></text:p>
          </table:table-cell>
        </table:table-row>
        <table:table-row table:style-name="Table15.1">
          <table:table-cell table:style-name="Table15.A1" office:value-type="string">
            <text:p text:style-name="P62"><text:span text:style-name="T8">37</text:span></text:p>
          </table:table-cell>
          <table:table-cell table:style-name="Table15.B2" office:value-type="string">
            <text:p text:style-name="P63"><text:span text:style-name="T8">MONTHS IN ARREARS</text:span></text:p>
          </table:table-cell>
          <table:table-cell table:style-name="Table15.C38" office:value-type="string">
            <text:p text:style-name="P62"><text:span text:style-name="T8">431 – 432</text:span></text:p>
          </table:table-cell>
          <table:table-cell table:style-name="Table15.D38" office:value-type="string">
            <text:p text:style-name="P62"><text:span text:style-name="T8">N 2</text:span></text:p>
          </table:table-cell>
        </table:table-row>
        <table:table-row table:style-name="Table15.1">
          <table:table-cell table:style-name="Table15.A1" office:value-type="string">
            <text:p text:style-name="P62"><text:span text:style-name="T8">38</text:span></text:p>
          </table:table-cell>
          <table:table-cell table:style-name="Table15.B2" office:value-type="string">
            <text:p text:style-name="P63"><text:span text:style-name="T8">STATUS CODE</text:span></text:p>
          </table:table-cell>
          <table:table-cell table:style-name="Table15.C39" office:value-type="string">
            <text:p text:style-name="P62"><text:span text:style-name="T8">433 – 434</text:span></text:p>
          </table:table-cell>
          <table:table-cell table:style-name="Table15.D39" office:value-type="string">
            <text:p text:style-name="P62"><text:span text:style-name="T8">A 2</text:span></text:p>
          </table:table-cell>
        </table:table-row>
        <table:table-row table:style-name="Table15.40">
          <table:table-cell table:style-name="Table15.A1" office:value-type="string">
            <text:p text:style-name="P62"><text:span text:style-name="T8">39</text:span></text:p>
          </table:table-cell>
          <table:table-cell table:style-name="Table15.B2" office:value-type="string">
            <text:p text:style-name="P63"><text:span text:style-name="T8">REPAYMENT FREQUENCY</text:span></text:p>
          </table:table-cell>
          <table:table-cell table:style-name="Table15.C40" office:value-type="string">
            <text:p text:style-name="P62"><text:span text:style-name="T8">435 -436</text:span></text:p>
          </table:table-cell>
          <table:table-cell table:style-name="Table15.D40" office:value-type="string">
            <text:p text:style-name="P62"><text:span text:style-name="T8">N 2</text:span></text:p>
          </table:table-cell>
        </table:table-row>
        <table:table-row table:style-name="Table15.1">
          <table:table-cell table:style-name="Table15.A1" office:value-type="string">
            <text:p text:style-name="P62"><text:span text:style-name="T8">40</text:span></text:p>
          </table:table-cell>
          <table:table-cell table:style-name="Table15.B2" office:value-type="string">
            <text:p text:style-name="P63"><text:span text:style-name="T8">TERMS</text:span></text:p>
          </table:table-cell>
          <table:table-cell table:style-name="Table15.C41" office:value-type="string">
            <text:p text:style-name="P62"><text:span text:style-name="T8">437 - 440</text:span></text:p>
          </table:table-cell>
          <table:table-cell table:style-name="Table15.D41" office:value-type="string">
            <text:p text:style-name="P62"><text:span text:style-name="T8">N 4</text:span></text:p>
          </table:table-cell>
        </table:table-row>
        <table:table-row table:style-name="Table15.42">
          <table:table-cell table:style-name="Table15.A1" office:value-type="string">
            <text:p text:style-name="P62"><text:span text:style-name="T8">41</text:span></text:p>
          </table:table-cell>
          <table:table-cell table:style-name="Table15.B2" office:value-type="string">
            <text:p text:style-name="P63"><text:span text:style-name="T8">STATUS DATE</text:span></text:p>
          </table:table-cell>
          <table:table-cell table:style-name="Table15.C42" office:value-type="string">
            <text:p text:style-name="P62"><text:span text:style-name="T8">441 - 448</text:span></text:p>
          </table:table-cell>
          <table:table-cell table:style-name="Table15.D42" office:value-type="string">
            <text:p text:style-name="P62"><text:span text:style-name="T8">N 8</text:span></text:p>
          </table:table-cell>
        </table:table-row>
        <table:table-row table:style-name="Table15.1">
          <table:table-cell table:style-name="Table15.A1" office:value-type="string">
            <text:p text:style-name="P62"><text:span text:style-name="T8">42</text:span></text:p>
          </table:table-cell>
          <table:table-cell table:style-name="Table15.B2" office:value-type="string">
            <text:p text:style-name="P63"><text:span text:style-name="T8">OLD SUPPLIER BRANCH CODE</text:span></text:p>
          </table:table-cell>
          <table:table-cell table:style-name="Table15.C43" office:value-type="string">
            <text:p text:style-name="P62"><text:span text:style-name="T8">449 - 456</text:span></text:p>
          </table:table-cell>
          <table:table-cell table:style-name="Table15.D43" office:value-type="string">
            <text:p text:style-name="P62"><text:span text:style-name="T8">A 8</text:span></text:p>
          </table:table-cell>
        </table:table-row>
        <table:table-row table:style-name="Table15.1">
          <table:table-cell table:style-name="Table15.A1" office:value-type="string">
            <text:p text:style-name="P62"><text:span text:style-name="T8">43</text:span></text:p>
          </table:table-cell>
          <table:table-cell table:style-name="Table15.B2" office:value-type="string">
            <text:p text:style-name="P63"><text:span text:style-name="T8">OLD ACCOUNT NUMBER</text:span></text:p>
          </table:table-cell>
          <table:table-cell table:style-name="Table15.C44" office:value-type="string">
            <text:p text:style-name="P62"><text:span text:style-name="T8">457 - 481</text:span></text:p>
          </table:table-cell>
          <table:table-cell table:style-name="Table15.D44" office:value-type="string">
            <text:p text:style-name="P62"><text:span text:style-name="T8">A 25</text:span></text:p>
          </table:table-cell>
        </table:table-row>
        <table:table-row table:style-name="Table15.1">
          <table:table-cell table:style-name="Table15.A1" office:value-type="string">
            <text:p text:style-name="P62"><text:span text:style-name="T8">44</text:span></text:p>
          </table:table-cell>
          <table:table-cell table:style-name="Table15.B2" office:value-type="string">
            <text:p text:style-name="P63"><text:span text:style-name="T8">OLD SUB-ACCOUNT NUMBER</text:span></text:p>
          </table:table-cell>
          <table:table-cell table:style-name="Table15.C45" office:value-type="string">
            <text:p text:style-name="P62"><text:span text:style-name="T8">482 -485</text:span></text:p>
          </table:table-cell>
          <table:table-cell table:style-name="Table15.D45" office:value-type="string">
            <text:p text:style-name="P62"><text:span text:style-name="T8">A 4</text:span></text:p>
          </table:table-cell>
        </table:table-row>
        <table:table-row table:style-name="Table15.46">
          <table:table-cell table:style-name="Table15.A1" office:value-type="string">
            <text:p text:style-name="P62"><text:span text:style-name="T8">45</text:span></text:p>
          </table:table-cell>
          <table:table-cell table:style-name="Table15.B2" office:value-type="string">
            <text:p text:style-name="P63"><text:span text:style-name="T8">OLD SUPPLIER REFERENCE NUMBER</text:span></text:p>
          </table:table-cell>
          <table:table-cell table:style-name="Table15.C46" office:value-type="string">
            <text:p text:style-name="P62"><text:span text:style-name="T8">486 - 495</text:span></text:p>
          </table:table-cell>
          <table:table-cell table:style-name="Table15.D46" office:value-type="string">
            <text:p text:style-name="P62"><text:span text:style-name="T8">A 10</text:span></text:p>
          </table:table-cell>
        </table:table-row>
        <table:table-row table:style-name="Table15.1">
          <table:table-cell table:style-name="Table15.A1" office:value-type="string">
            <text:p text:style-name="P62"><text:span text:style-name="T8">46</text:span></text:p>
          </table:table-cell>
          <table:table-cell table:style-name="Table15.B2" office:value-type="string">
            <text:p text:style-name="P63"><text:span text:style-name="T8">HOME TELEPHONE</text:span></text:p>
          </table:table-cell>
          <table:table-cell table:style-name="Table15.C47" office:value-type="string">
            <text:p text:style-name="P62"><text:span text:style-name="T8">496 - 511</text:span></text:p>
          </table:table-cell>
          <table:table-cell table:style-name="Table15.D47" office:value-type="string">
            <text:p text:style-name="P62"><text:span text:style-name="T8">A 16</text:span></text:p>
          </table:table-cell>
        </table:table-row>
        <table:table-row table:style-name="Table15.1">
          <table:table-cell table:style-name="Table15.A1" office:value-type="string">
            <text:p text:style-name="P62"><text:span text:style-name="T8">47</text:span></text:p>
          </table:table-cell>
          <table:table-cell table:style-name="Table15.B2" office:value-type="string">
            <text:p text:style-name="P63"><text:span text:style-name="T8">CELLULAR TELEPHONE</text:span></text:p>
          </table:table-cell>
          <table:table-cell table:style-name="Table15.C48" office:value-type="string">
            <text:p text:style-name="P62"><text:span text:style-name="T8">512 - 527</text:span></text:p>
          </table:table-cell>
          <table:table-cell table:style-name="Table15.D48" office:value-type="string">
            <text:p text:style-name="P62"><text:span text:style-name="T8">A 16</text:span></text:p>
          </table:table-cell>
        </table:table-row>
        <table:table-row table:style-name="Table15.1">
          <table:table-cell table:style-name="Table15.A1" office:value-type="string">
            <text:p text:style-name="P62"><text:span text:style-name="T8">48</text:span></text:p>
          </table:table-cell>
          <table:table-cell table:style-name="Table15.B2" office:value-type="string">
            <text:p text:style-name="P63"><text:span text:style-name="T8">WORK TELEPHONE</text:span></text:p>
          </table:table-cell>
          <table:table-cell table:style-name="Table15.C49" office:value-type="string">
            <text:p text:style-name="P62"><text:span text:style-name="T8">528 -543</text:span></text:p>
          </table:table-cell>
          <table:table-cell table:style-name="Table15.D49" office:value-type="string">
            <text:p text:style-name="P62"><text:span text:style-name="T8">A 16</text:span></text:p>
          </table:table-cell>
        </table:table-row>
        <table:table-row table:style-name="Table15.1">
          <table:table-cell table:style-name="Table15.A1" office:value-type="string">
            <text:p text:style-name="P62"><text:span text:style-name="T8">49</text:span></text:p>
          </table:table-cell>
          <table:table-cell table:style-name="Table15.B2" office:value-type="string">
            <text:p text:style-name="P63"><text:span text:style-name="T8">EMPLOYER DETAIL</text:span></text:p>
          </table:table-cell>
          <table:table-cell table:style-name="Table15.C50" office:value-type="string">
            <text:p text:style-name="P62"><text:span text:style-name="T8">544 -603</text:span></text:p>
          </table:table-cell>
          <table:table-cell table:style-name="Table15.D50" office:value-type="string">
            <text:p text:style-name="P62"><text:span text:style-name="T8">A 60</text:span></text:p>
          </table:table-cell>
        </table:table-row>
        <table:table-row table:style-name="Table15.1">
          <table:table-cell table:style-name="Table15.A1" office:value-type="string">
            <text:p text:style-name="P62"><text:span text:style-name="T8">50</text:span></text:p>
          </table:table-cell>
          <table:table-cell table:style-name="Table15.B2" office:value-type="string">
            <text:p text:style-name="P63"><text:span text:style-name="T8">INCOME</text:span></text:p>
          </table:table-cell>
          <table:table-cell table:style-name="Table15.C51" office:value-type="string">
            <text:p text:style-name="P62"><text:span text:style-name="T8">604 -612</text:span></text:p>
          </table:table-cell>
          <table:table-cell table:style-name="Table15.D51" office:value-type="string">
            <text:p text:style-name="P62"><text:span text:style-name="T8">N 9</text:span></text:p>
          </table:table-cell>
        </table:table-row>
        <table:table-row table:style-name="Table15.1">
          <table:table-cell table:style-name="Table15.A1" office:value-type="string">
            <text:p text:style-name="P62"><text:span text:style-name="T8">51</text:span></text:p>
          </table:table-cell>
          <table:table-cell table:style-name="Table15.B2" office:value-type="string">
            <text:p text:style-name="P63"><text:span text:style-name="T8">INCOME FREQUENCY</text:span></text:p>
          </table:table-cell>
          <table:table-cell table:style-name="Table15.C52" office:value-type="string">
            <text:p text:style-name="P62"><text:span text:style-name="T8">613 - 613</text:span></text:p>
          </table:table-cell>
          <table:table-cell table:style-name="Table15.D52" office:value-type="string">
            <text:p text:style-name="P62"><text:span text:style-name="T8">A 1</text:span></text:p>
          </table:table-cell>
        </table:table-row>
        <table:table-row table:style-name="Table15.1">
          <table:table-cell table:style-name="Table15.A1" office:value-type="string">
            <text:p text:style-name="P62"><text:span text:style-name="T8">52</text:span></text:p>
          </table:table-cell>
          <table:table-cell table:style-name="Table15.B2" office:value-type="string">
            <text:p text:style-name="P63"><text:span text:style-name="T8">OCCUPATION</text:span></text:p>
          </table:table-cell>
          <table:table-cell table:style-name="Table15.C53" office:value-type="string">
            <text:p text:style-name="P62"><text:span text:style-name="T8">614 - 633</text:span></text:p>
          </table:table-cell>
          <table:table-cell table:style-name="Table15.D53" office:value-type="string">
            <text:p text:style-name="P62"><text:span text:style-name="T8">A 20</text:span></text:p>
          </table:table-cell>
        </table:table-row>
        <table:table-row table:style-name="Table15.1">
          <table:table-cell table:style-name="Table15.A1" office:value-type="string">
            <text:p text:style-name="P62"><text:span text:style-name="T8">53</text:span></text:p>
          </table:table-cell>
          <table:table-cell table:style-name="Table15.B2" office:value-type="string">
            <text:p text:style-name="P63"><text:span text:style-name="T8">THIRD PARTY NAME</text:span></text:p>
          </table:table-cell>
          <table:table-cell table:style-name="Table15.C54" office:value-type="string">
            <text:p text:style-name="P62"><text:span text:style-name="T8">634 -693</text:span></text:p>
          </table:table-cell>
          <table:table-cell table:style-name="Table15.D54" office:value-type="string">
            <text:p text:style-name="P62"><text:span text:style-name="T8">A 60</text:span></text:p>
          </table:table-cell>
        </table:table-row>
        <table:table-row table:style-name="Table15.1">
          <table:table-cell table:style-name="Table15.A1" office:value-type="string">
            <text:p text:style-name="P62"><text:span text:style-name="T8">54</text:span></text:p>
          </table:table-cell>
          <table:table-cell table:style-name="Table15.B2" office:value-type="string">
            <text:p text:style-name="P63"><text:span text:style-name="T8">ACCOUNT SOLD TO THIRD PARTY</text:span></text:p>
          </table:table-cell>
          <table:table-cell table:style-name="Table15.C55" office:value-type="string">
            <text:p text:style-name="P62"><text:span text:style-name="T8">694 -695</text:span></text:p>
          </table:table-cell>
          <table:table-cell table:style-name="Table15.D55" office:value-type="string">
            <text:p text:style-name="P62"><text:span text:style-name="T8">N 2</text:span></text:p>
          </table:table-cell>
        </table:table-row>
        <table:table-row table:style-name="Table15.1">
          <table:table-cell table:style-name="Table15.A1" office:value-type="string">
            <text:p text:style-name="P62"><text:span text:style-name="T8">55</text:span></text:p>
          </table:table-cell>
          <table:table-cell table:style-name="Table15.B2" office:value-type="string">
            <text:p text:style-name="P63"><text:span text:style-name="T8">NO OF PARTICIPANTS IN JOINT LOAN</text:span></text:p>
          </table:table-cell>
          <table:table-cell table:style-name="Table15.C56" office:value-type="string">
            <text:p text:style-name="P62"><text:span text:style-name="T8">696 -698</text:span></text:p>
          </table:table-cell>
          <table:table-cell table:style-name="Table15.D56" office:value-type="string">
            <text:p text:style-name="P62"><text:span text:style-name="T8">N 3</text:span></text:p>
          </table:table-cell>
        </table:table-row>
        <table:table-row table:style-name="Table15.1">
          <table:table-cell table:style-name="Table15.A1" office:value-type="string">
            <text:p text:style-name="P62"><text:span text:style-name="T8">56</text:span></text:p>
          </table:table-cell>
          <table:table-cell table:style-name="Table15.B2" office:value-type="string">
            <text:p text:style-name="P63"><text:span text:style-name="T8">FILLER</text:span></text:p>
          </table:table-cell>
          <table:table-cell table:style-name="Table15.C57" office:value-type="string">
            <text:p text:style-name="P62"><text:span text:style-name="T8">699 - 700</text:span></text:p>
          </table:table-cell>
          <table:table-cell table:style-name="Table15.D57" office:value-type="string">
            <text:p text:style-name="P62"><text:span text:style-name="T8">A 2</text:span></text:p>
          </table:table-cell>
        </table:table-row>
      </table:table>
      <text:p text:style-name="P95"/>
      <text:h text:style-name="P134" text:outline-level="3"><text:bookmark-start text:name="_Toc420994157"/><text:bookmark-start text:name="__RefHeading___Toc39159_1908594575"/><text:span text:style-name="Intense_20_Emphasis"><text:span text:style-name="T15">Trailer Composition and Layout</text:span></text:span><text:bookmark-end text:name="_Toc420994157"/><text:bookmark-end text:name="__RefHeading___Toc39159_1908594575"/></text:h>
      <text:p text:style-name="P43"/>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P49"><text:span text:style-name="T4">Composition</text:span></text:p>
          </table:table-cell>
          <table:table-cell table:style-name="Table16.A1" office:value-type="string">
            <text:p text:style-name="P49"><text:span text:style-name="T4">Position</text:span></text:p>
          </table:table-cell>
          <table:table-cell table:style-name="Table16.A1" office:value-type="string">
            <text:p text:style-name="P49"><text:span text:style-name="T4">Format</text:span></text:p>
            <text:p text:style-name="P49"><text:span text:style-name="T4">A= Alpha</text:span></text:p>
            <text:p text:style-name="P49"><text:span text:style-name="T4">N - Numeric</text:span></text:p>
          </table:table-cell>
          <table:table-cell table:style-name="Table16.A1" office:value-type="string">
            <text:p text:style-name="P49"><text:span text:style-name="T4">Mandatory</text:span></text:p>
          </table:table-cell>
          <table:table-cell table:style-name="Table16.A1" office:value-type="string">
            <text:p text:style-name="P49"><text:span text:style-name="T4">Comments</text:span></text:p>
          </table:table-cell>
        </table:table-row>
        <table:table-row table:style-name="Table16.1">
          <table:table-cell table:style-name="Table16.A1" office:value-type="string">
            <text:p text:style-name="P49"><text:span text:style-name="T8">TRAILER</text:span></text:p>
          </table:table-cell>
          <table:table-cell table:style-name="Table16.B2" office:value-type="string">
            <text:p text:style-name="P47"><text:span text:style-name="T8">1 – 1</text:span></text:p>
          </table:table-cell>
          <table:table-cell table:style-name="Table16.C2" office:value-type="string">
            <text:p text:style-name="P47"><text:span text:style-name="T8">A1</text:span></text:p>
          </table:table-cell>
          <table:table-cell table:style-name="Table16.D2" office:value-type="string">
            <text:p text:style-name="P47"><text:span text:style-name="T8">Yes</text:span></text:p>
          </table:table-cell>
          <table:table-cell table:style-name="Table16.E2" office:value-type="string">
            <text:p text:style-name="P49"><text:span text:style-name="T8">To be Denoted by a “T”</text:span></text:p>
          </table:table-cell>
        </table:table-row>
        <table:table-row table:style-name="Table16.1">
          <table:table-cell table:style-name="Table16.A1" office:value-type="string">
            <text:p text:style-name="P49"><text:span text:style-name="T8">NUMBER OF RECORDS</text:span></text:p>
          </table:table-cell>
          <table:table-cell table:style-name="Table16.B3" office:value-type="string">
            <text:p text:style-name="P47"><text:span text:style-name="T8">2 – 10</text:span></text:p>
          </table:table-cell>
          <table:table-cell table:style-name="Table16.C3" office:value-type="string">
            <text:p text:style-name="P47"><text:span text:style-name="T8">N9</text:span></text:p>
          </table:table-cell>
          <table:table-cell table:style-name="Table16.D3" office:value-type="string">
            <text:p text:style-name="P47"><text:span text:style-name="T8">Yes</text:span></text:p>
          </table:table-cell>
          <table:table-cell table:style-name="Table16.E3" office:value-type="string">
            <text:p text:style-name="P21"/>
          </table:table-cell>
        </table:table-row>
        <table:table-row table:style-name="Table16.1">
          <table:table-cell table:style-name="Table16.A1" office:value-type="string">
            <text:p text:style-name="P49"><text:span text:style-name="T8">FILLER</text:span></text:p>
          </table:table-cell>
          <table:table-cell table:style-name="Table16.B4" office:value-type="string">
            <text:p text:style-name="P47"><text:span text:style-name="T8">11 – 700</text:span></text:p>
          </table:table-cell>
          <table:table-cell table:style-name="Table16.C4" office:value-type="string">
            <text:p text:style-name="P47"><text:span text:style-name="T8">N/A</text:span></text:p>
          </table:table-cell>
          <table:table-cell table:style-name="Table16.D4" office:value-type="string">
            <text:p text:style-name="P47"><text:span text:style-name="T8">Yes</text:span></text:p>
          </table:table-cell>
          <table:table-cell table:style-name="Table16.E4" office:value-type="string">
            <text:p text:style-name="P49"><text:span text:style-name="T8">Spaces</text:span></text:p>
          </table:table-cell>
        </table:table-row>
      </table:table>
      <text:p text:style-name="P21"/>
      <text:p text:style-name="P49"><text:span text:style-name="T4">Example Trailer:</text:span></text:p>
      <text:p text:style-name="P96"><text:span text:style-name="T8">T000123456 <text:s text:c="144"/>etc.</text:span></text:p>
      <text:list xml:id="list124339489753362" text:continue-numbering="true" text:style-name="WWNum3">
        <text:list-item>
          <text:p text:style-name="P116"><text:span text:style-name="T8">The Trailer should reflect a </text:span><text:span text:style-name="T4">count of the number of records in the file (including the header and trailer)</text:span></text:p>
        </text:list-item>
        <text:list-item>
          <text:p text:style-name="P116"><text:span text:style-name="T8">The trailer is used as an end of file marker as well as a check balance for data transfer confirmation and thus should </text:span><text:span text:style-name="T4">always reflect accurate details </text:span><text:span text:style-name="T8">pertaining to the file in order to assist Associate Member Bureaux in ensuring </text:span><text:span text:style-name="T4">full file transfers and load completion</text:span><text:span text:style-name="T8">.</text:span></text:p>
        </text:list-item>
      </text:list>
      <text:p text:style-name="P2"/>
      <text:h text:style-name="P132" text:outline-level="1"><text:bookmark-start text:name="_Toc420994158"/><text:bookmark-start text:name="__RefHeading___Toc39161_1908594575"/><text:span text:style-name="T20">Daily Layout</text:span><text:bookmark-end text:name="_Toc420994158"/><text:bookmark-end text:name="__RefHeading___Toc39161_1908594575"/></text:h>
      <text:h text:style-name="P130" text:outline-level="2"><text:bookmark-start text:name="_Toc420994159"/><text:bookmark-start text:name="__RefHeading___Toc39163_1908594575"/><text:span text:style-name="T15">Layout Specification – Daily Extract</text:span><text:bookmark-end text:name="_Toc420994159"/><text:bookmark-end text:name="__RefHeading___Toc39163_1908594575"/></text:h>
      <text:p text:style-name="P21"/>
      <text:p text:style-name="P49"><text:span text:style-name="T8">Detail pertaining to the population and process rules of the Daily &amp; Monthly data layout and required field formats are detailed in the </text:span><text:span text:style-name="T4">Process Rules</text:span><text:span text:style-name="T8"> section, for the rules regarding </text:span><text:span text:style-name="T2">Demographic</text:span><text:span text:style-name="T8"> and </text:span><text:span text:style-name="T2">General</text:span><text:span text:style-name="T8"> Fields and their population as well as those which refer to your selected </text:span><text:span text:style-name="T2">Account Type Process Rules</text:span><text:span text:style-name="T8">:</text:span></text:p>
      <text:p text:style-name="P21"/>
      <text:p text:style-name="P49"><text:span text:style-name="T8">An important note: in order to prevent potential duplicates it is critical that the </text:span><text:span text:style-name="T22">Account, sub account and branch</text:span><text:span text:style-name="T24"> </text:span><text:span text:style-name="T8">fields </text:span><text:span text:style-name="T4">ARE NOT CHANGED</text:span><text:span text:style-name="T8"> between the </text:span><text:span text:style-name="T24">Monthly and Daily submissions</text:span><text:span text:style-name="T8">, these </text:span><text:span text:style-name="T22">MUST</text:span><text:span text:style-name="T24"> </text:span><text:span text:style-name="T8">match </text:span><text:span text:style-name="T22">EXACTLY</text:span><text:span text:style-name="T24"> </text:span><text:span text:style-name="T8">to facilitate match and update of registrations and closures are the bureaux.</text:span></text:p>
      <text:p text:style-name="P20"/>
      <text:p text:style-name="Standard"><text:span text:style-name="T8">The following account types are </text:span><text:span text:style-name="T4">excluded</text:span><text:span text:style-name="T8"> from submission of registrations; however, closures are still expected daily: <text:line-break/>Open Services (F), <text:tab/><text:tab/><text:tab/><text:tab/><text:tab/>Life Insurance (L), <text:line-break/>Short Term Insurance (S),<text:tab/><text:tab/><text:tab/><text:tab/>Utilities (U). </text:span></text:p>
      <text:p text:style-name="Standard"><text:span text:style-name="T8">All other account types are expected to develop and submit both registrations and closures daily </text:span><text:span text:style-name="T4">within 48 hours</text:span><text:span text:style-name="T8">.</text:span></text:p>
      <text:p text:style-name="Standard"><text:span text:style-name="T8">The following </text:span><text:span text:style-name="T4">status codes are mandatory</text:span><text:span text:style-name="T8"> for submission in daily files and should be reinforced in monthly extracts to ensure that rejected daily records do not create dormant accounts.</text:span></text:p>
      <text:p text:style-name="Standard"><text:span text:style-name="T8">The account type in use drives those statuses which are allowed for that specific file, so the account type process requirements must be consulted to ensure that the statuses provided in the daily and / or monthly files are allowed for the account type being submitted, where status codes are not allowed for the account type being reported, these records will be rejected. </text:span></text:p>
      <text:p text:style-name="Standard"><text:span text:style-name="T8">Note that the statuses must also be populated in accordance with the prevailing status code financial field population requirements:</text:span></text:p>
      <text:p text:style-name="Standard"><text:span text:style-name="T8">(C) Closed<text:tab/><text:tab/><text:tab/><text:tab/><text:tab/><text:tab/>(F) Lapsed Policy <text:line-break/>(G) Cancelled by Consumer<text:tab/><text:tab/><text:tab/><text:tab/>(K) Paid Out Deceased Claim <text:line-break/>(M) Paid Out Disability<text:tab/><text:tab/><text:tab/><text:tab/><text:tab/>(S) Surrendered<text:tab/><text:line-break/>(T) Early Settlement <text:tab/><text:tab/><text:tab/><text:tab/><text:tab/>(V) Cooling Off Settlement<text:line-break/></text:span></text:p>
      <text:h text:style-name="P135" text:outline-level="3"><text:bookmark-start text:name="__RefHeading___Toc39165_1908594575"/><text:bookmark-start text:name="_Toc420994160"/><text:span text:style-name="Intense_20_Emphasis"><text:span text:style-name="T15">General Notes:</text:span></text:span><text:bookmark-end text:name="__RefHeading___Toc39165_1908594575"/><text:bookmark-end text:name="_Toc420994160"/></text:h>
      <text:p text:style-name="P21"/>
      <text:list xml:id="list124340234505812" text:continue-numbering="true" text:style-name="WWNum3">
        <text:list-item>
          <text:p text:style-name="P116"><text:span text:style-name="T8">Data is to be submitted by all suppliers daily to each bureaux in an </text:span><text:span text:style-name="T4">electronic fixed length text file (ASCII)</text:span><text:span text:style-name="T8">, files must </text:span><text:span text:style-name="T4">contain an “end of line marker” followed by a “carriage return line feed</text:span><text:span text:style-name="T8">”</text:span></text:p>
        </text:list-item>
        <text:list-item>
          <text:p text:style-name="P116"><text:span text:style-name="T4">Alpha</text:span><text:span text:style-name="T8"> fields must be </text:span><text:span text:style-name="T4">left</text:span><text:span text:style-name="T8"> aligned </text:span><text:span text:style-name="T4">unless stipulated otherwise</text:span><text:span text:style-name="T8">, and if no input data is available must be space filled / Blank</text:span></text:p>
        </text:list-item>
        <text:list-item>
          <text:p text:style-name="P116"><text:span text:style-name="T4">Numeric</text:span><text:span text:style-name="T8"> fields must be </text:span><text:span text:style-name="T4">right</text:span><text:span text:style-name="T8"> aligned </text:span><text:span text:style-name="T4">unless stipulated otherwise</text:span><text:span text:style-name="T8">, and if no input data is available must be zero filled</text:span></text:p>
        </text:list-item>
        <text:list-item>
          <text:p text:style-name="P116"><text:span text:style-name="T8">Data submissions </text:span><text:span text:style-name="T4">should not be submitted directly to SACRRA or its staff</text:span><text:span text:style-name="T8"> but to the Associate Member Bureaux via the HUB, unless authorised by the Executive Director of SACRRA. </text:span></text:p>
        </text:list-item>
        <text:list-item>
          <text:p text:style-name="P116"><text:span text:style-name="T8">Data Submissions must be </text:span><text:span text:style-name="T4">encrypted, compressed and password</text:span><text:span text:style-name="T8"> </text:span><text:span text:style-name="T4">protected</text:span></text:p>
        </text:list-item>
        <text:list-item>
          <text:p text:style-name="P116"><text:span text:style-name="T8">All date fields are to be populated as CCYYMMDD or zero filled when not in use</text:span></text:p>
        </text:list-item>
        <text:list-item>
          <text:p text:style-name="P116"><text:span text:style-name="T8">Daily files must be provided daily, within 48 hours of the transactions in file.</text:span></text:p>
        </text:list-item>
        <text:list-item>
          <text:p text:style-name="P116"><text:span text:style-name="T8">Members may choose to batch daily registrations and closures into one file for all suppliers or supply data in the daily layout in separate files per supplier depending which is more convenient for the member.</text:span></text:p>
        </text:list-item>
      </text:list>
      <text:p text:style-name="P118"/>
      <text:p text:style-name="P118"/>
      <text:h text:style-name="P134" text:outline-level="3"><text:bookmark-start text:name="_Toc420994161"/><text:bookmark-start text:name="__RefHeading___Toc39167_1908594575"/><text:span text:style-name="Intense_20_Emphasis"><text:span text:style-name="T15">Header Composition and Layout:</text:span></text:span><text:bookmark-end text:name="_Toc420994161"/><text:bookmark-end text:name="__RefHeading___Toc39167_1908594575"/></text:h>
      <text:p text:style-name="P21"/>
      <text:p text:style-name="P49"><text:soft-page-break/><text:span text:style-name="T8">The L700v2 Daily Layout </text:span><text:span text:style-name="T4">does not require a header </text:span><text:span text:style-name="T8">as the layout has been adjusted to note the supplier reference number and transaction date in each data row provided in the daily file. This is to enable more efficient batched processing of these files by Bureaux. <text:s/></text:span><text:span text:style-name="T24">The provision of a header in the daily file will result in a </text:span><text:span text:style-name="T22">full file rejection</text:span></text:p>
      <text:p text:style-name="Standard"/>
      <text:h text:style-name="P134" text:outline-level="3"><text:bookmark-start text:name="_Toc420994162"/><text:bookmark-start text:name="__RefHeading___Toc39169_1908594575"/><text:span text:style-name="Intense_20_Emphasis"><text:span text:style-name="T15">Data Layout</text:span></text:span><text:bookmark-end text:name="_Toc420994162"/><text:bookmark-end text:name="__RefHeading___Toc39169_1908594575"/></text:h>
      <text:p text:style-name="P43"/>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office:value-type="string">
            <text:p text:style-name="P63"><text:span text:style-name="T4">Monthly</text:span></text:p>
            <text:p text:style-name="P63"><text:span text:style-name="T4">Field number</text:span></text:p>
          </table:table-cell>
          <table:table-cell table:style-name="Table17.A1" office:value-type="string">
            <text:p text:style-name="P62"><text:span text:style-name="T4">Daily Field number</text:span></text:p>
          </table:table-cell>
          <table:table-cell table:style-name="Table17.A1" office:value-type="string">
            <text:p text:style-name="P63"><text:span text:style-name="T4">Field Description</text:span></text:p>
          </table:table-cell>
          <table:table-cell table:style-name="Table17.A1" office:value-type="string">
            <text:p text:style-name="P63"><text:span text:style-name="T4">Position in Daily</text:span></text:p>
          </table:table-cell>
          <table:table-cell table:style-name="Table17.A1" office:value-type="string">
            <text:p text:style-name="P63"><text:span text:style-name="T4">Format</text:span></text:p>
            <text:p text:style-name="P63"><text:span text:style-name="T4">A= Alpha</text:span></text:p>
            <text:p text:style-name="P63"><text:span text:style-name="T4">N - Numeric </text:span></text:p>
          </table:table-cell>
        </table:table-row>
        <table:table-row table:style-name="Table17.1">
          <table:table-cell table:style-name="Table17.A1" office:value-type="string">
            <text:p text:style-name="P62"><text:span text:style-name="T8">1</text:span></text:p>
          </table:table-cell>
          <table:table-cell table:style-name="Table17.B2" office:value-type="string">
            <text:p text:style-name="P62"><text:span text:style-name="T8">1</text:span></text:p>
          </table:table-cell>
          <table:table-cell table:style-name="Table17.C2" office:value-type="string">
            <text:p text:style-name="P63"><text:span text:style-name="T8">DATA</text:span></text:p>
          </table:table-cell>
          <table:table-cell table:style-name="Table17.D2" office:value-type="string">
            <text:p text:style-name="P62"><text:span text:style-name="T8">1 -1</text:span></text:p>
          </table:table-cell>
          <table:table-cell table:style-name="Table17.E2" office:value-type="string">
            <text:p text:style-name="P62"><text:span text:style-name="T8">A 1</text:span></text:p>
          </table:table-cell>
        </table:table-row>
        <table:table-row table:style-name="Table17.1">
          <table:table-cell table:style-name="Table17.A1" office:value-type="string">
            <text:p text:style-name="P62"><text:span text:style-name="T8">2</text:span></text:p>
          </table:table-cell>
          <table:table-cell table:style-name="Table17.B2" office:value-type="string">
            <text:p text:style-name="P62"><text:span text:style-name="T8">2</text:span></text:p>
          </table:table-cell>
          <table:table-cell table:style-name="Table17.C2" office:value-type="string">
            <text:p text:style-name="P63"><text:span text:style-name="T8">SA ID NUMBER</text:span></text:p>
          </table:table-cell>
          <table:table-cell table:style-name="Table17.D3" office:value-type="string">
            <text:p text:style-name="P62"><text:span text:style-name="T8">2 - 14</text:span></text:p>
          </table:table-cell>
          <table:table-cell table:style-name="Table17.E3" office:value-type="string">
            <text:p text:style-name="P62"><text:span text:style-name="T8">N 13</text:span></text:p>
          </table:table-cell>
        </table:table-row>
        <table:table-row table:style-name="Table17.1">
          <table:table-cell table:style-name="Table17.A1" office:value-type="string">
            <text:p text:style-name="P62"><text:span text:style-name="T8">3</text:span></text:p>
          </table:table-cell>
          <table:table-cell table:style-name="Table17.B2" office:value-type="string">
            <text:p text:style-name="P62"><text:span text:style-name="T8">3</text:span></text:p>
          </table:table-cell>
          <table:table-cell table:style-name="Table17.C2" office:value-type="string">
            <text:p text:style-name="P63"><text:span text:style-name="T8">NON-SA ID NUMBER</text:span></text:p>
          </table:table-cell>
          <table:table-cell table:style-name="Table17.D4" office:value-type="string">
            <text:p text:style-name="P62"><text:span text:style-name="T8">15 - 30</text:span></text:p>
          </table:table-cell>
          <table:table-cell table:style-name="Table17.E4" office:value-type="string">
            <text:p text:style-name="P62"><text:span text:style-name="T8">A 16</text:span></text:p>
          </table:table-cell>
        </table:table-row>
        <table:table-row table:style-name="Table17.1">
          <table:table-cell table:style-name="Table17.A1" office:value-type="string">
            <text:p text:style-name="P62"><text:span text:style-name="T8">4</text:span></text:p>
          </table:table-cell>
          <table:table-cell table:style-name="Table17.B2" office:value-type="string">
            <text:p text:style-name="P62"><text:span text:style-name="T8">4</text:span></text:p>
          </table:table-cell>
          <table:table-cell table:style-name="Table17.C2" office:value-type="string">
            <text:p text:style-name="P63"><text:span text:style-name="T8">GENDER</text:span></text:p>
          </table:table-cell>
          <table:table-cell table:style-name="Table17.D5" office:value-type="string">
            <text:p text:style-name="P62"><text:span text:style-name="T8">31 - 31</text:span></text:p>
          </table:table-cell>
          <table:table-cell table:style-name="Table17.E5" office:value-type="string">
            <text:p text:style-name="P62"><text:span text:style-name="T8">A 1</text:span></text:p>
          </table:table-cell>
        </table:table-row>
        <table:table-row table:style-name="Table17.1">
          <table:table-cell table:style-name="Table17.A1" office:value-type="string">
            <text:p text:style-name="P62"><text:span text:style-name="T8">5</text:span></text:p>
          </table:table-cell>
          <table:table-cell table:style-name="Table17.B2" office:value-type="string">
            <text:p text:style-name="P62"><text:span text:style-name="T8">5</text:span></text:p>
          </table:table-cell>
          <table:table-cell table:style-name="Table17.C2" office:value-type="string">
            <text:p text:style-name="P63"><text:span text:style-name="T8">DATE OF BIRTH</text:span></text:p>
          </table:table-cell>
          <table:table-cell table:style-name="Table17.D6" office:value-type="string">
            <text:p text:style-name="P62"><text:span text:style-name="T8">32 - 39</text:span></text:p>
          </table:table-cell>
          <table:table-cell table:style-name="Table17.E6" office:value-type="string">
            <text:p text:style-name="P62"><text:span text:style-name="T8">N 8</text:span></text:p>
          </table:table-cell>
        </table:table-row>
        <table:table-row table:style-name="Table17.7">
          <table:table-cell table:style-name="Table17.A1" office:value-type="string">
            <text:p text:style-name="P62"><text:span text:style-name="T8">6</text:span></text:p>
          </table:table-cell>
          <table:table-cell table:style-name="Table17.B2" office:value-type="string">
            <text:p text:style-name="P62"><text:span text:style-name="T8">6</text:span></text:p>
          </table:table-cell>
          <table:table-cell table:style-name="Table17.C2" office:value-type="string">
            <text:p text:style-name="P63"><text:span text:style-name="T8">BRANCH CODE</text:span></text:p>
          </table:table-cell>
          <table:table-cell table:style-name="Table17.D7" office:value-type="string">
            <text:p text:style-name="P62"><text:span text:style-name="T8">40 - 47</text:span></text:p>
          </table:table-cell>
          <table:table-cell table:style-name="Table17.E7" office:value-type="string">
            <text:p text:style-name="P62"><text:span text:style-name="T8">A 8</text:span></text:p>
          </table:table-cell>
        </table:table-row>
        <table:table-row table:style-name="Table17.1">
          <table:table-cell table:style-name="Table17.A1" office:value-type="string">
            <text:p text:style-name="P62"><text:span text:style-name="T8">7</text:span></text:p>
          </table:table-cell>
          <table:table-cell table:style-name="Table17.B2" office:value-type="string">
            <text:p text:style-name="P62"><text:span text:style-name="T8">7</text:span></text:p>
          </table:table-cell>
          <table:table-cell table:style-name="Table17.C2" office:value-type="string">
            <text:p text:style-name="P63"><text:span text:style-name="T8">ACCOUNT NO.</text:span></text:p>
          </table:table-cell>
          <table:table-cell table:style-name="Table17.D8" office:value-type="string">
            <text:p text:style-name="P62"><text:span text:style-name="T8">48 - 72</text:span></text:p>
          </table:table-cell>
          <table:table-cell table:style-name="Table17.E8" office:value-type="string">
            <text:p text:style-name="P62"><text:span text:style-name="T8">A 25</text:span></text:p>
          </table:table-cell>
        </table:table-row>
        <table:table-row table:style-name="Table17.1">
          <table:table-cell table:style-name="Table17.A1" office:value-type="string">
            <text:p text:style-name="P62"><text:span text:style-name="T8">8</text:span></text:p>
          </table:table-cell>
          <table:table-cell table:style-name="Table17.B2" office:value-type="string">
            <text:p text:style-name="P62"><text:span text:style-name="T8">8</text:span></text:p>
          </table:table-cell>
          <table:table-cell table:style-name="Table17.C2" office:value-type="string">
            <text:p text:style-name="P63"><text:span text:style-name="T8">SUB-ACCOUNT NO.</text:span></text:p>
          </table:table-cell>
          <table:table-cell table:style-name="Table17.D9" office:value-type="string">
            <text:p text:style-name="P62"><text:span text:style-name="T8">73 - 76</text:span></text:p>
          </table:table-cell>
          <table:table-cell table:style-name="Table17.E9" office:value-type="string">
            <text:p text:style-name="P62"><text:span text:style-name="T8">A 4</text:span></text:p>
          </table:table-cell>
        </table:table-row>
        <table:table-row table:style-name="Table17.1">
          <table:table-cell table:style-name="Table17.A1" office:value-type="string">
            <text:p text:style-name="P62"><text:span text:style-name="T8">9</text:span></text:p>
          </table:table-cell>
          <table:table-cell table:style-name="Table17.B2" office:value-type="string">
            <text:p text:style-name="P62"><text:span text:style-name="T8">9</text:span></text:p>
          </table:table-cell>
          <table:table-cell table:style-name="Table17.C2" office:value-type="string">
            <text:p text:style-name="P63"><text:span text:style-name="T8">SURNAME</text:span></text:p>
          </table:table-cell>
          <table:table-cell table:style-name="Table17.D10" office:value-type="string">
            <text:p text:style-name="P62"><text:span text:style-name="T8">77 - 101</text:span></text:p>
          </table:table-cell>
          <table:table-cell table:style-name="Table17.E10" office:value-type="string">
            <text:p text:style-name="P62"><text:span text:style-name="T8">A 25</text:span></text:p>
          </table:table-cell>
        </table:table-row>
        <table:table-row table:style-name="Table17.1">
          <table:table-cell table:style-name="Table17.A1" office:value-type="string">
            <text:p text:style-name="P62"><text:span text:style-name="T8">10</text:span></text:p>
          </table:table-cell>
          <table:table-cell table:style-name="Table17.B2" office:value-type="string">
            <text:p text:style-name="P62"><text:span text:style-name="T8">10</text:span></text:p>
          </table:table-cell>
          <table:table-cell table:style-name="Table17.C2" office:value-type="string">
            <text:p text:style-name="P63"><text:span text:style-name="T8">TITLE</text:span></text:p>
          </table:table-cell>
          <table:table-cell table:style-name="Table17.D11" office:value-type="string">
            <text:p text:style-name="P62"><text:span text:style-name="T8">102 - 106</text:span></text:p>
          </table:table-cell>
          <table:table-cell table:style-name="Table17.E11" office:value-type="string">
            <text:p text:style-name="P62"><text:span text:style-name="T8">A 5</text:span></text:p>
          </table:table-cell>
        </table:table-row>
        <table:table-row table:style-name="Table17.1">
          <table:table-cell table:style-name="Table17.A1" office:value-type="string">
            <text:p text:style-name="P62"><text:span text:style-name="T8">11</text:span></text:p>
          </table:table-cell>
          <table:table-cell table:style-name="Table17.B2" office:value-type="string">
            <text:p text:style-name="P62"><text:span text:style-name="T8">11</text:span></text:p>
          </table:table-cell>
          <table:table-cell table:style-name="Table17.C2" office:value-type="string">
            <text:p text:style-name="P63"><text:span text:style-name="T8">FORENAME OR INITIAL <text:s/>1</text:span></text:p>
          </table:table-cell>
          <table:table-cell table:style-name="Table17.D12" office:value-type="string">
            <text:p text:style-name="P62"><text:span text:style-name="T8">107 -120</text:span></text:p>
          </table:table-cell>
          <table:table-cell table:style-name="Table17.E12" office:value-type="string">
            <text:p text:style-name="P62"><text:span text:style-name="T8">A 14</text:span></text:p>
          </table:table-cell>
        </table:table-row>
        <table:table-row table:style-name="Table17.1">
          <table:table-cell table:style-name="Table17.A1" office:value-type="string">
            <text:p text:style-name="P62"><text:span text:style-name="T8">12</text:span></text:p>
          </table:table-cell>
          <table:table-cell table:style-name="Table17.B2" office:value-type="string">
            <text:p text:style-name="P62"><text:span text:style-name="T8">12</text:span></text:p>
          </table:table-cell>
          <table:table-cell table:style-name="Table17.C2" office:value-type="string">
            <text:p text:style-name="P63"><text:span text:style-name="T8">FORENAME OR INITIAL 2</text:span></text:p>
          </table:table-cell>
          <table:table-cell table:style-name="Table17.D13" office:value-type="string">
            <text:p text:style-name="P62"><text:span text:style-name="T8">121 - 134</text:span></text:p>
          </table:table-cell>
          <table:table-cell table:style-name="Table17.E13" office:value-type="string">
            <text:p text:style-name="P62"><text:span text:style-name="T8">A 14</text:span></text:p>
          </table:table-cell>
        </table:table-row>
        <table:table-row table:style-name="Table17.1">
          <table:table-cell table:style-name="Table17.A1" office:value-type="string">
            <text:p text:style-name="P62"><text:span text:style-name="T8">13</text:span></text:p>
          </table:table-cell>
          <table:table-cell table:style-name="Table17.B2" office:value-type="string">
            <text:p text:style-name="P62"><text:span text:style-name="T8">13</text:span></text:p>
          </table:table-cell>
          <table:table-cell table:style-name="Table17.C2" office:value-type="string">
            <text:p text:style-name="P63"><text:span text:style-name="T8">FORENAME OR INITITAL 3</text:span></text:p>
          </table:table-cell>
          <table:table-cell table:style-name="Table17.D14" office:value-type="string">
            <text:p text:style-name="P62"><text:span text:style-name="T8">135 - 148</text:span></text:p>
          </table:table-cell>
          <table:table-cell table:style-name="Table17.E14" office:value-type="string">
            <text:p text:style-name="P62"><text:span text:style-name="T8">A 14</text:span></text:p>
          </table:table-cell>
        </table:table-row>
        <table:table-row table:style-name="Table17.1">
          <table:table-cell table:style-name="Table17.A1" office:value-type="string">
            <text:p text:style-name="P62"><text:span text:style-name="T8">14</text:span></text:p>
          </table:table-cell>
          <table:table-cell table:style-name="Table17.B2" office:value-type="string">
            <text:p text:style-name="P62"><text:span text:style-name="T8">14</text:span></text:p>
          </table:table-cell>
          <table:table-cell table:style-name="Table17.C2" office:value-type="string">
            <text:p text:style-name="P63"><text:span text:style-name="T8">RESIDENTIAL ADDRESS LINE 1</text:span></text:p>
          </table:table-cell>
          <table:table-cell table:style-name="Table17.D15" office:value-type="string">
            <text:p text:style-name="P62"><text:span text:style-name="T8">149 - 173</text:span></text:p>
          </table:table-cell>
          <table:table-cell table:style-name="Table17.E15" office:value-type="string">
            <text:p text:style-name="P62"><text:span text:style-name="T8">A 25</text:span></text:p>
          </table:table-cell>
        </table:table-row>
        <table:table-row table:style-name="Table17.1">
          <table:table-cell table:style-name="Table17.A1" office:value-type="string">
            <text:p text:style-name="P62"><text:span text:style-name="T8">15</text:span></text:p>
          </table:table-cell>
          <table:table-cell table:style-name="Table17.B2" office:value-type="string">
            <text:p text:style-name="P62"><text:span text:style-name="T8">15</text:span></text:p>
          </table:table-cell>
          <table:table-cell table:style-name="Table17.C2" office:value-type="string">
            <text:p text:style-name="P63"><text:span text:style-name="T8">RESIDENTIAL ADDRESS LINE 2</text:span></text:p>
          </table:table-cell>
          <table:table-cell table:style-name="Table17.D16" office:value-type="string">
            <text:p text:style-name="P62"><text:span text:style-name="T8">174 - 198</text:span></text:p>
          </table:table-cell>
          <table:table-cell table:style-name="Table17.E16" office:value-type="string">
            <text:p text:style-name="P62"><text:span text:style-name="T8">A 25</text:span></text:p>
          </table:table-cell>
        </table:table-row>
        <table:table-row table:style-name="Table17.1">
          <table:table-cell table:style-name="Table17.A1" office:value-type="string">
            <text:p text:style-name="P62"><text:span text:style-name="T8">16</text:span></text:p>
          </table:table-cell>
          <table:table-cell table:style-name="Table17.B2" office:value-type="string">
            <text:p text:style-name="P62"><text:span text:style-name="T8">16</text:span></text:p>
          </table:table-cell>
          <table:table-cell table:style-name="Table17.C2" office:value-type="string">
            <text:p text:style-name="P63"><text:span text:style-name="T8">RESIDENTIAL ADDRESS LINE 3</text:span></text:p>
          </table:table-cell>
          <table:table-cell table:style-name="Table17.D17" office:value-type="string">
            <text:p text:style-name="P62"><text:span text:style-name="T8">199 - 223</text:span></text:p>
          </table:table-cell>
          <table:table-cell table:style-name="Table17.E17" office:value-type="string">
            <text:p text:style-name="P62"><text:span text:style-name="T8">A 25</text:span></text:p>
          </table:table-cell>
        </table:table-row>
        <table:table-row table:style-name="Table17.1">
          <table:table-cell table:style-name="Table17.A1" office:value-type="string">
            <text:p text:style-name="P62"><text:span text:style-name="T8">17</text:span></text:p>
          </table:table-cell>
          <table:table-cell table:style-name="Table17.B2" office:value-type="string">
            <text:p text:style-name="P62"><text:span text:style-name="T8">17</text:span></text:p>
          </table:table-cell>
          <table:table-cell table:style-name="Table17.C2" office:value-type="string">
            <text:p text:style-name="P63"><text:span text:style-name="T8">RESIDENTAIL ADDRESS LINE 4</text:span></text:p>
          </table:table-cell>
          <table:table-cell table:style-name="Table17.D18" office:value-type="string">
            <text:p text:style-name="P62"><text:span text:style-name="T8">224 - 248</text:span></text:p>
          </table:table-cell>
          <table:table-cell table:style-name="Table17.E18" office:value-type="string">
            <text:p text:style-name="P62"><text:span text:style-name="T8">A 25</text:span></text:p>
          </table:table-cell>
        </table:table-row>
        <table:table-row table:style-name="Table17.1">
          <table:table-cell table:style-name="Table17.A1" office:value-type="string">
            <text:p text:style-name="P62"><text:span text:style-name="T8">18</text:span></text:p>
          </table:table-cell>
          <table:table-cell table:style-name="Table17.B2" office:value-type="string">
            <text:p text:style-name="P62"><text:span text:style-name="T8">18</text:span></text:p>
          </table:table-cell>
          <table:table-cell table:style-name="Table17.C2" office:value-type="string">
            <text:p text:style-name="P63"><text:span text:style-name="T8">POSTAL CODE OF RESIDENTIAL ADDRESS</text:span></text:p>
          </table:table-cell>
          <table:table-cell table:style-name="Table17.D19" office:value-type="string">
            <text:p text:style-name="P62"><text:span text:style-name="T8">249 - 254</text:span></text:p>
          </table:table-cell>
          <table:table-cell table:style-name="Table17.E19" office:value-type="string">
            <text:p text:style-name="P62"><text:span text:style-name="T8">A 6</text:span></text:p>
          </table:table-cell>
        </table:table-row>
        <table:table-row table:style-name="Table17.1">
          <table:table-cell table:style-name="Table17.A1" office:value-type="string">
            <text:p text:style-name="P62"><text:span text:style-name="T8">19</text:span></text:p>
          </table:table-cell>
          <table:table-cell table:style-name="Table17.B2" office:value-type="string">
            <text:p text:style-name="P62"><text:span text:style-name="T8">19</text:span></text:p>
          </table:table-cell>
          <table:table-cell table:style-name="Table17.C2" office:value-type="string">
            <text:p text:style-name="P63"><text:span text:style-name="T8">OWNER / TENANT</text:span></text:p>
          </table:table-cell>
          <table:table-cell table:style-name="Table17.D20" office:value-type="string">
            <text:p text:style-name="P62"><text:span text:style-name="T8">255 - 255</text:span></text:p>
          </table:table-cell>
          <table:table-cell table:style-name="Table17.E20" office:value-type="string">
            <text:p text:style-name="P62"><text:span text:style-name="T8">A 1</text:span></text:p>
          </table:table-cell>
        </table:table-row>
        <table:table-row table:style-name="Table17.1">
          <table:table-cell table:style-name="Table17.A1" office:value-type="string">
            <text:p text:style-name="P62"><text:span text:style-name="T8">20</text:span></text:p>
          </table:table-cell>
          <table:table-cell table:style-name="Table17.B2" office:value-type="string">
            <text:p text:style-name="P62"><text:span text:style-name="T8">20</text:span></text:p>
          </table:table-cell>
          <table:table-cell table:style-name="Table17.C2" office:value-type="string">
            <text:p text:style-name="P63"><text:span text:style-name="T8">POSTAL ADDRESS LINE 1</text:span></text:p>
          </table:table-cell>
          <table:table-cell table:style-name="Table17.D21" office:value-type="string">
            <text:p text:style-name="P62"><text:span text:style-name="T8">256 - 280</text:span></text:p>
          </table:table-cell>
          <table:table-cell table:style-name="Table17.E21" office:value-type="string">
            <text:p text:style-name="P62"><text:span text:style-name="T8">A 25</text:span></text:p>
          </table:table-cell>
        </table:table-row>
        <table:table-row table:style-name="Table17.1">
          <table:table-cell table:style-name="Table17.A1" office:value-type="string">
            <text:p text:style-name="P62"><text:span text:style-name="T8">21</text:span></text:p>
          </table:table-cell>
          <table:table-cell table:style-name="Table17.B2" office:value-type="string">
            <text:p text:style-name="P62"><text:span text:style-name="T8">21</text:span></text:p>
          </table:table-cell>
          <table:table-cell table:style-name="Table17.C2" office:value-type="string">
            <text:p text:style-name="P63"><text:span text:style-name="T8">POSTAL ADDRESS LINE 2</text:span></text:p>
          </table:table-cell>
          <table:table-cell table:style-name="Table17.D22" office:value-type="string">
            <text:p text:style-name="P62"><text:span text:style-name="T8">281 - 305</text:span></text:p>
          </table:table-cell>
          <table:table-cell table:style-name="Table17.E22" office:value-type="string">
            <text:p text:style-name="P62"><text:span text:style-name="T8">A 25</text:span></text:p>
          </table:table-cell>
        </table:table-row>
        <table:table-row table:style-name="Table17.1">
          <table:table-cell table:style-name="Table17.A1" office:value-type="string">
            <text:p text:style-name="P62"><text:span text:style-name="T8">22</text:span></text:p>
          </table:table-cell>
          <table:table-cell table:style-name="Table17.B2" office:value-type="string">
            <text:p text:style-name="P62"><text:span text:style-name="T8">22</text:span></text:p>
          </table:table-cell>
          <table:table-cell table:style-name="Table17.C2" office:value-type="string">
            <text:p text:style-name="P63"><text:span text:style-name="T8">POSTAL ADDRESS LINE 3</text:span></text:p>
          </table:table-cell>
          <table:table-cell table:style-name="Table17.D23" office:value-type="string">
            <text:p text:style-name="P62"><text:span text:style-name="T8">306 - 330</text:span></text:p>
          </table:table-cell>
          <table:table-cell table:style-name="Table17.E23" office:value-type="string">
            <text:p text:style-name="P62"><text:span text:style-name="T8">A 25</text:span></text:p>
          </table:table-cell>
        </table:table-row>
        <table:table-row table:style-name="Table17.1">
          <table:table-cell table:style-name="Table17.A1" office:value-type="string">
            <text:p text:style-name="P62"><text:span text:style-name="T8">23</text:span></text:p>
          </table:table-cell>
          <table:table-cell table:style-name="Table17.B2" office:value-type="string">
            <text:p text:style-name="P62"><text:span text:style-name="T8">23</text:span></text:p>
          </table:table-cell>
          <table:table-cell table:style-name="Table17.C2" office:value-type="string">
            <text:p text:style-name="P63"><text:span text:style-name="T8">POSTAL ADDRESS LINE 4</text:span></text:p>
          </table:table-cell>
          <table:table-cell table:style-name="Table17.D24" office:value-type="string">
            <text:p text:style-name="P62"><text:span text:style-name="T8">331 - 355</text:span></text:p>
          </table:table-cell>
          <table:table-cell table:style-name="Table17.E24" office:value-type="string">
            <text:p text:style-name="P62"><text:span text:style-name="T8">A 25</text:span></text:p>
          </table:table-cell>
        </table:table-row>
        <table:table-row table:style-name="Table17.1">
          <table:table-cell table:style-name="Table17.A1" office:value-type="string">
            <text:p text:style-name="P62"><text:span text:style-name="T8">24</text:span></text:p>
          </table:table-cell>
          <table:table-cell table:style-name="Table17.B2" office:value-type="string">
            <text:p text:style-name="P62"><text:span text:style-name="T8">24</text:span></text:p>
          </table:table-cell>
          <table:table-cell table:style-name="Table17.C2" office:value-type="string">
            <text:p text:style-name="P63"><text:span text:style-name="T8">POSTAL CODE OF POSTAL ADDRESS</text:span></text:p>
          </table:table-cell>
          <table:table-cell table:style-name="Table17.D25" office:value-type="string">
            <text:p text:style-name="P62"><text:span text:style-name="T8">356 - 361</text:span></text:p>
          </table:table-cell>
          <table:table-cell table:style-name="Table17.E25" office:value-type="string">
            <text:p text:style-name="P62"><text:span text:style-name="T8">A 6</text:span></text:p>
          </table:table-cell>
        </table:table-row>
        <table:table-row table:style-name="Table17.1">
          <table:table-cell table:style-name="Table17.A1" office:value-type="string">
            <text:p text:style-name="P62"><text:span text:style-name="T8">25</text:span></text:p>
          </table:table-cell>
          <table:table-cell table:style-name="Table17.B2" office:value-type="string">
            <text:p text:style-name="P62"><text:span text:style-name="T8">25</text:span></text:p>
          </table:table-cell>
          <table:table-cell table:style-name="Table17.C2" office:value-type="string">
            <text:p text:style-name="P63"><text:span text:style-name="T8">OWNERSHIP TYPE</text:span></text:p>
          </table:table-cell>
          <table:table-cell table:style-name="Table17.D26" office:value-type="string">
            <text:p text:style-name="P62"><text:span text:style-name="T8">362 - 363</text:span></text:p>
          </table:table-cell>
          <table:table-cell table:style-name="Table17.E26" office:value-type="string">
            <text:p text:style-name="P62"><text:span text:style-name="T8">A 2</text:span></text:p>
          </table:table-cell>
        </table:table-row>
        <table:table-row table:style-name="Table17.1">
          <table:table-cell table:style-name="Table17.A1" office:value-type="string">
            <text:p text:style-name="P62"><text:span text:style-name="T8">26</text:span></text:p>
          </table:table-cell>
          <table:table-cell table:style-name="Table17.B2" office:value-type="string">
            <text:p text:style-name="P62"><text:span text:style-name="T8">26</text:span></text:p>
          </table:table-cell>
          <table:table-cell table:style-name="Table17.C2" office:value-type="string">
            <text:p text:style-name="P63"><text:span text:style-name="T8">LOAN REASON CODE </text:span></text:p>
            <text:p text:style-name="P63"><text:span text:style-name="T8">(FORMER END USE CODE NLR ACCOUNTS)</text:span></text:p>
          </table:table-cell>
          <table:table-cell table:style-name="Table17.D27" office:value-type="string">
            <text:p text:style-name="P62"><text:span text:style-name="T8">364 – 365</text:span></text:p>
          </table:table-cell>
          <table:table-cell table:style-name="Table17.E27" office:value-type="string">
            <text:p text:style-name="P62"><text:span text:style-name="T8">A 2</text:span></text:p>
          </table:table-cell>
        </table:table-row>
        <table:table-row table:style-name="Table17.28">
          <table:table-cell table:style-name="Table17.A1" office:value-type="string">
            <text:p text:style-name="P62"><text:span text:style-name="T8">27</text:span></text:p>
          </table:table-cell>
          <table:table-cell table:style-name="Table17.B2" office:value-type="string">
            <text:p text:style-name="P62"><text:span text:style-name="T8">27</text:span></text:p>
          </table:table-cell>
          <table:table-cell table:style-name="Table17.C2" office:value-type="string">
            <text:p text:style-name="P63"><text:span text:style-name="T8">PAYMENT TYPE</text:span></text:p>
          </table:table-cell>
          <table:table-cell table:style-name="Table17.D28" office:value-type="string">
            <text:p text:style-name="P62"><text:span text:style-name="T8">366 – 367</text:span></text:p>
          </table:table-cell>
          <table:table-cell table:style-name="Table17.E28" office:value-type="string">
            <text:p text:style-name="P62"><text:span text:style-name="T8">A 2</text:span></text:p>
          </table:table-cell>
        </table:table-row>
        <table:table-row table:style-name="Table17.1">
          <table:table-cell table:style-name="Table17.A1" office:value-type="string">
            <text:p text:style-name="P62"><text:span text:style-name="T8">28</text:span></text:p>
          </table:table-cell>
          <table:table-cell table:style-name="Table17.B2" office:value-type="string">
            <text:p text:style-name="P62"><text:span text:style-name="T8">28</text:span></text:p>
          </table:table-cell>
          <table:table-cell table:style-name="Table17.C2" office:value-type="string">
            <text:p text:style-name="P63"><text:span text:style-name="T8">TYPE OF ACCOUNT</text:span></text:p>
          </table:table-cell>
          <table:table-cell table:style-name="Table17.D29" office:value-type="string">
            <text:p text:style-name="P62"><text:span text:style-name="T8">368 – 369</text:span></text:p>
          </table:table-cell>
          <table:table-cell table:style-name="Table17.E29" office:value-type="string">
            <text:p text:style-name="P62"><text:span text:style-name="T8">A 2</text:span></text:p>
          </table:table-cell>
        </table:table-row>
        <table:table-row table:style-name="Table17.1">
          <table:table-cell table:style-name="Table17.A1" office:value-type="string">
            <text:p text:style-name="P62"><text:span text:style-name="T8">29</text:span></text:p>
          </table:table-cell>
          <table:table-cell table:style-name="Table17.B2" office:value-type="string">
            <text:p text:style-name="P62"><text:span text:style-name="T8">29</text:span></text:p>
          </table:table-cell>
          <table:table-cell table:style-name="Table17.C2" office:value-type="string">
            <text:p text:style-name="P63"><text:span text:style-name="T8">DATE ACCOUNT OPENED</text:span></text:p>
          </table:table-cell>
          <table:table-cell table:style-name="Table17.D30" office:value-type="string">
            <text:p text:style-name="P62"><text:span text:style-name="T8">370 – 377</text:span></text:p>
          </table:table-cell>
          <table:table-cell table:style-name="Table17.E30" office:value-type="string">
            <text:p text:style-name="P62"><text:span text:style-name="T8">N 8</text:span></text:p>
          </table:table-cell>
        </table:table-row>
        <table:table-row table:style-name="Table17.1">
          <table:table-cell table:style-name="Table17.A1" office:value-type="string">
            <text:p text:style-name="P62"><text:span text:style-name="T8">30</text:span></text:p>
          </table:table-cell>
          <table:table-cell table:style-name="Table17.B2" office:value-type="string">
            <text:p text:style-name="P62"><text:span text:style-name="T8">30</text:span></text:p>
          </table:table-cell>
          <table:table-cell table:style-name="Table17.C2" office:value-type="string">
            <text:p text:style-name="P63"><text:span text:style-name="T8">DEFERRED PAYMENT DATE</text:span></text:p>
          </table:table-cell>
          <table:table-cell table:style-name="Table17.D31" office:value-type="string">
            <text:p text:style-name="P62"><text:span text:style-name="T8">378 – 385</text:span></text:p>
          </table:table-cell>
          <table:table-cell table:style-name="Table17.E31" office:value-type="string">
            <text:p text:style-name="P62"><text:span text:style-name="T8">N 8</text:span></text:p>
          </table:table-cell>
        </table:table-row>
        <table:table-row table:style-name="Table17.32">
          <table:table-cell table:style-name="Table17.A1" office:value-type="string">
            <text:p text:style-name="P62"><text:span text:style-name="T8">31</text:span></text:p>
          </table:table-cell>
          <table:table-cell table:style-name="Table17.B2" office:value-type="string">
            <text:p text:style-name="P62"><text:span text:style-name="T8">31</text:span></text:p>
          </table:table-cell>
          <table:table-cell table:style-name="Table17.C2" office:value-type="string">
            <text:p text:style-name="P63"><text:span text:style-name="T8">DATE OF LAST PAYMENT</text:span></text:p>
          </table:table-cell>
          <table:table-cell table:style-name="Table17.D32" office:value-type="string">
            <text:p text:style-name="P62"><text:span text:style-name="T8">386 – 393</text:span></text:p>
          </table:table-cell>
          <table:table-cell table:style-name="Table17.E32" office:value-type="string">
            <text:p text:style-name="P62"><text:span text:style-name="T8">N 8</text:span></text:p>
          </table:table-cell>
        </table:table-row>
        <table:table-row table:style-name="Table17.33">
          <table:table-cell table:style-name="Table17.A1" office:value-type="string">
            <text:p text:style-name="P62"><text:span text:style-name="T8">32</text:span></text:p>
          </table:table-cell>
          <table:table-cell table:style-name="Table17.B2" office:value-type="string">
            <text:p text:style-name="P62"><text:span text:style-name="T8">32</text:span></text:p>
          </table:table-cell>
          <table:table-cell table:style-name="Table17.C2" office:value-type="string">
            <text:p text:style-name="P63"><text:span text:style-name="T8">OPENING BALANCE / CREDIT LIMIT</text:span></text:p>
          </table:table-cell>
          <table:table-cell table:style-name="Table17.D33" office:value-type="string">
            <text:p text:style-name="P62"><text:span text:style-name="T8">394 – 402</text:span></text:p>
          </table:table-cell>
          <table:table-cell table:style-name="Table17.E33" office:value-type="string">
            <text:p text:style-name="P62"><text:span text:style-name="T8">N 9</text:span></text:p>
          </table:table-cell>
        </table:table-row>
        <table:table-row table:style-name="Table17.1">
          <table:table-cell table:style-name="Table17.A1" office:value-type="string">
            <text:p text:style-name="P62"><text:span text:style-name="T8">33</text:span></text:p>
          </table:table-cell>
          <table:table-cell table:style-name="Table17.B2" office:value-type="string">
            <text:p text:style-name="P62"><text:span text:style-name="T8">33</text:span></text:p>
          </table:table-cell>
          <table:table-cell table:style-name="Table17.C2" office:value-type="string">
            <text:p text:style-name="P63"><text:span text:style-name="T8">CURRENT BALANCE</text:span></text:p>
          </table:table-cell>
          <table:table-cell table:style-name="Table17.D34" office:value-type="string">
            <text:p text:style-name="P62"><text:span text:style-name="T8">403 - 411</text:span></text:p>
          </table:table-cell>
          <table:table-cell table:style-name="Table17.E34" office:value-type="string">
            <text:p text:style-name="P62"><text:span text:style-name="T8">N 9</text:span></text:p>
          </table:table-cell>
        </table:table-row>
        <table:table-row table:style-name="Table17.1">
          <table:table-cell table:style-name="Table17.A1" office:value-type="string">
            <text:p text:style-name="P62"><text:span text:style-name="T8">34</text:span></text:p>
          </table:table-cell>
          <table:table-cell table:style-name="Table17.B2" office:value-type="string">
            <text:p text:style-name="P62"><text:span text:style-name="T8">34</text:span></text:p>
          </table:table-cell>
          <table:table-cell table:style-name="Table17.C2" office:value-type="string">
            <text:p text:style-name="P63"><text:span text:style-name="T8">CURRENT BALANCE INDICATOR</text:span></text:p>
          </table:table-cell>
          <table:table-cell table:style-name="Table17.D35" office:value-type="string">
            <text:p text:style-name="P62"><text:span text:style-name="T8">412 – 412</text:span></text:p>
          </table:table-cell>
          <table:table-cell table:style-name="Table17.E35" office:value-type="string">
            <text:p text:style-name="P62"><text:span text:style-name="T8">A 1</text:span></text:p>
          </table:table-cell>
        </table:table-row>
        <table:table-row table:style-name="Table17.1">
          <table:table-cell table:style-name="Table17.A1" office:value-type="string">
            <text:p text:style-name="P62"><text:span text:style-name="T8">35</text:span></text:p>
          </table:table-cell>
          <table:table-cell table:style-name="Table17.B2" office:value-type="string">
            <text:p text:style-name="P62"><text:span text:style-name="T8">35</text:span></text:p>
          </table:table-cell>
          <table:table-cell table:style-name="Table17.C2" office:value-type="string">
            <text:p text:style-name="P63"><text:span text:style-name="T8">AMOUNT OVERDUE</text:span></text:p>
          </table:table-cell>
          <table:table-cell table:style-name="Table17.D36" office:value-type="string">
            <text:p text:style-name="P62"><text:span text:style-name="T8">413 – 421</text:span></text:p>
          </table:table-cell>
          <table:table-cell table:style-name="Table17.E36" office:value-type="string">
            <text:p text:style-name="P62"><text:span text:style-name="T8">N 9</text:span></text:p>
          </table:table-cell>
        </table:table-row>
        <table:table-row table:style-name="Table17.1">
          <table:table-cell table:style-name="Table17.A1" office:value-type="string">
            <text:p text:style-name="P62"><text:span text:style-name="T8">36</text:span></text:p>
          </table:table-cell>
          <table:table-cell table:style-name="Table17.B2" office:value-type="string">
            <text:p text:style-name="P62"><text:span text:style-name="T8">36</text:span></text:p>
          </table:table-cell>
          <table:table-cell table:style-name="Table17.C2" office:value-type="string">
            <text:p text:style-name="P63"><text:span text:style-name="T8">INSTALMENT AMOUNT</text:span></text:p>
          </table:table-cell>
          <table:table-cell table:style-name="Table17.D37" office:value-type="string">
            <text:p text:style-name="P62"><text:span text:style-name="T8">422 – 430</text:span></text:p>
          </table:table-cell>
          <table:table-cell table:style-name="Table17.E37" office:value-type="string">
            <text:p text:style-name="P62"><text:span text:style-name="T8">N 9</text:span></text:p>
          </table:table-cell>
        </table:table-row>
        <table:table-row table:style-name="Table17.1">
          <table:table-cell table:style-name="Table17.A1" office:value-type="string">
            <text:p text:style-name="P62"><text:span text:style-name="T8">37</text:span></text:p>
          </table:table-cell>
          <table:table-cell table:style-name="Table17.B2" office:value-type="string">
            <text:p text:style-name="P62"><text:span text:style-name="T8">37</text:span></text:p>
          </table:table-cell>
          <table:table-cell table:style-name="Table17.C2" office:value-type="string">
            <text:p text:style-name="P63"><text:span text:style-name="T8">MONTHS IN ARREARS</text:span></text:p>
          </table:table-cell>
          <table:table-cell table:style-name="Table17.D38" office:value-type="string">
            <text:p text:style-name="P62"><text:span text:style-name="T8">431 – 432</text:span></text:p>
          </table:table-cell>
          <table:table-cell table:style-name="Table17.E38" office:value-type="string">
            <text:p text:style-name="P62"><text:span text:style-name="T8">N 2</text:span></text:p>
          </table:table-cell>
        </table:table-row>
        <table:table-row table:style-name="Table17.1">
          <table:table-cell table:style-name="Table17.A1" office:value-type="string">
            <text:p text:style-name="P62"><text:span text:style-name="T8">38</text:span></text:p>
          </table:table-cell>
          <table:table-cell table:style-name="Table17.B2" office:value-type="string">
            <text:p text:style-name="P62"><text:span text:style-name="T8">38</text:span></text:p>
          </table:table-cell>
          <table:table-cell table:style-name="Table17.C2" office:value-type="string">
            <text:p text:style-name="P63"><text:span text:style-name="T8">STATUS CODE</text:span></text:p>
          </table:table-cell>
          <table:table-cell table:style-name="Table17.D39" office:value-type="string">
            <text:p text:style-name="P62"><text:span text:style-name="T8">433 – 434</text:span></text:p>
          </table:table-cell>
          <table:table-cell table:style-name="Table17.E39" office:value-type="string">
            <text:p text:style-name="P62"><text:span text:style-name="T8">A 2</text:span></text:p>
          </table:table-cell>
        </table:table-row>
        <table:table-row table:style-name="Table17.40">
          <table:table-cell table:style-name="Table17.A1" office:value-type="string">
            <text:p text:style-name="P62"><text:span text:style-name="T8">39</text:span></text:p>
          </table:table-cell>
          <table:table-cell table:style-name="Table17.B2" office:value-type="string">
            <text:p text:style-name="P62"><text:span text:style-name="T8">39</text:span></text:p>
          </table:table-cell>
          <table:table-cell table:style-name="Table17.C2" office:value-type="string">
            <text:p text:style-name="P63"><text:span text:style-name="T8">REPAYMENT FREQUENCY</text:span></text:p>
          </table:table-cell>
          <table:table-cell table:style-name="Table17.D40" office:value-type="string">
            <text:p text:style-name="P62"><text:span text:style-name="T8">435 -436</text:span></text:p>
          </table:table-cell>
          <table:table-cell table:style-name="Table17.E40" office:value-type="string">
            <text:p text:style-name="P62"><text:span text:style-name="T8">N 2</text:span></text:p>
          </table:table-cell>
        </table:table-row>
        <table:table-row table:style-name="Table17.1">
          <table:table-cell table:style-name="Table17.A1" office:value-type="string">
            <text:p text:style-name="P62"><text:span text:style-name="T8">40</text:span></text:p>
          </table:table-cell>
          <table:table-cell table:style-name="Table17.B2" office:value-type="string">
            <text:p text:style-name="P62"><text:span text:style-name="T8">40</text:span></text:p>
          </table:table-cell>
          <table:table-cell table:style-name="Table17.C2" office:value-type="string">
            <text:p text:style-name="P63"><text:span text:style-name="T8">TERMS</text:span></text:p>
          </table:table-cell>
          <table:table-cell table:style-name="Table17.D41" office:value-type="string">
            <text:p text:style-name="P62"><text:span text:style-name="T8">437 - 440</text:span></text:p>
          </table:table-cell>
          <table:table-cell table:style-name="Table17.E41" office:value-type="string">
            <text:p text:style-name="P62"><text:span text:style-name="T8">N 4</text:span></text:p>
          </table:table-cell>
        </table:table-row>
        <table:table-row table:style-name="Table17.42">
          <table:table-cell table:style-name="Table17.A1" office:value-type="string">
            <text:p text:style-name="P62"><text:span text:style-name="T8">41</text:span></text:p>
          </table:table-cell>
          <table:table-cell table:style-name="Table17.B2" office:value-type="string">
            <text:p text:style-name="P62"><text:span text:style-name="T8">41</text:span></text:p>
          </table:table-cell>
          <table:table-cell table:style-name="Table17.C2" office:value-type="string">
            <text:p text:style-name="P63"><text:span text:style-name="T8">STATUS DATE</text:span></text:p>
          </table:table-cell>
          <table:table-cell table:style-name="Table17.D42" office:value-type="string">
            <text:p text:style-name="P62"><text:span text:style-name="T8">441 - 448</text:span></text:p>
          </table:table-cell>
          <table:table-cell table:style-name="Table17.E42" office:value-type="string">
            <text:p text:style-name="P62"><text:span text:style-name="T8">N 8</text:span></text:p>
          </table:table-cell>
        </table:table-row>
        <table:table-row table:style-name="Table17.1">
          <table:table-cell table:style-name="Table17.A1" office:value-type="string">
            <text:p text:style-name="P62"><text:span text:style-name="T8">42</text:span></text:p>
          </table:table-cell>
          <table:table-cell table:style-name="Table17.B2" office:value-type="string">
            <text:p text:style-name="P62"><text:span text:style-name="T8">42</text:span></text:p>
          </table:table-cell>
          <table:table-cell table:style-name="Table17.C2" office:value-type="string">
            <text:p text:style-name="P63"><text:span text:style-name="T8">OLD SUPPLIER BRANCH CODE</text:span></text:p>
          </table:table-cell>
          <table:table-cell table:style-name="Table17.D43" office:value-type="string">
            <text:p text:style-name="P62"><text:span text:style-name="T8">449 - 456</text:span></text:p>
          </table:table-cell>
          <table:table-cell table:style-name="Table17.E43" office:value-type="string">
            <text:p text:style-name="P62"><text:span text:style-name="T8">A 8</text:span></text:p>
          </table:table-cell>
        </table:table-row>
        <table:table-row table:style-name="Table17.1">
          <table:table-cell table:style-name="Table17.A1" office:value-type="string">
            <text:p text:style-name="P62"><text:span text:style-name="T8">43</text:span></text:p>
          </table:table-cell>
          <table:table-cell table:style-name="Table17.B2" office:value-type="string">
            <text:p text:style-name="P62"><text:span text:style-name="T8">43</text:span></text:p>
          </table:table-cell>
          <table:table-cell table:style-name="Table17.C2" office:value-type="string">
            <text:p text:style-name="P63"><text:span text:style-name="T8">OLD ACCOUNT NUMBER</text:span></text:p>
          </table:table-cell>
          <table:table-cell table:style-name="Table17.D44" office:value-type="string">
            <text:p text:style-name="P62"><text:span text:style-name="T8">457 - 481</text:span></text:p>
          </table:table-cell>
          <table:table-cell table:style-name="Table17.E44" office:value-type="string">
            <text:p text:style-name="P62"><text:span text:style-name="T8">A 25</text:span></text:p>
          </table:table-cell>
        </table:table-row>
        <table:table-row table:style-name="Table17.1">
          <table:table-cell table:style-name="Table17.A1" office:value-type="string">
            <text:p text:style-name="P62"><text:span text:style-name="T8">44</text:span></text:p>
          </table:table-cell>
          <table:table-cell table:style-name="Table17.B2" office:value-type="string">
            <text:p text:style-name="P62"><text:span text:style-name="T8">44</text:span></text:p>
          </table:table-cell>
          <table:table-cell table:style-name="Table17.C2" office:value-type="string">
            <text:p text:style-name="P63"><text:span text:style-name="T8">OLD SUB-ACCOUNT NUMBER</text:span></text:p>
          </table:table-cell>
          <table:table-cell table:style-name="Table17.D45" office:value-type="string">
            <text:p text:style-name="P62"><text:span text:style-name="T8">482 -485</text:span></text:p>
          </table:table-cell>
          <table:table-cell table:style-name="Table17.E45" office:value-type="string">
            <text:p text:style-name="P62"><text:span text:style-name="T8">A 4</text:span></text:p>
          </table:table-cell>
        </table:table-row>
        <table:table-row table:style-name="Table17.46">
          <table:table-cell table:style-name="Table17.A1" office:value-type="string">
            <text:p text:style-name="P62"><text:span text:style-name="T8">45</text:span></text:p>
          </table:table-cell>
          <table:table-cell table:style-name="Table17.B2" office:value-type="string">
            <text:p text:style-name="P62"><text:span text:style-name="T8">45</text:span></text:p>
          </table:table-cell>
          <table:table-cell table:style-name="Table17.C2" office:value-type="string">
            <text:p text:style-name="P63"><text:span text:style-name="T8">OLD SUPPLIER REFERENCE NUMBER</text:span></text:p>
          </table:table-cell>
          <table:table-cell table:style-name="Table17.D46" office:value-type="string">
            <text:p text:style-name="P62"><text:span text:style-name="T8">486 - 495</text:span></text:p>
          </table:table-cell>
          <table:table-cell table:style-name="Table17.E46" office:value-type="string">
            <text:p text:style-name="P62"><text:span text:style-name="T8">A 10</text:span></text:p>
          </table:table-cell>
        </table:table-row>
        <table:table-row table:style-name="Table17.1">
          <table:table-cell table:style-name="Table17.A1" office:value-type="string">
            <text:p text:style-name="P62"><text:span text:style-name="T8">46</text:span></text:p>
          </table:table-cell>
          <table:table-cell table:style-name="Table17.B2" office:value-type="string">
            <text:p text:style-name="P62"><text:span text:style-name="T8">46</text:span></text:p>
          </table:table-cell>
          <table:table-cell table:style-name="Table17.C2" office:value-type="string">
            <text:p text:style-name="P63"><text:span text:style-name="T8">HOME TELEPHONE</text:span></text:p>
          </table:table-cell>
          <table:table-cell table:style-name="Table17.D47" office:value-type="string">
            <text:p text:style-name="P62"><text:span text:style-name="T8">496 - 511</text:span></text:p>
          </table:table-cell>
          <table:table-cell table:style-name="Table17.E47" office:value-type="string">
            <text:p text:style-name="P62"><text:span text:style-name="T8">A 16</text:span></text:p>
          </table:table-cell>
        </table:table-row>
        <table:table-row table:style-name="Table17.48">
          <table:table-cell table:style-name="Table17.A1" office:value-type="string">
            <text:p text:style-name="P62"><text:span text:style-name="T8">47</text:span></text:p>
          </table:table-cell>
          <table:table-cell table:style-name="Table17.B2" office:value-type="string">
            <text:p text:style-name="P62"><text:span text:style-name="T8">47</text:span></text:p>
          </table:table-cell>
          <table:table-cell table:style-name="Table17.C2" office:value-type="string">
            <text:p text:style-name="P63"><text:span text:style-name="T8">CELLULAR TELEPHONE</text:span></text:p>
          </table:table-cell>
          <table:table-cell table:style-name="Table17.D48" office:value-type="string">
            <text:p text:style-name="P62"><text:span text:style-name="T8">512 - 527</text:span></text:p>
          </table:table-cell>
          <table:table-cell table:style-name="Table17.E48" office:value-type="string">
            <text:p text:style-name="P62"><text:span text:style-name="T8">A 16</text:span></text:p>
          </table:table-cell>
        </table:table-row>
        <text:soft-page-break/>
        <table:table-row table:style-name="Table17.1">
          <table:table-cell table:style-name="Table17.A1" office:value-type="string">
            <text:p text:style-name="P62"><text:span text:style-name="T8">48</text:span></text:p>
          </table:table-cell>
          <table:table-cell table:style-name="Table17.B2" office:value-type="string">
            <text:p text:style-name="P62"><text:span text:style-name="T8">48</text:span></text:p>
          </table:table-cell>
          <table:table-cell table:style-name="Table17.C2" office:value-type="string">
            <text:p text:style-name="P63"><text:span text:style-name="T8">WORK TELEPHONE</text:span></text:p>
          </table:table-cell>
          <table:table-cell table:style-name="Table17.D49" office:value-type="string">
            <text:p text:style-name="P62"><text:span text:style-name="T8">528 -543</text:span></text:p>
          </table:table-cell>
          <table:table-cell table:style-name="Table17.E49" office:value-type="string">
            <text:p text:style-name="P62"><text:span text:style-name="T8">A 16</text:span></text:p>
          </table:table-cell>
        </table:table-row>
        <table:table-row table:style-name="Table17.1">
          <table:table-cell table:style-name="Table17.A1" office:value-type="string">
            <text:p text:style-name="P62"><text:span text:style-name="T8">49</text:span></text:p>
          </table:table-cell>
          <table:table-cell table:style-name="Table17.B2" office:value-type="string">
            <text:p text:style-name="P62"><text:span text:style-name="T8">49</text:span></text:p>
          </table:table-cell>
          <table:table-cell table:style-name="Table17.C2" office:value-type="string">
            <text:p text:style-name="P63"><text:span text:style-name="T8">EMPLOYER DETAIL</text:span></text:p>
          </table:table-cell>
          <table:table-cell table:style-name="Table17.D50" office:value-type="string">
            <text:p text:style-name="P62"><text:span text:style-name="T8">544 -603</text:span></text:p>
          </table:table-cell>
          <table:table-cell table:style-name="Table17.E50" office:value-type="string">
            <text:p text:style-name="P62"><text:span text:style-name="T8">A 60</text:span></text:p>
          </table:table-cell>
        </table:table-row>
        <table:table-row table:style-name="Table17.1">
          <table:table-cell table:style-name="Table17.A1" office:value-type="string">
            <text:p text:style-name="P62"><text:span text:style-name="T8">50</text:span></text:p>
          </table:table-cell>
          <table:table-cell table:style-name="Table17.B2" office:value-type="string">
            <text:p text:style-name="P62"><text:span text:style-name="T8">50</text:span></text:p>
          </table:table-cell>
          <table:table-cell table:style-name="Table17.C2" office:value-type="string">
            <text:p text:style-name="P63"><text:span text:style-name="T8">INCOME</text:span></text:p>
          </table:table-cell>
          <table:table-cell table:style-name="Table17.D51" office:value-type="string">
            <text:p text:style-name="P62"><text:span text:style-name="T8">604 -612</text:span></text:p>
          </table:table-cell>
          <table:table-cell table:style-name="Table17.E51" office:value-type="string">
            <text:p text:style-name="P62"><text:span text:style-name="T8">N 9</text:span></text:p>
          </table:table-cell>
        </table:table-row>
        <table:table-row table:style-name="Table17.1">
          <table:table-cell table:style-name="Table17.A1" office:value-type="string">
            <text:p text:style-name="P62"><text:span text:style-name="T8">51</text:span></text:p>
          </table:table-cell>
          <table:table-cell table:style-name="Table17.B2" office:value-type="string">
            <text:p text:style-name="P62"><text:span text:style-name="T8">51</text:span></text:p>
          </table:table-cell>
          <table:table-cell table:style-name="Table17.C2" office:value-type="string">
            <text:p text:style-name="P63"><text:span text:style-name="T8">INCOME FREQUENCY</text:span></text:p>
          </table:table-cell>
          <table:table-cell table:style-name="Table17.D52" office:value-type="string">
            <text:p text:style-name="P62"><text:span text:style-name="T8">613 - 613</text:span></text:p>
          </table:table-cell>
          <table:table-cell table:style-name="Table17.E52" office:value-type="string">
            <text:p text:style-name="P62"><text:span text:style-name="T8">A 1</text:span></text:p>
          </table:table-cell>
        </table:table-row>
        <table:table-row table:style-name="Table17.1">
          <table:table-cell table:style-name="Table17.A1" office:value-type="string">
            <text:p text:style-name="P62"><text:span text:style-name="T8">52</text:span></text:p>
          </table:table-cell>
          <table:table-cell table:style-name="Table17.B2" office:value-type="string">
            <text:p text:style-name="P62"><text:span text:style-name="T8">52</text:span></text:p>
          </table:table-cell>
          <table:table-cell table:style-name="Table17.C2" office:value-type="string">
            <text:p text:style-name="P63"><text:span text:style-name="T8">OCCUPATION</text:span></text:p>
          </table:table-cell>
          <table:table-cell table:style-name="Table17.D53" office:value-type="string">
            <text:p text:style-name="P62"><text:span text:style-name="T8">614 - 633</text:span></text:p>
          </table:table-cell>
          <table:table-cell table:style-name="Table17.E53" office:value-type="string">
            <text:p text:style-name="P62"><text:span text:style-name="T8">A 20</text:span></text:p>
          </table:table-cell>
        </table:table-row>
        <table:table-row table:style-name="Table17.1">
          <table:table-cell table:style-name="Table17.A1" office:value-type="string">
            <text:p text:style-name="P62"><text:span text:style-name="T8">53</text:span></text:p>
          </table:table-cell>
          <table:table-cell table:style-name="Table17.B2" office:value-type="string">
            <text:p text:style-name="P62"><text:span text:style-name="T8">53</text:span></text:p>
          </table:table-cell>
          <table:table-cell table:style-name="Table17.C2" office:value-type="string">
            <text:p text:style-name="P63"><text:span text:style-name="T8">THIRD PARTY NAME</text:span></text:p>
          </table:table-cell>
          <table:table-cell table:style-name="Table17.D54" office:value-type="string">
            <text:p text:style-name="P62"><text:span text:style-name="T8">634 -693</text:span></text:p>
          </table:table-cell>
          <table:table-cell table:style-name="Table17.E54" office:value-type="string">
            <text:p text:style-name="P62"><text:span text:style-name="T8">A 60</text:span></text:p>
          </table:table-cell>
        </table:table-row>
        <table:table-row table:style-name="Table17.1">
          <table:table-cell table:style-name="Table17.A1" office:value-type="string">
            <text:p text:style-name="P62"><text:span text:style-name="T8">54</text:span></text:p>
          </table:table-cell>
          <table:table-cell table:style-name="Table17.B2" office:value-type="string">
            <text:p text:style-name="P62"><text:span text:style-name="T8">54</text:span></text:p>
          </table:table-cell>
          <table:table-cell table:style-name="Table17.C2" office:value-type="string">
            <text:p text:style-name="P63"><text:span text:style-name="T8">ACCOUNT SOLD TO THIRD PARTY</text:span></text:p>
          </table:table-cell>
          <table:table-cell table:style-name="Table17.D55" office:value-type="string">
            <text:p text:style-name="P62"><text:span text:style-name="T8">694 -695</text:span></text:p>
          </table:table-cell>
          <table:table-cell table:style-name="Table17.E55" office:value-type="string">
            <text:p text:style-name="P62"><text:span text:style-name="T8">N 2</text:span></text:p>
          </table:table-cell>
        </table:table-row>
        <table:table-row table:style-name="Table17.1">
          <table:table-cell table:style-name="Table17.A1" office:value-type="string">
            <text:p text:style-name="P62"><text:span text:style-name="T8">55</text:span></text:p>
          </table:table-cell>
          <table:table-cell table:style-name="Table17.B2" office:value-type="string">
            <text:p text:style-name="P62"><text:span text:style-name="T8">55</text:span></text:p>
          </table:table-cell>
          <table:table-cell table:style-name="Table17.C2" office:value-type="string">
            <text:p text:style-name="P63"><text:span text:style-name="T8">NO OF PARTICIPANTS IN JOINT LOAN</text:span></text:p>
          </table:table-cell>
          <table:table-cell table:style-name="Table17.D56" office:value-type="string">
            <text:p text:style-name="P62"><text:span text:style-name="T8">696 -698</text:span></text:p>
          </table:table-cell>
          <table:table-cell table:style-name="Table17.E56" office:value-type="string">
            <text:p text:style-name="P62"><text:span text:style-name="T8">N 3</text:span></text:p>
          </table:table-cell>
        </table:table-row>
        <table:table-row table:style-name="Table17.1">
          <table:table-cell table:style-name="Table17.A1" office:value-type="string">
            <text:p text:style-name="P62"><text:span text:style-name="T8">56</text:span></text:p>
          </table:table-cell>
          <table:table-cell table:style-name="Table17.B2" office:value-type="string">
            <text:p text:style-name="P62"><text:span text:style-name="T8">56</text:span></text:p>
          </table:table-cell>
          <table:table-cell table:style-name="Table17.C2" office:value-type="string">
            <text:p text:style-name="P63"><text:span text:style-name="T8">FILLER</text:span></text:p>
          </table:table-cell>
          <table:table-cell table:style-name="Table17.D57" office:value-type="string">
            <text:p text:style-name="P62"><text:span text:style-name="T8">699 - 700</text:span></text:p>
          </table:table-cell>
          <table:table-cell table:style-name="Table17.E57" office:value-type="string">
            <text:p text:style-name="P62"><text:span text:style-name="T8">A 2</text:span></text:p>
          </table:table-cell>
        </table:table-row>
        <table:table-row table:style-name="Table17.1">
          <table:table-cell table:style-name="Table17.A58" office:value-type="string">
            <text:p text:style-name="P32"/>
          </table:table-cell>
          <table:table-cell table:style-name="Table17.B2" office:value-type="string">
            <text:p text:style-name="P62"><text:span text:style-name="T2">57</text:span></text:p>
          </table:table-cell>
          <table:table-cell table:style-name="Table17.B2" office:value-type="string">
            <text:p text:style-name="P63"><text:span text:style-name="T2">SUPPLIER REFERENCE NUMBER </text:span></text:p>
          </table:table-cell>
          <table:table-cell table:style-name="Table17.B2" office:value-type="string">
            <text:p text:style-name="P62"><text:span text:style-name="T2">701 -710</text:span></text:p>
          </table:table-cell>
          <table:table-cell table:style-name="Table17.B2" office:value-type="string">
            <text:p text:style-name="P62"><text:span text:style-name="T2">A10</text:span></text:p>
          </table:table-cell>
        </table:table-row>
        <table:table-row table:style-name="Table17.1">
          <table:table-cell table:style-name="Table17.A58" office:value-type="string">
            <text:p text:style-name="P32"/>
          </table:table-cell>
          <table:table-cell table:style-name="Table17.B2" office:value-type="string">
            <text:p text:style-name="P62"><text:span text:style-name="T2">58</text:span></text:p>
          </table:table-cell>
          <table:table-cell table:style-name="Table17.B2" office:value-type="string">
            <text:p text:style-name="P63"><text:span text:style-name="T2">TRANSACTION DATE</text:span></text:p>
          </table:table-cell>
          <table:table-cell table:style-name="Table17.B2" office:value-type="string">
            <text:p text:style-name="P62"><text:span text:style-name="T2">711 – 718</text:span></text:p>
          </table:table-cell>
          <table:table-cell table:style-name="Table17.B2" office:value-type="string">
            <text:p text:style-name="P62"><text:span text:style-name="T2">N8</text:span></text:p>
          </table:table-cell>
        </table:table-row>
      </table:table>
      <text:p text:style-name="Standard"/>
      <text:p text:style-name="P49"><text:span text:style-name="T8">The population of these fields must meet the requirements of the layout for the Supplier reference Number field and Month End Date fields which are specified in the Monthly layout under header composition but are added to each line in the daily submission. </text:span></text:p>
      <text:p text:style-name="P21"/>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49"><text:span text:style-name="T8">SUPPLIER REFERENCE NUMBER</text:span></text:p>
          </table:table-cell>
          <table:table-cell table:style-name="Table18.B1" office:value-type="string">
            <text:p text:style-name="P49"><text:span text:style-name="T8">2 - 11</text:span></text:p>
          </table:table-cell>
          <table:table-cell table:style-name="Table18.C1" office:value-type="string">
            <text:p text:style-name="P49"><text:span text:style-name="T8">A10</text:span></text:p>
          </table:table-cell>
          <table:table-cell table:style-name="Table18.D1" office:value-type="string">
            <text:p text:style-name="P49"><text:span text:style-name="T8">Yes</text:span></text:p>
          </table:table-cell>
          <table:table-cell table:style-name="Table18.E1" office:value-type="string">
            <text:p text:style-name="P19"><text:span text:style-name="T4">Exception</text:span><text:span text:style-name="T8">: This must be </text:span><text:span text:style-name="T4">right</text:span><text:span text:style-name="T8"> </text:span><text:span text:style-name="T4">aligned</text:span></text:p>
            <text:p text:style-name="P19"><text:span text:style-name="T8">This number is issued by SACRRA and only numbers issued by SACRRA will be deemed valid</text:span></text:p>
          </table:table-cell>
        </table:table-row>
        <table:table-row table:style-name="Table18.1">
          <table:table-cell table:style-name="Table18.A1" office:value-type="string">
            <text:p text:style-name="P49"><text:span text:style-name="T8">TRANSACTION DATE</text:span></text:p>
          </table:table-cell>
          <table:table-cell table:style-name="Table18.B2" office:value-type="string">
            <text:p text:style-name="P49"><text:span text:style-name="T8">12 - 19</text:span></text:p>
          </table:table-cell>
          <table:table-cell table:style-name="Table18.C2" office:value-type="string">
            <text:p text:style-name="P49"><text:span text:style-name="T8">N8</text:span></text:p>
          </table:table-cell>
          <table:table-cell table:style-name="Table18.D2" office:value-type="string">
            <text:p text:style-name="P49"><text:span text:style-name="T8">Yes</text:span></text:p>
          </table:table-cell>
          <table:table-cell table:style-name="Table18.E2" office:value-type="string">
            <text:p text:style-name="P19"><text:span text:style-name="T8">Format CCYYMMDD</text:span></text:p>
            <text:p text:style-name="P19"><text:span text:style-name="T8">The month end date which should be updated at the bureaux. </text:span></text:p>
            <text:p text:style-name="P19"><text:span text:style-name="T8">Date cannot be in the future</text:span></text:p>
            <text:p text:style-name="P19"><text:span text:style-name="T8">Determines the display month at bureaux</text:span></text:p>
          </table:table-cell>
        </table:table-row>
      </table:table>
      <text:p text:style-name="P118"/>
      <text:list xml:id="list124340406825280" text:continue-numbering="true" text:style-name="WWNum3">
        <text:list-item>
          <text:p text:style-name="P116"><text:span text:style-name="T8">It is crucial that the information supplied in these fields is accurate at all times, inaccuracies will result in delays in load and bureaux may not alter without the express permission of the member. Where changes are made SACRRA must be notified in order to liaise with the member on correction.</text:span></text:p>
        </text:list-item>
        <text:list-item>
          <text:p text:style-name="P116"><text:span text:style-name="T8">Supplier reference numbers are managed and issued by SACRRA. A new file will be allocated a Supplier reference number once the testing applicant shows an ability to create and maintain a test submission according to requirements.</text:span></text:p>
        </text:list-item>
        <text:list-item>
          <text:p text:style-name="P116"><text:span text:style-name="T8">Although the Supplier Reference Number field is Alpha, this field </text:span><text:span text:style-name="T4">must be</text:span><text:span text:style-name="T8"> </text:span><text:span text:style-name="T4">right aligned</text:span></text:p>
        </text:list-item>
        <text:list-item>
          <text:p text:style-name="P116"><text:span text:style-name="T8">The Transaction Date </text:span><text:span text:style-name="T4">determines the display date</text:span><text:span text:style-name="T8"> at the bureaux and must therefore reflect accurately to prevent disputes.</text:span></text:p>
        </text:list-item>
        <text:list-item>
          <text:p text:style-name="P116"><text:span text:style-name="T8">The Transaction Date is expected to be </text:span><text:span text:style-name="T4">consistent</text:span><text:span text:style-name="T8"> with the date of submission (within 48 hours).</text:span></text:p>
        </text:list-item>
        <text:list-item>
          <text:p text:style-name="P116"><text:span text:style-name="T8">The Transaction Date may </text:span><text:span text:style-name="T4">never</text:span><text:span text:style-name="T8"> be in the future</text:span></text:p>
        </text:list-item>
        <text:list-item>
          <text:p text:style-name="P116"><text:span text:style-name="T8">Trading Name / Brand should reflect the name of the business as it is </text:span><text:span text:style-name="T4">recognised by the consumer</text:span><text:span text:style-name="T8"> in order to prevent unnecessary disputes.</text:span></text:p>
        </text:list-item>
      </text:list>
      <text:p text:style-name="P21"/>
      <text:h text:style-name="P134" text:outline-level="3"><text:bookmark-start text:name="_Toc420994163"/><text:bookmark-start text:name="__RefHeading___Toc39171_1908594575"/><text:span text:style-name="Intense_20_Emphasis"><text:span text:style-name="T15">Trailer Composition and Layout</text:span></text:span><text:bookmark-end text:name="_Toc420994163"/><text:bookmark-end text:name="__RefHeading___Toc39171_1908594575"/></text:h>
      <text:p text:style-name="P21"/>
      <text:p text:style-name="P49"><text:span text:style-name="T8">The L700v2 Daily Layout </text:span><text:span text:style-name="T4">does not require a trailer </text:span><text:span text:style-name="T8">as the layout has been adjusted to note the supplier reference number and transaction date in each data row provided in the daily file. This is to enable more efficient batched processing of these files by Bureaux</text:span></text:p>
      <text:p text:style-name="P21"/>
      <text:p text:style-name="P1"/>
      <text:h text:style-name="P132" text:outline-level="1"><text:bookmark-start text:name="_Toc420994164"/><text:bookmark-start text:name="__RefHeading___Toc39173_1908594575"/><text:span text:style-name="T20">Process Rules</text:span><text:bookmark-end text:name="_Toc420994164"/><text:bookmark-end text:name="__RefHeading___Toc39173_1908594575"/></text:h>
      <text:h text:style-name="P130" text:outline-level="2"><text:bookmark-start text:name="_Toc420994165"/><text:bookmark-start text:name="__RefHeading___Toc39175_1908594575"/><text:span text:style-name="T14">Demographic Data Process Rules and Requirements</text:span><text:bookmark-end text:name="_Toc420994165"/><text:bookmark-end text:name="__RefHeading___Toc39175_1908594575"/></text:h>
      <text:p text:style-name="P49"><text:span text:style-name="T9">Demographic rules are predominantly dictated by prevailing legislation. <text:s/>Adherence to the National Credit Act minimum data submission requirements is necessary as these are used by Associate Member Bureaux to ensure that the data submitted month on month can be matched and updated accurately.</text:span></text:p>
      <text:p text:style-name="P83"/>
      <text:h text:style-name="P134" text:outline-level="3"><text:bookmark-start text:name="_Toc420994166"/><text:bookmark-start text:name="__RefHeading___Toc39177_1908594575"/><text:span text:style-name="Intense_20_Emphasis"><text:span text:style-name="T15">Daily and Monthly submissions:</text:span></text:span><text:bookmark-end text:name="_Toc420994166"/><text:bookmark-end text:name="__RefHeading___Toc39177_1908594575"/></text:h>
      <text:p text:style-name="P89"><text:span text:style-name="T9">Extract rules and validation requirements on Demographic fields in both Daily and Monthly extracts are identical. </text:span></text:p>
      <text:p text:style-name="P83"/>
      <text:h text:style-name="P134" text:outline-level="3"><text:bookmark-start text:name="_Toc420994167"/><text:bookmark-start text:name="__RefHeading___Toc39179_1908594575"/><text:span text:style-name="Intense_20_Emphasis"><text:span text:style-name="T15">Defining Demographic Fields:</text:span></text:span><text:bookmark-end text:name="_Toc420994167"/><text:bookmark-end text:name="__RefHeading___Toc39179_1908594575"/></text:h>
      <text:p text:style-name="P98"><text:span text:style-name="T9">The following 27 fields are classified as Demographic Data:</text:span></text:p>
      <text:p text:style-name="P99"/>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63"><text:span text:style-name="T6">Field Number</text:span></text:p>
          </table:table-cell>
          <table:table-cell table:style-name="Table19.A1" office:value-type="string">
            <text:p text:style-name="P63"><text:span text:style-name="T6">Field Description</text:span></text:p>
          </table:table-cell>
          <table:table-cell table:style-name="Table19.A1" office:value-type="string">
            <text:p text:style-name="P63"><text:span text:style-name="T6">Mandatory</text:span></text:p>
          </table:table-cell>
        </table:table-row>
        <table:table-row table:style-name="Table19.2">
          <table:table-cell table:style-name="Table19.A1" office:value-type="string">
            <text:p text:style-name="P62"><text:span text:style-name="T9">2</text:span></text:p>
          </table:table-cell>
          <table:table-cell table:style-name="Table19.B2" office:value-type="string">
            <text:p text:style-name="P63"><text:span text:style-name="T9">SA ID NUMBER</text:span></text:p>
          </table:table-cell>
          <table:table-cell table:style-name="Table19.C2" office:value-type="string">
            <text:p text:style-name="P63"><text:span text:style-name="T9">Conditional</text:span></text:p>
          </table:table-cell>
        </table:table-row>
        <table:table-row table:style-name="Table19.2">
          <table:table-cell table:style-name="Table19.A1" office:value-type="string">
            <text:p text:style-name="P62"><text:span text:style-name="T9">3</text:span></text:p>
          </table:table-cell>
          <table:table-cell table:style-name="Table19.B2" office:value-type="string">
            <text:p text:style-name="P63"><text:span text:style-name="T9">NON-SA ID NUMBER</text:span></text:p>
          </table:table-cell>
          <table:table-cell table:style-name="Table19.C3" office:value-type="string">
            <text:p text:style-name="P63"><text:span text:style-name="T9">Conditional</text:span></text:p>
          </table:table-cell>
        </table:table-row>
        <table:table-row table:style-name="Table19.2">
          <table:table-cell table:style-name="Table19.A1" office:value-type="string">
            <text:p text:style-name="P62"><text:span text:style-name="T9">4</text:span></text:p>
          </table:table-cell>
          <table:table-cell table:style-name="Table19.B2" office:value-type="string">
            <text:p text:style-name="P63"><text:span text:style-name="T9">GENDER</text:span></text:p>
          </table:table-cell>
          <table:table-cell table:style-name="Table19.C4" office:value-type="string">
            <text:p text:style-name="P63"><text:span text:style-name="T9">No</text:span></text:p>
          </table:table-cell>
        </table:table-row>
        <table:table-row table:style-name="Table19.2">
          <table:table-cell table:style-name="Table19.A1" office:value-type="string">
            <text:p text:style-name="P62"><text:span text:style-name="T9">5</text:span></text:p>
          </table:table-cell>
          <table:table-cell table:style-name="Table19.B2" office:value-type="string">
            <text:p text:style-name="P63"><text:span text:style-name="T9">DATE OF BIRTH</text:span></text:p>
          </table:table-cell>
          <table:table-cell table:style-name="Table19.C5" office:value-type="string">
            <text:p text:style-name="P63"><text:span text:style-name="T9">Conditional</text:span></text:p>
          </table:table-cell>
        </table:table-row>
        <table:table-row table:style-name="Table19.2">
          <table:table-cell table:style-name="Table19.A1" office:value-type="string">
            <text:p text:style-name="P62"><text:span text:style-name="T9">9</text:span></text:p>
          </table:table-cell>
          <table:table-cell table:style-name="Table19.B2" office:value-type="string">
            <text:p text:style-name="P63"><text:span text:style-name="T9">SURNAME</text:span></text:p>
          </table:table-cell>
          <table:table-cell table:style-name="Table19.C6" office:value-type="string">
            <text:p text:style-name="P63"><text:span text:style-name="T9">Mandatory</text:span></text:p>
          </table:table-cell>
        </table:table-row>
        <table:table-row table:style-name="Table19.2">
          <table:table-cell table:style-name="Table19.A1" office:value-type="string">
            <text:p text:style-name="P62"><text:span text:style-name="T9">10</text:span></text:p>
          </table:table-cell>
          <table:table-cell table:style-name="Table19.B2" office:value-type="string">
            <text:p text:style-name="P63"><text:span text:style-name="T9">TITLE</text:span></text:p>
          </table:table-cell>
          <table:table-cell table:style-name="Table19.C7" office:value-type="string">
            <text:p text:style-name="P63"><text:span text:style-name="T9">Conditional</text:span></text:p>
          </table:table-cell>
        </table:table-row>
        <table:table-row table:style-name="Table19.2">
          <table:table-cell table:style-name="Table19.A1" office:value-type="string">
            <text:p text:style-name="P62"><text:span text:style-name="T9">11</text:span></text:p>
          </table:table-cell>
          <table:table-cell table:style-name="Table19.B2" office:value-type="string">
            <text:p text:style-name="P63"><text:span text:style-name="T9">FORENAME OR INITIAL 1</text:span></text:p>
          </table:table-cell>
          <table:table-cell table:style-name="Table19.C8" office:value-type="string">
            <text:p text:style-name="P63"><text:span text:style-name="T9">Mandatory</text:span></text:p>
          </table:table-cell>
        </table:table-row>
        <table:table-row table:style-name="Table19.2">
          <table:table-cell table:style-name="Table19.A1" office:value-type="string">
            <text:p text:style-name="P62"><text:span text:style-name="T9">12</text:span></text:p>
          </table:table-cell>
          <table:table-cell table:style-name="Table19.B2" office:value-type="string">
            <text:p text:style-name="P63"><text:span text:style-name="T9">FORENAME OR INITIAL 2</text:span></text:p>
          </table:table-cell>
          <table:table-cell table:style-name="Table19.C9" office:value-type="string">
            <text:p text:style-name="P63"><text:span text:style-name="T9">Conditional</text:span></text:p>
          </table:table-cell>
        </table:table-row>
        <table:table-row table:style-name="Table19.2">
          <table:table-cell table:style-name="Table19.A1" office:value-type="string">
            <text:p text:style-name="P62"><text:span text:style-name="T9">13</text:span></text:p>
          </table:table-cell>
          <table:table-cell table:style-name="Table19.B2" office:value-type="string">
            <text:p text:style-name="P63"><text:span text:style-name="T9">FORENAME OR INITIAL 3</text:span></text:p>
          </table:table-cell>
          <table:table-cell table:style-name="Table19.C10" office:value-type="string">
            <text:p text:style-name="P63"><text:span text:style-name="T9">Conditional</text:span></text:p>
          </table:table-cell>
        </table:table-row>
        <table:table-row table:style-name="Table19.2">
          <table:table-cell table:style-name="Table19.A1" office:value-type="string">
            <text:p text:style-name="P62"><text:span text:style-name="T9">14</text:span></text:p>
          </table:table-cell>
          <table:table-cell table:style-name="Table19.B2" office:value-type="string">
            <text:p text:style-name="P63"><text:span text:style-name="T9">RESIDENTIAL ADDRESS LINE 1</text:span></text:p>
          </table:table-cell>
          <table:table-cell table:style-name="Table19.C11" office:value-type="string">
            <text:p text:style-name="P63"><text:span text:style-name="T9">Conditional</text:span></text:p>
          </table:table-cell>
        </table:table-row>
        <table:table-row table:style-name="Table19.2">
          <table:table-cell table:style-name="Table19.A1" office:value-type="string">
            <text:p text:style-name="P62"><text:span text:style-name="T9">15</text:span></text:p>
          </table:table-cell>
          <table:table-cell table:style-name="Table19.B2" office:value-type="string">
            <text:p text:style-name="P63"><text:span text:style-name="T9">RESIDENTIAL ADDRESS LINE 2</text:span></text:p>
          </table:table-cell>
          <table:table-cell table:style-name="Table19.C12" office:value-type="string">
            <text:p text:style-name="P63"><text:span text:style-name="T9">Conditional</text:span></text:p>
          </table:table-cell>
        </table:table-row>
        <table:table-row table:style-name="Table19.2">
          <table:table-cell table:style-name="Table19.A1" office:value-type="string">
            <text:p text:style-name="P62"><text:span text:style-name="T9">16</text:span></text:p>
          </table:table-cell>
          <table:table-cell table:style-name="Table19.B2" office:value-type="string">
            <text:p text:style-name="P63"><text:span text:style-name="T9">RESIDENTIAL ADDRESS LINE 3</text:span></text:p>
          </table:table-cell>
          <table:table-cell table:style-name="Table19.C13" office:value-type="string">
            <text:p text:style-name="P63"><text:span text:style-name="T9">No</text:span></text:p>
          </table:table-cell>
        </table:table-row>
        <table:table-row table:style-name="Table19.2">
          <table:table-cell table:style-name="Table19.A1" office:value-type="string">
            <text:p text:style-name="P62"><text:span text:style-name="T9">17</text:span></text:p>
          </table:table-cell>
          <table:table-cell table:style-name="Table19.B2" office:value-type="string">
            <text:p text:style-name="P63"><text:span text:style-name="T9">RESIDENTAIL ADDRESS LINE 4</text:span></text:p>
          </table:table-cell>
          <table:table-cell table:style-name="Table19.C14" office:value-type="string">
            <text:p text:style-name="P63"><text:span text:style-name="T9">No</text:span></text:p>
          </table:table-cell>
        </table:table-row>
        <table:table-row table:style-name="Table19.2">
          <table:table-cell table:style-name="Table19.A1" office:value-type="string">
            <text:p text:style-name="P62"><text:span text:style-name="T9">18</text:span></text:p>
          </table:table-cell>
          <table:table-cell table:style-name="Table19.B2" office:value-type="string">
            <text:p text:style-name="P63"><text:span text:style-name="T9">POSTAL CODE OF RESIDENTIAL ADDRESS</text:span></text:p>
          </table:table-cell>
          <table:table-cell table:style-name="Table19.C15" office:value-type="string">
            <text:p text:style-name="P63"><text:span text:style-name="T9">Conditional</text:span></text:p>
          </table:table-cell>
        </table:table-row>
        <table:table-row table:style-name="Table19.2">
          <table:table-cell table:style-name="Table19.A1" office:value-type="string">
            <text:p text:style-name="P62"><text:span text:style-name="T9">19</text:span></text:p>
          </table:table-cell>
          <table:table-cell table:style-name="Table19.B2" office:value-type="string">
            <text:p text:style-name="P63"><text:span text:style-name="T9">OWNER / TENANT</text:span></text:p>
          </table:table-cell>
          <table:table-cell table:style-name="Table19.C16" office:value-type="string">
            <text:p text:style-name="P63"><text:span text:style-name="T9">Conditional</text:span></text:p>
          </table:table-cell>
        </table:table-row>
        <table:table-row table:style-name="Table19.2">
          <table:table-cell table:style-name="Table19.A1" office:value-type="string">
            <text:p text:style-name="P62"><text:span text:style-name="T9">20</text:span></text:p>
          </table:table-cell>
          <table:table-cell table:style-name="Table19.B2" office:value-type="string">
            <text:p text:style-name="P63"><text:span text:style-name="T9">POSTAL ADDRESS LINE 1</text:span></text:p>
          </table:table-cell>
          <table:table-cell table:style-name="Table19.C17" office:value-type="string">
            <text:p text:style-name="P63"><text:span text:style-name="T9">Conditional</text:span></text:p>
          </table:table-cell>
        </table:table-row>
        <table:table-row table:style-name="Table19.2">
          <table:table-cell table:style-name="Table19.A1" office:value-type="string">
            <text:p text:style-name="P62"><text:span text:style-name="T9">21</text:span></text:p>
          </table:table-cell>
          <table:table-cell table:style-name="Table19.B2" office:value-type="string">
            <text:p text:style-name="P63"><text:span text:style-name="T9">POSTAL ADDRESS LINE 2</text:span></text:p>
          </table:table-cell>
          <table:table-cell table:style-name="Table19.C18" office:value-type="string">
            <text:p text:style-name="P63"><text:span text:style-name="T9">Conditional</text:span></text:p>
          </table:table-cell>
        </table:table-row>
        <table:table-row table:style-name="Table19.2">
          <table:table-cell table:style-name="Table19.A1" office:value-type="string">
            <text:p text:style-name="P62"><text:span text:style-name="T9">22</text:span></text:p>
          </table:table-cell>
          <table:table-cell table:style-name="Table19.B2" office:value-type="string">
            <text:p text:style-name="P63"><text:span text:style-name="T9">POSTAL ADDRESS LINE 3</text:span></text:p>
          </table:table-cell>
          <table:table-cell table:style-name="Table19.C19" office:value-type="string">
            <text:p text:style-name="P63"><text:span text:style-name="T9">No</text:span></text:p>
          </table:table-cell>
        </table:table-row>
        <table:table-row table:style-name="Table19.2">
          <table:table-cell table:style-name="Table19.A1" office:value-type="string">
            <text:p text:style-name="P62"><text:span text:style-name="T9">23</text:span></text:p>
          </table:table-cell>
          <table:table-cell table:style-name="Table19.B2" office:value-type="string">
            <text:p text:style-name="P63"><text:span text:style-name="T9">POSTAL ADDRESS LINE 4</text:span></text:p>
          </table:table-cell>
          <table:table-cell table:style-name="Table19.C20" office:value-type="string">
            <text:p text:style-name="P63"><text:span text:style-name="T9">No</text:span></text:p>
          </table:table-cell>
        </table:table-row>
        <table:table-row table:style-name="Table19.2">
          <table:table-cell table:style-name="Table19.A1" office:value-type="string">
            <text:p text:style-name="P62"><text:span text:style-name="T9">24</text:span></text:p>
          </table:table-cell>
          <table:table-cell table:style-name="Table19.B2" office:value-type="string">
            <text:p text:style-name="P63"><text:span text:style-name="T9">POSTAL CODE OF POSTAL ADDRESS</text:span></text:p>
          </table:table-cell>
          <table:table-cell table:style-name="Table19.C21" office:value-type="string">
            <text:p text:style-name="P63"><text:span text:style-name="T9">Conditional</text:span></text:p>
          </table:table-cell>
        </table:table-row>
        <table:table-row table:style-name="Table19.2">
          <table:table-cell table:style-name="Table19.A1" office:value-type="string">
            <text:p text:style-name="P62"><text:span text:style-name="T9">46</text:span></text:p>
          </table:table-cell>
          <table:table-cell table:style-name="Table19.B2" office:value-type="string">
            <text:p text:style-name="P63"><text:span text:style-name="T9">HOME TELEPHONE</text:span></text:p>
          </table:table-cell>
          <table:table-cell table:style-name="Table19.C22" office:value-type="string">
            <text:p text:style-name="P63"><text:span text:style-name="T9">Conditional</text:span></text:p>
          </table:table-cell>
        </table:table-row>
        <table:table-row table:style-name="Table19.2">
          <table:table-cell table:style-name="Table19.A1" office:value-type="string">
            <text:p text:style-name="P62"><text:span text:style-name="T9">47</text:span></text:p>
          </table:table-cell>
          <table:table-cell table:style-name="Table19.B2" office:value-type="string">
            <text:p text:style-name="P63"><text:span text:style-name="T9">CELLULAR TELEPHONE</text:span></text:p>
          </table:table-cell>
          <table:table-cell table:style-name="Table19.C23" office:value-type="string">
            <text:p text:style-name="P63"><text:span text:style-name="T9">Conditional</text:span></text:p>
          </table:table-cell>
        </table:table-row>
        <table:table-row table:style-name="Table19.2">
          <table:table-cell table:style-name="Table19.A1" office:value-type="string">
            <text:p text:style-name="P62"><text:span text:style-name="T9">48</text:span></text:p>
          </table:table-cell>
          <table:table-cell table:style-name="Table19.B2" office:value-type="string">
            <text:p text:style-name="P63"><text:span text:style-name="T9">WORK TELEPHONE</text:span></text:p>
          </table:table-cell>
          <table:table-cell table:style-name="Table19.C24" office:value-type="string">
            <text:p text:style-name="P63"><text:span text:style-name="T9">Conditional</text:span></text:p>
          </table:table-cell>
        </table:table-row>
        <table:table-row table:style-name="Table19.1">
          <table:table-cell table:style-name="Table19.A1" office:value-type="string">
            <text:p text:style-name="P62"><text:span text:style-name="T9">49</text:span></text:p>
          </table:table-cell>
          <table:table-cell table:style-name="Table19.B2" office:value-type="string">
            <text:p text:style-name="P63"><text:span text:style-name="T9">EMPLOYER DETAIL</text:span></text:p>
          </table:table-cell>
          <table:table-cell table:style-name="Table19.C25" office:value-type="string">
            <text:p text:style-name="P63"><text:span text:style-name="T9">Conditional</text:span></text:p>
          </table:table-cell>
        </table:table-row>
        <table:table-row table:style-name="Table19.2">
          <table:table-cell table:style-name="Table19.A1" office:value-type="string">
            <text:p text:style-name="P62"><text:span text:style-name="T9">50</text:span></text:p>
          </table:table-cell>
          <table:table-cell table:style-name="Table19.B2" office:value-type="string">
            <text:p text:style-name="P63"><text:span text:style-name="T9">INCOME</text:span></text:p>
          </table:table-cell>
          <table:table-cell table:style-name="Table19.C26" office:value-type="string">
            <text:p text:style-name="P63"><text:span text:style-name="T9">Conditional</text:span></text:p>
          </table:table-cell>
        </table:table-row>
        <table:table-row table:style-name="Table19.2">
          <table:table-cell table:style-name="Table19.A1" office:value-type="string">
            <text:p text:style-name="P62"><text:span text:style-name="T9">51</text:span></text:p>
          </table:table-cell>
          <table:table-cell table:style-name="Table19.B2" office:value-type="string">
            <text:p text:style-name="P63"><text:span text:style-name="T9">INCOME FREQUENCY</text:span></text:p>
          </table:table-cell>
          <table:table-cell table:style-name="Table19.C27" office:value-type="string">
            <text:p text:style-name="P63"><text:span text:style-name="T9">Conditional</text:span></text:p>
          </table:table-cell>
        </table:table-row>
        <table:table-row table:style-name="Table19.2">
          <table:table-cell table:style-name="Table19.A1" office:value-type="string">
            <text:p text:style-name="P62"><text:span text:style-name="T9">52</text:span></text:p>
          </table:table-cell>
          <table:table-cell table:style-name="Table19.B2" office:value-type="string">
            <text:p text:style-name="P63"><text:span text:style-name="T9">OCCUPATION</text:span></text:p>
          </table:table-cell>
          <table:table-cell table:style-name="Table19.C28" office:value-type="string">
            <text:p text:style-name="P63"><text:span text:style-name="T9">Conditional</text:span></text:p>
          </table:table-cell>
        </table:table-row>
      </table:table>
      <text:p text:style-name="P11"/>
      <text:h text:style-name="P136" text:outline-level="3"><text:span text:style-name="Intense_20_Emphasis"><text:span text:style-name="Intense_20_Emphasis"><text:span text:style-name="T15"/></text:span></text:span></text:h>
      <text:h text:style-name="P137" text:outline-level="3"><text:bookmark-start text:name="_Toc420994170"/><text:bookmark-start text:name="__RefHeading___Toc39181_1908594575"/><text:span text:style-name="Intense_20_Emphasis"><text:span text:style-name="T15">Population of Demographic Fields</text:span></text:span><text:bookmark-end text:name="_Toc420994170"/><text:bookmark-end text:name="__RefHeading___Toc39181_1908594575"/></text:h>
      <text:p text:style-name="Standard"/>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63"><text:span text:style-name="T4">Field Number</text:span></text:p>
          </table:table-cell>
          <table:table-cell table:style-name="Table21.A1" office:value-type="string">
            <text:p text:style-name="P63"><text:span text:style-name="T4">Field Description</text:span></text:p>
          </table:table-cell>
          <table:table-cell table:style-name="Table21.A1" office:value-type="string">
            <text:p text:style-name="P63"><text:span text:style-name="T4">Mandatory</text:span></text:p>
          </table:table-cell>
          <table:table-cell table:style-name="Table21.A1" office:value-type="string">
            <text:p text:style-name="P63"><text:span text:style-name="T4">Process Rules for Demographic Data</text:span></text:p>
          </table:table-cell>
        </table:table-row>
        <table:table-row table:style-name="Table21.2">
          <table:table-cell table:style-name="Table21.A1" office:value-type="string">
            <text:p text:style-name="P63"><text:span text:style-name="T8">1</text:span></text:p>
          </table:table-cell>
          <table:table-cell table:style-name="Table21.A1" office:value-type="string">
            <text:p text:style-name="P38"/>
          </table:table-cell>
          <table:table-cell table:style-name="Table21.A1" office:value-type="string">
            <text:p text:style-name="P27"/>
          </table:table-cell>
          <table:table-cell table:style-name="Table21.A1" office:value-type="string">
            <text:p text:style-name="P38"/>
            <text:p text:style-name="P63"><text:span text:style-name="T4">SEE FINANCIAL DATA PROCESS &amp; RULES</text:span></text:p>
            <text:p text:style-name="P38"/>
          </table:table-cell>
        </table:table-row>
        <table:table-row table:style-name="Table21.2">
          <table:table-cell table:style-name="Table21.A1" office:value-type="string">
            <text:p text:style-name="P63"><text:span text:style-name="T8">2</text:span></text:p>
          </table:table-cell>
          <table:table-cell table:style-name="Table21.A1" office:value-type="string">
            <text:p text:style-name="P63"><text:span text:style-name="T8">SA ID NUMBER</text:span></text:p>
          </table:table-cell>
          <table:table-cell table:style-name="Table21.C3" office:value-type="string">
            <text:p text:style-name="P63"><text:span text:style-name="T8">Conditional</text:span></text:p>
          </table:table-cell>
          <table:table-cell table:style-name="Table21.D3" office:value-type="string">
            <text:p text:style-name="P27"/>
            <text:p text:style-name="P49"><text:span text:style-name="T8">Format and length is N13</text:span></text:p>
            <text:p text:style-name="P49"><text:span text:style-name="T4">Numeric</text:span><text:span text:style-name="T8"> field must be right aligned or zero filled</text:span></text:p>
            <text:p text:style-name="P63"><text:span text:style-name="T8">Must pass home affairs validation and check digit - See Section on </text:span><text:span text:style-name="T4">Home Affairs (SA ID validation, check digit and composition)</text:span><text:span text:style-name="T8"> and section on </text:span><text:span text:style-name="T4">National Credit Act Requirements for data submission</text:span><text:span text:style-name="T8"> to establish requirements</text:span></text:p>
            <text:p text:style-name="P63"><text:span text:style-name="T8">This field is mandatory unless a Non SA ID (field 3) &amp; Date of Birth (field 5) are supplied</text:span></text:p>
            <text:p text:style-name="P27"/>
          </table:table-cell>
        </table:table-row>
        <table:table-row table:style-name="Table21.2">
          <table:table-cell table:style-name="Table21.A1" office:value-type="string">
            <text:p text:style-name="P63"><text:span text:style-name="T8">3</text:span></text:p>
          </table:table-cell>
          <table:table-cell table:style-name="Table21.A1" office:value-type="string">
            <text:p text:style-name="P63"><text:span text:style-name="T8">NON-SA ID NUMBER</text:span></text:p>
          </table:table-cell>
          <table:table-cell table:style-name="Table21.C4" office:value-type="string">
            <text:p text:style-name="P63"><text:span text:style-name="T8">Conditional</text:span></text:p>
          </table:table-cell>
          <table:table-cell table:style-name="Table21.D4" office:value-type="string">
            <text:p text:style-name="P27"/>
            <text:p text:style-name="P63"><text:span text:style-name="T8">Format is A16</text:span></text:p>
            <text:p text:style-name="P49"><text:span text:style-name="T4">Alpha</text:span><text:span text:style-name="T8"> field must be left aligned or must be space filled / Blank</text:span></text:p>
            <text:p text:style-name="P63"><text:span text:style-name="T8">See Section on </text:span><text:span text:style-name="T4">National Credit Act Requirements for data submission</text:span><text:span text:style-name="T8"> to establish requirements</text:span></text:p>
            <text:p text:style-name="P63"><text:span text:style-name="T8">If you supply Non SA ID (field 3) then Date of Birth (field 5) is </text:span><text:span text:style-name="T4">mandatory</text:span><text:span text:style-name="T8"> in terms of the NCA</text:span></text:p>
            <text:p text:style-name="P27"/>
          </table:table-cell>
        </table:table-row>
        <table:table-row table:style-name="Table21.2">
          <table:table-cell table:style-name="Table21.A1" office:value-type="string">
            <text:p text:style-name="P63"><text:span text:style-name="T8">4</text:span></text:p>
          </table:table-cell>
          <table:table-cell table:style-name="Table21.A1" office:value-type="string">
            <text:p text:style-name="P63"><text:span text:style-name="T8">GENDER</text:span></text:p>
          </table:table-cell>
          <table:table-cell table:style-name="Table21.C5" office:value-type="string">
            <text:p text:style-name="P63"><text:span text:style-name="T8">No</text:span></text:p>
          </table:table-cell>
          <table:table-cell table:style-name="Table21.D5" office:value-type="string">
            <text:p text:style-name="P27"/>
            <text:p text:style-name="P63"><text:span text:style-name="T8">Format is A1 </text:span></text:p>
            <text:p text:style-name="P63"><text:span text:style-name="T4">Alpha</text:span><text:span text:style-name="T8"> field must be left aligned </text:span></text:p>
            <text:p text:style-name="P63"><text:span text:style-name="T8">Gender must be populated with </text:span><text:span text:style-name="T4">M </text:span><text:span text:style-name="T8">or</text:span><text:span text:style-name="T4"> F</text:span><text:span text:style-name="T8"> </text:span></text:p>
            <text:p text:style-name="P63"><text:span text:style-name="T8">If SA ID is populated then must be derived from the SAID number (digits 7-10) see </text:span><text:span text:style-name="T4">Home Affairs (SA ID validation, check digit and composition)</text:span></text:p>
            <text:p text:style-name="P63"><text:span text:style-name="T8">May be space filled / blank where non SA ID is populated and gender is not available.</text:span></text:p>
            <text:p text:style-name="P27"/>
          </table:table-cell>
        </table:table-row>
        <table:table-row table:style-name="Table21.2">
          <table:table-cell table:style-name="Table21.A1" office:value-type="string">
            <text:p text:style-name="P63"><text:span text:style-name="T8">5</text:span></text:p>
          </table:table-cell>
          <table:table-cell table:style-name="Table21.A1" office:value-type="string">
            <text:p text:style-name="P63"><text:span text:style-name="T8">DATE OF BIRTH</text:span></text:p>
          </table:table-cell>
          <table:table-cell table:style-name="Table21.C6" office:value-type="string">
            <text:p text:style-name="P63"><text:span text:style-name="T8">Conditional</text:span></text:p>
          </table:table-cell>
          <table:table-cell table:style-name="Table21.D6" office:value-type="string">
            <text:p text:style-name="P27"/>
            <text:p text:style-name="P49"><text:span text:style-name="T8">Format and length is N8</text:span></text:p>
            <text:p text:style-name="P49"><text:span text:style-name="T4">Numeric</text:span><text:span text:style-name="T8"> field must be right aligned.</text:span></text:p>
            <text:p text:style-name="P63"><text:span text:style-name="T8">Populate Date of Birth as CCYYMMDD</text:span></text:p>
            <text:p text:style-name="P63"><text:span text:style-name="T8">See Section on </text:span><text:span text:style-name="T4">Home Affairs (SA ID validation, check digit and composition)</text:span><text:span text:style-name="T8"> and section on </text:span><text:span text:style-name="T4">National Credit Act Requirements for data submission</text:span><text:span text:style-name="T8"> to establish requirements</text:span></text:p>
            <text:p text:style-name="P63"><text:span text:style-name="T8">If you supply Non SA ID (field 3) then Date of Birth (field 5) is </text:span><text:span text:style-name="T4">mandatory</text:span><text:span text:style-name="T8"> in terms of the NCA</text:span></text:p>
            <text:p text:style-name="P63"><text:span text:style-name="T8">If you supply SA ID then you should validate the DOB against ID for accuracy</text:span></text:p>
            <text:p text:style-name="P63"><text:span text:style-name="T8">Date of Birth may never be in the future</text:span></text:p>
            <text:p text:style-name="P27"/>
          </table:table-cell>
        </table:table-row>
        <table:table-row table:style-name="Table21.2">
          <table:table-cell table:style-name="Table21.A1" office:value-type="string">
            <text:p text:style-name="P63"><text:span text:style-name="T8">6-8</text:span></text:p>
          </table:table-cell>
          <table:table-cell table:style-name="Table21.A1" office:value-type="string">
            <text:p text:style-name="P38"/>
          </table:table-cell>
          <table:table-cell table:style-name="Table21.A1" office:value-type="string">
            <text:p text:style-name="P27"/>
          </table:table-cell>
          <table:table-cell table:style-name="Table21.A1" office:value-type="string">
            <text:p text:style-name="P38"/>
            <text:p text:style-name="P63"><text:span text:style-name="T4">SEE FINANCIAL DATA PROCESS &amp; RULES</text:span></text:p>
            <text:p text:style-name="P38"/>
          </table:table-cell>
        </table:table-row>
      </table:table>
      <text:p text:style-name="Standard"/>
      <text:p text:style-name="Standard"/>
      <text:p text:style-name="P101"/>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63"><text:span text:style-name="T8">9</text:span></text:p>
          </table:table-cell>
          <table:table-cell table:style-name="Table22.A1" office:value-type="string">
            <text:p text:style-name="P63"><text:span text:style-name="T8">SURNAME</text:span></text:p>
          </table:table-cell>
          <table:table-cell table:style-name="Table22.C1" office:value-type="string">
            <text:p text:style-name="P63"><text:span text:style-name="T8">Mandatory</text:span></text:p>
          </table:table-cell>
          <table:table-cell table:style-name="Table22.D1" office:value-type="string">
            <text:p text:style-name="P27"/>
            <text:p text:style-name="P63"><text:span text:style-name="T8">Format and length is A25</text:span></text:p>
            <text:p text:style-name="P63"><text:span text:style-name="T4">Alpha</text:span><text:span text:style-name="T8"> Field must be left aligned and space filled</text:span></text:p>
            <text:p text:style-name="P63"><text:span text:style-name="T8">Surname is </text:span><text:span text:style-name="T4">Mandatory</text:span><text:span text:style-name="T8"> See Section on </text:span><text:span text:style-name="T4">National Credit Act Requirements for data submission</text:span></text:p>
            <text:p text:style-name="P63"><text:span text:style-name="T8">May only contain </text:span><text:span text:style-name="T4">characters A-Z</text:span><text:span text:style-name="T8">, </text:span><text:span text:style-name="T4">apostrophe and hyphen</text:span><text:span text:style-name="T8"> and </text:span><text:span text:style-name="T4">imbedded spaces</text:span><text:span text:style-name="T8"> for names such as van der Merwe.</text:span></text:p>
            <text:p text:style-name="P63"><text:span text:style-name="T8">Surname must consist of at least two characters, one of which must be a vowel. (Y is included as a vowel)</text:span></text:p>
            <text:p text:style-name="P63"><text:span text:style-name="T8">Company names will be rejected</text:span></text:p>
            <text:p text:style-name="P63"><text:span text:style-name="T8">Where </text:span><text:span text:style-name="T4">legitimate surnames are rejected by bureaux</text:span><text:span text:style-name="T8">, these may be provided to the bureaux in question, along with a copy of the relevant documents as proof, to facilitate addition of this surname, id and name combination to bureaux exception lists to allow future loads.</text:span></text:p>
            <text:p text:style-name="P27"/>
          </table:table-cell>
        </table:table-row>
        <table:table-row table:style-name="Table22.1">
          <table:table-cell table:style-name="Table22.A1" office:value-type="string">
            <text:p text:style-name="P63"><text:span text:style-name="T8">10</text:span></text:p>
          </table:table-cell>
          <table:table-cell table:style-name="Table22.A1" office:value-type="string">
            <text:p text:style-name="P63"><text:span text:style-name="T8">TITLE</text:span></text:p>
          </table:table-cell>
          <table:table-cell table:style-name="Table22.C2" office:value-type="string">
            <text:p text:style-name="P63"><text:span text:style-name="T8">Conditional</text:span></text:p>
          </table:table-cell>
          <table:table-cell table:style-name="Table22.D2" office:value-type="string">
            <text:p text:style-name="P27"/>
            <text:p text:style-name="P63"><text:span text:style-name="T8">Format and Length is A5</text:span></text:p>
            <text:p text:style-name="P63"><text:span text:style-name="T4">Alpha</text:span><text:span text:style-name="T8"> field must be left aligned or space filled / blank</text:span></text:p>
            <text:p text:style-name="P63"><text:span text:style-name="T8">Supply titles listed in the </text:span><text:span text:style-name="T4">title table</text:span><text:span text:style-name="T8"> below or set to blank where these are not available or not in use</text:span></text:p>
            <text:p text:style-name="P63"><text:span text:style-name="T8">Only titles on the table below will be loaded, all titles supplied but not listed will be removed by the bureaux on load.</text:span></text:p>
            <text:p text:style-name="P63"><text:span text:style-name="T8">Should you wish to expand this list, please email SACRRA at </text:span><text:a xlink:type="simple" xlink:href="mailto:member@cpa.org.za" text:style-name="Internet_20_link" text:visited-style-name="Visited_20_Internet_20_Link"><text:span text:style-name="T8">702v2@cpa.org.za</text:span></text:a><text:span text:style-name="T8"> </text:span></text:p>
            <text:p text:style-name="P27"/>
          </table:table-cell>
        </table:table-row>
      </table:table>
      <text:p text:style-name="P46"/>
      <text:p text:style-name="P63"><text:span text:style-name="T4">Title table</text:span></text:p>
      <table:table table:name="Table23" table:style-name="Table23">
        <table:table-column table:style-name="Table23.A"/>
        <table:table-column table:style-name="Table23.B"/>
        <table:table-row table:style-name="Table23.1">
          <table:table-cell table:style-name="Table23.A1" office:value-type="string">
            <text:p text:style-name="P63"><text:span text:style-name="T7">CODE</text:span></text:p>
          </table:table-cell>
          <table:table-cell table:style-name="Table23.A1" office:value-type="string">
            <text:p text:style-name="P63"><text:span text:style-name="T7">TITLE</text:span></text:p>
          </table:table-cell>
        </table:table-row>
        <table:table-row table:style-name="Table23.1">
          <table:table-cell table:style-name="Table23.A2" office:value-type="string">
            <text:p text:style-name="P62"><text:span text:style-name="T10">ADV</text:span></text:p>
          </table:table-cell>
          <table:table-cell table:style-name="Table23.B2" office:value-type="string">
            <text:p text:style-name="P63"><text:span text:style-name="T10">Advocate</text:span></text:p>
          </table:table-cell>
        </table:table-row>
        <table:table-row table:style-name="Table23.3">
          <table:table-cell table:style-name="Table23.A2" office:value-type="string">
            <text:p text:style-name="P62"><text:span text:style-name="T10">CAPT</text:span></text:p>
          </table:table-cell>
          <table:table-cell table:style-name="Table23.B3" office:value-type="string">
            <text:p text:style-name="P63"><text:span text:style-name="T10">Captain</text:span></text:p>
          </table:table-cell>
        </table:table-row>
        <table:table-row table:style-name="Table23.4">
          <table:table-cell table:style-name="Table23.A2" office:value-type="string">
            <text:p text:style-name="P62"><text:span text:style-name="T10">COL</text:span></text:p>
          </table:table-cell>
          <table:table-cell table:style-name="Table23.B4" office:value-type="string">
            <text:p text:style-name="P63"><text:span text:style-name="T10">Colonel</text:span></text:p>
          </table:table-cell>
        </table:table-row>
        <table:table-row table:style-name="Table23.5">
          <table:table-cell table:style-name="Table23.A2" office:value-type="string">
            <text:p text:style-name="P62"><text:span text:style-name="T10">DR</text:span></text:p>
          </table:table-cell>
          <table:table-cell table:style-name="Table23.B5" office:value-type="string">
            <text:p text:style-name="P63"><text:span text:style-name="T10">Doctor</text:span></text:p>
          </table:table-cell>
        </table:table-row>
        <table:table-row table:style-name="Table23.6">
          <table:table-cell table:style-name="Table23.A2" office:value-type="string">
            <text:p text:style-name="P62"><text:span text:style-name="T10">DS</text:span></text:p>
          </table:table-cell>
          <table:table-cell table:style-name="Table23.B6" office:value-type="string">
            <text:p text:style-name="P63"><text:span text:style-name="T10">Dominee</text:span></text:p>
          </table:table-cell>
        </table:table-row>
        <table:table-row table:style-name="Table23.7">
          <table:table-cell table:style-name="Table23.A2" office:value-type="string">
            <text:p text:style-name="P62"><text:span text:style-name="T10">JUDGE</text:span></text:p>
          </table:table-cell>
          <table:table-cell table:style-name="Table23.B7" office:value-type="string">
            <text:p text:style-name="P63"><text:span text:style-name="T10">Judge</text:span></text:p>
          </table:table-cell>
        </table:table-row>
        <table:table-row table:style-name="Table23.8">
          <table:table-cell table:style-name="Table23.A2" office:value-type="string">
            <text:p text:style-name="P62"><text:span text:style-name="T10">KAPT</text:span></text:p>
          </table:table-cell>
          <table:table-cell table:style-name="Table23.B8" office:value-type="string">
            <text:p text:style-name="P63"><text:span text:style-name="T10">Kaptein</text:span></text:p>
          </table:table-cell>
        </table:table-row>
        <table:table-row table:style-name="Table23.9">
          <table:table-cell table:style-name="Table23.A2" office:value-type="string">
            <text:p text:style-name="P62"><text:span text:style-name="T10">KOL</text:span></text:p>
          </table:table-cell>
          <table:table-cell table:style-name="Table23.B9" office:value-type="string">
            <text:p text:style-name="P63"><text:span text:style-name="T10">Kolonel</text:span></text:p>
          </table:table-cell>
        </table:table-row>
        <table:table-row table:style-name="Table23.10">
          <table:table-cell table:style-name="Table23.A2" office:value-type="string">
            <text:p text:style-name="P62"><text:span text:style-name="T10">LADY</text:span></text:p>
          </table:table-cell>
          <table:table-cell table:style-name="Table23.B10" office:value-type="string">
            <text:p text:style-name="P63"><text:span text:style-name="T10">Lady</text:span></text:p>
          </table:table-cell>
        </table:table-row>
        <table:table-row table:style-name="Table23.11">
          <table:table-cell table:style-name="Table23.A2" office:value-type="string">
            <text:p text:style-name="P62"><text:span text:style-name="T10">LORD</text:span></text:p>
          </table:table-cell>
          <table:table-cell table:style-name="Table23.B11" office:value-type="string">
            <text:p text:style-name="P63"><text:span text:style-name="T10">Lord</text:span></text:p>
          </table:table-cell>
        </table:table-row>
        <table:table-row table:style-name="Table23.12">
          <table:table-cell table:style-name="Table23.A2" office:value-type="string">
            <text:p text:style-name="P62"><text:span text:style-name="T10">LT</text:span></text:p>
          </table:table-cell>
          <table:table-cell table:style-name="Table23.B12" office:value-type="string">
            <text:p text:style-name="P63"><text:span text:style-name="T10">Lieutenant</text:span></text:p>
          </table:table-cell>
        </table:table-row>
        <table:table-row table:style-name="Table23.13">
          <table:table-cell table:style-name="Table23.A2" office:value-type="string">
            <text:p text:style-name="P62"><text:span text:style-name="T10">MAJ</text:span></text:p>
          </table:table-cell>
          <table:table-cell table:style-name="Table23.B13" office:value-type="string">
            <text:p text:style-name="P63"><text:span text:style-name="T10">Majoor//Major</text:span></text:p>
          </table:table-cell>
        </table:table-row>
        <table:table-row table:style-name="Table23.14">
          <table:table-cell table:style-name="Table23.A2" office:value-type="string">
            <text:p text:style-name="P62"><text:span text:style-name="T10">ME</text:span></text:p>
          </table:table-cell>
          <table:table-cell table:style-name="Table23.B14" office:value-type="string">
            <text:p text:style-name="P63"><text:span text:style-name="T10">MEJ/MEV</text:span></text:p>
          </table:table-cell>
        </table:table-row>
        <table:table-row table:style-name="Table23.1">
          <table:table-cell table:style-name="Table23.A2" office:value-type="string">
            <text:p text:style-name="P62"><text:span text:style-name="T10">MEJ</text:span></text:p>
          </table:table-cell>
          <table:table-cell table:style-name="Table23.B15" office:value-type="string">
            <text:p text:style-name="P63"><text:span text:style-name="T10">Mejufrou</text:span></text:p>
          </table:table-cell>
        </table:table-row>
        <table:table-row table:style-name="Table23.16">
          <table:table-cell table:style-name="Table23.A2" office:value-type="string">
            <text:p text:style-name="P62"><text:span text:style-name="T10">MEV</text:span></text:p>
          </table:table-cell>
          <table:table-cell table:style-name="Table23.B16" office:value-type="string">
            <text:p text:style-name="P63"><text:span text:style-name="T10">Mevrou</text:span></text:p>
          </table:table-cell>
        </table:table-row>
        <table:table-row table:style-name="Table23.1">
          <table:table-cell table:style-name="Table23.A2" office:value-type="string">
            <text:p text:style-name="P62"><text:span text:style-name="T10">MISS</text:span></text:p>
          </table:table-cell>
          <table:table-cell table:style-name="Table23.B17" office:value-type="string">
            <text:p text:style-name="P63"><text:span text:style-name="T10">Miss</text:span></text:p>
          </table:table-cell>
        </table:table-row>
        <table:table-row table:style-name="Table23.18">
          <table:table-cell table:style-name="Table23.A2" office:value-type="string">
            <text:p text:style-name="P62"><text:span text:style-name="T10">MNR</text:span></text:p>
          </table:table-cell>
          <table:table-cell table:style-name="Table23.B18" office:value-type="string">
            <text:p text:style-name="P63"><text:span text:style-name="T10">Meneer </text:span></text:p>
          </table:table-cell>
        </table:table-row>
        <table:table-row table:style-name="Table23.1">
          <table:table-cell table:style-name="Table23.A2" office:value-type="string">
            <text:p text:style-name="P62"><text:span text:style-name="T10">MR</text:span></text:p>
          </table:table-cell>
          <table:table-cell table:style-name="Table23.B19" office:value-type="string">
            <text:p text:style-name="P63"><text:span text:style-name="T10">Mister</text:span></text:p>
          </table:table-cell>
        </table:table-row>
        <table:table-row table:style-name="Table23.1">
          <table:table-cell table:style-name="Table23.A2" office:value-type="string">
            <text:p text:style-name="P62"><text:span text:style-name="T10">MRS</text:span></text:p>
          </table:table-cell>
          <table:table-cell table:style-name="Table23.B20" office:value-type="string">
            <text:p text:style-name="P63"><text:span text:style-name="T10">Mrs</text:span></text:p>
          </table:table-cell>
        </table:table-row>
        <table:table-row table:style-name="Table23.1">
          <table:table-cell table:style-name="Table23.A2" office:value-type="string">
            <text:p text:style-name="P62"><text:span text:style-name="T10">MS</text:span></text:p>
          </table:table-cell>
          <table:table-cell table:style-name="Table23.B21" office:value-type="string">
            <text:p text:style-name="P63"><text:span text:style-name="T10">Miss/Mrs</text:span></text:p>
          </table:table-cell>
        </table:table-row>
        <table:table-row table:style-name="Table23.1">
          <table:table-cell table:style-name="Table23.A2" office:value-type="string">
            <text:p text:style-name="P62"><text:span text:style-name="T10">PAST</text:span></text:p>
          </table:table-cell>
          <table:table-cell table:style-name="Table23.B22" office:value-type="string">
            <text:p text:style-name="P63"><text:span text:style-name="T10">Pastoor</text:span></text:p>
          </table:table-cell>
        </table:table-row>
        <table:table-row table:style-name="Table23.23">
          <table:table-cell table:style-name="Table23.A2" office:value-type="string">
            <text:p text:style-name="P62"><text:span text:style-name="T10">PROF</text:span></text:p>
          </table:table-cell>
          <table:table-cell table:style-name="Table23.B23" office:value-type="string">
            <text:p text:style-name="P63"><text:span text:style-name="T10">Professor</text:span></text:p>
          </table:table-cell>
        </table:table-row>
        <table:table-row table:style-name="Table23.1">
          <table:table-cell table:style-name="Table23.A2" office:value-type="string">
            <text:p text:style-name="P62"><text:span text:style-name="T10">REV</text:span></text:p>
          </table:table-cell>
          <table:table-cell table:style-name="Table23.B24" office:value-type="string">
            <text:p text:style-name="P63"><text:span text:style-name="T10">Reverend</text:span></text:p>
          </table:table-cell>
        </table:table-row>
        <table:table-row table:style-name="Table23.1">
          <table:table-cell table:style-name="Table23.A2" office:value-type="string">
            <text:p text:style-name="P62"><text:span text:style-name="T10">SERS</text:span></text:p>
          </table:table-cell>
          <table:table-cell table:style-name="Table23.B25" office:value-type="string">
            <text:p text:style-name="P63"><text:span text:style-name="T10">Sersant</text:span></text:p>
          </table:table-cell>
        </table:table-row>
        <table:table-row table:style-name="Table23.1">
          <table:table-cell table:style-name="Table23.A2" office:value-type="string">
            <text:p text:style-name="P62"><text:span text:style-name="T10">SGT</text:span></text:p>
          </table:table-cell>
          <table:table-cell table:style-name="Table23.B26" office:value-type="string">
            <text:p text:style-name="P63"><text:span text:style-name="T10">Sergeant</text:span></text:p>
          </table:table-cell>
        </table:table-row>
        <table:table-row table:style-name="Table23.1">
          <table:table-cell table:style-name="Table23.A2" office:value-type="string">
            <text:p text:style-name="P62"><text:span text:style-name="T10">SIR</text:span></text:p>
          </table:table-cell>
          <table:table-cell table:style-name="Table23.B27" office:value-type="string">
            <text:p text:style-name="P63"><text:span text:style-name="T10">Sir</text:span></text:p>
          </table:table-cell>
        </table:table-row>
      </table:table>
      <text:p text:style-name="P2"/>
      <text:p text:style-name="P1"/>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63"><text:span text:style-name="T8">11</text:span></text:p>
          </table:table-cell>
          <table:table-cell table:style-name="Table24.A1" office:value-type="string">
            <text:p text:style-name="P63"><text:span text:style-name="T8">FORENAME OR INITIAL 1</text:span></text:p>
          </table:table-cell>
          <table:table-cell table:style-name="Table24.C1" office:value-type="string">
            <text:p text:style-name="P63"><text:span text:style-name="T8">Mandatory</text:span></text:p>
          </table:table-cell>
          <table:table-cell table:style-name="Table24.D1" office:value-type="string">
            <text:p text:style-name="P27"/>
            <text:p text:style-name="P63"><text:span text:style-name="T8">Format and Length is A14</text:span></text:p>
            <text:p text:style-name="P63"><text:span text:style-name="T4">Alpha</text:span><text:span text:style-name="T8"> field must be left aligned and space filled</text:span></text:p>
            <text:p text:style-name="P63"><text:span text:style-name="T8">At least 1 forename or initial is </text:span><text:span text:style-name="T4">Mandatory</text:span><text:span text:style-name="T8">: See Section on </text:span><text:span text:style-name="T4">National Credit Act Requirements for data submission</text:span></text:p>
            <text:p text:style-name="P63"><text:span text:style-name="T8">May only contain </text:span><text:span text:style-name="T4">characters A-Z</text:span><text:span text:style-name="T8">, </text:span><text:span text:style-name="T4">apostrophe or hyphen.</text:span><text:span text:style-name="T8"> I</text:span><text:span text:style-name="T4">mbedded spaces </text:span><text:span text:style-name="T8">are allowed for names such as Sue Ann.</text:span></text:p>
            <text:p text:style-name="P27"/>
          </table:table-cell>
        </table:table-row>
        <table:table-row table:style-name="Table24.1">
          <table:table-cell table:style-name="Table24.A1" office:value-type="string">
            <text:p text:style-name="P63"><text:span text:style-name="T8">12</text:span></text:p>
          </table:table-cell>
          <table:table-cell table:style-name="Table24.A1" office:value-type="string">
            <text:p text:style-name="P63"><text:span text:style-name="T8">FORENAME OR INITIAL 2</text:span></text:p>
          </table:table-cell>
          <table:table-cell table:style-name="Table24.C2" office:value-type="string">
            <text:p text:style-name="P63"><text:span text:style-name="T8">Conditional</text:span></text:p>
          </table:table-cell>
          <table:table-cell table:style-name="Table24.D2" office:value-type="string">
            <text:p text:style-name="P27"/>
            <text:p text:style-name="P63"><text:span text:style-name="T8">Format and Length is A14</text:span></text:p>
            <text:p text:style-name="P63"><text:span text:style-name="T4">Alpha</text:span><text:span text:style-name="T8"> field must be left aligned and space filled</text:span></text:p>
            <text:p text:style-name="P63"><text:span text:style-name="T8">May only contain </text:span><text:span text:style-name="T4">characters A-Z</text:span><text:span text:style-name="T8">, </text:span><text:span text:style-name="T4">apostrophe or hyphen</text:span><text:span text:style-name="T8"> I</text:span><text:span text:style-name="T4">mbedded spaces </text:span><text:span text:style-name="T8">are allowed for names such as Sue Ann.</text:span></text:p>
            <text:p text:style-name="P27"/>
          </table:table-cell>
        </table:table-row>
        <table:table-row table:style-name="Table24.1">
          <table:table-cell table:style-name="Table24.A1" office:value-type="string">
            <text:p text:style-name="P63"><text:span text:style-name="T8">13</text:span></text:p>
          </table:table-cell>
          <table:table-cell table:style-name="Table24.A1" office:value-type="string">
            <text:p text:style-name="P63"><text:span text:style-name="T8">FORENAME OR INITIAL 3</text:span></text:p>
          </table:table-cell>
          <table:table-cell table:style-name="Table24.C3" office:value-type="string">
            <text:p text:style-name="P63"><text:span text:style-name="T8">Conditional</text:span></text:p>
          </table:table-cell>
          <table:table-cell table:style-name="Table24.D3" office:value-type="string">
            <text:p text:style-name="P27"/>
            <text:p text:style-name="P63"><text:span text:style-name="T8">Format and Length is A14</text:span></text:p>
            <text:p text:style-name="P63"><text:span text:style-name="T4">Alpha</text:span><text:span text:style-name="T8"> field must be left aligned and space filled</text:span></text:p>
            <text:p text:style-name="P63"><text:span text:style-name="T8">May only contain </text:span><text:span text:style-name="T4">characters A-Z</text:span><text:span text:style-name="T8">, </text:span><text:span text:style-name="T4">apostrophe or hyphen</text:span><text:span text:style-name="T8"> I</text:span><text:span text:style-name="T4">mbedded spaces </text:span><text:span text:style-name="T8">are allowed for names such as Sue Ann.</text:span></text:p>
            <text:p text:style-name="P27"/>
          </table:table-cell>
        </table:table-row>
        <table:table-row table:style-name="Table24.1">
          <table:table-cell table:style-name="Table24.A1" office:value-type="string">
            <text:p text:style-name="P63"><text:span text:style-name="T8">14</text:span></text:p>
          </table:table-cell>
          <table:table-cell table:style-name="Table24.A1" office:value-type="string">
            <text:p text:style-name="P63"><text:span text:style-name="T8">RESIDENTIAL ADDRESS LINE 1</text:span></text:p>
          </table:table-cell>
          <table:table-cell table:style-name="Table24.C4" office:value-type="string">
            <text:p text:style-name="P63"><text:span text:style-name="T8">Conditional</text:span></text:p>
          </table:table-cell>
          <table:table-cell table:style-name="Table24.D4" office:value-type="string">
            <text:p text:style-name="P27"/>
            <text:p text:style-name="P63"><text:span text:style-name="T8">Format and length is A25</text:span></text:p>
            <text:p text:style-name="P63"><text:span text:style-name="T4">Alpha</text:span><text:span text:style-name="T8"> field must be left aligned and space filled</text:span></text:p>
            <text:p text:style-name="P63"><text:span text:style-name="T8">May only contain 0-9, A-Z, apostrophe, hyphen and embedded spaces. All other characters will be removed on load.</text:span></text:p>
            <text:p text:style-name="P63"><text:span text:style-name="T8">Exclusion words such as “unknown”, “as above” or” NA” must be removed</text:span></text:p>
            <text:p text:style-name="P63"><text:span text:style-name="T8">Addresses must not be defaulted to the suppliers address under any circumstances. Where this is the case please set to blank.</text:span></text:p>
            <text:p text:style-name="P63"><text:span text:style-name="T8">See Section on </text:span><text:span text:style-name="T4">National Credit Act Requirements for data submission</text:span></text:p>
            <text:p text:style-name="P27"/>
          </table:table-cell>
        </table:table-row>
        <table:table-row table:style-name="Table24.1">
          <table:table-cell table:style-name="Table24.A1" office:value-type="string">
            <text:p text:style-name="P63"><text:span text:style-name="T8">15</text:span></text:p>
          </table:table-cell>
          <table:table-cell table:style-name="Table24.A1" office:value-type="string">
            <text:p text:style-name="P63"><text:span text:style-name="T8">RESIDENTIAL ADDRESS LINE 2</text:span></text:p>
          </table:table-cell>
          <table:table-cell table:style-name="Table24.C5" office:value-type="string">
            <text:p text:style-name="P63"><text:span text:style-name="T8">Conditional</text:span></text:p>
          </table:table-cell>
          <table:table-cell table:style-name="Table24.D5" office:value-type="string">
            <text:p text:style-name="P27"/>
            <text:p text:style-name="P63"><text:span text:style-name="T8">Format and length is A25</text:span></text:p>
            <text:p text:style-name="P63"><text:span text:style-name="T4">Alpha</text:span><text:span text:style-name="T8"> field must be left aligned and space filled</text:span></text:p>
            <text:p text:style-name="P63"><text:span text:style-name="T8">May only contain 0-9, A-Z, apostrophe, hyphen and embedded spaces. All other characters will be removed on load.</text:span></text:p>
            <text:p text:style-name="P63"><text:span text:style-name="T8">Exclusion words such as “unknown”, “as above” or” NA” must be removed</text:span></text:p>
            <text:p text:style-name="P63"><text:span text:style-name="T8">Addresses must not be defaulted to the suppliers address under any circumstances. Where this is the case please set to blank.</text:span></text:p>
            <text:p text:style-name="P63"><text:span text:style-name="T8">See Section on </text:span><text:span text:style-name="T4">National Credit Act Requirements for data submission</text:span></text:p>
            <text:p text:style-name="P27"/>
          </table:table-cell>
        </table:table-row>
        <table:table-row table:style-name="Table24.1">
          <table:table-cell table:style-name="Table24.A1" office:value-type="string">
            <text:p text:style-name="P63"><text:span text:style-name="T8">16</text:span></text:p>
          </table:table-cell>
          <table:table-cell table:style-name="Table24.A1" office:value-type="string">
            <text:p text:style-name="P63"><text:span text:style-name="T8">RESIDENTIAL ADDRESS LINE 3</text:span></text:p>
          </table:table-cell>
          <table:table-cell table:style-name="Table24.C6" office:value-type="string">
            <text:p text:style-name="P63"><text:span text:style-name="T8">No</text:span></text:p>
          </table:table-cell>
          <table:table-cell table:style-name="Table24.D6" office:value-type="string">
            <text:p text:style-name="P27"/>
            <text:p text:style-name="P63"><text:span text:style-name="T8">Format and length is A25</text:span></text:p>
            <text:p text:style-name="P63"><text:span text:style-name="T4">Alpha</text:span><text:span text:style-name="T8"> field must be left aligned and space filled</text:span></text:p>
            <text:p text:style-name="P63"><text:span text:style-name="T8">May only contain 0-9, A-Z, apostrophe, hyphen and embedded spaces. All other characters will be removed on load.</text:span></text:p>
            <text:p text:style-name="P63"><text:span text:style-name="T8">Exclusion words such as “unknown”, “as above” or” NA” must be removed</text:span></text:p>
            <text:p text:style-name="P63"><text:span text:style-name="T8">Addresses must not be defaulted to the suppliers address under any circumstances. Where this is the case please set to blank.</text:span></text:p>
            <text:p text:style-name="P63"><text:span text:style-name="T8">See Section on </text:span><text:span text:style-name="T4">National Credit Act Requirements for data submission</text:span></text:p>
          </table:table-cell>
        </table:table-row>
      </table:table>
      <text:p text:style-name="Standard"/>
      <text:p text:style-name="Standard"/>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63"><text:span text:style-name="T8">17</text:span></text:p>
          </table:table-cell>
          <table:table-cell table:style-name="Table25.A1" office:value-type="string">
            <text:p text:style-name="P63"><text:span text:style-name="T8">RESIDENTAIL ADDRESS LINE 4</text:span></text:p>
          </table:table-cell>
          <table:table-cell table:style-name="Table25.C1" office:value-type="string">
            <text:p text:style-name="P63"><text:span text:style-name="T8">No</text:span></text:p>
          </table:table-cell>
          <table:table-cell table:style-name="Table25.D1" office:value-type="string">
            <text:p text:style-name="P27"/>
            <text:p text:style-name="P63"><text:span text:style-name="T8">Format and length is A25</text:span></text:p>
            <text:p text:style-name="P63"><text:span text:style-name="T4">Alpha</text:span><text:span text:style-name="T8"> field must be left aligned and space filled</text:span></text:p>
            <text:p text:style-name="P63"><text:span text:style-name="T8">May only contain 0-9, A-Z, apostrophe, hyphen and embedded spaces. All other characters will be removed on load.</text:span></text:p>
            <text:p text:style-name="P63"><text:span text:style-name="T8">Exclusion words such as “unknown”, “as above” or” NA” must be removed</text:span></text:p>
            <text:p text:style-name="P63"><text:span text:style-name="T8">Addresses must not be defaulted to the suppliers address under any circumstances. Where this is the case please set to blank.</text:span></text:p>
            <text:p text:style-name="P63"><text:span text:style-name="T8">See Section on </text:span><text:span text:style-name="T4">National Credit Act Requirements for data submission</text:span></text:p>
            <text:p text:style-name="P27"/>
          </table:table-cell>
        </table:table-row>
        <table:table-row table:style-name="Table25.1">
          <table:table-cell table:style-name="Table25.A1" office:value-type="string">
            <text:p text:style-name="P63"><text:span text:style-name="T8">18</text:span></text:p>
          </table:table-cell>
          <table:table-cell table:style-name="Table25.A1" office:value-type="string">
            <text:p text:style-name="P63"><text:span text:style-name="T8">POSTAL CODE OF RESIDENTIAL ADDRESS</text:span></text:p>
          </table:table-cell>
          <table:table-cell table:style-name="Table25.C2" office:value-type="string">
            <text:p text:style-name="P63"><text:span text:style-name="T8">Conditional</text:span></text:p>
          </table:table-cell>
          <table:table-cell table:style-name="Table25.D2" office:value-type="string">
            <text:p text:style-name="P27"/>
            <text:p text:style-name="P63"><text:span text:style-name="T8">Format and length is A6</text:span></text:p>
            <text:p text:style-name="P63"><text:span text:style-name="T4">EXCEPTION</text:span><text:span text:style-name="T8">: must be </text:span><text:span text:style-name="T4">right aligned </text:span><text:span text:style-name="T8">with no imbedded spaces</text:span></text:p>
            <text:p text:style-name="P63"><text:span text:style-name="T8">May only contain </text:span><text:span text:style-name="T4">0-9</text:span><text:span text:style-name="T8"> and may </text:span><text:span text:style-name="T4">not be zero filled</text:span></text:p>
            <text:p text:style-name="P63"><text:span text:style-name="T8">Exclusion words such as “unknown”, “as above” or” NA” must be removed</text:span></text:p>
            <text:p text:style-name="P63"><text:span text:style-name="T8">See Section on </text:span><text:span text:style-name="T4">National Credit Act Requirements for data submission</text:span></text:p>
            <text:p text:style-name="P27"/>
          </table:table-cell>
        </table:table-row>
      </table:table>
      <text:p text:style-name="P46"/>
      <text:p text:style-name="P63"><text:span text:style-name="T4">Requirements for submission of Residential addresses:</text:span></text:p>
      <text:p text:style-name="P38"/>
      <text:p text:style-name="P64"><text:span text:style-name="T8">If the address supplied is a street address then:-</text:span></text:p>
      <text:p text:style-name="P104"><text:span text:style-name="T8">Street name and number must be in line 1</text:span></text:p>
      <text:p text:style-name="P104"><text:span text:style-name="T8">Suburb in line 2</text:span></text:p>
      <text:p text:style-name="P104"><text:span text:style-name="T8">City in line 3</text:span></text:p>
      <text:p text:style-name="P104"><text:span text:style-name="T8">Leave blank line 4</text:span></text:p>
      <text:p text:style-name="P104"><text:span text:style-name="T8">Postal code in postcode field</text:span></text:p>
      <text:p text:style-name="P28"/>
      <text:p text:style-name="P64"><text:span text:style-name="T8">If the address supplied is a building address then:-</text:span></text:p>
      <text:p text:style-name="P104"><text:span text:style-name="T8">Building number and name must be in line 1</text:span></text:p>
      <text:p text:style-name="P104"><text:span text:style-name="T8">Street name and number in line 2</text:span></text:p>
      <text:p text:style-name="P104"><text:span text:style-name="T8">Suburb in line 3</text:span></text:p>
      <text:p text:style-name="P104"><text:span text:style-name="T8">City in line 4</text:span></text:p>
      <text:p text:style-name="P104"><text:span text:style-name="T8">Postal code in postcode field</text:span></text:p>
      <text:p text:style-name="P105"/>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63"><text:span text:style-name="T8">19</text:span></text:p>
          </table:table-cell>
          <table:table-cell table:style-name="Table26.A1" office:value-type="string">
            <text:p text:style-name="P63"><text:span text:style-name="T8">OWNER / TENANT</text:span></text:p>
          </table:table-cell>
          <table:table-cell table:style-name="Table26.C1" office:value-type="string">
            <text:p text:style-name="P63"><text:span text:style-name="T8">Conditional</text:span></text:p>
          </table:table-cell>
          <table:table-cell table:style-name="Table26.D1" office:value-type="string">
            <text:p text:style-name="P27"/>
            <text:p text:style-name="P63"><text:span text:style-name="T8">Format and length A1</text:span></text:p>
            <text:p text:style-name="P63"><text:span text:style-name="T4">Alpha</text:span><text:span text:style-name="T8"> field must be left aligned and space filled</text:span></text:p>
            <text:p text:style-name="P63"><text:span text:style-name="T8">May only be populated with </text:span><text:span text:style-name="T4">O </text:span><text:span text:style-name="T8">or</text:span><text:span text:style-name="T4"> T</text:span><text:span text:style-name="T8"> </text:span></text:p>
            <text:p text:style-name="P63"><text:span text:style-name="T8">If unknown then must be supplied as </text:span><text:span text:style-name="T4">space</text:span><text:span text:style-name="T8"> filled / blank</text:span></text:p>
            <text:p text:style-name="P63"><text:span text:style-name="T8">See Section on </text:span><text:span text:style-name="T4">National Credit Act Requirements for data submission</text:span></text:p>
            <text:p text:style-name="P27"/>
          </table:table-cell>
        </table:table-row>
        <table:table-row table:style-name="Table26.1">
          <table:table-cell table:style-name="Table26.A1" office:value-type="string">
            <text:p text:style-name="P63"><text:span text:style-name="T8">20</text:span></text:p>
          </table:table-cell>
          <table:table-cell table:style-name="Table26.A1" office:value-type="string">
            <text:p text:style-name="P63"><text:span text:style-name="T8">POSTAL ADDRESS LINE 1</text:span></text:p>
          </table:table-cell>
          <table:table-cell table:style-name="Table26.C2" office:value-type="string">
            <text:p text:style-name="P63"><text:span text:style-name="T8">Conditional</text:span></text:p>
          </table:table-cell>
          <table:table-cell table:style-name="Table26.D2" office:value-type="string">
            <text:p text:style-name="P27"/>
            <text:p text:style-name="P63"><text:span text:style-name="T8">Format and length is A25</text:span></text:p>
            <text:p text:style-name="P63"><text:span text:style-name="T4">Alpha</text:span><text:span text:style-name="T8"> field must be left aligned and space filled</text:span></text:p>
            <text:p text:style-name="P63"><text:span text:style-name="T8">May only contain 0-9, A-Z, apostrophe, hyphen and embedded spaces. All other characters will be removed on load.</text:span></text:p>
            <text:p text:style-name="P63"><text:span text:style-name="T8">Exclusion words such as “unknown”, “as above” or” NA” must be removed</text:span></text:p>
            <text:p text:style-name="P63"><text:span text:style-name="T8">Addresses must not be defaulted to the suppliers address under any circumstances. Where this is the case please set to blank.</text:span></text:p>
            <text:p text:style-name="P63"><text:span text:style-name="T8">See Section on </text:span><text:span text:style-name="T4">National Credit Act Requirements for data submission</text:span></text:p>
          </table:table-cell>
        </table:table-row>
      </table:table>
      <text:p text:style-name="Standard"/>
      <text:p text:style-name="Standard"/>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63"><text:span text:style-name="T8">21</text:span></text:p>
          </table:table-cell>
          <table:table-cell table:style-name="Table27.A1" office:value-type="string">
            <text:p text:style-name="P63"><text:span text:style-name="T8">POSTAL ADDRESS LINE 2</text:span></text:p>
          </table:table-cell>
          <table:table-cell table:style-name="Table27.C1" office:value-type="string">
            <text:p text:style-name="P63"><text:span text:style-name="T8">Conditional</text:span></text:p>
          </table:table-cell>
          <table:table-cell table:style-name="Table27.D1" office:value-type="string">
            <text:p text:style-name="P27"/>
            <text:p text:style-name="P63"><text:span text:style-name="T8">Format and length is A25</text:span></text:p>
            <text:p text:style-name="P63"><text:span text:style-name="T4">Alpha</text:span><text:span text:style-name="T8"> field must be left aligned and space filled</text:span></text:p>
            <text:p text:style-name="P63"><text:span text:style-name="T8">May only contain 0-9, A-Z, apostrophe, hyphen and embedded spaces. All other characters will be removed on load.</text:span></text:p>
            <text:p text:style-name="P63"><text:span text:style-name="T8">Exclusion words such as “unknown”, “as above” or” NA” must be removed</text:span></text:p>
            <text:p text:style-name="P63"><text:span text:style-name="T8">Addresses must not be defaulted to the suppliers address under any circumstances. Where this is the case please set to blank.</text:span></text:p>
            <text:p text:style-name="P63"><text:span text:style-name="T8">See Section on </text:span><text:span text:style-name="T4">National Credit Act Requirements for data submission</text:span></text:p>
          </table:table-cell>
        </table:table-row>
        <table:table-row table:style-name="Table27.1">
          <table:table-cell table:style-name="Table27.A1" office:value-type="string">
            <text:p text:style-name="P63"><text:span text:style-name="T8">22</text:span></text:p>
          </table:table-cell>
          <table:table-cell table:style-name="Table27.A1" office:value-type="string">
            <text:p text:style-name="P63"><text:span text:style-name="T8">POSTAL ADDRESS LINE 3</text:span></text:p>
          </table:table-cell>
          <table:table-cell table:style-name="Table27.C2" office:value-type="string">
            <text:p text:style-name="P63"><text:span text:style-name="T8">No</text:span></text:p>
          </table:table-cell>
          <table:table-cell table:style-name="Table27.D2" office:value-type="string">
            <text:p text:style-name="P27"/>
            <text:p text:style-name="P63"><text:span text:style-name="T8">Format and length is A25</text:span></text:p>
            <text:p text:style-name="P63"><text:span text:style-name="T4">Alpha</text:span><text:span text:style-name="T8"> field must be left aligned and space filled</text:span></text:p>
            <text:p text:style-name="P63"><text:span text:style-name="T8">May only contain 0-9, A-Z, apostrophe, hyphen and embedded spaces. All other characters will be removed on load.</text:span></text:p>
            <text:p text:style-name="P63"><text:span text:style-name="T8">Exclusion words such as “unknown”, “as above” or” NA” must be removed</text:span></text:p>
            <text:p text:style-name="P63"><text:span text:style-name="T8">Addresses must not be defaulted to the suppliers address under any circumstances. Where this is the case please set to blank.</text:span></text:p>
            <text:p text:style-name="P63"><text:span text:style-name="T8">See Section on </text:span><text:span text:style-name="T4">National Credit Act Requirements for data submission</text:span></text:p>
          </table:table-cell>
        </table:table-row>
        <table:table-row table:style-name="Table27.1">
          <table:table-cell table:style-name="Table27.A1" office:value-type="string">
            <text:p text:style-name="P63"><text:span text:style-name="T8">23</text:span></text:p>
          </table:table-cell>
          <table:table-cell table:style-name="Table27.A1" office:value-type="string">
            <text:p text:style-name="P63"><text:span text:style-name="T8">POSTAL ADDRESS LINE 4</text:span></text:p>
          </table:table-cell>
          <table:table-cell table:style-name="Table27.C3" office:value-type="string">
            <text:p text:style-name="P63"><text:span text:style-name="T8">No</text:span></text:p>
          </table:table-cell>
          <table:table-cell table:style-name="Table27.D3" office:value-type="string">
            <text:p text:style-name="P27"/>
            <text:p text:style-name="P63"><text:span text:style-name="T8">Format and length is A25</text:span></text:p>
            <text:p text:style-name="P63"><text:span text:style-name="T4">Alpha</text:span><text:span text:style-name="T8"> field must be left aligned and space filled</text:span></text:p>
            <text:p text:style-name="P63"><text:span text:style-name="T8">May only contain 0-9, A-Z, apostrophe, hyphen and embedded spaces. All other characters will be removed on load.</text:span></text:p>
            <text:p text:style-name="P63"><text:span text:style-name="T8">Exclusion words such as “unknown”, “as above” or” NA” must be removed</text:span></text:p>
            <text:p text:style-name="P63"><text:span text:style-name="T8">Addresses must not be defaulted to the suppliers address under any circumstances. Where this is the case please set to blank.</text:span></text:p>
            <text:p text:style-name="P63"><text:span text:style-name="T8">See Section on </text:span><text:span text:style-name="T4">National Credit Act Requirements for data submission</text:span></text:p>
          </table:table-cell>
        </table:table-row>
        <table:table-row table:style-name="Table27.1">
          <table:table-cell table:style-name="Table27.A1" office:value-type="string">
            <text:p text:style-name="P63"><text:span text:style-name="T8">24</text:span></text:p>
          </table:table-cell>
          <table:table-cell table:style-name="Table27.A1" office:value-type="string">
            <text:p text:style-name="P63"><text:span text:style-name="T8">POSTAL CODE OF POSTAL ADDRESS</text:span></text:p>
          </table:table-cell>
          <table:table-cell table:style-name="Table27.C4" office:value-type="string">
            <text:p text:style-name="P63"><text:span text:style-name="T8">Conditional</text:span></text:p>
          </table:table-cell>
          <table:table-cell table:style-name="Table27.D4" office:value-type="string">
            <text:p text:style-name="P27"/>
            <text:p text:style-name="P63"><text:span text:style-name="T8">Format and length is A6</text:span></text:p>
            <text:p text:style-name="P63"><text:span text:style-name="T4">EXCEPTION</text:span><text:span text:style-name="T8">: must be </text:span><text:span text:style-name="T4">right aligned</text:span><text:span text:style-name="T8"> with no imbedded spaces</text:span></text:p>
            <text:p text:style-name="P67"><text:span text:style-name="T8">May only contain </text:span><text:span text:style-name="T4">0-9</text:span><text:span text:style-name="T8"> and may </text:span><text:span text:style-name="T4">not be zero filled<text:tab/></text:span></text:p>
            <text:p text:style-name="P63"><text:span text:style-name="T8">Exclusion words such as “unknown”, “as above” or” NA” must be removed</text:span></text:p>
            <text:p text:style-name="P63"><text:span text:style-name="T8">See Section on </text:span><text:span text:style-name="T4">National Credit Act Requirements for data submission</text:span></text:p>
            <text:p text:style-name="P27"/>
          </table:table-cell>
        </table:table-row>
      </table:table>
      <text:p text:style-name="P7"/>
      <text:p text:style-name="P63"><text:span text:style-name="T4">Requirements for submission of Postal addresses:</text:span></text:p>
      <text:p text:style-name="P38"/>
      <text:p text:style-name="P64"><text:span text:style-name="T8">If the address supplied is a postal address then:-</text:span></text:p>
      <text:p text:style-name="P104"><text:span text:style-name="T8">Description i.e. P O Box or Private Bag and number must be in line 1</text:span></text:p>
      <text:p text:style-name="P104"><text:span text:style-name="T8">Suburb in line 2</text:span></text:p>
      <text:p text:style-name="P104"><text:span text:style-name="T8">City in line 3</text:span></text:p>
      <text:p text:style-name="P104"><text:span text:style-name="T8">Leave blank line 4</text:span></text:p>
      <text:p text:style-name="P104"><text:span text:style-name="T8">Postal code in postcode field</text:span></text:p>
      <text:p text:style-name="P105"/>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63"><text:span text:style-name="T8">25 - 45</text:span></text:p>
          </table:table-cell>
          <table:table-cell table:style-name="Table28.A1" office:value-type="string">
            <text:p text:style-name="P38"/>
          </table:table-cell>
          <table:table-cell table:style-name="Table28.A1" office:value-type="string">
            <text:p text:style-name="P27"/>
          </table:table-cell>
          <table:table-cell table:style-name="Table28.A1" office:value-type="string">
            <text:p text:style-name="P38"/>
            <text:p text:style-name="P63"><text:span text:style-name="T4">SEE FINANCIAL DATA PROCESS &amp; RULES</text:span></text:p>
            <text:p text:style-name="P38"/>
          </table:table-cell>
        </table:table-row>
      </table:table>
      <text:p text:style-name="P105"/>
      <text:p text:style-name="P3"/>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63"><text:span text:style-name="T8">46</text:span></text:p>
          </table:table-cell>
          <table:table-cell table:style-name="Table29.A1" office:value-type="string">
            <text:p text:style-name="P63"><text:span text:style-name="T8">HOME TELEPHONE</text:span></text:p>
          </table:table-cell>
          <table:table-cell table:style-name="Table29.C1" office:value-type="string">
            <text:p text:style-name="P63"><text:span text:style-name="T8">Conditional</text:span></text:p>
          </table:table-cell>
          <table:table-cell table:style-name="Table29.D1" office:value-type="string">
            <text:p text:style-name="P27"/>
            <text:p text:style-name="P63"><text:span text:style-name="T8">Format and length is A16</text:span></text:p>
            <text:p text:style-name="P63"><text:span text:style-name="T4">Exception</text:span><text:span text:style-name="T8">: must be </text:span><text:span text:style-name="T4">right aligned</text:span><text:span text:style-name="T8"> with no imbedded spaces</text:span></text:p>
            <text:p text:style-name="P63"><text:span text:style-name="T4">May not be zero filled</text:span></text:p>
            <text:p text:style-name="P63"><text:span text:style-name="T8">See Section on </text:span><text:span text:style-name="T4">National Credit Act Requirements for data submission</text:span></text:p>
            <text:p text:style-name="P63"><text:span text:style-name="T8">Must not be defaulted to the supplier’s telephone number under any circumstances. Where this is the case please set to blank.</text:span></text:p>
            <text:p text:style-name="P27"/>
          </table:table-cell>
        </table:table-row>
        <table:table-row table:style-name="Table29.1">
          <table:table-cell table:style-name="Table29.A1" office:value-type="string">
            <text:p text:style-name="P63"><text:span text:style-name="T8">47</text:span></text:p>
          </table:table-cell>
          <table:table-cell table:style-name="Table29.A1" office:value-type="string">
            <text:p text:style-name="P63"><text:span text:style-name="T8">CELLULAR TELEPHONE</text:span></text:p>
          </table:table-cell>
          <table:table-cell table:style-name="Table29.C2" office:value-type="string">
            <text:p text:style-name="P63"><text:span text:style-name="T8">Conditional</text:span></text:p>
          </table:table-cell>
          <table:table-cell table:style-name="Table29.D2" office:value-type="string">
            <text:p text:style-name="P27"/>
            <text:p text:style-name="P63"><text:span text:style-name="T8">Format and length is A16</text:span></text:p>
            <text:p text:style-name="P63"><text:span text:style-name="T4">Exception</text:span><text:span text:style-name="T8">: must be </text:span><text:span text:style-name="T4">right aligned</text:span><text:span text:style-name="T8"> with no imbedded spaces</text:span></text:p>
            <text:p text:style-name="P63"><text:span text:style-name="T4">May not be zero filled</text:span></text:p>
            <text:p text:style-name="P63"><text:span text:style-name="T8">See Section on </text:span><text:span text:style-name="T4">National Credit Act Requirements for data submission</text:span></text:p>
            <text:p text:style-name="P63"><text:span text:style-name="T8">Must not be defaulted to the supplier’s telephone number under any circumstances. Where this is the case please set to blank.</text:span></text:p>
            <text:p text:style-name="P27"/>
          </table:table-cell>
        </table:table-row>
        <table:table-row table:style-name="Table29.1">
          <table:table-cell table:style-name="Table29.A1" office:value-type="string">
            <text:p text:style-name="P63"><text:span text:style-name="T8">48</text:span></text:p>
          </table:table-cell>
          <table:table-cell table:style-name="Table29.A1" office:value-type="string">
            <text:p text:style-name="P63"><text:span text:style-name="T8">WORK TELEPHONE</text:span></text:p>
          </table:table-cell>
          <table:table-cell table:style-name="Table29.C3" office:value-type="string">
            <text:p text:style-name="P63"><text:span text:style-name="T8">Conditional</text:span></text:p>
          </table:table-cell>
          <table:table-cell table:style-name="Table29.D3" office:value-type="string">
            <text:p text:style-name="P27"/>
            <text:p text:style-name="P63"><text:span text:style-name="T8">Format and length is A16</text:span></text:p>
            <text:p text:style-name="P63"><text:span text:style-name="T4">Exception</text:span><text:span text:style-name="T8">: must be </text:span><text:span text:style-name="T4">right aligned</text:span><text:span text:style-name="T8"> with no imbedded spaces</text:span></text:p>
            <text:p text:style-name="P63"><text:span text:style-name="T4">May not be zero filled</text:span></text:p>
            <text:p text:style-name="P63"><text:span text:style-name="T8">See Section on </text:span><text:span text:style-name="T4">National Credit Act Requirements for data submission</text:span></text:p>
            <text:p text:style-name="P63"><text:span text:style-name="T8">Must not be defaulted to the supplier’s telephone number under any circumstances. Where this is the case please set to blank.</text:span></text:p>
            <text:p text:style-name="P27"/>
          </table:table-cell>
        </table:table-row>
      </table:table>
      <text:p text:style-name="P45"/>
      <text:p text:style-name="P61"><text:span text:style-name="T4">Examples for submission of Telephone numbers:<text:line-break/></text:span><text:span text:style-name="T8"> <text:s text:c="5"/>0828888888<text:tab/> and not as “082 888 8888”</text:span></text:p>
      <text:p text:style-name="P49"><text:span text:style-name="T8"><text:s text:c="6"/>0118888888 <text:tab/>and not as “011 888 8888”</text:span></text:p>
      <text:p text:style-name="P43"/>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63"><text:span text:style-name="T8">49</text:span></text:p>
          </table:table-cell>
          <table:table-cell table:style-name="Table30.A1" office:value-type="string">
            <text:p text:style-name="P63"><text:span text:style-name="T8">EMPLOYER DETAIL</text:span></text:p>
          </table:table-cell>
          <table:table-cell table:style-name="Table30.C1" office:value-type="string">
            <text:p text:style-name="P63"><text:span text:style-name="T8">Conditional</text:span></text:p>
          </table:table-cell>
          <table:table-cell table:style-name="Table30.D1" office:value-type="string">
            <text:p text:style-name="P26"/>
            <text:p text:style-name="P63"><text:span text:style-name="T8">Format and length is A 60</text:span></text:p>
            <text:p text:style-name="P61"><text:span text:style-name="T8">See Section on </text:span><text:span text:style-name="T4">National Credit Act Requirements for data submission</text:span></text:p>
            <text:p text:style-name="P19"><text:span text:style-name="T8">Name of Company at which consumer is employed</text:span></text:p>
            <text:p text:style-name="P19"><text:span text:style-name="T8">If ownership type is 01 (Sole Proprietor) this field should be populated with the consumers Business name</text:span></text:p>
            <text:p text:style-name="P61"><text:span text:style-name="T8">This field may not be defaulted to the consumers name and / or surname &amp; must not be zero (0) filled.</text:span></text:p>
            <text:p text:style-name="P19"><text:span text:style-name="T8">Do not precede with Trading as, T/A or any variant thereof</text:span></text:p>
            <text:p text:style-name="P19"><text:span text:style-name="T8">Characters allowed as stipulated in the Companies Act (as at 03/2012) are: any letters, numbers or punctuation marks, any of the following symbols: +, &amp;, #, , %, =, round brackets used in pairs to isolate any other part of the name </text:span></text:p>
          </table:table-cell>
        </table:table-row>
        <table:table-row table:style-name="Table30.2">
          <table:table-cell table:style-name="Table30.A1" office:value-type="string">
            <text:p text:style-name="P63"><text:span text:style-name="T8">50</text:span></text:p>
          </table:table-cell>
          <table:table-cell table:style-name="Table30.A1" office:value-type="string">
            <text:p text:style-name="P63"><text:span text:style-name="T8">INCOME</text:span></text:p>
          </table:table-cell>
          <table:table-cell table:style-name="Table30.C2" office:value-type="string">
            <text:p text:style-name="P63"><text:span text:style-name="T8">Conditional</text:span></text:p>
          </table:table-cell>
          <table:table-cell table:style-name="Table30.D2" office:value-type="string">
            <text:p text:style-name="P26"/>
            <text:p text:style-name="P63"><text:span text:style-name="T8">Format and length is N9</text:span></text:p>
            <text:p text:style-name="P61"><text:span text:style-name="T8">See Section on </text:span><text:span text:style-name="T4">National Credit Act Requirements for data submission</text:span></text:p>
            <text:p text:style-name="P61"><text:span text:style-name="T8">Gross income of the consumer, must be in line with Income frequency indicator in field 51</text:span></text:p>
            <text:p text:style-name="P61"><text:span text:style-name="T8">To be used for statistical reporting only</text:span></text:p>
            <text:p text:style-name="P61"><text:span text:style-name="T8">May not be displayed or returned by bureaux, must be fully masked</text:span></text:p>
            <text:p text:style-name="P26"/>
          </table:table-cell>
        </table:table-row>
      </table:table>
      <text:p text:style-name="Standard"/>
      <text:p text:style-name="P102"/>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63"><text:span text:style-name="T8">51</text:span></text:p>
          </table:table-cell>
          <table:table-cell table:style-name="Table31.A1" office:value-type="string">
            <text:p text:style-name="P63"><text:span text:style-name="T8">INCOME FREQUENCY</text:span></text:p>
          </table:table-cell>
          <table:table-cell table:style-name="Table31.C1" office:value-type="string">
            <text:p text:style-name="P63"><text:span text:style-name="T8">Conditional</text:span></text:p>
          </table:table-cell>
          <table:table-cell table:style-name="Table31.D1" office:value-type="string">
            <text:p text:style-name="P26"/>
            <text:p text:style-name="P63"><text:span text:style-name="T8">Format and length is A1</text:span></text:p>
            <text:p text:style-name="P61"><text:span text:style-name="T8">See Section on </text:span><text:span text:style-name="T4">National Credit Act Requirements for data submission</text:span></text:p>
            <text:p text:style-name="P61"><text:span text:style-name="T8">Mandatory if Field 50 is populated</text:span></text:p>
            <text:p text:style-name="P26"/>
          </table:table-cell>
        </table:table-row>
      </table:table>
      <text:p text:style-name="P4"/>
      <text:p text:style-name="P12"><text:span text:style-name="T4">Income Frequency Table</text:span></text:p>
      <table:table table:name="Table32" table:style-name="Table32">
        <table:table-column table:style-name="Table32.A"/>
        <table:table-column table:style-name="Table32.B"/>
        <table:table-row table:style-name="Table32.1">
          <table:table-cell table:style-name="Table32.A1" office:value-type="string">
            <text:p text:style-name="P63"><text:span text:style-name="T7">CODE</text:span></text:p>
          </table:table-cell>
          <table:table-cell table:style-name="Table32.A1" office:value-type="string">
            <text:p text:style-name="P63"><text:span text:style-name="T7">PERIOD</text:span></text:p>
          </table:table-cell>
        </table:table-row>
        <table:table-row table:style-name="Table32.2">
          <table:table-cell table:style-name="Table32.A1" office:value-type="string">
            <text:p text:style-name="P47"><text:span text:style-name="T8">M</text:span></text:p>
          </table:table-cell>
          <table:table-cell table:style-name="Table32.B2" office:value-type="string">
            <text:p text:style-name="P49"><text:span text:style-name="T8">Monthly</text:span></text:p>
          </table:table-cell>
        </table:table-row>
        <table:table-row table:style-name="Table32.3">
          <table:table-cell table:style-name="Table32.A1" office:value-type="string">
            <text:p text:style-name="P47"><text:span text:style-name="T8">W</text:span></text:p>
          </table:table-cell>
          <table:table-cell table:style-name="Table32.B3" office:value-type="string">
            <text:p text:style-name="P49"><text:span text:style-name="T8">Weekly</text:span></text:p>
          </table:table-cell>
        </table:table-row>
        <table:table-row table:style-name="Table32.4">
          <table:table-cell table:style-name="Table32.A1" office:value-type="string">
            <text:p text:style-name="P47"><text:span text:style-name="T8">F</text:span></text:p>
          </table:table-cell>
          <table:table-cell table:style-name="Table32.B4" office:value-type="string">
            <text:p text:style-name="P49"><text:span text:style-name="T8">Fortnight</text:span></text:p>
          </table:table-cell>
        </table:table-row>
        <table:table-row table:style-name="Table32.5">
          <table:table-cell table:style-name="Table32.A1" office:value-type="string">
            <text:p text:style-name="P47"><text:span text:style-name="T8">Q</text:span></text:p>
          </table:table-cell>
          <table:table-cell table:style-name="Table32.B5" office:value-type="string">
            <text:p text:style-name="P49"><text:span text:style-name="T8">Quarterly</text:span></text:p>
          </table:table-cell>
        </table:table-row>
        <table:table-row table:style-name="Table32.6">
          <table:table-cell table:style-name="Table32.A1" office:value-type="string">
            <text:p text:style-name="P47"><text:span text:style-name="T8">A</text:span></text:p>
          </table:table-cell>
          <table:table-cell table:style-name="Table32.B6" office:value-type="string">
            <text:p text:style-name="P49"><text:span text:style-name="T8">Annual</text:span></text:p>
          </table:table-cell>
        </table:table-row>
      </table:table>
      <text:p text:style-name="P8"/>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63"><text:span text:style-name="T8">52</text:span></text:p>
          </table:table-cell>
          <table:table-cell table:style-name="Table33.A1" office:value-type="string">
            <text:p text:style-name="P63"><text:span text:style-name="T8">OCCUPATION</text:span></text:p>
          </table:table-cell>
          <table:table-cell table:style-name="Table33.C1" office:value-type="string">
            <text:p text:style-name="P63"><text:span text:style-name="T8">Conditional</text:span></text:p>
          </table:table-cell>
          <table:table-cell table:style-name="Table33.D1" office:value-type="string">
            <text:p text:style-name="P27"/>
            <text:p text:style-name="P63"><text:span text:style-name="T8">Format and length is A20</text:span></text:p>
            <text:p text:style-name="P63"><text:span text:style-name="T8">See Section on </text:span><text:span text:style-name="T4">National Credit Act Requirements for data submission</text:span></text:p>
            <text:p text:style-name="P63"><text:span text:style-name="T8">Job Title of the consumer</text:span></text:p>
            <text:p text:style-name="P49"><text:span text:style-name="T8">Only A – Z, 0-9, apostrophe or Hyphen allowed.</text:span></text:p>
            <text:p text:style-name="P27"/>
          </table:table-cell>
        </table:table-row>
      </table:table>
      <text:p text:style-name="P81"/>
      <text:p text:style-name="P3"/>
      <text:h text:style-name="P131" text:outline-level="2"><text:bookmark-start text:name="_Toc420994171"/><text:bookmark-start text:name="__RefHeading___Toc39183_1908594575"/><text:span text:style-name="T14">Financial &amp; Account Type Population, Process Rules and Requirements</text:span><text:bookmark-end text:name="_Toc420994171"/><text:bookmark-end text:name="__RefHeading___Toc39183_1908594575"/></text:h>
      <text:p text:style-name="P85"/>
      <text:p text:style-name="P89"><text:span text:style-name="T4">Financial Field Population, Rules and Requirements</text:span><text:span text:style-name="T8"> are detailed below in general and per account type.</text:span></text:p>
      <text:p text:style-name="P81"/>
      <text:p text:style-name="P89"><text:span text:style-name="T8">Detailed information on </text:span><text:span text:style-name="T4">Status Codes, Data Retention periods and Deferred Payment field population</text:span><text:span text:style-name="T8"> can be found at </text:span><text:span text:style-name="T4">General Financial Field Population and Reference Details</text:span><text:span text:style-name="T8">. </text:span></text:p>
      <text:p text:style-name="P89"><text:span text:style-name="T8">It is important, where these are applicable, to consider impact and requirements of each of the variances on submission of records to ensure that the submission can meet load and legislative accuracy and update obligations.</text:span></text:p>
      <text:p text:style-name="P81"/>
      <text:p text:style-name="P89"><text:span text:style-name="T8">Demographic Data Fields to be populated in accordance with the requirements set out earlier in this document (See </text:span><text:span text:style-name="T4">Demographic Data Rules and Requirements</text:span><text:span text:style-name="T8">), these are not covered per account type as they apply to all submissions and account types.</text:span></text:p>
      <text:p text:style-name="P87"/>
      <text:p text:style-name="P87"/>
      <text:h text:style-name="P130" text:outline-level="2"><text:bookmark-start text:name="_Toc420994172"/><text:bookmark-start text:name="__RefHeading___Toc39185_1908594575"/><text:span text:style-name="T14">General Financial Field Population and Reference details</text:span><text:bookmark-end text:name="_Toc420994172"/><text:bookmark-end text:name="__RefHeading___Toc39185_1908594575"/></text:h>
      <text:h text:style-name="P134" text:outline-level="3"><text:bookmark-start text:name="_Toc420994173"/><text:bookmark-start text:name="__RefHeading___Toc39187_1908594575"/><text:span text:style-name="Intense_20_Emphasis"><text:span text:style-name="T25">Financial Field Population and composition</text:span></text:span><text:bookmark-end text:name="_Toc420994173"/><text:bookmark-end text:name="__RefHeading___Toc39187_1908594575"/></text:h>
      <text:p text:style-name="P91"/>
      <text:p text:style-name="P91"><text:span text:style-name="T8">In the interest of consistent reporting by all members the following guidelines have been applied and must be considered when extracting the required financial fields</text:span></text:p>
      <text:p text:style-name="P80"/>
      <text:p text:style-name="P91"><text:span text:style-name="T8">The categorisations discussed below include the following account types:</text:span></text:p>
      <text:p text:style-name="P84"/>
      <text:p text:style-name="P91"><text:span text:style-name="T4">Standard Credit Agreements</text:span><text:span text:style-name="T8">: <text:tab/><text:tab/>may include account types: <text:s text:c="2"/>B, D, H, I, M, N, P, T and Y</text:span></text:p>
      <text:p text:style-name="P91"><text:span text:style-name="T8"/></text:p>
      <text:p text:style-name="P80"/>
      <text:p text:style-name="P97"><text:span text:style-name="T5">Opening Balance / Loan Amount / Credit Limit:</text:span></text:p>
      <text:list xml:id="list5422147114043904271" text:style-name="WWNum20">
        <text:list-item>
          <text:p text:style-name="P110"><text:span text:style-name="T8">The inception value or limit available in reporting month.</text:span></text:p>
          <text:list>
            <text:list-item>
              <text:p text:style-name="P110"><text:span text:style-name="T8">In the case of a standard Credit Agreement </text:span></text:p>
              <text:list>
                <text:list-item>
                  <text:p text:style-name="P110"><text:span text:style-name="T8">The Capital amount at the inception of the agreement inclusive of costs and/or fees which are capitalised</text:span></text:p>
                </text:list-item>
                <text:list-item>
                  <text:p text:style-name="P110"><text:span text:style-name="T8">May not include future costs, fees, interest or insurance over the term</text:span></text:p>
                </text:list-item>
              </text:list>
            </text:list-item>
          </text:list>
        </text:list-item>
      </text:list>
      <text:p text:style-name="P97"><text:span text:style-name="T5"/></text:p>
      <text:p text:style-name="P97"><text:span text:style-name="T5">Current Balance</text:span><text:span text:style-name="T4">:</text:span></text:p>
      <text:list xml:id="list124340644200256" text:continue-numbering="true" text:style-name="WWNum20">
        <text:list-item>
          <text:p text:style-name="P110"><text:span text:style-name="T8">The balance of the account as at month end.</text:span></text:p>
          <text:list>
            <text:list-item>
              <text:p text:style-name="P110"><text:span text:style-name="T8">In the case of a standard Credit Agreement</text:span></text:p>
              <text:list>
                <text:list-item>
                  <text:p text:style-name="P110"><text:span text:style-name="T8">The balance of the account (capital still owing) + costs, fees &amp; interest as at the month end being reported</text:span></text:p>
                </text:list-item>
                <text:list-item>
                  <text:p text:style-name="P110"><text:span text:style-name="T8">No future costs fees or interest is to be reported</text:span></text:p>
                </text:list-item>
              </text:list>
            </text:list-item>
          </text:list>
        </text:list-item>
      </text:list>
      <text:p text:style-name="P119"><text:span text:style-name="T3">Note: </text:span><text:span text:style-name="T8">the above applies to deferred payment accounts also </text:span></text:p>
      <text:list xml:id="list124339742843313" text:continue-numbering="true" text:style-name="WWNum20">
        <text:list-item>
          <text:list>
            <text:list-item>
              <text:list>
                <text:list-item>
                  <text:p text:style-name="P110"><text:span text:style-name="T8">s in credit if this is the case</text:span></text:p>
                </text:list-item>
              </text:list>
            </text:list-item>
          </text:list>
        </text:list-item>
      </text:list>
      <text:p text:style-name="P97"><text:span text:style-name="T5"/></text:p>
      <text:p text:style-name="P97"><text:span text:style-name="T5">Instalment:</text:span></text:p>
      <text:list xml:id="list124340275795507" text:continue-numbering="true" text:style-name="WWNum20">
        <text:list-item>
          <text:p text:style-name="P110"><text:span text:style-name="T8">The amount which is expected from the consumer in order to ensure the account will remain current </text:span></text:p>
        </text:list-item>
        <text:list-item>
          <text:p text:style-name="P110"><text:span text:style-name="T8">All values reported must be as at the reporting month and not include any future billing which are not being sought from the consumer in the month of reporting.</text:span></text:p>
          <text:list>
            <text:list-item>
              <text:p text:style-name="P110"><text:span text:style-name="T8">In the case of a standard Credit Agreement</text:span></text:p>
              <text:list>
                <text:list-item>
                  <text:p text:style-name="P110"><text:span text:style-name="T8">The instalment which will be sought from the consumer in accordance with the credit agreement, inclusive of costs, fees, insurance and other charges which may be incurred monthly (club fees, product fees)</text:span></text:p>
                </text:list-item>
              </text:list>
            </text:list-item>
          </text:list>
        </text:list-item>
      </text:list>
      <text:p text:style-name="P119"><text:span text:style-name="T3">Exception:</text:span><text:span text:style-name="T8"> If a deferred payment type and date are populated then the instalment should reflect the expected instalment at the deferred date (thus may include future insurance, costs and interest to the point of the expected payment).</text:span></text:p>
      <text:list xml:id="list124339828719827" text:continue-numbering="true" text:style-name="WWNum20">
        <text:list-item>
          <text:list>
            <text:list-item>
              <text:p text:style-name="P110"><text:span text:style-name="T8"/></text:p>
            </text:list-item>
          </text:list>
        </text:list-item>
      </text:list>
      <text:p text:style-name="P3"/>
      <text:p text:style-name="P100"><text:span text:style-name="T5">Overdue:</text:span></text:p>
      <text:list xml:id="list124340114548505" text:continue-numbering="true" text:style-name="WWNum20">
        <text:list-item>
          <text:p text:style-name="P110"><text:span text:style-name="T8">Total value which has not been received within the agreed repayment period (monthly, weekly, annually) etc. </text:span></text:p>
        </text:list-item>
        <text:list-item>
          <text:p text:style-name="P110"><text:span text:style-name="T8">This value should be including overdue costs, overdue insurance and overdue Interest.</text:span></text:p>
          <text:list>
            <text:list-item>
              <text:p text:style-name="P110"><text:span text:style-name="T8">Where there is an agreed Contractual instalment for the accounts type the overdue contractual instalments or portions thereof should be reported as overdue (the instalments which have not been met or portion of instalment not met depending on your business deems to be overdue)</text:span></text:p>
            </text:list-item>
            <text:list-item>
              <text:p text:style-name="P110"><text:span text:style-name="T8">Where there is a variable instalment for the account type the overdue which has not been paid within the agreed repayment period should be included in the instalment being sought i.e. if an account is payable monthly then overdue should be the combined total of 30+ days</text:span></text:p>
            </text:list-item>
          </text:list>
        </text:list-item>
      </text:list>
      <text:p text:style-name="P122"><text:span text:style-name="T8"/></text:p>
      <text:p text:style-name="P111"/>
      <text:p text:style-name="P79"><text:span text:style-name="T5">All Financial</text:span><text:span text:style-name="T8"> </text:span><text:span text:style-name="T5">data</text:span><text:span text:style-name="T8"> should always reflect the values which the consumer would view on his / her statement for the reporting month</text:span></text:p>
      <text:p text:style-name="P3"/>
      <text:h text:style-name="P134" text:outline-level="3"><text:bookmark-start text:name="_Toc420994174"/><text:bookmark-start text:name="__RefHeading___Toc39189_1908594575"/><text:span text:style-name="Intense_20_Emphasis"><text:span text:style-name="T25">Status Code Process Rules and Requirements</text:span></text:span><text:bookmark-end text:name="_Toc420994174"/><text:bookmark-end text:name="__RefHeading___Toc39189_1908594575"/></text:h>
      <text:p text:style-name="P81"/>
      <text:list xml:id="list124340343119941" text:continue-numbering="true" text:style-name="WWNum20">
        <text:list-item>
          <text:p text:style-name="P110"><text:span text:style-name="T8">In terms of section 17 (2) of the National Credit Act Regulations, if a status code is submitted then a status date is </text:span><text:span text:style-name="T4">mandatory</text:span><text:span text:style-name="T8">. </text:span></text:p>
        </text:list-item>
        <text:list-item>
          <text:p text:style-name="P110"><text:span text:style-name="T8">The only status codes which may be repeated are D &amp; P.</text:span></text:p>
        </text:list-item>
        <text:list-item>
          <text:p text:style-name="P110"><text:span text:style-name="T8">The use of status code D must be monitored and it must be noted that the removal of this status once submitted in file submission to the bureaux is a manual process. Simply dropping this code from your submission does not bring the record in question back into display; this code must be requested to be removed via manual update processes to ensure that the status is removed from the payment profile line completely facilitating its display. </text:span></text:p>
        </text:list-item>
        <text:list-item>
          <text:p text:style-name="P112"><text:span text:style-name="T8">Status codes must be submitted, once, in the month of occurrence along with the date of this occurrence and then the status code, if no change has occurred and is the same as the previous month, must be removed from subsequent monthly submissions. </text:span></text:p>
        </text:list-item>
        <text:list-item>
          <text:p text:style-name="P110"><text:span text:style-name="T11">Closure status codes (C, F, G, K, M, S, T, and V) are expected in the daily file extracts</text:span><text:span text:style-name="T8"> and will be validated to ensure that use is permissible for the account types being provided. The submission of these is required to be reinforced with a repeat in the monthly file, however, once the repeat has been submitted in the monthly file the status must be dropped from submission in the next monthly file.</text:span></text:p>
        </text:list-item>
        <text:list-item>
          <text:p text:style-name="P110"><text:span text:style-name="T8">If an account has no subsequent update and will no longer be used in the business, then the record may be dropped from submission in the month after the status code supplied. Generally this will include records with the following statuses (C,F,G,H,J,K,M,S,T,V,W,Z), unless the business is in a position to update records in a collection environment.</text:span></text:p>
        </text:list-item>
        <text:list-item>
          <text:p text:style-name="P110"><text:span text:style-name="T8">If a Member is not in a position to submit subsequent updates to an account once a negative status has been submitted (W ,I, J or L), then the record must be excluded from the submission once the code has been submitted and only resubmitted again in the month where this status changes (i.e. once payment in full is received).</text:span></text:p>
        </text:list-item>
        <text:list-item>
          <text:p text:style-name="P108"><text:span text:style-name="T8">Records submitted with status codes A, B, N, O, Q, R, U and Y will be rejected as these status codes are no longer in use.</text:span></text:p>
        </text:list-item>
        <text:list-item>
          <text:p text:style-name="P108"><text:span text:style-name="T8">Negative Status Codes, defined as enforcement actions, may be displayed for up to two years and may only be removed only if these are deemed to be factually incorrect. Removals and the reasons for these are monitored monthly by SACRRA.</text:span></text:p>
        </text:list-item>
        <text:list-item>
          <text:p text:style-name="P108"><text:span text:style-name="T8">No negativity should be inferred from the use of G,H,K,M or S in isolation</text:span></text:p>
        </text:list-item>
        <text:list-item>
          <text:p text:style-name="P108"><text:span text:style-name="T8">Due to Bureaux restriction on the values associated with the creation of public domain records; where the current balance and overdue amount of a negative status code (W, I,J or L) is submitted as less than R100.00, the Bureaux are obligated to reject these records. In order that these records can be updated and not left in limbo at bureaux, resulting in elevated QE1 records and disputes, Members must submit these records with a Status Code of C (Closed) as per the SACRRA Manco decision of 2011 which has been communicated and can be provided for reference purposes if required.</text:span></text:p>
        </text:list-item>
      </text:list>
      <text:p text:style-name="P7"/>
      <text:p text:style-name="P101"><text:span text:style-name="T4">Status Code Table</text:span></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text:span text:style-name="T4">CODE</text:span></text:p>
          </table:table-cell>
          <table:table-cell table:style-name="Table34.A1" office:value-type="string">
            <text:p text:style-name="P13"><text:span text:style-name="T4">DESCRIPTION</text:span></text:p>
          </table:table-cell>
          <table:table-cell table:style-name="Table34.A1" office:value-type="string">
            <text:p text:style-name="P13"><text:span text:style-name="T4">DEFINITION</text:span></text:p>
          </table:table-cell>
        </table:table-row>
        <table:table-row table:style-name="Table34.2">
          <table:table-cell table:style-name="Table34.A1" office:value-type="string">
            <text:p text:style-name="P50"><text:span text:style-name="T8">C</text:span></text:p>
          </table:table-cell>
          <table:table-cell table:style-name="Table34.B2" office:value-type="string">
            <text:p text:style-name="P50"><text:span text:style-name="T8">Account Closed</text:span></text:p>
            <text:p text:style-name="P22"/>
          </table:table-cell>
          <table:table-cell table:style-name="Table34.C2" office:value-type="string">
            <text:p text:style-name="P50"><text:span text:style-name="T8">Account fully paid and has been closed.</text:span></text:p>
            <text:p text:style-name="P50"><text:span text:style-name="T8">May be used for any account type with the exception of S &amp; L</text:span></text:p>
            <text:p text:style-name="P50"><text:span text:style-name="T8">May be used in Daily and Monthly files</text:span></text:p>
            <text:p text:style-name="P50"><text:span text:style-name="T8">Current balance, Overdue Balance, Months in arrears and instalment amount must be set to zero upon submission.</text:span></text:p>
            <text:p text:style-name="P50"><text:span text:style-name="T8">Accounts may be reopened after a C status codes has been supplied in the following circumstances:</text:span></text:p>
            <text:list xml:id="list8642866106691521064" text:style-name="WWNum19">
              <text:list-item>
                <text:p text:style-name="P109"><text:span text:style-name="T8">The account was closed in error</text:span></text:p>
              </text:list-item>
              <text:list-item>
                <text:p text:style-name="P109"><text:span text:style-name="T8">A payment has been returned after submission and the closure should be reversed</text:span></text:p>
              </text:list-item>
              <text:list-item>
                <text:p text:style-name="P109"><text:span text:style-name="T8">An account for life which the consumer requested be closed, has been reactivated</text:span></text:p>
              </text:list-item>
            </text:list>
            <text:p text:style-name="P22"/>
            <text:p text:style-name="P50"><text:span text:style-name="T8">Due to Bureaux restriction on the values associated with the creation of public domain records; where the current balance instalment and overdue amount of a negative status code (W, I,J or L) is submitted as less than R100.00, the Bureaux are obligated to reject these records. In order that these records can be updated and not left in limbo at bureaux, resulting in elevated QE1 records, Members must submit these records with a Status Code of C (Closed) </text:span></text:p>
            <text:p text:style-name="P22"/>
          </table:table-cell>
        </table:table-row>
        <table:table-row table:style-name="Table34.1">
          <table:table-cell table:style-name="Table34.A1" office:value-type="string">
            <text:p text:style-name="P50"><text:span text:style-name="T8">D</text:span></text:p>
          </table:table-cell>
          <table:table-cell table:style-name="Table34.B3" office:value-type="string">
            <text:p text:style-name="P50"><text:span text:style-name="T8">Disputed</text:span></text:p>
            <text:p text:style-name="P22"/>
          </table:table-cell>
          <table:table-cell table:style-name="Table34.C3" office:value-type="string">
            <text:p text:style-name="P50"><text:span text:style-name="T8">An indicator to remove the record from display while a dispute is investigated</text:span></text:p>
            <text:p text:style-name="P50"><text:span text:style-name="T8">May only be used in monthly files</text:span></text:p>
            <text:p text:style-name="P50"><text:span text:style-name="T8">May be repeated</text:span></text:p>
            <text:p text:style-name="P50"><text:span text:style-name="T8">Submission of this code at any stage may require manual intervention at a bureaux to remove, please use this code very carefully or manage disputes via manual processes</text:span></text:p>
            <text:p text:style-name="P22"/>
          </table:table-cell>
        </table:table-row>
        <table:table-row table:style-name="Table34.1">
          <table:table-cell table:style-name="Table34.A1" office:value-type="string">
            <text:p text:style-name="P50"><text:span text:style-name="T8">E</text:span></text:p>
          </table:table-cell>
          <table:table-cell table:style-name="Table34.B4" office:value-type="string">
            <text:p text:style-name="P50"><text:span text:style-name="T8">Terms Extended</text:span></text:p>
            <text:p text:style-name="P22"/>
          </table:table-cell>
          <table:table-cell table:style-name="Table34.C4" office:value-type="string">
            <text:p text:style-name="P50"><text:span text:style-name="T8">Repayment terms have been extended.</text:span></text:p>
            <text:p text:style-name="P50"><text:span text:style-name="T8">May only be used in Monthly files</text:span></text:p>
            <text:p text:style-name="P50"><text:span text:style-name="T8">To be accompanied by a payment type of 06 or 08.</text:span></text:p>
            <text:p text:style-name="P50"><text:span text:style-name="T8">A change in terms and update of the instalment field will be expected</text:span></text:p>
            <text:p text:style-name="P50"><text:span text:style-name="T8">This code should not be submitted in instances of temporary instalment deferment, deferred payment should be utilised in those instances.</text:span></text:p>
            <text:p text:style-name="P22"/>
          </table:table-cell>
        </table:table-row>
        <table:table-row table:style-name="Table34.5">
          <table:table-cell table:style-name="Table34.A1" office:value-type="string">
            <text:p text:style-name="P50"><text:span text:style-name="T8">F</text:span></text:p>
          </table:table-cell>
          <table:table-cell table:style-name="Table34.B5" office:value-type="string">
            <text:p text:style-name="P50"><text:span text:style-name="T8">Lapsed Policy</text:span></text:p>
            <text:p text:style-name="P22"/>
          </table:table-cell>
          <table:table-cell table:style-name="Table34.C5" office:value-type="string">
            <text:p text:style-name="P50"><text:span text:style-name="T8">Consumer has allowed Insurance Policy to lapse due to non-payment</text:span></text:p>
            <text:p text:style-name="P50"><text:span text:style-name="T8">May only be used for Account types S &amp; L</text:span></text:p>
            <text:p text:style-name="P50"><text:span text:style-name="T8">May be used in Daily and Monthly files</text:span></text:p>
            <text:p text:style-name="P50"><text:span text:style-name="T8">Current balance, Overdue Balance, Months in arrears and instalment amount must be set to zero upon submission.</text:span></text:p>
            <text:p text:style-name="P22"/>
          </table:table-cell>
        </table:table-row>
        <table:table-row table:style-name="Table34.1">
          <table:table-cell table:style-name="Table34.A1" office:value-type="string">
            <text:p text:style-name="P50"><text:span text:style-name="T8">G</text:span></text:p>
          </table:table-cell>
          <table:table-cell table:style-name="Table34.B6" office:value-type="string">
            <text:p text:style-name="P50"><text:span text:style-name="T8">Cancelled by consumer</text:span></text:p>
            <text:p text:style-name="P22"/>
          </table:table-cell>
          <table:table-cell table:style-name="Table34.C6" office:value-type="string">
            <text:p text:style-name="P50"><text:span text:style-name="T8">Policy Cancelled by Consumer</text:span></text:p>
            <text:p text:style-name="P50"><text:span text:style-name="T8">May only be used for Account types S &amp; L</text:span></text:p>
            <text:p text:style-name="P50"><text:span text:style-name="T8">May be used in Daily and Monthly files</text:span></text:p>
            <text:p text:style-name="P50"><text:span text:style-name="T8">Current balance, Overdue Balance, Months in arrears and instalment amount must be set to zero upon submission.</text:span></text:p>
            <text:p text:style-name="P22"/>
          </table:table-cell>
        </table:table-row>
      </table:table>
      <text:p text:style-name="Standard"/>
      <text:p text:style-name="Standard"/>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50"><text:span text:style-name="T8">H</text:span></text:p>
          </table:table-cell>
          <table:table-cell table:style-name="Table35.B1" office:value-type="string">
            <text:p text:style-name="P50"><text:span text:style-name="T8">Cancelled by Supplier</text:span></text:p>
            <text:p text:style-name="P22"/>
          </table:table-cell>
          <table:table-cell table:style-name="Table35.C1" office:value-type="string">
            <text:p text:style-name="P50"><text:span text:style-name="T8">May only be used for Account types S &amp; L</text:span></text:p>
            <text:p text:style-name="P61"><text:span text:style-name="T8">May follow a 0 months in arrears</text:span></text:p>
            <text:p text:style-name="P50"><text:span text:style-name="T8">May only be used in Monthly files</text:span></text:p>
            <text:p text:style-name="P50"><text:span text:style-name="T8">Current balance, Overdue Balance, Months in arrears and instalment amount must be set to zero upon submission.</text:span></text:p>
            <text:p text:style-name="P61"><text:span text:style-name="T8">This code is presently misinterpreted in many cases.</text:span></text:p>
            <text:p text:style-name="P61"><text:span text:style-name="T8">This is a cancellation code. If a policy is cancelled by a supplier it may not necessarily be a negative activity; this could be as a result of a surplus of claims, a consumer’s refusal to adhere to one or more terms in the policy and may not be related to their financial position at all.</text:span></text:p>
            <text:p text:style-name="P22"/>
          </table:table-cell>
        </table:table-row>
        <table:table-row table:style-name="Table35.1">
          <table:table-cell table:style-name="Table35.A1" office:value-type="string">
            <text:p text:style-name="P50"><text:span text:style-name="T8">I</text:span></text:p>
          </table:table-cell>
          <table:table-cell table:style-name="Table35.B2" office:value-type="string">
            <text:p text:style-name="P50"><text:span text:style-name="T8">Facility Revoked</text:span></text:p>
            <text:p text:style-name="P50"><text:span text:style-name="T24">Adverse code</text:span></text:p>
            <text:p text:style-name="P50"><text:span text:style-name="T22">NOT</text:span><text:span text:style-name="T24"> displayed in public domain</text:span></text:p>
          </table:table-cell>
          <table:table-cell table:style-name="Table35.C2" office:value-type="string">
            <text:p text:style-name="P50"><text:span text:style-name="T8">Supplier has revoked access to the facility</text:span></text:p>
            <text:p text:style-name="P50"><text:span text:style-name="T8">May only be used in monthly files</text:span></text:p>
            <text:p text:style-name="P50"><text:span text:style-name="T8">May only be used for account types B, C, E, G, O, R, V or Z</text:span></text:p>
            <text:p text:style-name="P50"><text:span text:style-name="T8">Current Balance, Instalment, Overdue balance and Months in arrears must be populated with the relevant balances </text:span></text:p>
            <text:p text:style-name="P49"><text:span text:style-name="T8">Due to bureaux restriction in terms of the values associated with public domain records, where the value of a default listing (status code W, I, J or L) is less than R100.00, this should be submitted as a Closed status.</text:span></text:p>
            <text:p text:style-name="P22"/>
          </table:table-cell>
        </table:table-row>
        <table:table-row table:style-name="Table35.1">
          <table:table-cell table:style-name="Table35.A1" office:value-type="string">
            <text:p text:style-name="P50"><text:span text:style-name="T8">J</text:span></text:p>
          </table:table-cell>
          <table:table-cell table:style-name="Table35.B3" office:value-type="string">
            <text:p text:style-name="P50"><text:span text:style-name="T8">Repossession</text:span></text:p>
            <text:p text:style-name="P50"><text:span text:style-name="T24">Adverse Code</text:span></text:p>
            <text:p text:style-name="P50"><text:span text:style-name="T22">Displayed</text:span><text:span text:style-name="T24"> in public domain</text:span></text:p>
          </table:table-cell>
          <table:table-cell table:style-name="Table35.C3" office:value-type="string">
            <text:p text:style-name="P50"><text:span text:style-name="T8">Goods have been repossessed due to non-payment</text:span><text:span text:style-name="T4"> </text:span></text:p>
            <text:p text:style-name="P52"><text:span text:style-name="T8">May only be used in Monthly files</text:span></text:p>
            <text:p text:style-name="P52"><text:span text:style-name="T8">May only be used for account types <text:tab/>B, E, H, I, N or Y</text:span></text:p>
            <text:p text:style-name="P50"><text:span text:style-name="T8">The value should only ever be the value of the write off incurred at the Member and thus the Current balance, Instalment, Overdue and Months in arrears submitted for this status should reflect the balances after the goods have been sold to recoup the outstanding balance of the agreement. </text:span></text:p>
            <text:p text:style-name="P49"><text:span text:style-name="T8">Due to bureaux restriction in terms of the values associated with public domain records, where the value of a default listing (status code W, I, J or L) is less than R100.00, this should be submitted as a Closed status.</text:span></text:p>
            <text:p text:style-name="P22"/>
          </table:table-cell>
        </table:table-row>
        <table:table-row table:style-name="Table35.1">
          <table:table-cell table:style-name="Table35.A1" office:value-type="string">
            <text:p text:style-name="P50"><text:span text:style-name="T8">K</text:span></text:p>
          </table:table-cell>
          <table:table-cell table:style-name="Table35.B4" office:value-type="string">
            <text:p text:style-name="P50"><text:span text:style-name="T8">Paid out Deceased Claim</text:span></text:p>
            <text:p text:style-name="P22"/>
          </table:table-cell>
          <table:table-cell table:style-name="Table35.C4" office:value-type="string">
            <text:p text:style-name="P50"><text:span text:style-name="T8">Deceased Claim paid </text:span><text:span text:style-name="T4">to</text:span><text:span text:style-name="T8"> Principal Policy Holder only – i.e. to be used in instances where the Principal Policy Holder receives a pay-out for cover of another individual.</text:span></text:p>
            <text:p text:style-name="P50"><text:span text:style-name="T8">May only be used for Account type L</text:span></text:p>
            <text:p text:style-name="P50"><text:span text:style-name="T8">May be used in Daily and Monthly files</text:span></text:p>
            <text:p text:style-name="P50"><text:span text:style-name="T8">Where the Principal Policy holder is the deceased party and the claim is paid to their beneficiary a Z status code will be expected. </text:span></text:p>
            <text:p text:style-name="P22"/>
          </table:table-cell>
        </table:table-row>
        <table:table-row table:style-name="Table35.1">
          <table:table-cell table:style-name="Table35.A1" office:value-type="string">
            <text:p text:style-name="P50"><text:span text:style-name="T8">L</text:span></text:p>
          </table:table-cell>
          <table:table-cell table:style-name="Table35.B5" office:value-type="string">
            <text:p text:style-name="P50"><text:span text:style-name="T8">Handed Over</text:span></text:p>
            <text:p text:style-name="P50"><text:span text:style-name="T24">Adverse code</text:span></text:p>
            <text:p text:style-name="P50"><text:span text:style-name="T22">NOT</text:span><text:span text:style-name="T24"> displayed in public domain</text:span></text:p>
          </table:table-cell>
          <table:table-cell table:style-name="Table35.C5" office:value-type="string">
            <text:p text:style-name="P50"><text:span text:style-name="T8">Account handed over to attorney or collection agency for recovery but still owned by the Member.</text:span></text:p>
            <text:p text:style-name="P50"><text:span text:style-name="T8">Can be used for all account types except L &amp; S</text:span></text:p>
            <text:p text:style-name="P50"><text:span text:style-name="T8">May only be used in Monthly files</text:span></text:p>
            <text:p text:style-name="P50"><text:span text:style-name="T8">Current Balance, Instalment, Overdue balance and Months in arrears must be populated with the relevant balances </text:span></text:p>
            <text:p text:style-name="P49"><text:span text:style-name="T8">Due to bureaux restriction in terms of the values associated with public domain records, where the value of a default listing (status code W, I, J or L) is less than R100.00, this should be submitted as a Closed status.</text:span></text:p>
            <text:p text:style-name="P50"><text:span text:style-name="T8">This status should not be used in the case of the sale of poorly performing records, these should be submitted as written off where a financial loss has been incurred by the Member</text:span></text:p>
            <text:p text:style-name="P22"/>
          </table:table-cell>
        </table:table-row>
      </table:table>
      <text:p text:style-name="Standard"/>
      <text:p text:style-name="Standard"/>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50"><text:span text:style-name="T8">M</text:span></text:p>
          </table:table-cell>
          <table:table-cell table:style-name="Table36.B1" office:value-type="string">
            <text:p text:style-name="P50"><text:span text:style-name="T8">Paid out Disability</text:span></text:p>
            <text:p text:style-name="P22"/>
          </table:table-cell>
          <table:table-cell table:style-name="Table36.C1" office:value-type="string">
            <text:p text:style-name="P50"><text:span text:style-name="T8">Disability Claim Paid out to principal policy holder</text:span></text:p>
            <text:p text:style-name="P50"><text:span text:style-name="T8">May only be used for Account type L</text:span></text:p>
            <text:p text:style-name="P50"><text:span text:style-name="T8">May be used in Daily and Monthly files</text:span></text:p>
            <text:p text:style-name="P50"><text:span text:style-name="T8">Balances should be submitted as indicative of the agreement in place, if the policy continues after the claim , then the record should continue to be submitted with the relevant instalment populated, however if the policy ends upon the claim being processed then the M may be used as the final status of the account</text:span></text:p>
            <text:p text:style-name="P22"/>
          </table:table-cell>
        </table:table-row>
        <table:table-row table:style-name="Table36.2">
          <table:table-cell table:style-name="Table36.A1" office:value-type="string">
            <text:p text:style-name="P50"><text:span text:style-name="T8">P</text:span></text:p>
          </table:table-cell>
          <table:table-cell table:style-name="Table36.B2" office:value-type="string">
            <text:p text:style-name="P50"><text:span text:style-name="T8">Paid Up</text:span></text:p>
          </table:table-cell>
          <table:table-cell table:style-name="Table36.C2" office:value-type="string">
            <text:p text:style-name="P50"><text:span text:style-name="T8">Account paid up but may become active in the future.</text:span></text:p>
            <text:p text:style-name="P50"><text:span text:style-name="T8">May be repeated</text:span></text:p>
            <text:p text:style-name="P50"><text:span text:style-name="T8">May only be used in Monthly files</text:span></text:p>
            <text:p text:style-name="P50"><text:span text:style-name="T8">Current balance, overdue and instalment amount are to be set to zero upon submission, unless Current balance is in credit, if this is the case you may send the credit current balances but ensure that the debit credit indicator is supplied as C for the current balance field.</text:span></text:p>
            <text:p text:style-name="P50"><text:span text:style-name="T8">Months in arrears should not be greater than 0, never supply as the number of payment in advance if a credit current balance has been submitted Status code P is only allowed for account types B, C, E, F, G, H, O, R, U, V, W, Z</text:span></text:p>
            <text:p text:style-name="P22"/>
          </table:table-cell>
        </table:table-row>
        <table:table-row table:style-name="Table36.1">
          <table:table-cell table:style-name="Table36.A1" office:value-type="string">
            <text:p text:style-name="P50"><text:span text:style-name="T8">S</text:span></text:p>
          </table:table-cell>
          <table:table-cell table:style-name="Table36.B3" office:value-type="string">
            <text:p text:style-name="P50"><text:span text:style-name="T8">Surrendered</text:span></text:p>
            <text:p text:style-name="P22"/>
          </table:table-cell>
          <table:table-cell table:style-name="Table36.C3" office:value-type="string">
            <text:p text:style-name="P50"><text:span text:style-name="T8">Policy surrendered and paid out.</text:span></text:p>
            <text:p text:style-name="P50"><text:span text:style-name="T8">May only be used for Account type L</text:span></text:p>
            <text:p text:style-name="P50"><text:span text:style-name="T8">May be used in Daily and Monthly files</text:span></text:p>
            <text:p text:style-name="P50"><text:span text:style-name="T8">Current balance, overdue, months in arrears and instalment amount are to be set to zero upon submission</text:span></text:p>
            <text:p text:style-name="P22"/>
          </table:table-cell>
        </table:table-row>
        <table:table-row table:style-name="Table36.1">
          <table:table-cell table:style-name="Table36.A1" office:value-type="string">
            <text:p text:style-name="P50"><text:span text:style-name="T8">T</text:span></text:p>
          </table:table-cell>
          <table:table-cell table:style-name="Table36.B4" office:value-type="string">
            <text:p text:style-name="P50"><text:span text:style-name="T8">Early Settlement</text:span></text:p>
            <text:p text:style-name="P22"/>
          </table:table-cell>
          <table:table-cell table:style-name="Table36.C4" office:value-type="string">
            <text:p text:style-name="P50"><text:span text:style-name="T8">Outstanding balance settled before agreed term</text:span></text:p>
            <text:p text:style-name="P50"><text:span text:style-name="T8">May only be used for Account Types B, D, E, H, I, M, N, P , T and Y</text:span></text:p>
            <text:p text:style-name="P50"><text:span text:style-name="T8">May be used in Daily and Monthly files</text:span></text:p>
            <text:p text:style-name="P50"><text:span text:style-name="T8">Current balance, overdue, months in arrears and instalment amount are to be set to zero upon submission</text:span></text:p>
            <text:p text:style-name="P22"/>
          </table:table-cell>
        </table:table-row>
        <table:table-row table:style-name="Table36.1">
          <table:table-cell table:style-name="Table36.A1" office:value-type="string">
            <text:p text:style-name="P50"><text:span text:style-name="T8">V</text:span></text:p>
          </table:table-cell>
          <table:table-cell table:style-name="Table36.B5" office:value-type="string">
            <text:p text:style-name="P50"><text:span text:style-name="T8">Cooling Off Settlement</text:span></text:p>
            <text:p text:style-name="P22"/>
          </table:table-cell>
          <table:table-cell table:style-name="Table36.C5" office:value-type="string">
            <text:p text:style-name="P50"><text:span text:style-name="T8">Loan settled within the 5 day cooling off period.</text:span></text:p>
            <text:p text:style-name="P50"><text:span text:style-name="T8">May only be used for Account types B, D, E, F, H, I, M, N, P, T, U, W and Y </text:span></text:p>
            <text:p text:style-name="P50"><text:span text:style-name="T8">May be used in Daily and Monthly files</text:span></text:p>
            <text:p text:style-name="P50"><text:span text:style-name="T8">Current balance, overdue, months in arrears and instalment amount are to be set to zero upon submission</text:span></text:p>
            <text:p text:style-name="P22"/>
          </table:table-cell>
        </table:table-row>
        <table:table-row table:style-name="Table36.1">
          <table:table-cell table:style-name="Table36.A1" office:value-type="string">
            <text:p text:style-name="P50"><text:span text:style-name="T8">W</text:span></text:p>
          </table:table-cell>
          <table:table-cell table:style-name="Table36.B6" office:value-type="string">
            <text:p text:style-name="P50"><text:span text:style-name="T8">Written Off</text:span></text:p>
            <text:p text:style-name="P50"><text:span text:style-name="T24">Adverse Code</text:span></text:p>
            <text:p text:style-name="P50"><text:span text:style-name="T22">Displayed</text:span><text:span text:style-name="T24"> in public domain</text:span></text:p>
          </table:table-cell>
          <table:table-cell table:style-name="Table36.C6" office:value-type="string">
            <text:p text:style-name="P50"><text:span text:style-name="T8">Account written off due to non-payment</text:span></text:p>
            <text:p text:style-name="P50"><text:span text:style-name="T8">Can be used for all account types except L &amp; S</text:span></text:p>
            <text:p text:style-name="P50"><text:span text:style-name="T8">May only be used in Monthly files</text:span></text:p>
            <text:p text:style-name="P50"><text:span text:style-name="T8">Current Balance, Instalment, Overdue balance and Months in arrears must be populated with the relevant balances </text:span></text:p>
            <text:p text:style-name="P50"><text:span text:style-name="T8">This code may only be submitted in instances where the Member has incurred a loss. - Management Committee directive for use is that a Member must have written the value off within the business.</text:span></text:p>
            <text:p text:style-name="P49"><text:span text:style-name="T8">Due to bureaux restriction in terms of the values associated with public domain records, where the value of a default listing (status code W, I, J or L) is less than R100.00, this should be submitted as a Closed status.</text:span></text:p>
            <text:p text:style-name="P22"/>
          </table:table-cell>
        </table:table-row>
      </table:table>
      <text:p text:style-name="Standard"/>
      <text:p text:style-name="Standard"/>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50"><text:span text:style-name="T8">Z</text:span></text:p>
          </table:table-cell>
          <table:table-cell table:style-name="Table37.B1" office:value-type="string">
            <text:p text:style-name="P50"><text:span text:style-name="T8">Deceased</text:span></text:p>
          </table:table-cell>
          <table:table-cell table:style-name="Table37.C1" office:value-type="string">
            <text:p text:style-name="P50"><text:span text:style-name="T8">Where a consumer has been confirmed as deceased</text:span></text:p>
            <text:p text:style-name="P50"><text:span text:style-name="T8">May only be used in Monthly files</text:span></text:p>
            <text:p text:style-name="P22"/>
          </table:table-cell>
        </table:table-row>
        <table:table-row table:style-name="Table37.1">
          <table:table-cell table:style-name="Table37.A1" office:value-type="string">
            <text:p text:style-name="P50"><text:span text:style-name="T8">AA </text:span></text:p>
          </table:table-cell>
          <table:table-cell table:style-name="Table37.B2" office:value-type="string">
            <text:p text:style-name="P50"><text:span text:style-name="T8">Suspended</text:span></text:p>
          </table:table-cell>
          <table:table-cell table:style-name="Table37.C2" office:value-type="string">
            <text:p text:style-name="P50"><text:span text:style-name="T8">FOR DISCUSSION</text:span></text:p>
            <text:p text:style-name="P22"/>
          </table:table-cell>
        </table:table-row>
        <table:table-row table:style-name="Table37.1">
          <table:table-cell table:style-name="Table37.A1" office:value-type="string">
            <text:p text:style-name="P50"><text:span text:style-name="T8">AC</text:span></text:p>
          </table:table-cell>
          <table:table-cell table:style-name="Table37.B3" office:value-type="string">
            <text:p text:style-name="P50"><text:span text:style-name="T8">Frozen</text:span></text:p>
          </table:table-cell>
          <table:table-cell table:style-name="Table37.C3" office:value-type="string">
            <text:p text:style-name="P50"><text:span text:style-name="T8">FOR DISCUSSION</text:span></text:p>
            <text:p text:style-name="P22"/>
          </table:table-cell>
        </table:table-row>
      </table:table>
      <text:p text:style-name="P2"/>
      <text:h text:style-name="P134" text:outline-level="3"><text:bookmark-start text:name="_Toc420994175"/><text:bookmark-start text:name="__RefHeading___Toc39191_1908594575"/><text:span text:style-name="Intense_20_Emphasis"><text:span text:style-name="T25">Retention Periods and Data Provision limitations</text:span></text:span><text:bookmark-end text:name="_Toc420994175"/><text:bookmark-end text:name="__RefHeading___Toc39191_1908594575"/></text:h>
      <text:p text:style-name="P19"/>
      <text:list xml:id="list124339415390263" text:continue-list="list124340406825280" text:style-name="WWNum3">
        <text:list-item>
          <text:p text:style-name="P116"><text:span text:style-name="T8">If the date of Last Payment Date and Status Date is older than 3 years from the month end date in the header record, Members should remove these records from submission. Bureaux will reject the record </text:span></text:p>
        </text:list-item>
        <text:list-item>
          <text:p text:style-name="P116"><text:span text:style-name="T8">If one of the last Payment Date OR Status Date is older than 3 years for the month end date in the header record and the other date is blank, Members should remove these records from submission. Bureaux will reject the record </text:span></text:p>
        </text:list-item>
        <text:list-item>
          <text:p text:style-name="P116"><text:span text:style-name="T8">The Date of Last Payment is within the last 3 years from the month end date and the Status Date is more than 3 years from the month end date the record will be accepted. </text:span></text:p>
        </text:list-item>
        <text:list-item>
          <text:p text:style-name="P116"><text:span text:style-name="T8">The Date of Last Payment is more than 3 years from the month end date and the Status Date is within the last 3 years from the month end date the record will be accepted.</text:span></text:p>
        </text:list-item>
        <text:list-item>
          <text:p text:style-name="P116"><text:span text:style-name="T8">When reactivating a Dormant Account, the member must note that the last payment date, last status and status date should be removed in order to allow for the record to reactivate.</text:span></text:p>
        </text:list-item>
      </text:list>
      <text:p text:style-name="P1"/>
      <text:p text:style-name="P1"/>
      <text:h text:style-name="P137" text:outline-level="3"><text:bookmark-start text:name="_Toc420994176"/><text:bookmark-start text:name="__RefHeading___Toc39193_1908594575"/><text:span text:style-name="Intense_20_Emphasis"><text:span text:style-name="T25">Deferred Payment Process Rules and Requirements</text:span></text:span><text:bookmark-end text:name="_Toc420994176"/><text:bookmark-end text:name="__RefHeading___Toc39193_1908594575"/></text:h>
      <text:p text:style-name="P19"/>
      <text:p text:style-name="P49"><text:span text:style-name="T26">For Credit Agreements</text:span></text:p>
      <text:list xml:id="list124338940639633" text:continue-numbering="true" text:style-name="WWNum3">
        <text:list-item>
          <text:p text:style-name="P116"><text:span text:style-name="T8">If Payment Type is 02 then Deferred payment date (Field 30) is </text:span><text:span text:style-name="T4">mandatory</text:span></text:p>
        </text:list-item>
        <text:list-item>
          <text:p text:style-name="P116"><text:span text:style-name="T8">Deferred payment date may not be older than 23 months</text:span></text:p>
        </text:list-item>
        <text:list-item>
          <text:p text:style-name="P116"><text:span text:style-name="T8">Deferred payment date must be greater than the month end date in the header</text:span></text:p>
        </text:list-item>
        <text:list-item>
          <text:p text:style-name="P116"><text:span text:style-name="T8">Deferred payment date must be in the future</text:span></text:p>
        </text:list-item>
        <text:list-item>
          <text:p text:style-name="P116"><text:span text:style-name="T8">Deferred payment date must be removed in the month the payment is expected</text:span></text:p>
        </text:list-item>
        <text:list-item>
          <text:p text:style-name="P116"><text:span text:style-name="T8">Records for Deferred payment are to be submitted monthly regardless of frequency in order to reflect accurate current balance and usage details.</text:span></text:p>
        </text:list-item>
        <text:list-item>
          <text:p text:style-name="P116"><text:span text:style-name="T8">Once an account with a single deferred payment date (buy now pay later / payment holiday agreement) is due, the deferred payment date should be removed and the payment type (Field 27) changed to the applicable payment type from then on.</text:span></text:p>
        </text:list-item>
        <text:list-item>
          <text:p text:style-name="P116"><text:span text:style-name="T8">The instalment, as it is the future expected instalment based on the deferred payment, is inclusive of interest up to the deferred payment date (due date). </text:span></text:p>
        </text:list-item>
        <text:list-item>
          <text:p text:style-name="P116"><text:span text:style-name="T8">The Current balance is interest only up to the month of submission and may therefore be less than the instalment.</text:span></text:p>
        </text:list-item>
        <text:list-item>
          <text:p text:style-name="P116"><text:span text:style-name="T8">For instances where a single payment deferred to a later date, the full amount advanced should be populated in the opening balance, current balance and instalment amount along with the submission of the deferred payment date indicating the expected payment date.</text:span></text:p>
        </text:list-item>
        <text:list-item>
          <text:p text:style-name="P116"><text:span text:style-name="T8">If a subsequent deferred payment is due then the new deferred payment date should be supplied in the month after the account was due for the previous deferment.</text:span></text:p>
        </text:list-item>
        <text:list-item>
          <text:p text:style-name="P116"><text:span text:style-name="T8">Months in arrears (Field 37) must be supplied as actual months past due </text:span></text:p>
        </text:list-item>
        <text:list-item>
          <text:p text:style-name="P116"><text:span text:style-name="T8">If months in arrears is populated an overdue balance should be expected</text:span></text:p>
        </text:list-item>
        <text:list-item>
          <text:p text:style-name="P116"><text:span text:style-name="T8">Until the first payment is received, it should be noted that Deferred Payment accounts will have no date of last payment. Bureaux are to ensure that deferred payment accounts are not rejected due to this.</text:span></text:p>
        </text:list-item>
      </text:list>
      <text:p text:style-name="P35"/>
      <text:p text:style-name="P15"><text:span text:style-name="T4">Deferred Payment Examples</text:span></text:p>
      <text:p text:style-name="P92"><text:span text:style-name="T4">P</text:span><text:span text:style-name="T8">lease note that the fields supplied are not formatted to layout due to space restraints</text:span></text:p>
      <text:list xml:id="list8477704370749257534" text:style-name="WWNum23">
        <text:list-item>
          <text:p text:style-name="P65"><text:span text:style-name="T8">30 – Deferred Payment Date</text:span></text:p>
        </text:list-item>
        <text:list-item>
          <text:p text:style-name="P65"><text:span text:style-name="T8">32 – Opening Balance</text:span></text:p>
        </text:list-item>
        <text:list-item>
          <text:p text:style-name="P65"><text:span text:style-name="T8">33 – Current Balance</text:span></text:p>
        </text:list-item>
        <text:list-item>
          <text:p text:style-name="P65"><text:span text:style-name="T8">34 – Current Balance Debit Indicator</text:span></text:p>
        </text:list-item>
        <text:list-item>
          <text:p text:style-name="P65"><text:span text:style-name="T8">35 – Amount Overdue</text:span></text:p>
        </text:list-item>
        <text:list-item>
          <text:p text:style-name="P65"><text:span text:style-name="T8">36 – Monthly Instalment</text:span></text:p>
        </text:list-item>
        <text:list-item>
          <text:p text:style-name="P65"><text:span text:style-name="T8">37 – Months in Arrears</text:span></text:p>
        </text:list-item>
        <text:list-item>
          <text:p text:style-name="P65"><text:span text:style-name="T8">38 – Status Code</text:span></text:p>
        </text:list-item>
      </text:list>
      <text:p text:style-name="P93"/>
      <text:p text:style-name="P53"><text:span text:style-name="T4">For Once off deferred payment (payment holiday) </text:span></text:p>
      <text:p text:style-name="P53"><text:span text:style-name="T4">(Payment frequency field 39 – 04, 05 and 06) NOT account type S&amp;L</text:span></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column table:style-name="Table38.H"/>
        <table:table-column table:style-name="Table38.I"/>
        <table:table-row table:style-name="Table38.1">
          <table:table-cell table:style-name="Table38.A1" office:value-type="string">
            <text:p text:style-name="P48"><text:span text:style-name="T4">30</text:span></text:p>
          </table:table-cell>
          <table:table-cell table:style-name="Table38.A1" office:value-type="string">
            <text:p text:style-name="P48"><text:span text:style-name="T4">32</text:span></text:p>
          </table:table-cell>
          <table:table-cell table:style-name="Table38.A1" office:value-type="string">
            <text:p text:style-name="P48"><text:span text:style-name="T4">33</text:span></text:p>
          </table:table-cell>
          <table:table-cell table:style-name="Table38.A1" office:value-type="string">
            <text:p text:style-name="P48"><text:span text:style-name="T4">34</text:span></text:p>
          </table:table-cell>
          <table:table-cell table:style-name="Table38.A1" office:value-type="string">
            <text:p text:style-name="P48"><text:span text:style-name="T4">35</text:span></text:p>
          </table:table-cell>
          <table:table-cell table:style-name="Table38.A1" office:value-type="string">
            <text:p text:style-name="P48"><text:span text:style-name="T4">36</text:span></text:p>
          </table:table-cell>
          <table:table-cell table:style-name="Table38.A1" office:value-type="string">
            <text:p text:style-name="P48"><text:span text:style-name="T4">37</text:span></text:p>
          </table:table-cell>
          <table:table-cell table:style-name="Table38.A1" office:value-type="string">
            <text:p text:style-name="P48"><text:span text:style-name="T4">38</text:span></text:p>
          </table:table-cell>
          <table:table-cell table:style-name="Table38.A1" office:value-type="string">
            <text:p text:style-name="P48"><text:span text:style-name="T4">Status of Account</text:span></text:p>
          </table:table-cell>
        </table:table-row>
        <table:table-row table:style-name="Table38.2">
          <table:table-cell table:style-name="Table38.A1" office:value-type="string">
            <text:p text:style-name="P53"><text:span text:style-name="T8">20091231</text:span></text:p>
          </table:table-cell>
          <table:table-cell table:style-name="Table38.A1" office:value-type="string">
            <text:p text:style-name="P53"><text:span text:style-name="T8">1000</text:span></text:p>
          </table:table-cell>
          <table:table-cell table:style-name="Table38.A1" office:value-type="string">
            <text:p text:style-name="P53"><text:span text:style-name="T8">1000</text:span></text:p>
          </table:table-cell>
          <table:table-cell table:style-name="Table38.A1" office:value-type="string">
            <text:p text:style-name="P53"><text:span text:style-name="T8">D</text:span></text:p>
          </table:table-cell>
          <table:table-cell table:style-name="Table38.A1" office:value-type="string">
            <text:p text:style-name="P53"><text:span text:style-name="T8">0</text:span></text:p>
          </table:table-cell>
          <table:table-cell table:style-name="Table38.A1" office:value-type="string">
            <text:p text:style-name="P53"><text:span text:style-name="T8">100</text:span></text:p>
          </table:table-cell>
          <table:table-cell table:style-name="Table38.A1" office:value-type="string">
            <text:p text:style-name="P53"><text:span text:style-name="T8">00</text:span></text:p>
          </table:table-cell>
          <table:table-cell table:style-name="Table38.A1" office:value-type="string">
            <text:p text:style-name="P53"><text:span text:style-name="T8">Space</text:span></text:p>
          </table:table-cell>
          <table:table-cell table:style-name="Table38.A1" office:value-type="string">
            <text:p text:style-name="P73"><text:span text:style-name="T8">Deferred payment prior to payment being due</text:span></text:p>
          </table:table-cell>
        </table:table-row>
        <table:table-row table:style-name="Table38.3">
          <table:table-cell table:style-name="Table38.A1" office:value-type="string">
            <text:p text:style-name="P24"/>
          </table:table-cell>
          <table:table-cell table:style-name="Table38.A1" office:value-type="string">
            <text:p text:style-name="P53"><text:span text:style-name="T8">1000</text:span></text:p>
          </table:table-cell>
          <table:table-cell table:style-name="Table38.A1" office:value-type="string">
            <text:p text:style-name="P53"><text:span text:style-name="T8">1000</text:span></text:p>
          </table:table-cell>
          <table:table-cell table:style-name="Table38.A1" office:value-type="string">
            <text:p text:style-name="P53"><text:span text:style-name="T8">D</text:span></text:p>
          </table:table-cell>
          <table:table-cell table:style-name="Table38.A1" office:value-type="string">
            <text:p text:style-name="P53"><text:span text:style-name="T8">0</text:span></text:p>
          </table:table-cell>
          <table:table-cell table:style-name="Table38.A1" office:value-type="string">
            <text:p text:style-name="P53"><text:span text:style-name="T8">100</text:span></text:p>
          </table:table-cell>
          <table:table-cell table:style-name="Table38.A1" office:value-type="string">
            <text:p text:style-name="P53"><text:span text:style-name="T8">00</text:span></text:p>
          </table:table-cell>
          <table:table-cell table:style-name="Table38.A1" office:value-type="string">
            <text:p text:style-name="P53"><text:span text:style-name="T8">Space</text:span></text:p>
          </table:table-cell>
          <table:table-cell table:style-name="Table38.A1" office:value-type="string">
            <text:p text:style-name="P73"><text:span text:style-name="T8">Deferred payment with payment due</text:span></text:p>
          </table:table-cell>
        </table:table-row>
        <table:table-row table:style-name="Table38.4">
          <table:table-cell table:style-name="Table38.A1" office:value-type="string">
            <text:p text:style-name="P24"/>
          </table:table-cell>
          <table:table-cell table:style-name="Table38.A1" office:value-type="string">
            <text:p text:style-name="P53"><text:span text:style-name="T8">1000</text:span></text:p>
          </table:table-cell>
          <table:table-cell table:style-name="Table38.A1" office:value-type="string">
            <text:p text:style-name="P53"><text:span text:style-name="T8">1000</text:span></text:p>
          </table:table-cell>
          <table:table-cell table:style-name="Table38.A1" office:value-type="string">
            <text:p text:style-name="P53"><text:span text:style-name="T8">D</text:span></text:p>
          </table:table-cell>
          <table:table-cell table:style-name="Table38.A1" office:value-type="string">
            <text:p text:style-name="P53"><text:span text:style-name="T8">100</text:span></text:p>
          </table:table-cell>
          <table:table-cell table:style-name="Table38.A1" office:value-type="string">
            <text:p text:style-name="P53"><text:span text:style-name="T8">100</text:span></text:p>
          </table:table-cell>
          <table:table-cell table:style-name="Table38.A1" office:value-type="string">
            <text:p text:style-name="P53"><text:span text:style-name="T8">01</text:span></text:p>
          </table:table-cell>
          <table:table-cell table:style-name="Table38.A1" office:value-type="string">
            <text:p text:style-name="P53"><text:span text:style-name="T8">Space</text:span></text:p>
          </table:table-cell>
          <table:table-cell table:style-name="Table38.A1" office:value-type="string">
            <text:p text:style-name="P73"><text:span text:style-name="T8">Deferred payment overdue in month 1</text:span></text:p>
          </table:table-cell>
        </table:table-row>
        <table:table-row table:style-name="Table38.5">
          <table:table-cell table:style-name="Table38.A1" office:value-type="string">
            <text:p text:style-name="P24"/>
          </table:table-cell>
          <table:table-cell table:style-name="Table38.A1" office:value-type="string">
            <text:p text:style-name="P53"><text:span text:style-name="T8">1000</text:span></text:p>
          </table:table-cell>
          <table:table-cell table:style-name="Table38.A1" office:value-type="string">
            <text:p text:style-name="P53"><text:span text:style-name="T8">1000</text:span></text:p>
          </table:table-cell>
          <table:table-cell table:style-name="Table38.A1" office:value-type="string">
            <text:p text:style-name="P53"><text:span text:style-name="T8">D</text:span></text:p>
          </table:table-cell>
          <table:table-cell table:style-name="Table38.A1" office:value-type="string">
            <text:p text:style-name="P53"><text:span text:style-name="T8">200</text:span></text:p>
          </table:table-cell>
          <table:table-cell table:style-name="Table38.A1" office:value-type="string">
            <text:p text:style-name="P53"><text:span text:style-name="T8">100</text:span></text:p>
          </table:table-cell>
          <table:table-cell table:style-name="Table38.A1" office:value-type="string">
            <text:p text:style-name="P53"><text:span text:style-name="T8">02</text:span></text:p>
          </table:table-cell>
          <table:table-cell table:style-name="Table38.A1" office:value-type="string">
            <text:p text:style-name="P53"><text:span text:style-name="T8">Space</text:span></text:p>
          </table:table-cell>
          <table:table-cell table:style-name="Table38.A1" office:value-type="string">
            <text:p text:style-name="P73"><text:span text:style-name="T8">Deferred payment overdue in month 2</text:span></text:p>
          </table:table-cell>
        </table:table-row>
      </table:table>
      <text:p text:style-name="P9"/>
      <text:p text:style-name="P7"/>
      <text:p text:style-name="P78"><text:span text:style-name="T4">For Cyclical deferred payments </text:span></text:p>
      <text:p text:style-name="P53"><text:span text:style-name="T4">(Payment frequency field 39 – 04, 05 and 06) NOT account type S&amp;L</text:span></text:p>
      <table:table table:name="Table39" table:style-name="Table39">
        <table:table-column table:style-name="Table39.A"/>
        <table:table-column table:style-name="Table39.B"/>
        <table:table-column table:style-name="Table39.C"/>
        <table:table-column table:style-name="Table39.D"/>
        <table:table-column table:style-name="Table39.C"/>
        <table:table-column table:style-name="Table39.B"/>
        <table:table-column table:style-name="Table39.C"/>
        <table:table-column table:style-name="Table39.D"/>
        <table:table-column table:style-name="Table39.I"/>
        <table:table-row table:style-name="Table39.1">
          <table:table-cell table:style-name="Table39.A1" office:value-type="string">
            <text:p text:style-name="P48"><text:span text:style-name="T4">30</text:span></text:p>
          </table:table-cell>
          <table:table-cell table:style-name="Table39.A1" office:value-type="string">
            <text:p text:style-name="P48"><text:span text:style-name="T4">32</text:span></text:p>
          </table:table-cell>
          <table:table-cell table:style-name="Table39.A1" office:value-type="string">
            <text:p text:style-name="P48"><text:span text:style-name="T4">33</text:span></text:p>
          </table:table-cell>
          <table:table-cell table:style-name="Table39.A1" office:value-type="string">
            <text:p text:style-name="P48"><text:span text:style-name="T4">34</text:span></text:p>
          </table:table-cell>
          <table:table-cell table:style-name="Table39.A1" office:value-type="string">
            <text:p text:style-name="P48"><text:span text:style-name="T4">35</text:span></text:p>
          </table:table-cell>
          <table:table-cell table:style-name="Table39.A1" office:value-type="string">
            <text:p text:style-name="P48"><text:span text:style-name="T4">36</text:span></text:p>
          </table:table-cell>
          <table:table-cell table:style-name="Table39.A1" office:value-type="string">
            <text:p text:style-name="P48"><text:span text:style-name="T4">37</text:span></text:p>
          </table:table-cell>
          <table:table-cell table:style-name="Table39.A1" office:value-type="string">
            <text:p text:style-name="P48"><text:span text:style-name="T4">38</text:span></text:p>
          </table:table-cell>
          <table:table-cell table:style-name="Table39.A1" office:value-type="string">
            <text:p text:style-name="P48"><text:span text:style-name="T4">Status of Account</text:span></text:p>
          </table:table-cell>
        </table:table-row>
        <table:table-row table:style-name="Table39.1">
          <table:table-cell table:style-name="Table39.A1" office:value-type="string">
            <text:p text:style-name="P53"><text:span text:style-name="T8">20091231</text:span></text:p>
          </table:table-cell>
          <table:table-cell table:style-name="Table39.A1" office:value-type="string">
            <text:p text:style-name="P53"><text:span text:style-name="T8">1000</text:span></text:p>
          </table:table-cell>
          <table:table-cell table:style-name="Table39.A1" office:value-type="string">
            <text:p text:style-name="P53"><text:span text:style-name="T8">1000</text:span></text:p>
          </table:table-cell>
          <table:table-cell table:style-name="Table39.A1" office:value-type="string">
            <text:p text:style-name="P53"><text:span text:style-name="T8">D</text:span></text:p>
          </table:table-cell>
          <table:table-cell table:style-name="Table39.A1" office:value-type="string">
            <text:p text:style-name="P53"><text:span text:style-name="T8">100</text:span></text:p>
          </table:table-cell>
          <table:table-cell table:style-name="Table39.A1" office:value-type="string">
            <text:p text:style-name="P53"><text:span text:style-name="T8">0</text:span></text:p>
          </table:table-cell>
          <table:table-cell table:style-name="Table39.A1" office:value-type="string">
            <text:p text:style-name="P53"><text:span text:style-name="T8">00</text:span></text:p>
          </table:table-cell>
          <table:table-cell table:style-name="Table39.A1" office:value-type="string">
            <text:p text:style-name="P53"><text:span text:style-name="T8">Space</text:span></text:p>
          </table:table-cell>
          <table:table-cell table:style-name="Table39.A1" office:value-type="string">
            <text:p text:style-name="P73"><text:span text:style-name="T8">Deferred payment prior to payment being due</text:span></text:p>
          </table:table-cell>
        </table:table-row>
        <table:table-row table:style-name="Table39.1">
          <table:table-cell table:style-name="Table39.A1" office:value-type="string">
            <text:p text:style-name="P24"/>
          </table:table-cell>
          <table:table-cell table:style-name="Table39.A1" office:value-type="string">
            <text:p text:style-name="P53"><text:span text:style-name="T8">1000</text:span></text:p>
          </table:table-cell>
          <table:table-cell table:style-name="Table39.A1" office:value-type="string">
            <text:p text:style-name="P53"><text:span text:style-name="T8">1000</text:span></text:p>
          </table:table-cell>
          <table:table-cell table:style-name="Table39.A1" office:value-type="string">
            <text:p text:style-name="P53"><text:span text:style-name="T8">D</text:span></text:p>
          </table:table-cell>
          <table:table-cell table:style-name="Table39.A1" office:value-type="string">
            <text:p text:style-name="P53"><text:span text:style-name="T8">100</text:span></text:p>
          </table:table-cell>
          <table:table-cell table:style-name="Table39.A1" office:value-type="string">
            <text:p text:style-name="P53"><text:span text:style-name="T8">0</text:span></text:p>
          </table:table-cell>
          <table:table-cell table:style-name="Table39.A1" office:value-type="string">
            <text:p text:style-name="P53"><text:span text:style-name="T8">00</text:span></text:p>
          </table:table-cell>
          <table:table-cell table:style-name="Table39.A1" office:value-type="string">
            <text:p text:style-name="P53"><text:span text:style-name="T8">Space</text:span></text:p>
          </table:table-cell>
          <table:table-cell table:style-name="Table39.A1" office:value-type="string">
            <text:p text:style-name="P73"><text:span text:style-name="T8">Deferred payment with payment due.</text:span></text:p>
            <text:p text:style-name="P73"><text:span text:style-name="T8">Data submissions for header date 20091231</text:span></text:p>
          </table:table-cell>
        </table:table-row>
        <table:table-row table:style-name="Table39.1">
          <table:table-cell table:style-name="Table39.A1" office:value-type="string">
            <text:p text:style-name="P53"><text:span text:style-name="T8">20100331</text:span></text:p>
          </table:table-cell>
          <table:table-cell table:style-name="Table39.A1" office:value-type="string">
            <text:p text:style-name="P53"><text:span text:style-name="T8">1000</text:span></text:p>
          </table:table-cell>
          <table:table-cell table:style-name="Table39.A1" office:value-type="string">
            <text:p text:style-name="P53"><text:span text:style-name="T8">900</text:span></text:p>
          </table:table-cell>
          <table:table-cell table:style-name="Table39.A1" office:value-type="string">
            <text:p text:style-name="P53"><text:span text:style-name="T8">D</text:span></text:p>
          </table:table-cell>
          <table:table-cell table:style-name="Table39.A1" office:value-type="string">
            <text:p text:style-name="P53"><text:span text:style-name="T8">100</text:span></text:p>
          </table:table-cell>
          <table:table-cell table:style-name="Table39.A1" office:value-type="string">
            <text:p text:style-name="P53"><text:span text:style-name="T8">0</text:span></text:p>
          </table:table-cell>
          <table:table-cell table:style-name="Table39.A1" office:value-type="string">
            <text:p text:style-name="P53"><text:span text:style-name="T8">00</text:span></text:p>
          </table:table-cell>
          <table:table-cell table:style-name="Table39.A1" office:value-type="string">
            <text:p text:style-name="P53"><text:span text:style-name="T8">Space</text:span></text:p>
          </table:table-cell>
          <table:table-cell table:style-name="Table39.A1" office:value-type="string">
            <text:p text:style-name="P73"><text:span text:style-name="T8">Deferred payment met in previous month. <text:s/>Data submission for header date 20100131</text:span></text:p>
          </table:table-cell>
        </table:table-row>
        <table:table-row table:style-name="Table39.1">
          <table:table-cell table:style-name="Table39.A1" office:value-type="string">
            <text:p text:style-name="P53"><text:span text:style-name="T8">20100331</text:span></text:p>
          </table:table-cell>
          <table:table-cell table:style-name="Table39.A1" office:value-type="string">
            <text:p text:style-name="P53"><text:span text:style-name="T8">1000</text:span></text:p>
          </table:table-cell>
          <table:table-cell table:style-name="Table39.A1" office:value-type="string">
            <text:p text:style-name="P53"><text:span text:style-name="T8">900</text:span></text:p>
          </table:table-cell>
          <table:table-cell table:style-name="Table39.A1" office:value-type="string">
            <text:p text:style-name="P53"><text:span text:style-name="T8">D</text:span></text:p>
          </table:table-cell>
          <table:table-cell table:style-name="Table39.A1" office:value-type="string">
            <text:p text:style-name="P53"><text:span text:style-name="T8">100</text:span></text:p>
          </table:table-cell>
          <table:table-cell table:style-name="Table39.A1" office:value-type="string">
            <text:p text:style-name="P53"><text:span text:style-name="T8">0</text:span></text:p>
          </table:table-cell>
          <table:table-cell table:style-name="Table39.A1" office:value-type="string">
            <text:p text:style-name="P53"><text:span text:style-name="T8">00</text:span></text:p>
          </table:table-cell>
          <table:table-cell table:style-name="Table39.A1" office:value-type="string">
            <text:p text:style-name="P53"><text:span text:style-name="T8">Space</text:span></text:p>
          </table:table-cell>
          <table:table-cell table:style-name="Table39.A1" office:value-type="string">
            <text:p text:style-name="P73"><text:span text:style-name="T8">Data submission for header date 20100228</text:span></text:p>
          </table:table-cell>
        </table:table-row>
        <table:table-row table:style-name="Table39.1">
          <table:table-cell table:style-name="Table39.A1" office:value-type="string">
            <text:p text:style-name="P53"><text:span text:style-name="T8">20100331</text:span></text:p>
          </table:table-cell>
          <table:table-cell table:style-name="Table39.A1" office:value-type="string">
            <text:p text:style-name="P53"><text:span text:style-name="T8">1000</text:span></text:p>
          </table:table-cell>
          <table:table-cell table:style-name="Table39.A1" office:value-type="string">
            <text:p text:style-name="P53"><text:span text:style-name="T8">900</text:span></text:p>
          </table:table-cell>
          <table:table-cell table:style-name="Table39.A1" office:value-type="string">
            <text:p text:style-name="P53"><text:span text:style-name="T8">D</text:span></text:p>
          </table:table-cell>
          <table:table-cell table:style-name="Table39.A1" office:value-type="string">
            <text:p text:style-name="P53"><text:span text:style-name="T8">100</text:span></text:p>
          </table:table-cell>
          <table:table-cell table:style-name="Table39.A1" office:value-type="string">
            <text:p text:style-name="P53"><text:span text:style-name="T8">0</text:span></text:p>
          </table:table-cell>
          <table:table-cell table:style-name="Table39.A1" office:value-type="string">
            <text:p text:style-name="P53"><text:span text:style-name="T8">00</text:span></text:p>
          </table:table-cell>
          <table:table-cell table:style-name="Table39.A1" office:value-type="string">
            <text:p text:style-name="P53"><text:span text:style-name="T8">Space</text:span></text:p>
          </table:table-cell>
          <table:table-cell table:style-name="Table39.A1" office:value-type="string">
            <text:p text:style-name="P73"><text:span text:style-name="T8">Data submission for header date 20100328</text:span></text:p>
          </table:table-cell>
        </table:table-row>
        <table:table-row table:style-name="Table39.1">
          <table:table-cell table:style-name="Table39.A1" office:value-type="string">
            <text:p text:style-name="P53"><text:span text:style-name="T8">20100630</text:span></text:p>
          </table:table-cell>
          <table:table-cell table:style-name="Table39.A1" office:value-type="string">
            <text:p text:style-name="P53"><text:span text:style-name="T8">1000</text:span></text:p>
          </table:table-cell>
          <table:table-cell table:style-name="Table39.A1" office:value-type="string">
            <text:p text:style-name="P53"><text:span text:style-name="T8">900</text:span></text:p>
          </table:table-cell>
          <table:table-cell table:style-name="Table39.A1" office:value-type="string">
            <text:p text:style-name="P53"><text:span text:style-name="T8">D</text:span></text:p>
          </table:table-cell>
          <table:table-cell table:style-name="Table39.A1" office:value-type="string">
            <text:p text:style-name="P53"><text:span text:style-name="T8">100</text:span></text:p>
          </table:table-cell>
          <table:table-cell table:style-name="Table39.A1" office:value-type="string">
            <text:p text:style-name="P53"><text:span text:style-name="T8">100</text:span></text:p>
          </table:table-cell>
          <table:table-cell table:style-name="Table39.A1" office:value-type="string">
            <text:p text:style-name="P53"><text:span text:style-name="T8">01</text:span></text:p>
          </table:table-cell>
          <table:table-cell table:style-name="Table39.A1" office:value-type="string">
            <text:p text:style-name="P53"><text:span text:style-name="T8">Space</text:span></text:p>
          </table:table-cell>
          <table:table-cell table:style-name="Table39.A1" office:value-type="string">
            <text:p text:style-name="P73"><text:span text:style-name="T8">Deferred payment overdue in month 1 </text:span></text:p>
            <text:p text:style-name="P73"><text:span text:style-name="T8">Data submission for header date 20100428, </text:span></text:p>
            <text:p text:style-name="P73"><text:span text:style-name="T8">Next cycle for deferred payment populated and months in arrears populated for missed payment</text:span></text:p>
          </table:table-cell>
        </table:table-row>
        <table:table-row table:style-name="Table39.1">
          <table:table-cell table:style-name="Table39.A1" office:value-type="string">
            <text:p text:style-name="P53"><text:span text:style-name="T8">20100630</text:span></text:p>
          </table:table-cell>
          <table:table-cell table:style-name="Table39.A1" office:value-type="string">
            <text:p text:style-name="P53"><text:span text:style-name="T8">1000</text:span></text:p>
          </table:table-cell>
          <table:table-cell table:style-name="Table39.A1" office:value-type="string">
            <text:p text:style-name="P53"><text:span text:style-name="T8">900</text:span></text:p>
          </table:table-cell>
          <table:table-cell table:style-name="Table39.A1" office:value-type="string">
            <text:p text:style-name="P53"><text:span text:style-name="T8">D</text:span></text:p>
          </table:table-cell>
          <table:table-cell table:style-name="Table39.A1" office:value-type="string">
            <text:p text:style-name="P53"><text:span text:style-name="T8">100</text:span></text:p>
          </table:table-cell>
          <table:table-cell table:style-name="Table39.A1" office:value-type="string">
            <text:p text:style-name="P53"><text:span text:style-name="T8">100</text:span></text:p>
          </table:table-cell>
          <table:table-cell table:style-name="Table39.A1" office:value-type="string">
            <text:p text:style-name="P53"><text:span text:style-name="T8">02</text:span></text:p>
          </table:table-cell>
          <table:table-cell table:style-name="Table39.A1" office:value-type="string">
            <text:p text:style-name="P53"><text:span text:style-name="T8">Space</text:span></text:p>
          </table:table-cell>
          <table:table-cell table:style-name="Table39.A1" office:value-type="string">
            <text:p text:style-name="P73"><text:span text:style-name="T8">Deferred payment overdue in month 2. Data submission for header date 20100528</text:span></text:p>
            <text:p text:style-name="P73"><text:span text:style-name="T8">Next cycle for deferred payment populated and months in arrears populated for missed payment</text:span></text:p>
          </table:table-cell>
        </table:table-row>
      </table:table>
      <text:p text:style-name="P4"/>
      <text:h text:style-name="P134" text:outline-level="3"><text:bookmark-start text:name="_Toc420994177"/><text:bookmark-start text:name="__RefHeading___Toc39195_1908594575"/><text:span text:style-name="Intense_20_Emphasis"><text:span text:style-name="T25">Payment Types and priority table</text:span></text:span><text:bookmark-end text:name="_Toc420994177"/><text:bookmark-end text:name="__RefHeading___Toc39195_1908594575"/></text:h>
      <text:p text:style-name="P46"/>
      <text:p text:style-name="P63"><text:span text:style-name="T4">Payment Type &amp; Priority table</text:span></text:p>
      <text:p text:style-name="P17"><draw:frame draw:style-name="fr1" draw:name="Frame1" text:anchor-type="paragraph" svg:x="0.743cm" svg:y="0.293cm" svg:width="0.041cm" style:rel-width="89%" draw:z-index="41"><draw:text-box fo:min-height="0cm"><table:table table:name="Table41" table:style-name="Table41"><table:table-column table:style-name="Table41.A"/><table:table-column table:style-name="Table41.B"/><table:table-column table:style-name="Table41.C"/><table:table-column table:style-name="Table41.D"/><table:table-row table:style-name="Table41.1"><table:table-cell table:style-name="Table41.A1" office:value-type="string"><text:p text:style-name="P61"><text:span text:style-name="T4">Code</text:span></text:p></table:table-cell><table:table-cell table:style-name="Table41.A1" office:value-type="string"><text:p text:style-name="P61"><text:span text:style-name="T4">Payment Type</text:span></text:p></table:table-cell><table:table-cell table:style-name="Table41.A1" office:value-type="string"><text:p text:style-name="P61"><text:span text:style-name="T4">Description</text:span></text:p></table:table-cell><table:table-cell table:style-name="Table41.A1" office:value-type="string"><text:p text:style-name="P63"><text:span text:style-name="T4">Priority Rating</text:span></text:p></table:table-cell></table:table-row><table:table-row table:style-name="Table41.2"><table:table-cell table:style-name="Table41.A1" office:value-type="string"><text:p text:style-name="P76"><text:span text:style-name="T8">00</text:span></text:p></table:table-cell><table:table-cell table:style-name="Table41.A1" office:value-type="string"><text:p text:style-name="P76"><text:span text:style-name="T8">Other</text:span></text:p></table:table-cell><table:table-cell table:style-name="Table41.A1" office:value-type="string"><text:p text:style-name="P76"><text:span text:style-name="T8">Use if not listed below</text:span></text:p></table:table-cell><table:table-cell table:style-name="Table41.A1" office:value-type="string"><text:p text:style-name="P77"><text:span text:style-name="T8">8</text:span></text:p></table:table-cell></table:table-row><table:table-row table:style-name="Table41.3"><table:table-cell table:style-name="Table41.A1" office:value-type="string"><text:p text:style-name="P61"><text:span text:style-name="T8">01</text:span></text:p></table:table-cell><table:table-cell table:style-name="Table41.A1" office:value-type="string"><text:p text:style-name="P61"><text:span text:style-name="T8">Payroll Deduction</text:span></text:p></table:table-cell><table:table-cell table:style-name="Table41.A1" office:value-type="string"><text:p text:style-name="P61"><text:span text:style-name="T8">Payment made by Employer, deducted from consumer at point of payroll</text:span></text:p></table:table-cell><table:table-cell table:style-name="Table41.A1" office:value-type="string"><text:p text:style-name="P63"><text:span text:style-name="T8">6</text:span></text:p></table:table-cell></table:table-row><table:table-row table:style-name="Table41.4"><table:table-cell table:style-name="Table41.A1" office:value-type="string"><text:p text:style-name="P61"><text:span text:style-name="T8">02</text:span></text:p></table:table-cell><table:table-cell table:style-name="Table41.A1" office:value-type="string"><text:p text:style-name="P61"><text:span text:style-name="T8">Deferred Payment</text:span></text:p></table:table-cell><table:table-cell table:style-name="Table41.A1" office:value-type="string"><text:p text:style-name="P61"><text:span text:style-name="T8">Where payment is deferred (payment holiday, buy now and pay later type agreements) or where repayment frequency is greater than monthly.</text:span></text:p><text:p text:style-name="P61"><text:span text:style-name="T4">Mandatory</text:span><text:span text:style-name="T8"> if deferred payment date (field 30) is populated</text:span></text:p></table:table-cell><table:table-cell table:style-name="Table41.A1" office:value-type="string"><text:p text:style-name="P63"><text:span text:style-name="T8">5</text:span></text:p></table:table-cell></table:table-row><table:table-row table:style-name="Table41.5"><table:table-cell table:style-name="Table41.A1" office:value-type="string"><text:p text:style-name="P61"><text:span text:style-name="T8">03</text:span></text:p></table:table-cell><table:table-cell table:style-name="Table41.A1" office:value-type="string"><text:p text:style-name="P61"><text:span text:style-name="T8">Staff Account</text:span></text:p></table:table-cell><table:table-cell table:style-name="Table41.A1" office:value-type="string"><text:p text:style-name="P61"><text:span text:style-name="T8">Accounts which are managed by a credit provider for staff <text:s/>if consumer is responsible and payment is not made via payroll, If payment is made by Employer at Payroll, please use 01)</text:span></text:p></table:table-cell><table:table-cell table:style-name="Table41.A1" office:value-type="string"><text:p text:style-name="P63"><text:span text:style-name="T8">7</text:span></text:p></table:table-cell></table:table-row><table:table-row table:style-name="Table41.6"><table:table-cell table:style-name="Table41.A1" office:value-type="string"><text:p text:style-name="P61"><text:span text:style-name="T8">04</text:span></text:p></table:table-cell><table:table-cell table:style-name="Table41.A1" office:value-type="string"><text:p text:style-name="P61"><text:span text:style-name="T8">Under Administration</text:span></text:p></table:table-cell><table:table-cell table:style-name="Table41.A1" office:value-type="string"><text:p text:style-name="P61"><text:span text:style-name="T8">If an administration order has been confirmed</text:span></text:p><text:p text:style-name="P61"><text:span text:style-name="T8">If used, credible evidence must be held by the supplier</text:span></text:p></table:table-cell><table:table-cell table:style-name="Table41.A1" office:value-type="string"><text:p text:style-name="P63"><text:span text:style-name="T8">1</text:span></text:p></table:table-cell></table:table-row><table:table-row table:style-name="Table41.7"><table:table-cell table:style-name="Table41.A1" office:value-type="string"><text:p text:style-name="P61"><text:span text:style-name="T8">05</text:span></text:p></table:table-cell><table:table-cell table:style-name="Table41.A1" office:value-type="string"><text:p text:style-name="P61"><text:span text:style-name="T8">Judgement Granted</text:span></text:p></table:table-cell><table:table-cell table:style-name="Table41.A1" office:value-type="string"><text:p text:style-name="P61"><text:span text:style-name="T8">If judgment has been granted</text:span></text:p><text:p text:style-name="P61"><text:span text:style-name="T8">If used, credible evidence must be held by the supplier</text:span></text:p></table:table-cell><table:table-cell table:style-name="Table41.A1" office:value-type="string"><text:p text:style-name="P63"><text:span text:style-name="T8">2</text:span></text:p></table:table-cell></table:table-row><table:table-row table:style-name="Table41.7"><table:table-cell table:style-name="Table41.A1" office:value-type="string"><text:p text:style-name="P61"><text:span text:style-name="T8">06</text:span></text:p></table:table-cell><table:table-cell table:style-name="Table41.A1" office:value-type="string"><text:p text:style-name="P61"><text:span text:style-name="T8">Debt restructured</text:span></text:p></table:table-cell><table:table-cell table:style-name="Table41.A1" office:value-type="string"><text:p text:style-name="P61"><text:span text:style-name="T8">If a change is made to the terms or structure of an existing agreement, this field should be populated with 06 and an E status code submitted in field 38, with the associated date in field 41, this status and status date must only be submitted once in the month of occurrence. The record may continue to be submitted with a payment type of 06 thereafter.</text:span></text:p><text:p text:style-name="P61"><text:span text:style-name="T8">A change to field 40 (Term) is also expected.</text:span></text:p><text:p text:style-name="P61"><text:span text:style-name="T8">If used, credible evidence must be held by the supplier</text:span></text:p><text:p text:style-name="P61"><text:span text:style-name="T8">Should the credit provider decide to reinstate the account the payment type should be changed back to an appropriate type, one of the following types should be submitted “00, 01 or 03”.</text:span></text:p></table:table-cell><table:table-cell table:style-name="Table41.A1" office:value-type="string"><text:p text:style-name="P63"><text:span text:style-name="T8">3</text:span></text:p></table:table-cell></table:table-row><table:table-row table:style-name="Table41.9"><table:table-cell table:style-name="Table41.A1" office:value-type="string"><text:p text:style-name="P61"><text:span text:style-name="T8">07</text:span></text:p></table:table-cell><table:table-cell table:style-name="Table41.A1" office:value-type="string"><text:p text:style-name="P61"><text:span text:style-name="T8">Voluntary Debt Consolidation</text:span></text:p></table:table-cell><table:table-cell table:style-name="Table41.A1" office:value-type="string"><text:p text:style-name="P71"><text:span text:style-name="T8">To be used as an indicator that a consolidation loan has been issued. <text:s/>All Consolidation products should be submitted as 07</text:span></text:p></table:table-cell><table:table-cell table:style-name="Table41.A1" office:value-type="string"><text:p text:style-name="P61"><text:span text:style-name="T8">4</text:span></text:p></table:table-cell></table:table-row><table:table-row table:style-name="Table41.9"><table:table-cell table:style-name="Table41.A1" office:value-type="string"><text:p text:style-name="P61"><text:span text:style-name="T8">08</text:span></text:p></table:table-cell><table:table-cell table:style-name="Table41.A1" office:value-type="string"><text:p text:style-name="P61"><text:span text:style-name="T8">Debt rescheduled</text:span></text:p></table:table-cell><table:table-cell table:style-name="Table41.A1" office:value-type="string"><text:p text:style-name="P61"><text:span text:style-name="T4">*Not presently in use*</text:span></text:p></table:table-cell><table:table-cell table:style-name="Table41.A1" office:value-type="string"><text:p text:style-name="P61"><text:span text:style-name="T8">3</text:span></text:p></table:table-cell></table:table-row><table:table-row table:style-name="Table41.9"><table:table-cell table:style-name="Table41.A1" office:value-type="string"><text:p text:style-name="P61"><text:span text:style-name="T8">09</text:span></text:p></table:table-cell><table:table-cell table:style-name="Table41.A1" office:value-type="string"><text:p text:style-name="P61"><text:span text:style-name="T8">Forced Reduction of Overdraft</text:span></text:p></table:table-cell><table:table-cell table:style-name="Table41.A1" office:value-type="string"><text:p text:style-name="P61"><text:span text:style-name="T8">Use this indicator to show a Forced Reduction of an Overdraft limit</text:span></text:p><text:p text:style-name="P61"><text:span text:style-name="T8">May only be used with Account type V</text:span></text:p><text:p text:style-name="P61"><text:span text:style-name="T8">Instalment is mandatory if this indicator is submitted</text:span></text:p><text:p text:style-name="P61"><text:span text:style-name="T8">If 09 is supplied, the deferred payment date may be populated if the repayment agreement is in the future or is deferred for a period of time.</text:span></text:p></table:table-cell><table:table-cell table:style-name="Table41.A1" office:value-type="string"><text:p text:style-name="P61"><text:span text:style-name="T8">3</text:span></text:p></table:table-cell></table:table-row></table:table></draw:text-box></draw:frame><text:bookmark text:name="_GoBack"/><text:soft-page-break/></text:p>
      <text:h text:style-name="P138" text:outline-level="3"><text:bookmark-start text:name="_Toc374456301"/><text:bookmark-start text:name="__RefHeading___Toc78366_1908594575"/><text:bookmark-start text:name="_Toc420994191"/><text:span text:style-name="Intense_20_Emphasis"><text:span text:style-name="T15">Account type P<text:tab/><text:tab/>Personal Loans</text:span></text:span><text:bookmark-end text:name="_Toc420994191"/><text:span text:style-name="Intense_20_Emphasis"><text:span text:style-name="T15"> </text:span></text:span><text:bookmark-end text:name="__RefHeading___Toc78366_1908594575"/></text:h>
      <text:p text:style-name="P86"/>
      <text:p text:style-name="P90"><text:span text:style-name="T4">Processing Rules and requirements</text:span></text:p>
      <text:p text:style-name="P82"/>
      <text:p text:style-name="P90"><text:span text:style-name="T8">Demographic Data Fields to be populated in accordance with the requirements set out earlier in this document (See </text:span><text:span text:style-name="T4">Demographic Data Rules and Requirements</text:span><text:span text:style-name="T8">), these are not covered per account type as they apply to all account types.</text:span></text:p>
      <text:p text:style-name="P82"/>
      <text:p text:style-name="P90"><text:span text:style-name="T8">The Monthly extract is to reflect a duplication / reiteration of accounts which have been submitted in daily closure files within the reporting month, and should also include the accounts which are still open as at month end (granted / registered within the month)</text:span></text:p>
      <text:p text:style-name="P82"/>
      <table:table table:name="Table172" table:style-name="Table172">
        <table:table-column table:style-name="Table172.A"/>
        <table:table-column table:style-name="Table172.B"/>
        <table:table-column table:style-name="Table172.C"/>
        <table:table-column table:style-name="Table172.D"/>
        <table:table-row table:style-name="Table172.1">
          <table:table-cell table:style-name="Table172.A1" office:value-type="string">
            <text:p text:style-name="P70"><text:span text:style-name="T4">Field</text:span></text:p>
          </table:table-cell>
          <table:table-cell table:style-name="Table172.A1" office:value-type="string">
            <text:p text:style-name="P70"><text:span text:style-name="T4">Field Description</text:span></text:p>
          </table:table-cell>
          <table:table-cell table:style-name="Table172.A1" office:value-type="string">
            <text:p text:style-name="P70"><text:span text:style-name="T4">Mandatory</text:span></text:p>
          </table:table-cell>
          <table:table-cell table:style-name="Table172.A1" office:value-type="string">
            <text:p text:style-name="P70"><text:span text:style-name="T4">Process Rules for Account type </text:span></text:p>
          </table:table-cell>
        </table:table-row>
        <table:table-row table:style-name="Table172.1">
          <table:table-cell table:style-name="Table172.A2" office:value-type="string">
            <text:p text:style-name="P70"><text:span text:style-name="T8">1</text:span></text:p>
          </table:table-cell>
          <table:table-cell table:style-name="Table172.A2" office:value-type="string">
            <text:p text:style-name="P70"><text:span text:style-name="T8">DATA</text:span></text:p>
          </table:table-cell>
          <table:table-cell table:style-name="Table172.A1" office:value-type="string">
            <text:p text:style-name="P70"><text:span text:style-name="T8">Yes</text:span></text:p>
          </table:table-cell>
          <table:table-cell table:style-name="Table172.D2" office:value-type="string">
            <text:p text:style-name="P30"/>
            <text:p text:style-name="P55"><text:span text:style-name="T8">Format and length is A1</text:span></text:p>
            <text:p text:style-name="P70"><text:span text:style-name="T8">This field is </text:span><text:span text:style-name="T4">Mandatory</text:span></text:p>
            <text:p text:style-name="P70"><text:span text:style-name="T8">Failure to populate will crash load processes and prevent update at bureaux. </text:span></text:p>
            <text:p text:style-name="P39"/>
            <text:p text:style-name="P70"><text:span text:style-name="T4">For Monthly files:</text:span></text:p>
            <text:p text:style-name="P70"><text:span text:style-name="T8">Each record submitted in the monthly file must be indicated by the presence of the “D”</text:span></text:p>
            <text:p text:style-name="P39"/>
            <text:p text:style-name="P70"><text:span text:style-name="T4">For Daily files:</text:span></text:p>
            <text:p text:style-name="P70"><text:span text:style-name="T8">Each record submitted must be indicated by the presence of: </text:span></text:p>
            <text:p text:style-name="P106"><text:span text:style-name="T2">“R” for registrations (new accounts)</text:span></text:p>
            <text:p text:style-name="P106"><text:span text:style-name="T4">Note</text:span><text:span text:style-name="T8"> that where the indicator is “R” no status codes are permitted, if a status code is provided the registration will be rejected</text:span></text:p>
            <text:p text:style-name="P107"/>
            <text:p text:style-name="P106"><text:span text:style-name="T2">“C” for closures</text:span><text:span text:style-name="T8">.</text:span></text:p>
            <text:p text:style-name="P106"><text:span text:style-name="T4">Note</text:span><text:span text:style-name="T8"> that where this indicator is a “C” a status code and status dates will be expected – see </text:span><text:span text:style-name="T4">Layout Specification – Daily Extract</text:span><text:span text:style-name="T8"> for status codes which may be submitted in daily files and the status code field within your account type to confirm which of these may be used with the account type you are submitting.</text:span></text:p>
            <text:p text:style-name="P30"/>
          </table:table-cell>
        </table:table-row>
        <table:table-row table:style-name="Table172.1">
          <table:table-cell table:style-name="Table172.A2" office:value-type="string">
            <text:p text:style-name="P70"><text:span text:style-name="T8">2-5</text:span></text:p>
          </table:table-cell>
          <table:table-cell table:style-name="Table172.A2" office:value-type="string">
            <text:p text:style-name="P39"/>
          </table:table-cell>
          <table:table-cell table:style-name="Table172.A2" office:value-type="string">
            <text:p text:style-name="P30"/>
          </table:table-cell>
          <table:table-cell table:style-name="Table172.A2" office:value-type="string">
            <text:p text:style-name="P39"/>
            <text:p text:style-name="P70"><text:span text:style-name="T4">SEE DEMOGRAPHIC DATA PROCESS &amp; RULES</text:span></text:p>
            <text:p text:style-name="P39"/>
          </table:table-cell>
        </table:table-row>
        <table:table-row table:style-name="Table172.1">
          <table:table-cell table:style-name="Table172.A2" office:value-type="string">
            <text:p text:style-name="P70"><text:span text:style-name="T8">6</text:span></text:p>
          </table:table-cell>
          <table:table-cell table:style-name="Table172.A2" office:value-type="string">
            <text:p text:style-name="P70"><text:span text:style-name="T8">BRANCH CODE</text:span></text:p>
          </table:table-cell>
          <table:table-cell table:style-name="Table172.A1" office:value-type="string">
            <text:p text:style-name="P70"><text:span text:style-name="T8">Conditional</text:span></text:p>
          </table:table-cell>
          <table:table-cell table:style-name="Table172.D2" office:value-type="string">
            <text:p text:style-name="P39"/>
            <text:p text:style-name="P70"><text:span text:style-name="T4">PART OF UNIQUE MATCH KEY</text:span></text:p>
            <text:p text:style-name="P55"><text:span text:style-name="T8">Format and length is A8</text:span></text:p>
            <text:p text:style-name="P55"><text:span text:style-name="T4">Exception: </text:span><text:span text:style-name="T8">This field MUST be</text:span><text:span text:style-name="T4"> Right aligned</text:span><text:span text:style-name="T8"> and space filled</text:span></text:p>
            <text:p text:style-name="P70"><text:span text:style-name="T4">Do not</text:span><text:span text:style-name="T8"> </text:span><text:span text:style-name="T4">zero fill or use preceding zeros</text:span><text:span text:style-name="T8"> as this will be loaded as the branch code and if changed or varied will result in duplicates being created</text:span></text:p>
            <text:p text:style-name="P70"><text:span text:style-name="T8">May only be populated with A to Z, 0 to 9, ‘/’, ‘\’, ‘-‘and ensure spaces are removed if these appear within your account number. </text:span></text:p>
            <text:p text:style-name="P70"><text:span text:style-name="T8">If this is a change from your present submission in another layout, please liaise with SACRRA on change requirements.</text:span></text:p>
            <text:p text:style-name="P70"><text:span text:style-name="T8">Only populate if required to determine a unique account number key for each consumer supplied within the file.</text:span></text:p>
            <text:p text:style-name="P74"/>
            <text:p text:style-name="P70"><text:span text:style-name="T22">Caution</text:span><text:span text:style-name="T8">: where provided, please ensure that the Branch Code provided in the daily files is an </text:span><text:span text:style-name="T22">EXACT MATCH </text:span><text:span text:style-name="T8">to the branch code in the monthly file. Provision of differences will lead to duplicates being created on load.</text:span></text:p>
            <text:p text:style-name="P30"/>
            <text:p text:style-name="P30"><text:soft-page-break/></text:p>
            <text:p text:style-name="P30"/>
            <text:p text:style-name="P70"><text:span text:style-name="T8">If Branch is not used to ensure the consumers account number is unique on your systems then DO NOT SUPPLY.</text:span></text:p>
            <text:p text:style-name="P70"><text:span text:style-name="T8">If this field is changed then fields 42 – 45 must be populated to facilitate conversion of the match key (See section: </text:span><text:span text:style-name="T4">Conversion requirements)</text:span></text:p>
            <text:p text:style-name="P70"><text:span text:style-name="T4">Note:</text:span><text:span text:style-name="T8"> this field is </text:span><text:span text:style-name="T4">not</text:span><text:span text:style-name="T8"> to reference the consumers bank branch number</text:span></text:p>
            <text:p text:style-name="P129"/>
          </table:table-cell>
        </table:table-row>
        <table:table-row table:style-name="Table172.5">
          <table:table-cell table:style-name="Table172.A2" office:value-type="string">
            <text:p text:style-name="P70"><text:span text:style-name="T8">7</text:span></text:p>
          </table:table-cell>
          <table:table-cell table:style-name="Table172.A2" office:value-type="string">
            <text:p text:style-name="P70"><text:span text:style-name="T8">ACCOUNT NO.</text:span></text:p>
          </table:table-cell>
          <table:table-cell table:style-name="Table172.A1" office:value-type="string">
            <text:p text:style-name="P70"><text:span text:style-name="T8">Yes</text:span></text:p>
          </table:table-cell>
          <table:table-cell table:style-name="Table172.D2" office:value-type="string">
            <text:p text:style-name="P39"/>
            <text:p text:style-name="P70"><text:span text:style-name="T4">PART OF UNIQUE MATCH KEY</text:span></text:p>
            <text:p text:style-name="P55"><text:span text:style-name="T8">Format and length is A25</text:span></text:p>
            <text:p text:style-name="P55"><text:span text:style-name="T4">Exception: </text:span><text:span text:style-name="T8">This field MUST be</text:span><text:span text:style-name="T4"> Right aligned</text:span><text:span text:style-name="T8"> and space filled</text:span></text:p>
            <text:p text:style-name="P70"><text:span text:style-name="T4">Do not</text:span><text:span text:style-name="T8"> </text:span><text:span text:style-name="T4">zero fill or use preceding zero’s</text:span><text:span text:style-name="T8"> unless the consumer’s actual account and your systems have zero filled account numbers, if changed or varied will result in duplicates being created.</text:span></text:p>
            <text:p text:style-name="P70"><text:span text:style-name="T8">The account number which is billed and to which a payment received from the consumer is allocated.</text:span></text:p>
            <text:p text:style-name="P70"><text:span text:style-name="T8">May only be populated with A to Z, 0 to 9, ‘/’, ‘\’, ‘-‘and ensure spaces are removed if these appear within your account number. <text:s/>If this is a change from your present submission in another layout, please liaise with SACRRA on change requirements.</text:span></text:p>
            <text:p text:style-name="P70"><text:span text:style-name="T8">This is the account number which the consumer would have to furnish in the case of a query with you on their billing.</text:span></text:p>
            <text:p text:style-name="P30"/>
            <text:p text:style-name="P70"><text:span text:style-name="T8">Due to fraud risks for the consumer and credit provider, the consumer’s bank account number may not be submitted as the account number. SACRRA requires the application of a conversion table or a change algorithm to be applied to the information prior to submitting to the bureaux in order to safeguard the consumer and the member.</text:span></text:p>
            <text:p text:style-name="P30"/>
            <text:p text:style-name="P70"><text:span text:style-name="T8">The “plastic” or “”Card” number may never be submitted.</text:span></text:p>
            <text:p text:style-name="P74"/>
            <text:p text:style-name="P70"><text:span text:style-name="T22">Caution</text:span><text:span text:style-name="T8">: where provided, please ensure that the Account Number provided in the daily files is an </text:span><text:span text:style-name="T22">EXACT MATCH </text:span><text:span text:style-name="T8">to the Account number in the monthly file. Provision of differences will lead to duplicates being created on load.</text:span></text:p>
            <text:p text:style-name="P30"/>
            <text:p text:style-name="P70"><text:span text:style-name="T8">If this field is changed then fields 42 – 45 must be populated to facilitate conversion of the match key (See section: </text:span><text:span text:style-name="T4">Conversion requirements)</text:span></text:p>
            <text:p text:style-name="P70"><text:span text:style-name="T4">Note:</text:span><text:span text:style-name="T8"> this field is not to reference the consumers bank account number</text:span></text:p>
            <text:p text:style-name="P30"/>
          </table:table-cell>
        </table:table-row>
        <table:table-row table:style-name="Table172.6">
          <table:table-cell table:style-name="Table172.A2" office:value-type="string">
            <text:p text:style-name="P70"><text:span text:style-name="T8">8</text:span></text:p>
          </table:table-cell>
          <table:table-cell table:style-name="Table172.A2" office:value-type="string">
            <text:p text:style-name="P70"><text:span text:style-name="T8">SUB-ACCOUNT NO.</text:span></text:p>
          </table:table-cell>
          <table:table-cell table:style-name="Table172.A1" office:value-type="string">
            <text:p text:style-name="P70"><text:span text:style-name="T8">Conditional</text:span></text:p>
          </table:table-cell>
          <table:table-cell table:style-name="Table172.D2" office:value-type="string">
            <text:p text:style-name="P39"/>
            <text:p text:style-name="P70"><text:span text:style-name="T4">PART OF UNIQUE MATCH KEY</text:span></text:p>
            <text:p text:style-name="P55"><text:span text:style-name="T8">Format and length is A4</text:span></text:p>
            <text:p text:style-name="P55"><text:span text:style-name="T4">Exception: </text:span><text:span text:style-name="T8">This field MUST be</text:span><text:span text:style-name="T4"> Right aligned</text:span><text:span text:style-name="T8"> and space filled</text:span></text:p>
            <text:p text:style-name="P70"><text:span text:style-name="T4">Do not</text:span><text:span text:style-name="T8"> </text:span><text:span text:style-name="T4">zero fill or use preceding zeros</text:span><text:span text:style-name="T8"> as this will be loaded as the sub account and if changed or varied will result in duplicates being created</text:span></text:p>
            <text:p text:style-name="P70"><text:span text:style-name="T8">Only populate if required to determine a unique account number key for each consumer supplied within the file.</text:span></text:p>
            <text:p text:style-name="P70"><text:span text:style-name="T8">May only be populated with A to Z, 0 to 9, ‘/’, ‘\’, ‘-‘and ensure spaces are removed if these appear within your account number. <text:s/>If this is a change from your present submission in another layout, please liaise with SACRRA on change requirements.</text:span></text:p>
            <text:p text:style-name="P70"><text:span text:style-name="T8">If Sub Account is not used to ensure the consumers account number is unique on your systems then DO NOT SUPPLY.</text:span></text:p>
            <text:p text:style-name="P74"/>
            <text:p text:style-name="P70"><text:span text:style-name="T22">Caution</text:span><text:span text:style-name="T8">: where provided, please ensure that the Sub Account Number provided in the daily files is an </text:span><text:span text:style-name="T22">EXACT MATCH </text:span><text:span text:style-name="T8">to the Sub Account number in the monthly file. Provision of differences will lead to </text:span><text:soft-page-break/><text:span text:style-name="T8">duplicates being created on load.</text:span></text:p>
            <text:p text:style-name="P30"/>
            <text:p text:style-name="P70"><text:span text:style-name="T8">If this field is changed then fields 42 – 45 must be populated to facilitate conversion of the match key (See section: </text:span><text:span text:style-name="T4">Conversion requirements)</text:span></text:p>
            <text:p text:style-name="P30"/>
          </table:table-cell>
        </table:table-row>
        <table:table-row table:style-name="Table172.7">
          <table:table-cell table:style-name="Table172.A2" office:value-type="string">
            <text:p text:style-name="P70"><text:span text:style-name="T8">9-24</text:span></text:p>
          </table:table-cell>
          <table:table-cell table:style-name="Table172.A2" office:value-type="string">
            <text:p text:style-name="P30"/>
          </table:table-cell>
          <table:table-cell table:style-name="Table172.A2" office:value-type="string">
            <text:p text:style-name="P30"/>
          </table:table-cell>
          <table:table-cell table:style-name="Table172.A2" office:value-type="string">
            <text:p text:style-name="P39"/>
            <text:p text:style-name="P70"><text:span text:style-name="T4">SEE DEMOGRAPHIC DATA PROCESS &amp; RULES</text:span></text:p>
            <text:p text:style-name="P30"/>
          </table:table-cell>
        </table:table-row>
      </table:table>
      <text:p text:style-name="P18"><draw:frame draw:style-name="fr1" draw:name="Frame2" text:anchor-type="paragraph" svg:x="-0.199cm" svg:y="0.293cm" svg:width="0.041cm" style:rel-width="100%" draw:z-index="42"><draw:text-box fo:min-height="0cm"><table:table table:name="Table173" table:style-name="Table173"><table:table-column table:style-name="Table173.A" table:number-columns-repeated="4"/><table:table-row table:style-name="Table173.1"><table:table-cell table:style-name="Table173.A1" office:value-type="string"><text:p text:style-name="P63"><text:span text:style-name="T8">25</text:span></text:p></table:table-cell><table:table-cell table:style-name="Table173.A1" office:value-type="string"><text:p text:style-name="P63"><text:span text:style-name="T8">OWNERSHIP TYPE</text:span></text:p></table:table-cell><table:table-cell table:style-name="Table173.C1" office:value-type="string"><text:p text:style-name="P63"><text:span text:style-name="T8">Conditional</text:span></text:p></table:table-cell><table:table-cell table:style-name="Table173.D1" office:value-type="string"><text:p text:style-name="P21"/><text:p text:style-name="P49"><text:span text:style-name="T8">Format and length is A2</text:span></text:p><text:p text:style-name="P49"><text:span text:style-name="T4">Alpha</text:span><text:span text:style-name="T8"> field must be left aligned and must be space filled if not used.</text:span></text:p><text:p text:style-name="P49"><text:span text:style-name="T8">Ownership types refer to the type of account holder agreement which may affect liability:</text:span></text:p><text:p text:style-name="P89"><text:span text:style-name="T8">I.e. is this account for a sole proprietor (business related) or is it a joint loan held by more than one account holder or is it an agreement with a single consumer in their private capacity.</text:span></text:p><text:p text:style-name="P27"/></table:table-cell></table:table-row></table:table></draw:text-box></draw:frame></text:p>
      <text:p text:style-name="P18"><text:span text:style-name="T4">Ownership Type table</text:span></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70"><text:span text:style-name="T4">Code</text:span></text:p>
          </table:table-cell>
          <table:table-cell table:style-name="Table174.A1" office:value-type="string">
            <text:p text:style-name="P70"><text:span text:style-name="T4">Ownership Type</text:span></text:p>
          </table:table-cell>
          <table:table-cell table:style-name="Table174.A1" office:value-type="string">
            <text:p text:style-name="P70"><text:span text:style-name="T4">Details</text:span></text:p>
          </table:table-cell>
        </table:table-row>
        <table:table-row table:style-name="Table174.2">
          <table:table-cell table:style-name="Table174.A1" office:value-type="string">
            <text:p text:style-name="P70"><text:span text:style-name="T8">00</text:span></text:p>
          </table:table-cell>
          <table:table-cell table:style-name="Table174.A1" office:value-type="string">
            <text:p text:style-name="P70"><text:span text:style-name="T8">Other</text:span></text:p>
          </table:table-cell>
          <table:table-cell table:style-name="Table174.A1" office:value-type="string">
            <text:p text:style-name="P70"><text:span text:style-name="T8">This is the default ownership type</text:span></text:p>
            <text:p text:style-name="P30"/>
          </table:table-cell>
        </table:table-row>
        <table:table-row table:style-name="Table174.3">
          <table:table-cell table:style-name="Table174.A1" office:value-type="string">
            <text:p text:style-name="P70"><text:span text:style-name="T8">01 </text:span></text:p>
          </table:table-cell>
          <table:table-cell table:style-name="Table174.A1" office:value-type="string">
            <text:p text:style-name="P70"><text:span text:style-name="T8">Sole Proprietor</text:span></text:p>
          </table:table-cell>
          <table:table-cell table:style-name="Table174.A1" office:value-type="string">
            <text:p text:style-name="P70"><text:span text:style-name="T8">If supplied then field 49 (Employer) should be populated with the trading name of the Sole Proprietor</text:span></text:p>
            <text:p text:style-name="P70"><text:span text:style-name="T4">DO NOT</text:span><text:span text:style-name="T8"> precede the company with T/A or TA (Trading as). Or any variant thereof.</text:span></text:p>
            <text:p text:style-name="P70"><text:span text:style-name="T4">DO NOT</text:span><text:span text:style-name="T8"> default to the consumers name or surname.</text:span></text:p>
            <text:p text:style-name="P30"/>
          </table:table-cell>
        </table:table-row>
        <table:table-row table:style-name="Table174.3">
          <table:table-cell table:style-name="Table174.A1" office:value-type="string">
            <text:p text:style-name="P70"><text:span text:style-name="T8">02</text:span></text:p>
          </table:table-cell>
          <table:table-cell table:style-name="Table174.A1" office:value-type="string">
            <text:p text:style-name="P70"><text:span text:style-name="T8">Joint Loan</text:span></text:p>
          </table:table-cell>
          <table:table-cell table:style-name="Table174.A1" office:value-type="string">
            <text:p text:style-name="P70"><text:span text:style-name="T8">Where this is supplied Field 55 (number of Participants in a Joint Loan) becomes </text:span><text:span text:style-name="T4">mandatory</text:span><text:span text:style-name="T8">.</text:span></text:p>
            <text:p text:style-name="P70"><text:span text:style-name="T8">It will be expected that the number of participants in the loan matches the number of records in the file with the same account, sub account and branch information and that the financial fields reported for the </text:span><text:soft-page-break/><text:span text:style-name="T8">account, for each consumer sharing an account, match exactly.</text:span></text:p>
            <text:p text:style-name="P70"><text:span text:style-name="T4">DO NOT</text:span><text:span text:style-name="T8"> change the number of participants in a loan if this is not an accurate change, if this is the case then a closure on the specific participant which has been removed will be expected.</text:span></text:p>
            <text:p text:style-name="P70"><text:span text:style-name="T8">Changes to the number of participants affect the validation of the number of records to expect will be affected and where these do change will result in un-updated records and escalated QE1 statistics</text:span></text:p>
            <text:p text:style-name="P70"><text:span text:style-name="T8">Bureaux must report changes to the number of participants as a warning.</text:span></text:p>
            <text:p text:style-name="P30"/>
          </table:table-cell>
        </table:table-row>
      </table:table>
      <text:p text:style-name="P39"/>
      <table:table table:name="Table175" table:style-name="Table175">
        <table:table-column table:style-name="Table175.A"/>
        <table:table-column table:style-name="Table175.B"/>
        <table:table-column table:style-name="Table175.C"/>
        <table:table-column table:style-name="Table175.D"/>
        <table:table-row table:style-name="Table175.1">
          <table:table-cell table:style-name="Table175.A1" office:value-type="string">
            <text:p text:style-name="P70"><text:span text:style-name="T8">26</text:span></text:p>
          </table:table-cell>
          <table:table-cell table:style-name="Table175.A1" office:value-type="string">
            <text:p text:style-name="P70"><text:span text:style-name="T8">LOAN REASON CODE </text:span></text:p>
            <text:p text:style-name="P30"/>
          </table:table-cell>
          <table:table-cell table:style-name="Table175.C1" office:value-type="string">
            <text:p text:style-name="P70"><text:span text:style-name="T8">Conditional</text:span></text:p>
          </table:table-cell>
          <table:table-cell table:style-name="Table175.D1" office:value-type="string">
            <text:p text:style-name="P30"/>
            <text:p text:style-name="P55"><text:span text:style-name="T8">Format and length is A2 </text:span></text:p>
            <text:p text:style-name="P55"><text:span text:style-name="T4">Alpha</text:span><text:span text:style-name="T8"> field must be left aligned and must be space filled </text:span></text:p>
            <text:p text:style-name="P69"><text:span text:style-name="T8">This field is </text:span><text:span text:style-name="T4">Mandatory</text:span><text:span text:style-name="T8"> for this account type</text:span></text:p>
            <text:p text:style-name="P29"/>
          </table:table-cell>
        </table:table-row>
      </table:table>
      <text:p text:style-name="P39"/>
      <text:p text:style-name="P70"><text:span text:style-name="T4">Loan Reason Code table</text:span></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70"><text:span text:style-name="T4">Code</text:span></text:p>
          </table:table-cell>
          <table:table-cell table:style-name="Table176.A1" office:value-type="string">
            <text:p text:style-name="P70"><text:span text:style-name="T4">Loan Reason Code</text:span></text:p>
          </table:table-cell>
          <table:table-cell table:style-name="Table176.A1" office:value-type="string">
            <text:p text:style-name="P70"><text:span text:style-name="T4">Details</text:span></text:p>
          </table:table-cell>
        </table:table-row>
        <table:table-row table:style-name="Table176.1">
          <table:table-cell table:style-name="Table176.A1" office:value-type="string">
            <text:p text:style-name="P72"><text:span text:style-name="T8">C</text:span></text:p>
          </table:table-cell>
          <table:table-cell table:style-name="Table176.A1" office:value-type="string">
            <text:p text:style-name="P72"><text:span text:style-name="T8">Crisis Loan </text:span></text:p>
          </table:table-cell>
          <table:table-cell table:style-name="Table176.A1" office:value-type="string">
            <text:p text:style-name="P72"><text:span text:style-name="T8">Loan granted to overcome client cash flow problems during unforeseen circumstances: Other Emergency</text:span></text:p>
            <text:p text:style-name="P31"/>
          </table:table-cell>
        </table:table-row>
        <table:table-row table:style-name="Table176.1">
          <table:table-cell table:style-name="Table176.A1" office:value-type="string">
            <text:p text:style-name="P72"><text:span text:style-name="T8">D</text:span></text:p>
          </table:table-cell>
          <table:table-cell table:style-name="Table176.A1" office:value-type="string">
            <text:p text:style-name="P72"><text:span text:style-name="T8">Crisis Loan </text:span></text:p>
          </table:table-cell>
          <table:table-cell table:style-name="Table176.A1" office:value-type="string">
            <text:p text:style-name="P72"><text:span text:style-name="T8">Loan granted to overcome client cash flow problems during unforeseen circumstances: Death / Funeral</text:span></text:p>
            <text:p text:style-name="P31"/>
          </table:table-cell>
        </table:table-row>
        <table:table-row table:style-name="Table176.1">
          <table:table-cell table:style-name="Table176.A1" office:value-type="string">
            <text:p text:style-name="P72"><text:span text:style-name="T8">E</text:span></text:p>
          </table:table-cell>
          <table:table-cell table:style-name="Table176.A1" office:value-type="string">
            <text:p text:style-name="P72"><text:span text:style-name="T8">Crisis Loan</text:span></text:p>
          </table:table-cell>
          <table:table-cell table:style-name="Table176.A1" office:value-type="string">
            <text:p text:style-name="P72"><text:span text:style-name="T8">Loan granted to overcome client cash flow problems during unforeseen circumstances: Medical</text:span></text:p>
            <text:p text:style-name="P31"/>
          </table:table-cell>
        </table:table-row>
        <table:table-row table:style-name="Table176.1">
          <table:table-cell table:style-name="Table176.A1" office:value-type="string">
            <text:p text:style-name="P72"><text:span text:style-name="T8">G</text:span></text:p>
          </table:table-cell>
          <table:table-cell table:style-name="Table176.A1" office:value-type="string">
            <text:p text:style-name="P72"><text:span text:style-name="T8">Crisis Loan</text:span></text:p>
          </table:table-cell>
          <table:table-cell table:style-name="Table176.A1" office:value-type="string">
            <text:p text:style-name="P72"><text:span text:style-name="T8">Loan granted to overcome client cash flow problems during unforeseen circumstances: Income Loss</text:span></text:p>
            <text:p text:style-name="P31"/>
          </table:table-cell>
        </table:table-row>
      </table:table>
      <text:p text:style-name="P18"/>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72"><text:span text:style-name="T8">I</text:span></text:p>
          </table:table-cell>
          <table:table-cell table:style-name="Table177.A1" office:value-type="string">
            <text:p text:style-name="P72"><text:span text:style-name="T8">Crisis Loan</text:span></text:p>
          </table:table-cell>
          <table:table-cell table:style-name="Table177.A1" office:value-type="string">
            <text:p text:style-name="P72"><text:span text:style-name="T8">Loan granted to overcome client cash flow problems during unforeseen circumstances: Loss - Theft or Fire</text:span></text:p>
            <text:p text:style-name="P31"/>
          </table:table-cell>
        </table:table-row>
        <table:table-row table:style-name="Table177.1">
          <table:table-cell table:style-name="Table177.A1" office:value-type="string">
            <text:p text:style-name="P72"><text:span text:style-name="T8">H</text:span></text:p>
          </table:table-cell>
          <table:table-cell table:style-name="Table177.A1" office:value-type="string">
            <text:p text:style-name="P72"><text:span text:style-name="T8">Home Loans</text:span></text:p>
          </table:table-cell>
          <table:table-cell table:style-name="Table177.A1" office:value-type="string">
            <text:p text:style-name="P72"><text:span text:style-name="T8">New property acquisition or upgrades to existing property</text:span></text:p>
            <text:p text:style-name="P31"/>
          </table:table-cell>
        </table:table-row>
        <table:table-row table:style-name="Table177.1">
          <table:table-cell table:style-name="Table177.A1" office:value-type="string">
            <text:p text:style-name="P72"><text:span text:style-name="T8">S</text:span></text:p>
          </table:table-cell>
          <table:table-cell table:style-name="Table177.A1" office:value-type="string">
            <text:p text:style-name="P72"><text:span text:style-name="T8">Study Loan</text:span></text:p>
          </table:table-cell>
          <table:table-cell table:style-name="Table177.A1" office:value-type="string">
            <text:p text:style-name="P72"><text:span text:style-name="T8">Loan to fund formal studies at a recognised institution</text:span></text:p>
            <text:p text:style-name="P31"/>
          </table:table-cell>
        </table:table-row>
        <table:table-row table:style-name="Table177.1">
          <table:table-cell table:style-name="Table177.A1" office:value-type="string">
            <text:p text:style-name="P72"><text:span text:style-name="T8">F</text:span></text:p>
          </table:table-cell>
          <table:table-cell table:style-name="Table177.A1" office:value-type="string">
            <text:p text:style-name="P72"><text:span text:style-name="T8">Other Asset acquisition financing</text:span></text:p>
          </table:table-cell>
          <table:table-cell table:style-name="Table177.A1" office:value-type="string">
            <text:p text:style-name="P72"><text:span text:style-name="T8">Financing of fixed or moveable asset other than property</text:span></text:p>
          </table:table-cell>
        </table:table-row>
        <table:table-row table:style-name="Table177.1">
          <table:table-cell table:style-name="Table177.A1" office:value-type="string">
            <text:p text:style-name="P72"><text:span text:style-name="T8">R</text:span></text:p>
          </table:table-cell>
          <table:table-cell table:style-name="Table177.A1" office:value-type="string">
            <text:p text:style-name="P72"><text:span text:style-name="T8">Consolidation Loan</text:span></text:p>
          </table:table-cell>
          <table:table-cell table:style-name="Table177.A1" office:value-type="string">
            <text:p text:style-name="P72"><text:span text:style-name="T8">A loan resulting from the Debt Consolidation</text:span></text:p>
            <text:p text:style-name="P31"/>
          </table:table-cell>
        </table:table-row>
        <table:table-row table:style-name="Table177.1">
          <table:table-cell table:style-name="Table177.A1" office:value-type="string">
            <text:p text:style-name="P72"><text:span text:style-name="T8">O</text:span></text:p>
          </table:table-cell>
          <table:table-cell table:style-name="Table177.A1" office:value-type="string">
            <text:p text:style-name="P72"><text:span text:style-name="T8">Other</text:span></text:p>
          </table:table-cell>
          <table:table-cell table:style-name="Table177.A1" office:value-type="string">
            <text:p text:style-name="P72"><text:span text:style-name="T8">A loan other than the ones stipulated above.</text:span></text:p>
            <text:p text:style-name="P31"/>
          </table:table-cell>
        </table:table-row>
        <table:table-row table:style-name="Table177.1">
          <table:table-cell table:style-name="Table177.A1" office:value-type="string">
            <text:p text:style-name="P72"><text:span text:style-name="T8">J</text:span></text:p>
          </table:table-cell>
          <table:table-cell table:style-name="Table177.A1" office:value-type="string">
            <text:p text:style-name="P72"><text:span text:style-name="T8">Small Business</text:span></text:p>
          </table:table-cell>
          <table:table-cell table:style-name="Table177.A1" office:value-type="string">
            <text:p text:style-name="P72"><text:span text:style-name="T8">A loan to a sole proprietor</text:span></text:p>
            <text:p text:style-name="P31"/>
          </table:table-cell>
        </table:table-row>
      </table:table>
      <text:p text:style-name="P6"/>
      <table:table table:name="Table178" table:style-name="Table178">
        <table:table-column table:style-name="Table178.A"/>
        <table:table-column table:style-name="Table178.B"/>
        <table:table-column table:style-name="Table178.C"/>
        <table:table-column table:style-name="Table178.D"/>
        <table:table-row table:style-name="Table178.1">
          <table:table-cell table:style-name="Table178.A1" office:value-type="string">
            <text:p text:style-name="P70"><text:span text:style-name="T8">27</text:span></text:p>
          </table:table-cell>
          <table:table-cell table:style-name="Table178.A1" office:value-type="string">
            <text:p text:style-name="P70"><text:span text:style-name="T8">PAYMENT TYPE</text:span></text:p>
          </table:table-cell>
          <table:table-cell table:style-name="Table178.C1" office:value-type="string">
            <text:p text:style-name="P70"><text:span text:style-name="T8">Conditional</text:span></text:p>
          </table:table-cell>
          <table:table-cell table:style-name="Table178.D1" office:value-type="string">
            <text:p text:style-name="P25"/>
            <text:p text:style-name="P55"><text:span text:style-name="T8">Format and length is A2</text:span></text:p>
            <text:p text:style-name="P55"><text:span text:style-name="T4">Alpha</text:span><text:span text:style-name="T8"> field must be left aligned and must be space filled if not used or must be 00, 01, 02, 03, 04, 05, 06, 07, and 08.</text:span></text:p>
            <text:p text:style-name="P70"><text:span text:style-name="T8">See “</text:span><text:span text:style-name="T4">Payment Type and Priority Table</text:span><text:span text:style-name="T8">” under </text:span><text:span text:style-name="T4">“General Financial Field Population and Reference details”</text:span><text:span text:style-name="T8"> and specific process rules to be applied upon submission</text:span></text:p>
            <text:p text:style-name="P55"><text:span text:style-name="T8">Payment types refer to the method of payment which the account affords </text:span></text:p>
            <text:p text:style-name="P90"><text:span text:style-name="T8">I.e. is the payment made by payroll deduction or is the payment deferred for a period before the first instalment is expected (payment holiday)</text:span></text:p>
            <text:p text:style-name="P55"><text:soft-page-break/><text:span text:style-name="T8">It is also an indicator of the state of the account in regard to restructure, consolidation, administration etc.</text:span></text:p>
            <text:p text:style-name="P25"/>
            <text:p text:style-name="P55"><text:span text:style-name="T8">For Payment types listed in the “</text:span><text:span text:style-name="T4">Payment Type and Priority Table</text:span><text:span text:style-name="T8">” under </text:span><text:span text:style-name="T4">“General Financial Field Population and Reference details”</text:span><text:span text:style-name="T8">; a hierarchy relating to these has been established in order to allow for priority to be assigned.</text:span></text:p>
            <text:p text:style-name="P90"><text:span text:style-name="T8">As an example, if an account is a payroll deduction but is under restructure, you are not in a position to send both indicators, at this point the prioritization indicated will apply and thus you will send the account as under restructure.</text:span></text:p>
            <text:p text:style-name="P82"/>
          </table:table-cell>
        </table:table-row>
        <table:table-row table:style-name="Table178.2">
          <table:table-cell table:style-name="Table178.A1" office:value-type="string">
            <text:p text:style-name="P70"><text:span text:style-name="T8">28</text:span></text:p>
          </table:table-cell>
          <table:table-cell table:style-name="Table178.A1" office:value-type="string">
            <text:p text:style-name="P70"><text:span text:style-name="T8">TYPE OF ACCOUNT</text:span></text:p>
          </table:table-cell>
          <table:table-cell table:style-name="Table178.C2" office:value-type="string">
            <text:p text:style-name="P70"><text:span text:style-name="T8">Mandatory</text:span></text:p>
          </table:table-cell>
          <table:table-cell table:style-name="Table178.D2" office:value-type="string">
            <text:p text:style-name="P25"/>
            <text:p text:style-name="P55"><text:span text:style-name="T8">Format and length is A2</text:span></text:p>
            <text:p text:style-name="P55"><text:span text:style-name="T4">Alpha</text:span><text:span text:style-name="T8"> field must be left aligned must be space filled </text:span></text:p>
            <text:p text:style-name="P55"><text:span text:style-name="T8">Populate as </text:span><text:span text:style-name="T4">P</text:span></text:p>
            <text:p text:style-name="P55"><text:span text:style-name="T8">This field is mandatory and details for submission and the rules associated with this account type are validated at bureaux level.</text:span></text:p>
            <text:p text:style-name="P55"><text:span text:style-name="T8">Must match the type of agreement entered into by the consumer</text:span></text:p>
            <text:p text:style-name="P55"><text:span text:style-name="T8">This may be combined with account type </text:span><text:span text:style-name="T4">M</text:span></text:p>
            <text:p text:style-name="P25"/>
          </table:table-cell>
        </table:table-row>
        <table:table-row table:style-name="Table178.3">
          <table:table-cell table:style-name="Table178.A1" office:value-type="string">
            <text:p text:style-name="P70"><text:span text:style-name="T8">29</text:span></text:p>
          </table:table-cell>
          <table:table-cell table:style-name="Table178.A1" office:value-type="string">
            <text:p text:style-name="P70"><text:span text:style-name="T8">DATE ACCOUNT OPENED</text:span></text:p>
          </table:table-cell>
          <table:table-cell table:style-name="Table178.C3" office:value-type="string">
            <text:p text:style-name="P70"><text:span text:style-name="T8">Mandatory</text:span></text:p>
          </table:table-cell>
          <table:table-cell table:style-name="Table178.D3" office:value-type="string">
            <text:p text:style-name="P25"/>
            <text:p text:style-name="P55"><text:span text:style-name="T8">Format and length is N8</text:span></text:p>
            <text:p text:style-name="P55"><text:span text:style-name="T4">Numeric</text:span><text:span text:style-name="T8"> field must be right aligned.</text:span></text:p>
            <text:p text:style-name="P70"><text:span text:style-name="T8">Populate as CCYYMMDD</text:span></text:p>
            <text:p text:style-name="P70"><text:span text:style-name="T8">Date may not be in the future</text:span></text:p>
            <text:p text:style-name="P70"><text:span text:style-name="T8">This should always be the original account opened date</text:span></text:p>
            <text:p text:style-name="P30"/>
            <text:p text:style-name="P70"><text:span text:style-name="T8">Where a book has been purchased and is converted from one supplier to another or if the supplier has undergone a system change or update, the original account opened date must be retained</text:span></text:p>
            <text:p text:style-name="P70"><text:span text:style-name="T8">Where an agreement is extended or renegotiated before the original agreement is complete, the original account opened date should be retained.</text:span></text:p>
            <text:p text:style-name="P30"/>
            <text:p text:style-name="P70"><text:span text:style-name="T8">Where a consumer has two or more accounts with a supplier the opened date supplied should be the date for the specific account sub account, branch combination</text:span></text:p>
            <text:p text:style-name="P70"><text:span text:style-name="T8">Where a consumer has two or more agreements with a supplier and these cannot be split into separate account numbers, these should be rolled into one and submitted as one account number with the oldest account opened date prevailing </text:span></text:p>
            <text:p text:style-name="P30"/>
          </table:table-cell>
        </table:table-row>
        <table:table-row table:style-name="Table178.4">
          <table:table-cell table:style-name="Table178.A1" office:value-type="string">
            <text:p text:style-name="P70"><text:span text:style-name="T8">30</text:span></text:p>
          </table:table-cell>
          <table:table-cell table:style-name="Table178.A1" office:value-type="string">
            <text:p text:style-name="P70"><text:span text:style-name="T8">DEFERRED PAYMENT DATE</text:span></text:p>
          </table:table-cell>
          <table:table-cell table:style-name="Table178.C4" office:value-type="string">
            <text:p text:style-name="P70"><text:span text:style-name="T8">Conditional</text:span></text:p>
          </table:table-cell>
          <table:table-cell table:style-name="Table178.D3" office:value-type="string">
            <text:p text:style-name="P25"/>
            <text:p text:style-name="P55"><text:span text:style-name="T8">Format and length is N8</text:span></text:p>
            <text:p text:style-name="P55"><text:span text:style-name="T4">Numeric</text:span><text:span text:style-name="T8"> field must be right aligned.</text:span></text:p>
            <text:p text:style-name="P70"><text:span text:style-name="T8">Populate as CCYYMMDD</text:span></text:p>
            <text:p text:style-name="P70"><text:span text:style-name="T8">Population is </text:span><text:span text:style-name="T4">Mandatory</text:span><text:span text:style-name="T8"> if Payment type (field 27) is 02</text:span></text:p>
            <text:p text:style-name="P70"><text:span text:style-name="T8">Zero fill if not in use</text:span></text:p>
            <text:p text:style-name="P70"><text:span text:style-name="T8">Supply date of next expected payment date or the month end of this expected payment</text:span></text:p>
            <text:p text:style-name="P70"><text:span text:style-name="T8">Date may not be in the past thus &gt; than header date.</text:span></text:p>
            <text:p text:style-name="P70"><text:span text:style-name="T8">Date may not be more than 23 months in the future</text:span></text:p>
            <text:p text:style-name="P70"><text:span text:style-name="T8">Refer to </text:span><text:span text:style-name="T4">Deferred Payment Rules and Process Requirements</text:span><text:span text:style-name="T8"> for details on requirements for population</text:span></text:p>
            <text:p text:style-name="P30"/>
            <text:p text:style-name="P70"><text:span text:style-name="T4">On daily closures and upon provision of a status in the monthly file</text:span><text:span text:style-name="T8"> (field 1 set to C or D) then this should be set to zero upon submission</text:span></text:p>
            <text:p text:style-name="P30"/>
          </table:table-cell>
        </table:table-row>
        <table:table-row table:style-name="Table178.5">
          <table:table-cell table:style-name="Table178.A1" office:value-type="string">
            <text:p text:style-name="P70"><text:span text:style-name="T8">31</text:span></text:p>
          </table:table-cell>
          <table:table-cell table:style-name="Table178.A1" office:value-type="string">
            <text:p text:style-name="P70"><text:span text:style-name="T8">DATE OF LAST </text:span><text:soft-page-break/><text:span text:style-name="T8">PAYMENT</text:span></text:p>
          </table:table-cell>
          <table:table-cell table:style-name="Table178.C5" office:value-type="string">
            <text:p text:style-name="P70"><text:span text:style-name="T8">Conditional</text:span></text:p>
          </table:table-cell>
          <table:table-cell table:style-name="Table178.D3" office:value-type="string">
            <text:p text:style-name="P25"/>
            <text:p text:style-name="P55"><text:soft-page-break/><text:span text:style-name="T8">Format and length is N8</text:span></text:p>
            <text:p text:style-name="P55"><text:span text:style-name="T4">Numeric</text:span><text:span text:style-name="T8"> field must be right aligned.</text:span></text:p>
            <text:p text:style-name="P70"><text:span text:style-name="T8">Populate as CCYYMMDD</text:span></text:p>
            <text:p text:style-name="P70"><text:span text:style-name="T8">Refers to the date the last payment was received by the credit provider and not the final end date of the credit agreement </text:span></text:p>
            <text:p text:style-name="P70"><text:span text:style-name="T8">Zero fill if no payment has been received</text:span></text:p>
            <text:p text:style-name="P70"><text:span text:style-name="T8">May not be zero filled if a last payment date was submitted in the last 36 months and it is not a reactivated account</text:span></text:p>
            <text:p text:style-name="P70"><text:span text:style-name="T8">Date may not be in the future, </text:span></text:p>
            <text:p text:style-name="P70"><text:span text:style-name="T8">Date may not be older than 36 months from header month end date, unless a status date is supplied and the status date is within the 36 month period</text:span></text:p>
            <text:p text:style-name="P70"><text:span text:style-name="T8">May not be prior to the account opened date except for new accounts where a deposit has been taken.</text:span></text:p>
            <text:p text:style-name="P39"/>
            <text:p text:style-name="P70"><text:span text:style-name="T4">Active Accounts</text:span><text:span text:style-name="T8">: date of last payment received</text:span></text:p>
            <text:p text:style-name="P39"/>
            <text:p text:style-name="P70"><text:span text:style-name="T4">Reactivated Accounts</text:span><text:span text:style-name="T8"> where account number for life or Dormant accounts are reactivated is reopened for the same consumer, the last payment date must be zero filled once it is reopened</text:span></text:p>
            <text:p text:style-name="P30"/>
            <text:p text:style-name="P70"><text:span text:style-name="T4">For registrations</text:span><text:span text:style-name="T8"> (new accounts) – (where field 1 is set to R) the last payment date should not be populated</text:span></text:p>
            <text:p text:style-name="P30"/>
          </table:table-cell>
        </table:table-row>
        <table:table-row table:style-name="Table178.6">
          <table:table-cell table:style-name="Table178.A1" office:value-type="string">
            <text:p text:style-name="P70"><text:span text:style-name="T8">32</text:span></text:p>
          </table:table-cell>
          <table:table-cell table:style-name="Table178.A1" office:value-type="string">
            <text:p text:style-name="P70"><text:span text:style-name="T8">OPENING BALANCE / CREDIT LIMIT</text:span></text:p>
          </table:table-cell>
          <table:table-cell table:style-name="Table178.C6" office:value-type="string">
            <text:p text:style-name="P70"><text:span text:style-name="T8">Yes</text:span></text:p>
          </table:table-cell>
          <table:table-cell table:style-name="Table178.D3" office:value-type="string">
            <text:p text:style-name="P25"/>
            <text:p text:style-name="P55"><text:span text:style-name="T8">Format and length is N9</text:span></text:p>
            <text:p text:style-name="P55"><text:span text:style-name="T4">Numeric</text:span><text:span text:style-name="T8"> field must be right aligned.</text:span></text:p>
            <text:p text:style-name="P55"><text:span text:style-name="T8">Decimals are not permitted, submit as Whole Rands Only</text:span></text:p>
            <text:p text:style-name="P55"><text:span text:style-name="T8">Opening Balance is </text:span><text:span text:style-name="T4">mandatory</text:span><text:span text:style-name="T8"> for this account type and should never be set to zero even when the account is closed. </text:span></text:p>
            <text:p text:style-name="P39"/>
            <text:p text:style-name="P70"><text:span text:style-name="T4">See Financial Field Population Requirements for the required composition of this field</text:span></text:p>
            <text:p text:style-name="P70"><text:span text:style-name="T8">Where a book has been purchased and is converted from one supplier to another, the original account opened date should be retained</text:span></text:p>
            <text:p text:style-name="P70"><text:span text:style-name="T8">The Opening Balance/Credit limit should never be set to zero if a status is submitted’</text:span></text:p>
            <text:p text:style-name="P30"/>
            <text:p text:style-name="P70"><text:span text:style-name="T8">The Opening Balance may not change unless an additional amount is granted to the consumer on the same account number and the agreement and new loan amount are changed. In this instance it will be expected that an E status code is submitted and the Opening Balance, Current Balance, Instalment and terms must be updated to reflect the new balances.</text:span></text:p>
            <text:p text:style-name="P30"/>
          </table:table-cell>
        </table:table-row>
        <table:table-row table:style-name="Table178.7">
          <table:table-cell table:style-name="Table178.A1" office:value-type="string">
            <text:p text:style-name="P70"><text:span text:style-name="T8">33</text:span></text:p>
          </table:table-cell>
          <table:table-cell table:style-name="Table178.A1" office:value-type="string">
            <text:p text:style-name="P70"><text:span text:style-name="T8">CURRENT BALANCE</text:span></text:p>
          </table:table-cell>
          <table:table-cell table:style-name="Table178.C7" office:value-type="string">
            <text:p text:style-name="P70"><text:span text:style-name="T8">Conditional</text:span></text:p>
          </table:table-cell>
          <table:table-cell table:style-name="Table178.D3" office:value-type="string">
            <text:p text:style-name="P25"/>
            <text:p text:style-name="P55"><text:span text:style-name="T8">Format and length is N9</text:span></text:p>
            <text:p text:style-name="P55"><text:span text:style-name="T4">Numeric</text:span><text:span text:style-name="T8"> field must be right aligned.</text:span></text:p>
            <text:p text:style-name="P55"><text:span text:style-name="T8">Decimals are not permitted, submit as Whole Rands Only</text:span></text:p>
            <text:p text:style-name="P55"><text:span text:style-name="T8">Current Balance is </text:span><text:span text:style-name="T4">mandatory</text:span><text:span text:style-name="T8"> for this account type, unless a closure status code is supplied.</text:span></text:p>
            <text:p text:style-name="P68"><text:span text:style-name="T8">Where current balance is greater than 0 an instalment is </text:span><text:span text:style-name="T4">mandatory</text:span><text:span text:style-name="T8">.</text:span></text:p>
            <text:p text:style-name="P68"><text:span text:style-name="T8">If the status code is W or L and Amount overdue and current balance is &lt;R100 the record will be rejected.</text:span></text:p>
            <text:p text:style-name="P39"/>
            <text:p text:style-name="P70"><text:span text:style-name="T4">On daily Registrations</text:span><text:span text:style-name="T8"> (new accounts, where field 1 is set to R) current balances may not be provided as being in credit. If a credit current balance is provided on registration, this record will be rejected.</text:span></text:p>
            <text:p text:style-name="P30"/>
            <text:p text:style-name="P70"><text:span text:style-name="T4">On daily closures and in monthly submissions</text:span><text:span text:style-name="T8"> (where field 1 is set to C or D) If Current Balance is in Credit then months in arrears must be </text:span><text:span text:style-name="T4">00</text:span></text:p>
            <text:p text:style-name="P39"><text:soft-page-break/></text:p>
            <text:p text:style-name="P70"><text:span text:style-name="T4">See Financial Field Population Requirements for the required composition of this field</text:span></text:p>
            <text:p text:style-name="P68"><text:span text:style-name="T8">Members should note that the in Duplum rule provides that “interest stops running once unpaid interest equals unpaid capital”.</text:span></text:p>
            <text:p text:style-name="P30"/>
          </table:table-cell>
        </table:table-row>
        <table:table-row table:style-name="Table178.8">
          <table:table-cell table:style-name="Table178.A1" office:value-type="string">
            <text:p text:style-name="P70"><text:span text:style-name="T8">34</text:span></text:p>
          </table:table-cell>
          <table:table-cell table:style-name="Table178.A1" office:value-type="string">
            <text:p text:style-name="P70"><text:span text:style-name="T8">CURRENT BALANCE INDICATOR</text:span></text:p>
          </table:table-cell>
          <table:table-cell table:style-name="Table178.C8" office:value-type="string">
            <text:p text:style-name="P70"><text:span text:style-name="T8">Conditional</text:span></text:p>
          </table:table-cell>
          <table:table-cell table:style-name="Table178.D3" office:value-type="string">
            <text:p text:style-name="P25"/>
            <text:p text:style-name="P55"><text:span text:style-name="T8">Format and length is A1</text:span></text:p>
            <text:p text:style-name="P55"><text:span text:style-name="T4">Alpha</text:span><text:span text:style-name="T8"> Field must be left aligned</text:span></text:p>
            <text:p text:style-name="P70"><text:span text:style-name="T8">Current Balance indicator must populated as either </text:span><text:span text:style-name="T4">D</text:span><text:span text:style-name="T8"> or </text:span><text:span text:style-name="T4">C</text:span><text:span text:style-name="T8">: </text:span></text:p>
            <text:p text:style-name="P39"/>
            <text:p text:style-name="P70"><text:span text:style-name="T4">D </text:span><text:span text:style-name="T8"><text:s/>- <text:s/>when the consumer has a balance outstanding </text:span><text:span text:style-name="T4">or</text:span><text:span text:style-name="T8"> the current balance is 00000000</text:span></text:p>
            <text:p text:style-name="P39"/>
            <text:p text:style-name="P70"><text:span text:style-name="T4">C </text:span><text:span text:style-name="T8"><text:s/>- <text:s/>where the consumer is in credit</text:span></text:p>
            <text:p text:style-name="P70"><text:span text:style-name="T8">If Current Balance is in Credit then months in arrears must be </text:span><text:span text:style-name="T4">00</text:span></text:p>
            <text:p text:style-name="P30"/>
          </table:table-cell>
        </table:table-row>
        <table:table-row table:style-name="Table178.9">
          <table:table-cell table:style-name="Table178.A1" office:value-type="string">
            <text:p text:style-name="P70"><text:span text:style-name="T8">35</text:span></text:p>
          </table:table-cell>
          <table:table-cell table:style-name="Table178.A1" office:value-type="string">
            <text:p text:style-name="P70"><text:span text:style-name="T8">AMOUNT OVERDUE</text:span></text:p>
          </table:table-cell>
          <table:table-cell table:style-name="Table178.C9" office:value-type="string">
            <text:p text:style-name="P70"><text:span text:style-name="T8">Conditional</text:span></text:p>
          </table:table-cell>
          <table:table-cell table:style-name="Table178.D3" office:value-type="string">
            <text:p text:style-name="P25"/>
            <text:p text:style-name="P55"><text:span text:style-name="T8">Format and length is N9</text:span></text:p>
            <text:p text:style-name="P55"><text:span text:style-name="T4">Numeric</text:span><text:span text:style-name="T8"> field must be right aligned.</text:span></text:p>
            <text:p text:style-name="P55"><text:span text:style-name="T8">Decimals are not permitted, submit as Whole Rands Only</text:span></text:p>
            <text:p text:style-name="P39"/>
            <text:p text:style-name="P70"><text:span text:style-name="T4">See Financial Field Population Requirements for the required composition of this field</text:span></text:p>
            <text:p text:style-name="P39"/>
            <text:p text:style-name="P70"><text:span text:style-name="T4">For Monthly files</text:span></text:p>
            <text:p text:style-name="P70"><text:span text:style-name="T8">Overdue Balance may be populated with 00 months in arrears.</text:span></text:p>
            <text:p text:style-name="P70"><text:span text:style-name="T8">Populate with the balance of cumulative missed payments</text:span></text:p>
            <text:p text:style-name="P70"><text:span text:style-name="T8">If months in arrears field is greater than 0 then amount overdue is </text:span><text:span text:style-name="T4">mandatory</text:span></text:p>
            <text:p text:style-name="P70"><text:span text:style-name="T8">If a status codes of W or L are submitted then amount overdue and months in arrears is </text:span><text:span text:style-name="T4">mandatory </text:span><text:span text:style-name="T8">and may not be zero.</text:span></text:p>
            <text:p text:style-name="P70"><text:span text:style-name="T8">If Status code of W or J is supplied then Amount Overdue must reflect the write off / repossession value in order to create and accurate public domain record. </text:span></text:p>
            <text:p text:style-name="P70"><text:span text:style-name="T8">Amount overdue must be set to zero if one of the following status codes are supplied: C, V, or T</text:span></text:p>
            <text:p text:style-name="P68"><text:span text:style-name="T8">Members should note that the in Duplum rule provides that “interest stops running once unpaid interest equals unpaid capital”.</text:span></text:p>
            <text:p text:style-name="P39"/>
            <text:p text:style-name="P70"><text:span text:style-name="T4">For daily files</text:span></text:p>
            <text:p text:style-name="P70"><text:span text:style-name="T2">On registrations</text:span><text:span text:style-name="T8"> (where field 1 is set to R) Amount overdue may not be greater than zero. If provided as greater than zero, record will reject.</text:span></text:p>
            <text:p text:style-name="P34"/>
            <text:p text:style-name="P70"><text:span text:style-name="T2">On Closures</text:span><text:span text:style-name="T8"> (where field 1 is set to C) then Amount overdue must be set to zero if one of the following status codes is supplied: C, V, or T</text:span></text:p>
            <text:p text:style-name="P30"/>
          </table:table-cell>
        </table:table-row>
        <table:table-row table:style-name="Table178.10">
          <table:table-cell table:style-name="Table178.A1" office:value-type="string">
            <text:p text:style-name="P70"><text:span text:style-name="T8">36</text:span></text:p>
          </table:table-cell>
          <table:table-cell table:style-name="Table178.A1" office:value-type="string">
            <text:p text:style-name="P70"><text:span text:style-name="T8">INSTALMENT AMOUNT</text:span></text:p>
          </table:table-cell>
          <table:table-cell table:style-name="Table178.C10" office:value-type="string">
            <text:p text:style-name="P70"><text:span text:style-name="T8">Conditional</text:span></text:p>
          </table:table-cell>
          <table:table-cell table:style-name="Table178.D3" office:value-type="string">
            <text:p text:style-name="P25"/>
            <text:p text:style-name="P55"><text:span text:style-name="T8">Format and length is N9</text:span></text:p>
            <text:p text:style-name="P55"><text:span text:style-name="T4">Numeric</text:span><text:span text:style-name="T8"> field must be right aligned.</text:span></text:p>
            <text:p text:style-name="P55"><text:span text:style-name="T8">Instalment is </text:span><text:span text:style-name="T4">mandatory</text:span><text:span text:style-name="T8"> for this account type, unless a status code is supplied.</text:span></text:p>
            <text:p text:style-name="P70"><text:span text:style-name="T8">If the account is paid in advance, the instalment which is generated and deducted from the credit current balance should be populated; a zero instalment will not be accepted under these circumstances.</text:span></text:p>
            <text:p text:style-name="P55"><text:span text:style-name="T8">Decimals are not permitted, submit as Whole Rands Only</text:span></text:p>
            <text:p text:style-name="P25"/>
            <text:p text:style-name="P70"><text:span text:style-name="T4">See Financial Field Population Requirements for the required composition of this field</text:span></text:p>
            <text:p text:style-name="P39"/>
            <text:p text:style-name="P70"><text:span text:style-name="T8">For deferred payment accounts Instalment values submitted may include interest up to the point of expected payment in order that the </text:span><text:soft-page-break/><text:span text:style-name="T8">instalment submitted is an accurate reflection of expected payment at deferred date.</text:span></text:p>
            <text:p text:style-name="P30"/>
            <text:p text:style-name="P70"><text:span text:style-name="T8">Instalment must be set to zero if one of the following status codes is supplied: C, V, or T</text:span></text:p>
            <text:p text:style-name="P68"><text:span text:style-name="T8">Members should note that the in Duplum rule provides that “interest stops running once unpaid interest equals unpaid capital”.</text:span></text:p>
            <text:p text:style-name="P30"/>
          </table:table-cell>
        </table:table-row>
        <table:table-row table:style-name="Table178.11">
          <table:table-cell table:style-name="Table178.A1" office:value-type="string">
            <text:p text:style-name="P70"><text:span text:style-name="T8">37</text:span></text:p>
          </table:table-cell>
          <table:table-cell table:style-name="Table178.A1" office:value-type="string">
            <text:p text:style-name="P70"><text:span text:style-name="T8">MONTHS IN ARREARS</text:span></text:p>
          </table:table-cell>
          <table:table-cell table:style-name="Table178.C11" office:value-type="string">
            <text:p text:style-name="P70"><text:span text:style-name="T8">Conditional</text:span></text:p>
          </table:table-cell>
          <table:table-cell table:style-name="Table178.D3" office:value-type="string">
            <text:p text:style-name="P25"/>
            <text:p text:style-name="P55"><text:span text:style-name="T8">Format and length is N2</text:span></text:p>
            <text:p text:style-name="P55"><text:span text:style-name="T4">Numeric</text:span><text:span text:style-name="T8"> field must be right aligned.</text:span></text:p>
            <text:p text:style-name="P70"><text:span text:style-name="T8">Populate as </text:span><text:span text:style-name="T4">00</text:span><text:span text:style-name="T8"> if there are no arrears.</text:span></text:p>
            <text:p text:style-name="P70"><text:span text:style-name="T4">Example</text:span><text:span text:style-name="T8">: if an account is 2 months in arrears is then submit as </text:span><text:span text:style-name="T4">02</text:span></text:p>
            <text:p text:style-name="P30"/>
            <text:p text:style-name="P70"><text:span text:style-name="T4">For Monthly files: </text:span></text:p>
            <text:p text:style-name="P70"><text:span text:style-name="T8">If months in arrears is populated with a value greater than 00 then a value must be supplied in the Overdue Balance field (field 35) </text:span></text:p>
            <text:p text:style-name="P70"><text:span text:style-name="T8">Months in arrears must not be greater than the number of months an account has been open.</text:span></text:p>
            <text:p text:style-name="P70"><text:span text:style-name="T8">Months in arrears should be indicative of actual arrears</text:span></text:p>
            <text:p text:style-name="P70"><text:span text:style-name="T8">It is not encouraged that months in arrears are calculated for the extract unless this is not available in the member’s system. Please ensure that if this is calculated, that where the Current Balance field is in Credit then Months in arrears must be 00, do not calculate as months in advance</text:span></text:p>
            <text:p text:style-name="P30"/>
            <text:p text:style-name="P70"><text:span text:style-name="T8">Population and business process at the member should dictate if this field is populated when an overdue balance is noted in field 35 where this balance is less than 30 days outstanding. Care should be taken when reporting consumer accounts as one month in arrears at extract if the consumer is less than 30 days in arrears as this may be disputed as an inaccurate reflection of the account.</text:span></text:p>
            <text:p text:style-name="P30"/>
            <text:p text:style-name="P70"><text:span text:style-name="T8">If a status codes of W,I,J,L are submitted then amount overdue and months in arrears is </text:span><text:span text:style-name="T4">mandatory</text:span></text:p>
            <text:p text:style-name="P70"><text:span text:style-name="T8">Months in arrears greater than 9 will be loaded by the Associate bureaux but displayed as 9</text:span></text:p>
            <text:p text:style-name="P70"><text:span text:style-name="T8">Months in arrears may not follow an illogical sequence, however, it is acknowledged, that at times these may jump based on a dishonoured payments, concerns will be measured and queried</text:span></text:p>
            <text:p text:style-name="P30"/>
            <text:p text:style-name="P70"><text:span text:style-name="T4">For daily files</text:span></text:p>
            <text:p text:style-name="P70"><text:span text:style-name="T2">On registrations</text:span><text:span text:style-name="T8"> (where field 1 is set to R) Months in arrears may not be greater than zero. If provided as greater than zero, record will reject.</text:span></text:p>
            <text:p text:style-name="P34"/>
            <text:p text:style-name="P70"><text:span text:style-name="T2">On Closures</text:span><text:span text:style-name="T8"> (where field 1 is set to C) then Months in arrears must be set to zero if one of the following status codes is supplied: C, V, or T</text:span></text:p>
            <text:p text:style-name="P30"/>
          </table:table-cell>
        </table:table-row>
        <table:table-row table:style-name="Table178.12">
          <table:table-cell table:style-name="Table178.A1" office:value-type="string">
            <text:p text:style-name="P70"><text:span text:style-name="T8">38</text:span></text:p>
          </table:table-cell>
          <table:table-cell table:style-name="Table178.A1" office:value-type="string">
            <text:p text:style-name="P70"><text:span text:style-name="T8">STATUS CODE</text:span></text:p>
          </table:table-cell>
          <table:table-cell table:style-name="Table178.C12" office:value-type="string">
            <text:p text:style-name="P70"><text:span text:style-name="T8">Conditional</text:span></text:p>
          </table:table-cell>
          <table:table-cell table:style-name="Table178.D3" office:value-type="string">
            <text:p text:style-name="P25"/>
            <text:p text:style-name="P55"><text:span text:style-name="T8">Format and length is A2</text:span></text:p>
            <text:p text:style-name="P55"><text:span text:style-name="T4">Alpha</text:span><text:span text:style-name="T8"> Field must be left aligned</text:span></text:p>
            <text:p text:style-name="P70"><text:span text:style-name="T8">If a status code is populated then a status date (field 41) is </text:span><text:span text:style-name="T4">mandatory</text:span><text:span text:style-name="T8">.</text:span></text:p>
            <text:p text:style-name="P70"><text:span text:style-name="T8">Status codes submitted must exist and be allowed for this account type or the record will be rejected. </text:span></text:p>
            <text:p text:style-name="P70"><text:span text:style-name="T8">Only Statuses D may recur month on month</text:span></text:p>
            <text:p text:style-name="P70"><text:span text:style-name="T8">All other statuses must be submitted, once, in the month of occurrence, with a relevant status date </text:span></text:p>
            <text:p text:style-name="P70"><text:span text:style-name="T8">Negative statuses may not be resubmitted for the same action with an altered date</text:span></text:p>
            <text:p text:style-name="P70"><text:span text:style-name="T8">Opening Balance/Credit limit should not be set to zero if a closure status is submitted</text:span></text:p>
            <text:p text:style-name="P30"/>
            <text:p text:style-name="P70"><text:span text:style-name="T4">On Daily Files: </text:span></text:p>
            <text:p text:style-name="P70"><text:span text:style-name="T2">For Registrations</text:span><text:span text:style-name="T8"> (new accounts – where field 1 is populated as R) a </text:span><text:soft-page-break/><text:span text:style-name="T8">status code will not be accepted. If a status code is provided on a Registration, the record will be rejected.</text:span></text:p>
            <text:p text:style-name="P30"/>
            <text:p text:style-name="P70"><text:span text:style-name="T2">For Closures</text:span><text:span text:style-name="T8"> (where field 1 is populated as C), only status codes which are allowed in daily files AND for the account type in question may be provided. Should a status code which is not allowed in the daily file OR which is not permitted for the account type in question be received, this record will be rejected.</text:span></text:p>
            <text:p text:style-name="P30"/>
          </table:table-cell>
        </table:table-row>
      </table:table>
      <text:p text:style-name="P10"/>
      <text:p text:style-name="P70"><text:span text:style-name="T4">Table of Status Codes which may be used for this account type are as follows:</text:span></text:p>
      <text:p text:style-name="P70"><text:span text:style-name="T8">See “</text:span><text:span text:style-name="T4">Status Code Process Rules and Requirements</text:span><text:span text:style-name="T8">” for population and specific process rules to be applied upon submission</text:span></text:p>
      <text:p text:style-name="P30"/>
      <text:p text:style-name="P30"/>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14"><text:span text:style-name="T4">CODE</text:span></text:p>
          </table:table-cell>
          <table:table-cell table:style-name="Table179.A1" office:value-type="string">
            <text:p text:style-name="P14"><text:span text:style-name="T4">DESCRIPTION</text:span></text:p>
          </table:table-cell>
          <table:table-cell table:style-name="Table179.A1" office:value-type="string">
            <text:p text:style-name="P14"><text:span text:style-name="T4">DEFINITION</text:span></text:p>
          </table:table-cell>
        </table:table-row>
        <table:table-row table:style-name="Table179.2">
          <table:table-cell table:style-name="Table179.A1" office:value-type="string">
            <text:p text:style-name="P51"><text:span text:style-name="T8">C</text:span></text:p>
          </table:table-cell>
          <table:table-cell table:style-name="Table179.A1" office:value-type="string">
            <text:p text:style-name="P51"><text:span text:style-name="T8">Account Closed</text:span></text:p>
          </table:table-cell>
          <table:table-cell table:style-name="Table179.A1" office:value-type="string">
            <text:p text:style-name="P51"><text:span text:style-name="T8">Account fully paid and has been closed.</text:span></text:p>
            <text:p text:style-name="P23"/>
          </table:table-cell>
        </table:table-row>
        <table:table-row table:style-name="Table179.1">
          <table:table-cell table:style-name="Table179.A1" office:value-type="string">
            <text:p text:style-name="P51"><text:span text:style-name="T8">D</text:span></text:p>
          </table:table-cell>
          <table:table-cell table:style-name="Table179.A1" office:value-type="string">
            <text:p text:style-name="P51"><text:span text:style-name="T8">Disputed</text:span></text:p>
          </table:table-cell>
          <table:table-cell table:style-name="Table179.A1" office:value-type="string">
            <text:p text:style-name="P51"><text:span text:style-name="T8">An indicator to remove the record from display while a dispute is investigated</text:span></text:p>
          </table:table-cell>
        </table:table-row>
        <table:table-row table:style-name="Table179.1">
          <table:table-cell table:style-name="Table179.A1" office:value-type="string">
            <text:p text:style-name="P51"><text:span text:style-name="T8">E</text:span></text:p>
          </table:table-cell>
          <table:table-cell table:style-name="Table179.A1" office:value-type="string">
            <text:p text:style-name="P51"><text:span text:style-name="T8">Terms Extended</text:span></text:p>
          </table:table-cell>
          <table:table-cell table:style-name="Table179.A1" office:value-type="string">
            <text:p text:style-name="P51"><text:span text:style-name="T8">Repayment terms have been extended.</text:span></text:p>
            <text:p text:style-name="P23"/>
          </table:table-cell>
        </table:table-row>
        <table:table-row table:style-name="Table179.1">
          <table:table-cell table:style-name="Table179.A1" office:value-type="string">
            <text:p text:style-name="P51"><text:span text:style-name="T8">L</text:span></text:p>
          </table:table-cell>
          <table:table-cell table:style-name="Table179.A1" office:value-type="string">
            <text:p text:style-name="P51"><text:span text:style-name="T8">Handed Over</text:span></text:p>
          </table:table-cell>
          <table:table-cell table:style-name="Table179.A1" office:value-type="string">
            <text:p text:style-name="P51"><text:span text:style-name="T8">Account handed over to attorney or collection agency for recovery</text:span></text:p>
          </table:table-cell>
        </table:table-row>
        <table:table-row table:style-name="Table179.1">
          <table:table-cell table:style-name="Table179.A1" office:value-type="string">
            <text:p text:style-name="P51"><text:span text:style-name="T8">T</text:span></text:p>
          </table:table-cell>
          <table:table-cell table:style-name="Table179.A1" office:value-type="string">
            <text:p text:style-name="P51"><text:span text:style-name="T8">Early Settlement</text:span></text:p>
          </table:table-cell>
          <table:table-cell table:style-name="Table179.A1" office:value-type="string">
            <text:p text:style-name="P51"><text:span text:style-name="T8">Outstanding balance settled before agreed term</text:span></text:p>
            <text:p text:style-name="P36"/>
          </table:table-cell>
        </table:table-row>
        <table:table-row table:style-name="Table179.1">
          <table:table-cell table:style-name="Table179.A1" office:value-type="string">
            <text:p text:style-name="P51"><text:span text:style-name="T8">V</text:span></text:p>
          </table:table-cell>
          <table:table-cell table:style-name="Table179.A1" office:value-type="string">
            <text:p text:style-name="P51"><text:span text:style-name="T8">Cooling Off Settlement</text:span></text:p>
          </table:table-cell>
          <table:table-cell table:style-name="Table179.A1" office:value-type="string">
            <text:p text:style-name="P51"><text:span text:style-name="T8">Loan settled within the 5 day cooling off period.</text:span></text:p>
            <text:p text:style-name="P23"/>
          </table:table-cell>
        </table:table-row>
        <table:table-row table:style-name="Table179.1">
          <table:table-cell table:style-name="Table179.A1" office:value-type="string">
            <text:p text:style-name="P51"><text:span text:style-name="T8">W</text:span></text:p>
          </table:table-cell>
          <table:table-cell table:style-name="Table179.A1" office:value-type="string">
            <text:p text:style-name="P51"><text:span text:style-name="T8">Written Off</text:span></text:p>
          </table:table-cell>
          <table:table-cell table:style-name="Table179.A1" office:value-type="string">
            <text:p text:style-name="P51"><text:span text:style-name="T8">Account written off due to non-payment</text:span></text:p>
            <text:p text:style-name="P23"/>
          </table:table-cell>
        </table:table-row>
        <table:table-row table:style-name="Table179.1">
          <table:table-cell table:style-name="Table179.A1" office:value-type="string">
            <text:p text:style-name="P51"><text:span text:style-name="T8">Z</text:span></text:p>
          </table:table-cell>
          <table:table-cell table:style-name="Table179.A1" office:value-type="string">
            <text:p text:style-name="P51"><text:span text:style-name="T8">Deceased</text:span></text:p>
          </table:table-cell>
          <table:table-cell table:style-name="Table179.A1" office:value-type="string">
            <text:p text:style-name="P51"><text:span text:style-name="T8">Where a consumer has been confirmed as deceased</text:span></text:p>
            <text:p text:style-name="P23"/>
          </table:table-cell>
        </table:table-row>
      </table:table>
      <text:p text:style-name="P5"/>
      <table:table table:name="Table180" table:style-name="Table180">
        <table:table-column table:style-name="Table180.A"/>
        <table:table-column table:style-name="Table180.B"/>
        <table:table-column table:style-name="Table180.C"/>
        <table:table-column table:style-name="Table180.D"/>
        <table:table-row table:style-name="Table180.1">
          <table:table-cell table:style-name="Table180.A1" office:value-type="string">
            <text:p text:style-name="P70"><text:span text:style-name="T8">39</text:span></text:p>
          </table:table-cell>
          <table:table-cell table:style-name="Table180.A1" office:value-type="string">
            <text:p text:style-name="P70"><text:span text:style-name="T8">REPAYMENT FREQUENCY</text:span></text:p>
          </table:table-cell>
          <table:table-cell table:style-name="Table180.C1" office:value-type="string">
            <text:p text:style-name="P70"><text:span text:style-name="T8">Conditional</text:span></text:p>
          </table:table-cell>
          <table:table-cell table:style-name="Table180.D1" office:value-type="string">
            <text:p text:style-name="P25"/>
            <text:p text:style-name="P55"><text:span text:style-name="T8">Format and length is N2</text:span></text:p>
            <text:p text:style-name="P55"><text:span text:style-name="T4">Numeric</text:span><text:span text:style-name="T8"> field must be right aligned.</text:span></text:p>
            <text:p text:style-name="P55"><text:span text:style-name="T8">Records must be submitted monthly regardless of repayment frequency.</text:span></text:p>
            <text:p text:style-name="P25"/>
          </table:table-cell>
        </table:table-row>
      </table:table>
      <text:p text:style-name="P37"/>
      <text:p text:style-name="P55"><text:span text:style-name="T4">Repayment Frequency Table</text:span></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59"><text:span text:style-name="T12">Code</text:span></text:p>
          </table:table-cell>
          <table:table-cell table:style-name="Table181.A1" office:value-type="string">
            <text:p text:style-name="P59"><text:span text:style-name="T12">Description</text:span></text:p>
          </table:table-cell>
          <table:table-cell table:style-name="Table181.A1" office:value-type="string">
            <text:p text:style-name="P59"><text:span text:style-name="T12">Rules for use</text:span></text:p>
          </table:table-cell>
        </table:table-row>
        <table:table-row table:style-name="Table181.1">
          <table:table-cell table:style-name="Table181.A1" office:value-type="string">
            <text:p text:style-name="P59"><text:span text:style-name="T13">01</text:span></text:p>
          </table:table-cell>
          <table:table-cell table:style-name="Table181.A1" office:value-type="string">
            <text:p text:style-name="P59"><text:span text:style-name="T13">Weekly</text:span></text:p>
          </table:table-cell>
          <table:table-cell table:style-name="Table181.A1" office:value-type="string">
            <text:p text:style-name="P59"><text:span text:style-name="T13">Balances Should be rolled up as for monthly submission</text:span></text:p>
            <text:p text:style-name="P40"/>
          </table:table-cell>
        </table:table-row>
        <table:table-row table:style-name="Table181.1">
          <table:table-cell table:style-name="Table181.A1" office:value-type="string">
            <text:p text:style-name="P59"><text:span text:style-name="T13">02</text:span></text:p>
          </table:table-cell>
          <table:table-cell table:style-name="Table181.A1" office:value-type="string">
            <text:p text:style-name="P59"><text:span text:style-name="T13">Fortnightly (two weekly)</text:span></text:p>
          </table:table-cell>
          <table:table-cell table:style-name="Table181.A1" office:value-type="string">
            <text:p text:style-name="P59"><text:span text:style-name="T13">Balances Should be rolled up as for monthly submission</text:span></text:p>
            <text:p text:style-name="P40"/>
          </table:table-cell>
        </table:table-row>
        <table:table-row table:style-name="Table181.1">
          <table:table-cell table:style-name="Table181.A1" office:value-type="string">
            <text:p text:style-name="P59"><text:span text:style-name="T13">03</text:span></text:p>
          </table:table-cell>
          <table:table-cell table:style-name="Table181.A1" office:value-type="string">
            <text:p text:style-name="P59"><text:span text:style-name="T13">Monthly</text:span></text:p>
          </table:table-cell>
          <table:table-cell table:style-name="Table181.A1" office:value-type="string">
            <text:p text:style-name="P59"><text:span text:style-name="T13">Where monthly payment is expected</text:span></text:p>
            <text:p text:style-name="P40"/>
          </table:table-cell>
        </table:table-row>
        <table:table-row table:style-name="Table181.1">
          <table:table-cell table:style-name="Table181.A1" office:value-type="string">
            <text:p text:style-name="P59"><text:span text:style-name="T13">04</text:span></text:p>
          </table:table-cell>
          <table:table-cell table:style-name="Table181.A1" office:value-type="string">
            <text:p text:style-name="P59"><text:span text:style-name="T13">Quarterly (four monthly)</text:span></text:p>
          </table:table-cell>
          <table:table-cell table:style-name="Table181.A1" office:value-type="string">
            <text:p text:style-name="P59"><text:span text:style-name="T13">Deferred Payment date is </text:span><text:span text:style-name="T12">mandatory</text:span><text:span text:style-name="T13"> </text:span></text:p>
            <text:p text:style-name="P59"><text:span text:style-name="T13">See </text:span><text:span text:style-name="T12">Deferred Payment Rules and Requirements</text:span><text:span text:style-name="T13"> for population requirements</text:span></text:p>
            <text:p text:style-name="P40"/>
          </table:table-cell>
        </table:table-row>
        <table:table-row table:style-name="Table181.1">
          <table:table-cell table:style-name="Table181.A1" office:value-type="string">
            <text:p text:style-name="P59"><text:span text:style-name="T13">05</text:span></text:p>
          </table:table-cell>
          <table:table-cell table:style-name="Table181.A1" office:value-type="string">
            <text:p text:style-name="P59"><text:span text:style-name="T13">Semiannually (Six-monthly)</text:span></text:p>
          </table:table-cell>
          <table:table-cell table:style-name="Table181.A1" office:value-type="string">
            <text:p text:style-name="P59"><text:span text:style-name="T13">Deferred Payment date is </text:span><text:span text:style-name="T12">mandatory</text:span><text:span text:style-name="T13"> </text:span></text:p>
            <text:p text:style-name="P59"><text:span text:style-name="T13">See </text:span><text:span text:style-name="T12">Deferred Payment Rules and Requirements</text:span><text:span text:style-name="T13"> for population requirements</text:span></text:p>
            <text:p text:style-name="P42"/>
          </table:table-cell>
        </table:table-row>
        <table:table-row table:style-name="Table181.1">
          <table:table-cell table:style-name="Table181.A1" office:value-type="string">
            <text:p text:style-name="P59"><text:span text:style-name="T13">06</text:span></text:p>
          </table:table-cell>
          <table:table-cell table:style-name="Table181.A1" office:value-type="string">
            <text:p text:style-name="P59"><text:span text:style-name="T13">Annually</text:span></text:p>
          </table:table-cell>
          <table:table-cell table:style-name="Table181.A1" office:value-type="string">
            <text:p text:style-name="P59"><text:span text:style-name="T13">Deferred Payment date is </text:span><text:span text:style-name="T12">mandatory</text:span><text:span text:style-name="T13"> </text:span></text:p>
            <text:p text:style-name="P59"><text:span text:style-name="T13">See </text:span><text:span text:style-name="T12">Deferred Payment Rules and Requirements</text:span><text:span text:style-name="T13"> for population requirements</text:span></text:p>
            <text:p text:style-name="P40"/>
          </table:table-cell>
        </table:table-row>
      </table:table>
      <text:p text:style-name="P6"><text:soft-page-break/></text:p>
      <table:table table:name="Table182" table:style-name="Table182">
        <table:table-column table:style-name="Table182.A"/>
        <table:table-column table:style-name="Table182.B"/>
        <table:table-column table:style-name="Table182.C"/>
        <table:table-column table:style-name="Table182.D"/>
        <table:table-row table:style-name="Table182.1">
          <table:table-cell table:style-name="Table182.A1" office:value-type="string">
            <text:p text:style-name="P70"><text:span text:style-name="T8">40</text:span></text:p>
          </table:table-cell>
          <table:table-cell table:style-name="Table182.A1" office:value-type="string">
            <text:p text:style-name="P70"><text:span text:style-name="T8">TERMS</text:span></text:p>
          </table:table-cell>
          <table:table-cell table:style-name="Table182.C1" office:value-type="string">
            <text:p text:style-name="P70"><text:span text:style-name="T8">Conditional</text:span></text:p>
          </table:table-cell>
          <table:table-cell table:style-name="Table182.D1" office:value-type="string">
            <text:p text:style-name="P25"/>
            <text:p text:style-name="P55"><text:span text:style-name="T8">Format and length is N4</text:span></text:p>
            <text:p text:style-name="P55"><text:span text:style-name="T4">Numeric</text:span><text:span text:style-name="T8"> field must be right aligned</text:span></text:p>
            <text:p text:style-name="P55"><text:span text:style-name="T8">Terms are </text:span><text:span text:style-name="T4">mandatory</text:span><text:span text:style-name="T8"> for this account type</text:span></text:p>
            <text:p text:style-name="P55"><text:span text:style-name="T8">A term greater than 0000 is </text:span><text:span text:style-name="T4">Mandatory</text:span><text:span text:style-name="T8"> and should reflect the term of the agreement and not the remaining term.</text:span></text:p>
            <text:p text:style-name="P55"><text:span text:style-name="T8">If an E status code is supplied the term should be changed</text:span></text:p>
            <text:p text:style-name="P55"><text:span text:style-name="T4">Example</text:span><text:span text:style-name="T8">: should be supplied as </text:span><text:span text:style-name="T4">0006</text:span><text:span text:style-name="T8"> in the case of a 6 month term</text:span></text:p>
            <text:p text:style-name="P25"/>
          </table:table-cell>
        </table:table-row>
        <table:table-row table:style-name="Table182.2">
          <table:table-cell table:style-name="Table182.A1" office:value-type="string">
            <text:p text:style-name="P70"><text:span text:style-name="T8">41</text:span></text:p>
          </table:table-cell>
          <table:table-cell table:style-name="Table182.A1" office:value-type="string">
            <text:p text:style-name="P70"><text:span text:style-name="T8">STATUS DATE</text:span></text:p>
          </table:table-cell>
          <table:table-cell table:style-name="Table182.C2" office:value-type="string">
            <text:p text:style-name="P70"><text:span text:style-name="T8">Conditional</text:span></text:p>
          </table:table-cell>
          <table:table-cell table:style-name="Table182.D1" office:value-type="string">
            <text:p text:style-name="P25"/>
            <text:p text:style-name="P55"><text:span text:style-name="T8">Format and length is N8</text:span></text:p>
            <text:p text:style-name="P55"><text:span text:style-name="T4">Numeric</text:span><text:span text:style-name="T8"> field must be right aligned.</text:span></text:p>
            <text:p text:style-name="P70"><text:span text:style-name="T8">Populate as CCYYMMDD</text:span></text:p>
            <text:p text:style-name="P70"><text:span text:style-name="T8">Zero fill if no status date is applicable and no status code is populated.</text:span></text:p>
            <text:p text:style-name="P70"><text:span text:style-name="T8">Population is </text:span><text:span text:style-name="T4">Mandatory</text:span><text:span text:style-name="T8"> if status code (field 38) is populated</text:span></text:p>
            <text:p text:style-name="P70"><text:span text:style-name="T8">Date may not be in the future</text:span></text:p>
            <text:p text:style-name="P70"><text:span text:style-name="T8">Date should not be older than 3 months unless the extract is for a Clean-up of records</text:span></text:p>
            <text:p text:style-name="P30"/>
          </table:table-cell>
        </table:table-row>
        <table:table-row table:style-name="Table182.1">
          <table:table-cell table:style-name="Table182.A1" office:value-type="string">
            <text:p text:style-name="P70"><text:span text:style-name="T8">42</text:span></text:p>
          </table:table-cell>
          <table:table-cell table:style-name="Table182.A1" office:value-type="string">
            <text:p text:style-name="P70"><text:span text:style-name="T8">OLD SUPPLIER BRANCH CODE</text:span></text:p>
          </table:table-cell>
          <table:table-cell table:style-name="Table182.C3" office:value-type="string">
            <text:p text:style-name="P70"><text:span text:style-name="T8">Conditional</text:span></text:p>
          </table:table-cell>
          <table:table-cell table:style-name="Table182.D1" office:value-type="string">
            <text:p text:style-name="P39"/>
            <text:p text:style-name="P70"><text:span text:style-name="T4">PART OF UNIQUE MATCH KEY</text:span></text:p>
            <text:p text:style-name="P55"><text:span text:style-name="T8">Format and length is A8</text:span></text:p>
            <text:p text:style-name="P55"><text:span text:style-name="T4">Exception: </text:span><text:span text:style-name="T8">This field MUST be</text:span><text:span text:style-name="T4"> Right aligned</text:span><text:span text:style-name="T8"> and space filled</text:span></text:p>
            <text:p text:style-name="P70"><text:span text:style-name="T4">Do not</text:span><text:span text:style-name="T8"> </text:span><text:span text:style-name="T4">zero fill or use preceding zeros</text:span><text:span text:style-name="T8"> as this will result in a failure to convert the account previously submitted</text:span></text:p>
            <text:p text:style-name="P70"><text:span text:style-name="T8">See section: </text:span><text:span text:style-name="T4">Conversion requirements</text:span><text:span text:style-name="T8"> for population and process requirements</text:span></text:p>
            <text:p text:style-name="P30"/>
            <text:p text:style-name="P70"><text:span text:style-name="T22">Caution</text:span><text:span text:style-name="T8">: where conversion is required, please ensure that the branch Code provided in the Old Supplier Branch Code field is an </text:span><text:span text:style-name="T22">EXACT MATCH </text:span><text:span text:style-name="T8">to the branch code number in the previous monthly / daily file. Provision of differences will lead to duplicates being created on load conversion.</text:span></text:p>
          </table:table-cell>
        </table:table-row>
        <table:table-row table:style-name="Table182.1">
          <table:table-cell table:style-name="Table182.A1" office:value-type="string">
            <text:p text:style-name="P70"><text:span text:style-name="T8">43</text:span></text:p>
          </table:table-cell>
          <table:table-cell table:style-name="Table182.A1" office:value-type="string">
            <text:p text:style-name="P70"><text:span text:style-name="T8">OLD ACCOUNT NUMBER</text:span></text:p>
          </table:table-cell>
          <table:table-cell table:style-name="Table182.C4" office:value-type="string">
            <text:p text:style-name="P70"><text:span text:style-name="T8">Conditional</text:span></text:p>
          </table:table-cell>
          <table:table-cell table:style-name="Table182.D1" office:value-type="string">
            <text:p text:style-name="P39"/>
            <text:p text:style-name="P70"><text:span text:style-name="T4">PART OF UNIQUE MATCH KEY</text:span></text:p>
            <text:p text:style-name="P55"><text:span text:style-name="T8">Format and length is A25</text:span></text:p>
            <text:p text:style-name="P55"><text:span text:style-name="T4">Mandatory </text:span><text:span text:style-name="T8">when converting accounts</text:span></text:p>
            <text:p text:style-name="P55"><text:span text:style-name="T4">Exception: </text:span><text:span text:style-name="T8">This field MUST be</text:span><text:span text:style-name="T4"> Right aligned</text:span><text:span text:style-name="T8"> and space filled</text:span></text:p>
            <text:p text:style-name="P70"><text:span text:style-name="T4">Do not</text:span><text:span text:style-name="T8"> </text:span><text:span text:style-name="T4">zero fill or use preceding zeros</text:span><text:span text:style-name="T8"> as this will result in a failure to convert the account previously submitted</text:span></text:p>
            <text:p text:style-name="P70"><text:span text:style-name="T8">See section: </text:span><text:span text:style-name="T4">Conversion requirements</text:span><text:span text:style-name="T8"> for population and process requirements</text:span></text:p>
            <text:p text:style-name="P74"/>
            <text:p text:style-name="P70"><text:span text:style-name="T22">Caution</text:span><text:span text:style-name="T8">: where conversion is required, please ensure that the account number provided in the Old account number field is an </text:span><text:span text:style-name="T22">EXACT MATCH </text:span><text:span text:style-name="T8">to the Account number in the previous monthly / daily file. Provision of differences will lead to duplicates being created on load conversion.</text:span></text:p>
            <text:p text:style-name="P30"/>
          </table:table-cell>
        </table:table-row>
        <table:table-row table:style-name="Table182.1">
          <table:table-cell table:style-name="Table182.A1" office:value-type="string">
            <text:p text:style-name="P70"><text:span text:style-name="T8">44</text:span></text:p>
          </table:table-cell>
          <table:table-cell table:style-name="Table182.A1" office:value-type="string">
            <text:p text:style-name="P70"><text:span text:style-name="T8">OLD SUB-ACCOUNT NUMBER</text:span></text:p>
          </table:table-cell>
          <table:table-cell table:style-name="Table182.C5" office:value-type="string">
            <text:p text:style-name="P70"><text:span text:style-name="T8">Conditional</text:span></text:p>
          </table:table-cell>
          <table:table-cell table:style-name="Table182.D1" office:value-type="string">
            <text:p text:style-name="P39"/>
            <text:p text:style-name="P70"><text:span text:style-name="T4">PART OF UNIQUE MATCH KEY</text:span></text:p>
            <text:p text:style-name="P55"><text:span text:style-name="T8">Format and length is A4</text:span></text:p>
            <text:p text:style-name="P55"><text:span text:style-name="T4">Exception: </text:span><text:span text:style-name="T8">This field MUST be</text:span><text:span text:style-name="T4"> Right aligned</text:span><text:span text:style-name="T8"> and space filled</text:span></text:p>
            <text:p text:style-name="P70"><text:span text:style-name="T4">Do not</text:span><text:span text:style-name="T8"> </text:span><text:span text:style-name="T4">zero fill or use preceding zeros</text:span><text:span text:style-name="T8"> as this will result in a failure to convert the account previously submitted</text:span></text:p>
            <text:p text:style-name="P70"><text:span text:style-name="T8">See section: </text:span><text:span text:style-name="T4">Conversion requirements</text:span><text:span text:style-name="T8"> for population and process requirements</text:span></text:p>
            <text:p text:style-name="P30"/>
            <text:p text:style-name="P70"><text:span text:style-name="T22">Caution</text:span><text:span text:style-name="T8">: where conversion is required, please ensure that the sub account number provided in the Old sub account number field is an </text:span><text:span text:style-name="T22">EXACT MATCH </text:span><text:span text:style-name="T8">to the sub Account number in the previous monthly / </text:span><text:soft-page-break/><text:span text:style-name="T8">daily file. Provision of differences will lead to duplicates being created on load conversion.</text:span></text:p>
            <text:p text:style-name="P30"/>
          </table:table-cell>
        </table:table-row>
        <table:table-row table:style-name="Table182.6">
          <table:table-cell table:style-name="Table182.A1" office:value-type="string">
            <text:p text:style-name="P70"><text:span text:style-name="T8">45</text:span></text:p>
          </table:table-cell>
          <table:table-cell table:style-name="Table182.A1" office:value-type="string">
            <text:p text:style-name="P70"><text:span text:style-name="T8">OLD SUPPLIER REFERENCE NUMBER</text:span></text:p>
          </table:table-cell>
          <table:table-cell table:style-name="Table182.C6" office:value-type="string">
            <text:p text:style-name="P70"><text:span text:style-name="T8">Conditional</text:span></text:p>
          </table:table-cell>
          <table:table-cell table:style-name="Table182.D1" office:value-type="string">
            <text:p text:style-name="P39"/>
            <text:p text:style-name="P70"><text:span text:style-name="T4">PART OF UNIQUE MATCH KEY</text:span></text:p>
            <text:p text:style-name="P55"><text:span text:style-name="T8">Format and length is A10</text:span></text:p>
            <text:p text:style-name="P55"><text:span text:style-name="T4">Mandatory </text:span><text:span text:style-name="T8">when converting accounts</text:span></text:p>
            <text:p text:style-name="P55"><text:span text:style-name="T4">Exception: </text:span><text:span text:style-name="T8">This field MUST be</text:span><text:span text:style-name="T4"> Right aligned</text:span><text:span text:style-name="T8"> and space filled</text:span></text:p>
            <text:p text:style-name="P70"><text:span text:style-name="T8">If converting account details </text:span><text:span text:style-name="T4">within the same supplier</text:span><text:span text:style-name="T8"> </text:span><text:span text:style-name="T4">number</text:span><text:span text:style-name="T8"> then this field should be populated with the supplier number in the header of the file</text:span></text:p>
            <text:p text:style-name="P30"/>
            <text:p text:style-name="P70"><text:span text:style-name="T8">If converting records </text:span><text:span text:style-name="T4">across supplier numbers</text:span><text:span text:style-name="T8">, then this field is to be populated with the supplier number from which the account should be transferred.</text:span></text:p>
            <text:p text:style-name="P70"><text:span text:style-name="T8">See section on </text:span><text:span text:style-name="T4">Conversion Requirements</text:span><text:span text:style-name="T8"> for population and process requirements</text:span></text:p>
            <text:p text:style-name="P74"/>
            <text:p text:style-name="P70"><text:span text:style-name="T22">Caution</text:span><text:span text:style-name="T8">: where conversion is required, please ensure that the old supplier reference number provided is an </text:span><text:span text:style-name="T22">EXACT MATCH </text:span><text:span text:style-name="T8">to the Supplier reference number in the header of the previous monthly file OR the supplier reference number of the records in the last daily file. Provision of differences will lead to duplicates being created on load conversion.</text:span></text:p>
            <text:p text:style-name="P30"/>
          </table:table-cell>
        </table:table-row>
        <table:table-row table:style-name="Table182.1">
          <table:table-cell table:style-name="Table182.A1" office:value-type="string">
            <text:p text:style-name="P70"><text:span text:style-name="T8">46-52</text:span></text:p>
          </table:table-cell>
          <table:table-cell table:style-name="Table182.A1" office:value-type="string">
            <text:p text:style-name="P30"/>
          </table:table-cell>
          <table:table-cell table:style-name="Table182.A1" office:value-type="string">
            <text:p text:style-name="P30"/>
          </table:table-cell>
          <table:table-cell table:style-name="Table182.A1" office:value-type="string">
            <text:p text:style-name="P39"/>
            <text:p text:style-name="P70"><text:span text:style-name="T4">SEE DEMOGRAPHIC DATA PROCESS &amp; RULES</text:span></text:p>
            <text:p text:style-name="P30"/>
          </table:table-cell>
        </table:table-row>
        <table:table-row table:style-name="Table182.1">
          <table:table-cell table:style-name="Table182.A1" office:value-type="string">
            <text:p text:style-name="P70"><text:span text:style-name="T8">53</text:span></text:p>
          </table:table-cell>
          <table:table-cell table:style-name="Table182.A1" office:value-type="string">
            <text:p text:style-name="P70"><text:span text:style-name="T8">THIRD PARTY NAME</text:span></text:p>
          </table:table-cell>
          <table:table-cell table:style-name="Table182.C8" office:value-type="string">
            <text:p text:style-name="P70"><text:span text:style-name="T8">Conditional</text:span></text:p>
          </table:table-cell>
          <table:table-cell table:style-name="Table182.D1" office:value-type="string">
            <text:p text:style-name="P25"/>
            <text:p text:style-name="P55"><text:span text:style-name="T8">Format and length is A60</text:span></text:p>
            <text:p text:style-name="P55"><text:span text:style-name="T4">Alpha</text:span><text:span text:style-name="T8"> Field must be left aligned</text:span></text:p>
            <text:p text:style-name="P70"><text:span text:style-name="T8">Mandatory if Account Sold To Third Party (field 54) s populated</text:span></text:p>
            <text:p text:style-name="P70"><text:span text:style-name="T8">Populate with the name of the entity to which the account has been sold</text:span></text:p>
            <text:p text:style-name="P70"><text:span text:style-name="T8">If populated, either a status code or population of the conversion fields is expected.</text:span></text:p>
            <text:p text:style-name="P30"/>
            <text:p text:style-name="P30"/>
            <text:p text:style-name="P70"><text:span text:style-name="T4">If current accounts are sold</text:span><text:span text:style-name="T8">:</text:span></text:p>
            <text:p text:style-name="P70"><text:span text:style-name="T8">The accounts in question should either be populated with a C status code </text:span><text:span text:style-name="T4">OR</text:span><text:span text:style-name="T8"> if sold to a SACRRA member, in order to retain the history on the account, the account should be converted via fields 42 – 45 and the </text:span><text:span text:style-name="T4">Conversion Requirements</text:span><text:span text:style-name="T8"> section consulted</text:span></text:p>
            <text:p text:style-name="P39"/>
            <text:p text:style-name="P70"><text:span text:style-name="T4">If delinquent accounts are sold</text:span><text:span text:style-name="T8">:</text:span></text:p>
            <text:p text:style-name="P70"><text:span text:style-name="T8">The accounts in question should be submitted with the relevant W or J status code OR if sold to a SACRRA member, in order to retain the history on the account, the account should be converted via fields 42 – 45 and the </text:span><text:span text:style-name="T4">Conversion Requirement</text:span><text:span text:style-name="T8"> section consulted</text:span></text:p>
            <text:p text:style-name="P30"/>
          </table:table-cell>
        </table:table-row>
        <table:table-row table:style-name="Table182.1">
          <table:table-cell table:style-name="Table182.A1" office:value-type="string">
            <text:p text:style-name="P70"><text:span text:style-name="T8">54</text:span></text:p>
          </table:table-cell>
          <table:table-cell table:style-name="Table182.A1" office:value-type="string">
            <text:p text:style-name="P70"><text:span text:style-name="T8">ACCOUNT SOLD TO THIRD PARTY</text:span></text:p>
          </table:table-cell>
          <table:table-cell table:style-name="Table182.C9" office:value-type="string">
            <text:p text:style-name="P70"><text:span text:style-name="T8">Conditional</text:span></text:p>
          </table:table-cell>
          <table:table-cell table:style-name="Table182.D1" office:value-type="string">
            <text:p text:style-name="P25"/>
            <text:p text:style-name="P55"><text:span text:style-name="T8">Format and length is N2</text:span></text:p>
            <text:p text:style-name="P55"><text:span text:style-name="T4">Numeric</text:span><text:span text:style-name="T8"> Field must be right aligned</text:span></text:p>
            <text:p text:style-name="P70"><text:span text:style-name="T8">If the account has been sold to a Third Party this field should be populated with 01 otherwise supply as 00</text:span></text:p>
            <text:p text:style-name="P70"><text:span text:style-name="T8">If populated with 01 then Third Party Name (Field 53) is </text:span><text:span text:style-name="T4">Mandatory</text:span></text:p>
            <text:p text:style-name="P39"/>
            <text:p text:style-name="P70"><text:span text:style-name="T4">If current accounts are sold</text:span><text:span text:style-name="T8">:</text:span></text:p>
            <text:p text:style-name="P70"><text:span text:style-name="T8">The accounts in question should either be populated with a C status code </text:span><text:span text:style-name="T4">OR</text:span><text:span text:style-name="T8"> if sold to a SACRRA member, in order to retain the history on the account, the account should be converted via fields 42 – 45 and the </text:span><text:span text:style-name="T4">Conversion Requirements</text:span><text:span text:style-name="T8"> section consulted</text:span></text:p>
            <text:p text:style-name="P39"/>
            <text:p text:style-name="P70"><text:span text:style-name="T4">If delinquent accounts are sold</text:span><text:span text:style-name="T8">:</text:span></text:p>
            <text:p text:style-name="P70"><text:soft-page-break/><text:span text:style-name="T8">The accounts in question should be submitted with the relevant W or J status code OR if sold to a SACRRA member, in order to retain the history on the account, the account should be converted via fields 42 – 45 and the </text:span><text:span text:style-name="T4">Conversion Requirement</text:span><text:span text:style-name="T8"> section consulted</text:span></text:p>
            <text:p text:style-name="P30"/>
          </table:table-cell>
        </table:table-row>
        <table:table-row table:style-name="Table182.1">
          <table:table-cell table:style-name="Table182.A1" office:value-type="string">
            <text:p text:style-name="P70"><text:span text:style-name="T8">55</text:span></text:p>
          </table:table-cell>
          <table:table-cell table:style-name="Table182.A1" office:value-type="string">
            <text:p text:style-name="P70"><text:span text:style-name="T8">NO OF PARTICIPANTS IN A JOINT LOAN</text:span></text:p>
          </table:table-cell>
          <table:table-cell table:style-name="Table182.C10" office:value-type="string">
            <text:p text:style-name="P70"><text:span text:style-name="T8">Conditional</text:span></text:p>
          </table:table-cell>
          <table:table-cell table:style-name="Table182.D1" office:value-type="string">
            <text:p text:style-name="P25"/>
            <text:p text:style-name="P55"><text:span text:style-name="T8">Format and length is N3</text:span></text:p>
            <text:p text:style-name="P55"><text:span text:style-name="T4">Numeric</text:span><text:span text:style-name="T8"> Field must be right aligned</text:span></text:p>
            <text:p text:style-name="P70"><text:span text:style-name="T8">Where Ownership Type (Field 25) is 02 (Joint Loan) this field becomes Mandatory.</text:span></text:p>
            <text:p text:style-name="P70"><text:span text:style-name="T8">It will be expected that the number of participants in the loan matches the number of records in the file with the same account, sub account and branch information and that the financial fields reported for the account, per consumer, match exactly.</text:span></text:p>
            <text:p text:style-name="P30"/>
            <text:p text:style-name="P70"><text:span text:style-name="T4">DO NOT</text:span><text:span text:style-name="T8"> change the number of participants in a loan if this is not an accurate change, if this is the case then a closure on the specific participant which has been removed will be expected via a status code (field 38) and status date (field 41) on the specific consumers account.</text:span></text:p>
            <text:p text:style-name="P30"/>
            <text:p text:style-name="P70"><text:span text:style-name="T8">Changes to the number of participants affect the validation of the number of records to expect will be affected and where these do change will result in non-updated records and escalated QE1 statistics</text:span></text:p>
            <text:p text:style-name="P70"><text:span text:style-name="T8">Bureaux must report changes to the number of participants as a warning </text:span></text:p>
            <text:p text:style-name="P30"/>
          </table:table-cell>
        </table:table-row>
        <table:table-row table:style-name="Table182.1">
          <table:table-cell table:style-name="Table182.A1" office:value-type="string">
            <text:p text:style-name="P70"><text:span text:style-name="T8">56</text:span></text:p>
          </table:table-cell>
          <table:table-cell table:style-name="Table182.A1" office:value-type="string">
            <text:p text:style-name="P70"><text:span text:style-name="T8">FILLER</text:span></text:p>
          </table:table-cell>
          <table:table-cell table:style-name="Table182.C11" office:value-type="string">
            <text:p text:style-name="P30"/>
          </table:table-cell>
          <table:table-cell table:style-name="Table182.D1" office:value-type="string">
            <text:p text:style-name="P25"/>
            <text:p text:style-name="P55"><text:span text:style-name="T8">Format and length is A2</text:span></text:p>
            <text:p text:style-name="P70"><text:span text:style-name="T8">To Be Space Filled</text:span></text:p>
            <text:p text:style-name="P30"/>
          </table:table-cell>
        </table:table-row>
      </table:table>
      <text:p text:style-name="P6"/>
      <text:p text:style-name="P103"><text:span text:style-name="T8">These examples have been collated to show the relationship between the following fields (please note that the fields supplied are not formatted to layout due to space restraints):</text:span></text:p>
      <text:list xml:id="list124340350861725" text:continue-numbering="true" text:style-name="WWNum23">
        <text:list-item>
          <text:p text:style-name="P66"><text:span text:style-name="T8">32 – Opening Balance</text:span></text:p>
        </text:list-item>
        <text:list-item>
          <text:p text:style-name="P66"><text:span text:style-name="T8">33 – Current Balance</text:span></text:p>
        </text:list-item>
        <text:list-item>
          <text:p text:style-name="P66"><text:span text:style-name="T8">34 – Current Balance Debit Indicator</text:span></text:p>
        </text:list-item>
        <text:list-item>
          <text:p text:style-name="P66"><text:span text:style-name="T8">35 – Amount Overdue</text:span></text:p>
        </text:list-item>
        <text:list-item>
          <text:p text:style-name="P66"><text:span text:style-name="T8">36 – Monthly Instalment</text:span></text:p>
        </text:list-item>
        <text:list-item>
          <text:p text:style-name="P66"><text:span text:style-name="T8">37 – Months in Arrears</text:span></text:p>
        </text:list-item>
        <text:list-item>
          <text:p text:style-name="P66"><text:span text:style-name="T8">38 – Status Code</text:span></text:p>
        </text:list-item>
      </text:list>
      <text:p text:style-name="P94"/>
      <table:table table:name="Table183" table:style-name="Table183">
        <table:table-column table:style-name="Table183.A"/>
        <table:table-column table:style-name="Table183.B"/>
        <table:table-column table:style-name="Table183.C"/>
        <table:table-column table:style-name="Table183.D"/>
        <table:table-column table:style-name="Table183.E"/>
        <table:table-column table:style-name="Table183.D"/>
        <table:table-column table:style-name="Table183.G"/>
        <table:table-column table:style-name="Table183.H"/>
        <table:table-row table:style-name="Table183.1">
          <table:table-cell table:style-name="Table183.A1" office:value-type="string">
            <text:p text:style-name="P16"><text:span text:style-name="T4">32</text:span></text:p>
          </table:table-cell>
          <table:table-cell table:style-name="Table183.A1" office:value-type="string">
            <text:p text:style-name="P16"><text:span text:style-name="T4">33</text:span></text:p>
          </table:table-cell>
          <table:table-cell table:style-name="Table183.A1" office:value-type="string">
            <text:p text:style-name="P16"><text:span text:style-name="T4">34</text:span></text:p>
          </table:table-cell>
          <table:table-cell table:style-name="Table183.A1" office:value-type="string">
            <text:p text:style-name="P16"><text:span text:style-name="T4">35</text:span></text:p>
          </table:table-cell>
          <table:table-cell table:style-name="Table183.A1" office:value-type="string">
            <text:p text:style-name="P16"><text:span text:style-name="T4">36</text:span></text:p>
          </table:table-cell>
          <table:table-cell table:style-name="Table183.A1" office:value-type="string">
            <text:p text:style-name="P16"><text:span text:style-name="T4">37</text:span></text:p>
          </table:table-cell>
          <table:table-cell table:style-name="Table183.A1" office:value-type="string">
            <text:p text:style-name="P16"><text:span text:style-name="T4">38</text:span></text:p>
          </table:table-cell>
          <table:table-cell table:style-name="Table183.A1" office:value-type="string">
            <text:p text:style-name="P16"><text:span text:style-name="T4">Status of account</text:span></text:p>
          </table:table-cell>
        </table:table-row>
        <table:table-row table:style-name="Table183.2">
          <table:table-cell table:style-name="Table183.A1" office:value-type="string">
            <text:p text:style-name="P54"><text:span text:style-name="T8">1000</text:span></text:p>
          </table:table-cell>
          <table:table-cell table:style-name="Table183.A1" office:value-type="string">
            <text:p text:style-name="P54"><text:span text:style-name="T8">600</text:span></text:p>
          </table:table-cell>
          <table:table-cell table:style-name="Table183.A1" office:value-type="string">
            <text:p text:style-name="P54"><text:span text:style-name="T8">D</text:span></text:p>
          </table:table-cell>
          <table:table-cell table:style-name="Table183.A1" office:value-type="string">
            <text:p text:style-name="P54"><text:span text:style-name="T8">0</text:span></text:p>
          </table:table-cell>
          <table:table-cell table:style-name="Table183.A1" office:value-type="string">
            <text:p text:style-name="P54"><text:span text:style-name="T8">100</text:span></text:p>
          </table:table-cell>
          <table:table-cell table:style-name="Table183.A1" office:value-type="string">
            <text:p text:style-name="P54"><text:span text:style-name="T8">0</text:span></text:p>
          </table:table-cell>
          <table:table-cell table:style-name="Table183.A1" office:value-type="string">
            <text:p text:style-name="P54"><text:span text:style-name="T8">Space</text:span></text:p>
          </table:table-cell>
          <table:table-cell table:style-name="Table183.A1" office:value-type="string">
            <text:p text:style-name="P54"><text:span text:style-name="T4">Active &amp; Paying.</text:span><text:span text:style-name="T8"> Consumer is ahead in his/her payment. <text:s/>This would normally be true for consumers who pay more than the instalment specified or one that pays more than one instalment upfront.</text:span></text:p>
          </table:table-cell>
        </table:table-row>
        <table:table-row table:style-name="Table183.1">
          <table:table-cell table:style-name="Table183.A1" office:value-type="string">
            <text:p text:style-name="P54"><text:span text:style-name="T8">1000</text:span></text:p>
          </table:table-cell>
          <table:table-cell table:style-name="Table183.A1" office:value-type="string">
            <text:p text:style-name="P54"><text:span text:style-name="T8">600</text:span></text:p>
          </table:table-cell>
          <table:table-cell table:style-name="Table183.A1" office:value-type="string">
            <text:p text:style-name="P54"><text:span text:style-name="T8">D</text:span></text:p>
          </table:table-cell>
          <table:table-cell table:style-name="Table183.A1" office:value-type="string">
            <text:p text:style-name="P54"><text:span text:style-name="T8">0</text:span></text:p>
          </table:table-cell>
          <table:table-cell table:style-name="Table183.A1" office:value-type="string">
            <text:p text:style-name="P54"><text:span text:style-name="T8">100</text:span></text:p>
          </table:table-cell>
          <table:table-cell table:style-name="Table183.A1" office:value-type="string">
            <text:p text:style-name="P54"><text:span text:style-name="T8">0</text:span></text:p>
          </table:table-cell>
          <table:table-cell table:style-name="Table183.A1" office:value-type="string">
            <text:p text:style-name="P54"><text:span text:style-name="T8">Space</text:span></text:p>
          </table:table-cell>
          <table:table-cell table:style-name="Table183.A1" office:value-type="string">
            <text:p text:style-name="P54"><text:span text:style-name="T4">Active &amp; Paying. </text:span><text:span text:style-name="T8">Consumer is meeting his/her contractual credit obligation</text:span><text:span text:style-name="T4"> </text:span></text:p>
          </table:table-cell>
        </table:table-row>
        <table:table-row table:style-name="Table183.1">
          <table:table-cell table:style-name="Table183.A1" office:value-type="string">
            <text:p text:style-name="P54"><text:span text:style-name="T8">1000</text:span></text:p>
          </table:table-cell>
          <table:table-cell table:style-name="Table183.A1" office:value-type="string">
            <text:p text:style-name="P54"><text:span text:style-name="T8">600</text:span></text:p>
          </table:table-cell>
          <table:table-cell table:style-name="Table183.A1" office:value-type="string">
            <text:p text:style-name="P54"><text:span text:style-name="T8">D</text:span></text:p>
          </table:table-cell>
          <table:table-cell table:style-name="Table183.A1" office:value-type="string">
            <text:p text:style-name="P54"><text:span text:style-name="T8">100</text:span></text:p>
          </table:table-cell>
          <table:table-cell table:style-name="Table183.A1" office:value-type="string">
            <text:p text:style-name="P54"><text:span text:style-name="T8">100</text:span></text:p>
          </table:table-cell>
          <table:table-cell table:style-name="Table183.A1" office:value-type="string">
            <text:p text:style-name="P54"><text:span text:style-name="T8">01</text:span></text:p>
          </table:table-cell>
          <table:table-cell table:style-name="Table183.A1" office:value-type="string">
            <text:p text:style-name="P54"><text:span text:style-name="T8">Space</text:span></text:p>
          </table:table-cell>
          <table:table-cell table:style-name="Table183.A1" office:value-type="string">
            <text:p text:style-name="P54"><text:span text:style-name="T4">Active &amp; Overdue</text:span><text:span text:style-name="T8">. Consumer is overdue by one month with an overdue amount of R100</text:span></text:p>
          </table:table-cell>
        </table:table-row>
        <table:table-row table:style-name="Table183.1">
          <table:table-cell table:style-name="Table183.A1" office:value-type="string">
            <text:p text:style-name="P54"><text:span text:style-name="T8">1000</text:span></text:p>
          </table:table-cell>
          <table:table-cell table:style-name="Table183.A1" office:value-type="string">
            <text:p text:style-name="P54"><text:span text:style-name="T8">600</text:span></text:p>
          </table:table-cell>
          <table:table-cell table:style-name="Table183.A1" office:value-type="string">
            <text:p text:style-name="P54"><text:span text:style-name="T8">D</text:span></text:p>
          </table:table-cell>
          <table:table-cell table:style-name="Table183.A1" office:value-type="string">
            <text:p text:style-name="P54"><text:span text:style-name="T8">400</text:span></text:p>
          </table:table-cell>
          <table:table-cell table:style-name="Table183.A1" office:value-type="string">
            <text:p text:style-name="P54"><text:span text:style-name="T8">100</text:span></text:p>
          </table:table-cell>
          <table:table-cell table:style-name="Table183.A1" office:value-type="string">
            <text:p text:style-name="P54"><text:span text:style-name="T8">04</text:span></text:p>
          </table:table-cell>
          <table:table-cell table:style-name="Table183.A1" office:value-type="string">
            <text:p text:style-name="P54"><text:span text:style-name="T8">Space</text:span></text:p>
          </table:table-cell>
          <table:table-cell table:style-name="Table183.A1" office:value-type="string">
            <text:p text:style-name="P54"><text:span text:style-name="T4">Active &amp; Overdue. </text:span><text:span text:style-name="T8">Consumer is overdue by four months with an overdue amount of R400</text:span></text:p>
          </table:table-cell>
        </table:table-row>
        <table:table-row table:style-name="Table183.1">
          <table:table-cell table:style-name="Table183.A1" office:value-type="string">
            <text:p text:style-name="P54"><text:span text:style-name="T8">1000</text:span></text:p>
          </table:table-cell>
          <table:table-cell table:style-name="Table183.A1" office:value-type="string">
            <text:p text:style-name="P54"><text:span text:style-name="T8">600</text:span></text:p>
          </table:table-cell>
          <table:table-cell table:style-name="Table183.A1" office:value-type="string">
            <text:p text:style-name="P54"><text:span text:style-name="T8">D</text:span></text:p>
          </table:table-cell>
          <table:table-cell table:style-name="Table183.A1" office:value-type="string">
            <text:p text:style-name="P54"><text:span text:style-name="T8">500</text:span></text:p>
          </table:table-cell>
          <table:table-cell table:style-name="Table183.A1" office:value-type="string">
            <text:p text:style-name="P54"><text:span text:style-name="T8">100</text:span></text:p>
          </table:table-cell>
          <table:table-cell table:style-name="Table183.A1" office:value-type="string">
            <text:p text:style-name="P54"><text:span text:style-name="T8">06</text:span></text:p>
          </table:table-cell>
          <table:table-cell table:style-name="Table183.A1" office:value-type="string">
            <text:p text:style-name="P54"><text:span text:style-name="T8">L</text:span></text:p>
          </table:table-cell>
          <table:table-cell table:style-name="Table183.A1" office:value-type="string">
            <text:p text:style-name="P54"><text:span text:style-name="T4">Handed over. </text:span><text:span text:style-name="T8">Consumer has not paid the account and thus account has been handed over to legal for collections.</text:span></text:p>
          </table:table-cell>
        </table:table-row>
        <table:table-row table:style-name="Table183.1">
          <table:table-cell table:style-name="Table183.A1" office:value-type="string">
            <text:p text:style-name="P54"><text:span text:style-name="T8">1000</text:span></text:p>
          </table:table-cell>
          <table:table-cell table:style-name="Table183.A1" office:value-type="string">
            <text:p text:style-name="P54"><text:span text:style-name="T8">600</text:span></text:p>
          </table:table-cell>
          <table:table-cell table:style-name="Table183.A1" office:value-type="string">
            <text:p text:style-name="P54"><text:span text:style-name="T8">D</text:span></text:p>
          </table:table-cell>
          <table:table-cell table:style-name="Table183.A1" office:value-type="string">
            <text:p text:style-name="P54"><text:span text:style-name="T8">600</text:span></text:p>
          </table:table-cell>
          <table:table-cell table:style-name="Table183.A1" office:value-type="string">
            <text:p text:style-name="P54"><text:span text:style-name="T8">100</text:span></text:p>
          </table:table-cell>
          <table:table-cell table:style-name="Table183.A1" office:value-type="string">
            <text:p text:style-name="P54"><text:span text:style-name="T8">09</text:span></text:p>
          </table:table-cell>
          <table:table-cell table:style-name="Table183.A1" office:value-type="string">
            <text:p text:style-name="P54"><text:span text:style-name="T8">W</text:span></text:p>
          </table:table-cell>
          <table:table-cell table:style-name="Table183.A1" office:value-type="string">
            <text:p text:style-name="P54"><text:span text:style-name="T4">Written off. </text:span><text:span text:style-name="T8">The amount overdue will be the amount that is shown on the default/ public domain record as the amount written off.</text:span></text:p>
          </table:table-cell>
        </table:table-row>
        <table:table-row table:style-name="Table183.1">
          <table:table-cell table:style-name="Table183.A1" office:value-type="string">
            <text:p text:style-name="P54"><text:span text:style-name="T8">1000</text:span></text:p>
          </table:table-cell>
          <table:table-cell table:style-name="Table183.A1" office:value-type="string">
            <text:p text:style-name="P54"><text:span text:style-name="T8">0</text:span></text:p>
          </table:table-cell>
          <table:table-cell table:style-name="Table183.A1" office:value-type="string">
            <text:p text:style-name="P54"><text:span text:style-name="T8">D</text:span></text:p>
          </table:table-cell>
          <table:table-cell table:style-name="Table183.A1" office:value-type="string">
            <text:p text:style-name="P54"><text:span text:style-name="T8">0</text:span></text:p>
          </table:table-cell>
          <table:table-cell table:style-name="Table183.A1" office:value-type="string">
            <text:p text:style-name="P54"><text:span text:style-name="T8">0</text:span></text:p>
          </table:table-cell>
          <table:table-cell table:style-name="Table183.A1" office:value-type="string">
            <text:p text:style-name="P54"><text:span text:style-name="T8">00</text:span></text:p>
          </table:table-cell>
          <table:table-cell table:style-name="Table183.A1" office:value-type="string">
            <text:p text:style-name="P54"><text:span text:style-name="T8">C</text:span></text:p>
          </table:table-cell>
          <table:table-cell table:style-name="Table183.A1" office:value-type="string">
            <text:p text:style-name="P54"><text:span text:style-name="T4">Closed. </text:span><text:span text:style-name="T8">All corresponding fields are set to zero</text:span></text:p>
          </table:table-cell>
        </table:table-row>
      </table:table>
      <text:h text:style-name="P133" text:outline-level="3"><text:bookmark-end text:name="_Toc374456301"/><text:span text:style-name="Intense_20_Emphasis"><text:span text:style-name="T15"/></text:span></text:h>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lbertus Medium" svg:font-family="'Albertus Medium'" style:font-family-generic="roman" style:font-pitch="variable"/>
    <style:font-face style:name="Arial" svg:font-family="Arial"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entury Gothic" fo:font-size="11pt" fo:language="en" fo:country="ZA" style:letter-kerning="true" style:font-name-asian="Century Gothic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entury Gothic" fo:font-size="11pt" fo:language="en" fo:country="ZA" style:letter-kerning="true" style:font-name-asian="Century Gothic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text-align="justify" style:justify-single-word="false"/>
      <style:text-properties style:font-name="Albertus Medium" fo:font-family="'Albertus Medium'"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entury Gothic" fo:font-family="'Century Gothic'"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entury Gothic" fo:font-family="'Century Gothic'"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entury Gothic" fo:font-family="'Century Gothic'"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entury Gothic" fo:font-family="'Century Gothic'"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entury Gothic" fo:font-family="'Century Gothic'"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entury Gothic" fo:font-family="'Century Gothic'"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TOC_20_Heading" style:display-name="TOC Heading" style:family="paragraph" style:parent-style-name="Heading_20_1" style:next-style-name="Standard" style:default-outline-level="">
      <style:text-properties fo:language="en" fo:country="US" style:language-asian="ja" style:country-asian="JP"/>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fo:language="en" fo:country="US" style:font-name-asian="F" style:font-family-generic-asian="system" style:font-pitch-asian="variable"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language="en" fo:country="US" style:font-name-asian="F" style:font-family-generic-asian="system" style:font-pitch-asian="variable" style:language-asian="ja" style:country-asian="JP"/>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fo:language="en" fo:country="US" style:font-name-asian="F" style:font-family-generic-asian="system" style:font-pitch-asian="variable" style:language-asian="ja" style:country-asian="JP"/>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ing_20_1_20_Char" style:display-name="Heading 1 Char" style:family="text" style:parent-style-name="Default_20_Paragraph_20_Font">
      <style:text-properties fo:color="#365f91" style:font-name="Century Gothic" fo:font-family="'Century Gothic'"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entury Gothic" fo:font-family="'Century Gothic'"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entury Gothic" fo:font-family="'Century Gothic'"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4_20_Char" style:display-name="Heading 4 Char" style:family="text" style:parent-style-name="Default_20_Paragraph_20_Font">
      <style:text-properties fo:color="#4f81bd" style:font-name="Century Gothic" fo:font-family="'Century Gothic'"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itle_20_Char" style:display-name="Title Char" style:family="text" style:parent-style-name="Default_20_Paragraph_20_Font">
      <style:text-properties fo:color="#17365d" style:font-name="Century Gothic" fo:font-family="'Century Gothic'"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itle_20_Char" style:display-name="Subtitle Char" style:family="text" style:parent-style-name="Default_20_Paragraph_20_Font">
      <style:text-properties fo:color="#4f81bd" style:font-name="Century Gothic" fo:font-family="'Century Gothic'"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text-properties style:font-name="Albertus Medium" fo:font-family="'Albertus Medium'"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Arial" fo:font-family="Arial" style:font-family-generic="roman" style:font-pitch="variable" fo:font-size="10pt" style:font-name-complex="Courier New1" style:font-family-complex="'Courier New'" style:font-family-generic-complex="system" style:font-pitch-complex="variable"/>
    </style:style>
    <style:style style:name="ListLabel_20_2" style:display-name="ListLabel 2" style:family="text">
      <style:text-properties style:font-name="Arial" fo:font-family="Arial" style:font-family-generic="roman" style:font-pitch="variable" fo:font-size="10pt" fo:font-weight="bold" style:font-weight-asian="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3.29cm" fo:text-indent="-0.635cm" fo:margin-left="3.2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92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9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6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0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7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54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3.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5.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6.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fo:font-size="9pt" style:font-size-asian="9pt" style:font-size-complex="9pt"/>
    </style:style>
    <style:style style:name="MT1" style:family="text">
      <style:text-properties style:font-name="Arial" fo:font-size="9pt" style:font-size-asian="9pt" style:font-name-complex="Arial1" style:font-size-complex="9pt"/>
    </style:style>
    <style:style style:name="MT2" style:family="text">
      <style:text-properties style:font-name="Arial" fo:font-size="9pt" style:font-size-asian="9pt" style:font-name-complex="Arial1" style:font-size-complex="9pt" style:font-weight-complex="bold"/>
    </style:style>
    <style:style style:name="Mfr1" style:family="graphic" style:parent-style-name="Graphics">
      <style:graphic-properties fo:margin-left="0.318cm" fo:margin-right="0.342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6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67cm" fo:margin-left="0cm" fo:margin-right="0cm" fo:margin-top="0.57cm" style:dynamic-spacing="true"/>
      </style:footer-style>
    </style:page-layout>
  </office:automatic-styles>
  <office:master-styles>
    <style:master-page style:name="Standard" style:page-layout-name="Mpm1">
      <style:footer>
        <text:p text:style-name="MP1"/>
        <text:p text:style-name="Footer"><text:span text:style-name="MT1">Page </text:span><text:span text:style-name="MT2"><text:page-number text:select-page="current">41</text:page-number></text:span><text:span text:style-name="MT1"> of </text:span><text:span text:style-name="MT2"><text:page-count>41</text:page-count></text:span></text:p>
        <text:p text:style-name="Footer"><text:span text:style-name="MT2">SOUTH AFRICAN CREDIT AND RISK REPORTING ASSOCIATION</text:span><draw:frame draw:style-name="Mfr1" draw:name="Picture 4" text:anchor-type="char" svg:x="12.508cm" svg:y="27.55cm" svg:width="7.964cm" svg:height="2.011cm" draw:z-index="40"><draw:image xlink:href="Pictures/1000000000000540000000EB7CF6E50C73D04D36.jpg" xlink:type="simple" xlink:show="embed" xlink:actuate="onLoad"/><svg:desc>TOP</svg:desc></draw:frame></text:p>
        <text:p text:style-name="Footer"><text:span text:style-name="MT2">Version 2.8 - reviewed 2015052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yout 700 v2.5 for Evolution</dc:title>
    <meta:initial-creator>Michele Ricketts</meta:initial-creator>
    <meta:editing-cycles>5</meta:editing-cycles>
    <meta:creation-date>2015-09-11T06:49:00</meta:creation-date>
    <dc:date>2016-01-21T12:43:38.069000000</dc:date>
    <meta:editing-duration>PT6M50S</meta:editing-duration>
    <meta:generator>LibreOffice/5.0.4.2$Windows_x86 LibreOffice_project/2b9802c1994aa0b7dc6079e128979269cf95bc78</meta:generator>
    <meta:document-statistic meta:table-count="43" meta:image-count="1" meta:object-count="0" meta:page-count="41" meta:paragraph-count="2158" meta:word-count="15137" meta:character-count="85088" meta:non-whitespace-character-count="71817"/>
    <meta:user-defined meta:name="AppVersion">15.0000</meta:user-defined>
    <meta:user-defined meta:name="Company">CPA - Credit Providers Association</meta:user-defined>
    <meta:user-defined meta:name="ContentTypeId">0x0101003DEDEDD7F97B194EBDF2109F58F25DE2</meta:user-defined>
    <meta:user-defined meta:name="DocSecurity" meta:value-type="float">0</meta:user-defined>
    <meta:user-defined meta:name="HyperlinksChanged" meta:value-type="boolean">false</meta:user-defined>
    <meta:user-defined meta:name="LinksUpToDate" meta:value-type="boolean">false</meta:user-defined>
    <meta:user-defined meta:name="Manager" meta:value-type="string">mrickettsbb@gmail. com</meta:user-defined>
    <meta:user-defined meta:name="ScaleCrop" meta:value-type="boolean">false</meta:user-defined>
    <meta:user-defined meta:name="ShareDoc" meta:value-type="boolean">false</meta:user-defined>
    <meta:template xlink:type="simple" xlink:actuate="onRequest" xlink:title="Normal" xlink:href=""/>
  </office:meta>
</office:document-meta>
</file>